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673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0.938cm"/>
    </style:style>
    <style:style style:name="co25" style:family="table-column">
      <style:table-column-properties fo:break-before="auto" style:column-width="1.161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5.119cm"/>
    </style:style>
    <style:style style:name="co28" style:family="table-column">
      <style:table-column-properties fo:break-before="auto" style:column-width="1.603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3cm"/>
    </style:style>
    <style:style style:name="co31" style:family="table-column">
      <style:table-column-properties fo:break-before="auto" style:column-width="6.302cm"/>
    </style:style>
    <style:style style:name="co32" style:family="table-column">
      <style:table-column-properties fo:break-before="auto" style:column-width="6.44cm"/>
    </style:style>
    <style:style style:name="co33" style:family="table-column">
      <style:table-column-properties fo:break-before="auto" style:column-width="3.821cm"/>
    </style:style>
    <style:style style:name="co34" style:family="table-column">
      <style:table-column-properties fo:break-before="auto" style:column-width="3.93cm"/>
    </style:style>
    <style:style style:name="co35" style:family="table-column">
      <style:table-column-properties fo:break-before="auto" style:column-width="6.331cm"/>
    </style:style>
    <style:style style:name="co36" style:family="table-column">
      <style:table-column-properties fo:break-before="auto" style:column-width="4.479cm"/>
    </style:style>
    <style:style style:name="co37" style:family="table-column">
      <style:table-column-properties fo:break-before="auto" style:column-width="4.727cm"/>
    </style:style>
    <style:style style:name="co38" style:family="table-column">
      <style:table-column-properties fo:break-before="auto" style:column-width="1.104cm"/>
    </style:style>
    <style:style style:name="co39" style:family="table-column">
      <style:table-column-properties fo:break-before="auto" style:column-width="1.857cm"/>
    </style:style>
    <style:style style:name="co40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126"/>
    </style:style>
    <style:style style:name="ce6" style:family="table-cell" style:parent-style-name="Default">
      <style:map style:condition="cell-content()=0" style:apply-style-name="Errore" style:base-cell-address="base_movements.C155"/>
    </style:style>
    <style:style style:name="ce7" style:family="table-cell" style:parent-style-name="Default">
      <style:text-properties fo:color="#0047ff"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map style:condition="cell-content()&gt;1" style:apply-style-name="Errore" style:base-cell-address="exercises.D4"/>
    </style:style>
    <style:style style:name="ce10" style:family="table-cell" style:parent-style-name="Default">
      <style:map style:condition="cell-content()&gt;1" style:apply-style-name="Errore" style:base-cell-address="exercises.D13"/>
    </style:style>
    <style:style style:name="ce11" style:family="table-cell" style:parent-style-name="Default">
      <style:map style:condition="cell-content()&gt;1" style:apply-style-name="Errore" style:base-cell-address="exercises.D29"/>
    </style:style>
    <style:style style:name="ce12" style:family="table-cell" style:parent-style-name="Default">
      <style:map style:condition="cell-content()&gt;1" style:apply-style-name="Errore" style:base-cell-address="exercises.D32"/>
    </style:style>
    <style:style style:name="ce13" style:family="table-cell" style:parent-style-name="Default">
      <style:map style:condition="cell-content()&gt;1" style:apply-style-name="Errore" style:base-cell-address="exercises.D38"/>
    </style:style>
    <style:style style:name="ce14" style:family="table-cell" style:parent-style-name="Default">
      <style:map style:condition="cell-content()&gt;1" style:apply-style-name="Errore" style:base-cell-address="exercises.D46"/>
    </style:style>
    <style:style style:name="ce15" style:family="table-cell" style:parent-style-name="Default">
      <style:map style:condition="cell-content()&gt;1" style:apply-style-name="Errore" style:base-cell-address="exercises.D64"/>
    </style:style>
    <style:style style:name="ce16" style:family="table-cell" style:parent-style-name="Default">
      <style:map style:condition="cell-content()&gt;1" style:apply-style-name="Errore" style:base-cell-address="exercises.D68"/>
    </style:style>
    <style:style style:name="ce17" style:family="table-cell" style:parent-style-name="Default">
      <style:map style:condition="cell-content()&gt;1" style:apply-style-name="Errore" style:base-cell-address="exercises.D114"/>
    </style:style>
    <style:style style:name="ce18" style:family="table-cell" style:parent-style-name="Default">
      <style:map style:condition="cell-content()&gt;1" style:apply-style-name="Errore" style:base-cell-address="exercises.D116"/>
    </style:style>
    <style:style style:name="ce19" style:family="table-cell" style:parent-style-name="Default">
      <style:map style:condition="cell-content()&gt;1" style:apply-style-name="Errore" style:base-cell-address="exercises.D118"/>
    </style:style>
    <style:style style:name="ce20" style:family="table-cell" style:parent-style-name="Default">
      <style:map style:condition="cell-content()&gt;1" style:apply-style-name="Errore" style:base-cell-address="exercises.D119"/>
    </style:style>
    <style:style style:name="ce21" style:family="table-cell" style:parent-style-name="Default">
      <style:map style:condition="cell-content()&gt;1" style:apply-style-name="Errore" style:base-cell-address="exercises.D120"/>
    </style:style>
    <style:style style:name="ce22" style:family="table-cell" style:parent-style-name="Default">
      <style:map style:condition="cell-content()&gt;1" style:apply-style-name="Errore" style:base-cell-address="exercises.D121"/>
    </style:style>
    <style:style style:name="ce23" style:family="table-cell" style:parent-style-name="Default">
      <style:map style:condition="cell-content()&gt;1" style:apply-style-name="Errore" style:base-cell-address="exercises.D122"/>
    </style:style>
    <style:style style:name="ce24" style:family="table-cell" style:parent-style-name="Default">
      <style:map style:condition="cell-content()&gt;1" style:apply-style-name="Errore" style:base-cell-address="exercises.D124"/>
    </style:style>
    <style:style style:name="ce25" style:family="table-cell" style:parent-style-name="Default">
      <style:map style:condition="cell-content()&gt;1" style:apply-style-name="Errore" style:base-cell-address="exercises.D125"/>
    </style:style>
    <style:style style:name="ce26" style:family="table-cell" style:parent-style-name="Default">
      <style:map style:condition="cell-content()&gt;1" style:apply-style-name="Errore" style:base-cell-address="exercises.D126"/>
    </style:style>
    <style:style style:name="ce27" style:family="table-cell" style:parent-style-name="Default">
      <style:map style:condition="cell-content()&gt;1" style:apply-style-name="Errore" style:base-cell-address="exercises.D127"/>
    </style:style>
    <style:style style:name="ce28" style:family="table-cell" style:parent-style-name="Default">
      <style:map style:condition="cell-content()&gt;1" style:apply-style-name="Errore" style:base-cell-address="exercises.D128"/>
    </style:style>
    <style:style style:name="ce29" style:family="table-cell" style:parent-style-name="Default">
      <style:map style:condition="cell-content()&gt;1" style:apply-style-name="Errore" style:base-cell-address="exercises.D129"/>
    </style:style>
    <style:style style:name="ce30" style:family="table-cell" style:parent-style-name="Default">
      <style:map style:condition="cell-content()&gt;1" style:apply-style-name="Errore" style:base-cell-address="exercises.D130"/>
    </style:style>
    <style:style style:name="ce31" style:family="table-cell" style:parent-style-name="Default">
      <style:map style:condition="cell-content()&gt;1" style:apply-style-name="Errore" style:base-cell-address="exercises.D131"/>
    </style:style>
    <style:style style:name="ce32" style:family="table-cell" style:parent-style-name="Default">
      <style:map style:condition="cell-content()&gt;1" style:apply-style-name="Errore" style:base-cell-address="exercises.D132"/>
    </style:style>
    <style:style style:name="ce33" style:family="table-cell" style:parent-style-name="Default">
      <style:map style:condition="cell-content()&gt;1" style:apply-style-name="Errore" style:base-cell-address="exercises.D133"/>
    </style:style>
    <style:style style:name="ce34" style:family="table-cell" style:parent-style-name="Default">
      <style:map style:condition="cell-content()&gt;1" style:apply-style-name="Errore" style:base-cell-address="exercises.D134"/>
    </style:style>
    <style:style style:name="ce35" style:family="table-cell" style:parent-style-name="Default">
      <style:map style:condition="cell-content()&gt;1" style:apply-style-name="Errore" style:base-cell-address="exercises.D135"/>
    </style:style>
    <style:style style:name="ce36" style:family="table-cell" style:parent-style-name="Default">
      <style:map style:condition="cell-content()&gt;1" style:apply-style-name="Errore" style:base-cell-address="exercises.D136"/>
    </style:style>
    <style:style style:name="ce37" style:family="table-cell" style:parent-style-name="Default">
      <style:map style:condition="cell-content()&gt;1" style:apply-style-name="Errore" style:base-cell-address="exercises.D137"/>
    </style:style>
    <style:style style:name="ce38" style:family="table-cell" style:parent-style-name="Default">
      <style:map style:condition="cell-content()&gt;1" style:apply-style-name="Errore" style:base-cell-address="exercises.D138"/>
    </style:style>
    <style:style style:name="ce39" style:family="table-cell" style:parent-style-name="Default">
      <style:map style:condition="cell-content()&gt;1" style:apply-style-name="Errore" style:base-cell-address="exercises.D139"/>
    </style:style>
    <style:style style:name="ce40" style:family="table-cell" style:parent-style-name="Default">
      <style:map style:condition="cell-content()&gt;1" style:apply-style-name="Errore" style:base-cell-address="exercises.D140"/>
    </style:style>
    <style:style style:name="ce41" style:family="table-cell" style:parent-style-name="Default">
      <style:map style:condition="cell-content()&gt;1" style:apply-style-name="Errore" style:base-cell-address="exercises.D141"/>
    </style:style>
    <style:style style:name="ce42" style:family="table-cell" style:parent-style-name="Default">
      <style:map style:condition="cell-content()&gt;1" style:apply-style-name="Errore" style:base-cell-address="exercises.D142"/>
    </style:style>
    <style:style style:name="ce43" style:family="table-cell" style:parent-style-name="Default">
      <style:map style:condition="cell-content()&gt;1" style:apply-style-name="Errore" style:base-cell-address="exercises.D143"/>
    </style:style>
    <style:style style:name="ce44" style:family="table-cell" style:parent-style-name="Default">
      <style:map style:condition="cell-content()&gt;1" style:apply-style-name="Errore" style:base-cell-address="exercises.D144"/>
    </style:style>
    <style:style style:name="ce45" style:family="table-cell" style:parent-style-name="Default">
      <style:map style:condition="cell-content()&gt;1" style:apply-style-name="Errore" style:base-cell-address="exercises.D145"/>
    </style:style>
    <style:style style:name="ce46" style:family="table-cell" style:parent-style-name="Default">
      <style:map style:condition="cell-content()&gt;1" style:apply-style-name="Errore" style:base-cell-address="exercises.D146"/>
    </style:style>
    <style:style style:name="ce47" style:family="table-cell" style:parent-style-name="Default">
      <style:map style:condition="cell-content()&gt;1" style:apply-style-name="Errore" style:base-cell-address="exercises.D147"/>
    </style:style>
    <style:style style:name="ce48" style:family="table-cell" style:parent-style-name="Default">
      <style:map style:condition="cell-content()&gt;1" style:apply-style-name="Errore" style:base-cell-address="exercises.D148"/>
    </style:style>
    <style:style style:name="ce49" style:family="table-cell" style:parent-style-name="Default">
      <style:map style:condition="cell-content()&gt;1" style:apply-style-name="Errore" style:base-cell-address="exercises.D149"/>
    </style:style>
    <style:style style:name="ce50" style:family="table-cell" style:parent-style-name="Default">
      <style:map style:condition="cell-content()&gt;1" style:apply-style-name="Errore" style:base-cell-address="exercises.D150"/>
    </style:style>
    <style:style style:name="ce51" style:family="table-cell" style:parent-style-name="Default">
      <style:map style:condition="cell-content()&gt;1" style:apply-style-name="Errore" style:base-cell-address="exercises.D151"/>
    </style:style>
    <style:style style:name="ce52" style:family="table-cell" style:parent-style-name="Default">
      <style:map style:condition="cell-content()&gt;1" style:apply-style-name="Errore" style:base-cell-address="exercises.D152"/>
    </style:style>
    <style:style style:name="ce53" style:family="table-cell" style:parent-style-name="Default">
      <style:map style:condition="cell-content()&gt;1" style:apply-style-name="Errore" style:base-cell-address="exercises.D153"/>
    </style:style>
    <style:style style:name="ce54" style:family="table-cell" style:parent-style-name="Default">
      <style:map style:condition="cell-content()&gt;1" style:apply-style-name="Errore" style:base-cell-address="exercises.D154"/>
    </style:style>
    <style:style style:name="ce55" style:family="table-cell" style:parent-style-name="Default">
      <style:map style:condition="cell-content()&gt;1" style:apply-style-name="Errore" style:base-cell-address="exercises.D155"/>
    </style:style>
    <style:style style:name="ce56" style:family="table-cell" style:parent-style-name="Default">
      <style:map style:condition="cell-content()&gt;1" style:apply-style-name="Errore" style:base-cell-address="exercises.D156"/>
    </style:style>
    <style:style style:name="ce57" style:family="table-cell" style:parent-style-name="Default">
      <style:map style:condition="cell-content()&gt;1" style:apply-style-name="Errore" style:base-cell-address="exercises.D157"/>
    </style:style>
    <style:style style:name="ce58" style:family="table-cell" style:parent-style-name="Default">
      <style:map style:condition="cell-content()&gt;1" style:apply-style-name="Errore" style:base-cell-address="exercises.D158"/>
    </style:style>
    <style:style style:name="ce59" style:family="table-cell" style:parent-style-name="Default">
      <style:map style:condition="cell-content()&gt;1" style:apply-style-name="Errore" style:base-cell-address="exercises.D159"/>
    </style:style>
    <style:style style:name="ce60" style:family="table-cell" style:parent-style-name="Default">
      <style:map style:condition="cell-content()&gt;1" style:apply-style-name="Errore" style:base-cell-address="exercises.D160"/>
    </style:style>
    <style:style style:name="ce61" style:family="table-cell" style:parent-style-name="Default">
      <style:map style:condition="cell-content()&gt;1" style:apply-style-name="Errore" style:base-cell-address="exercises.D161"/>
    </style:style>
    <style:style style:name="ce62" style:family="table-cell" style:parent-style-name="Default">
      <style:map style:condition="cell-content()&gt;1" style:apply-style-name="Errore" style:base-cell-address="exercises.D162"/>
    </style:style>
    <style:style style:name="ce63" style:family="table-cell" style:parent-style-name="Default">
      <style:map style:condition="cell-content()&gt;1" style:apply-style-name="Errore" style:base-cell-address="exercises.D163"/>
    </style:style>
    <style:style style:name="ce64" style:family="table-cell" style:parent-style-name="Default">
      <style:map style:condition="cell-content()&gt;1" style:apply-style-name="Errore" style:base-cell-address="exercises.D164"/>
    </style:style>
    <style:style style:name="ce65" style:family="table-cell" style:parent-style-name="Default">
      <style:map style:condition="cell-content()&gt;1" style:apply-style-name="Errore" style:base-cell-address="exercises.D165"/>
    </style:style>
    <style:style style:name="ce66" style:family="table-cell" style:parent-style-name="Default">
      <style:map style:condition="cell-content()&gt;1" style:apply-style-name="Errore" style:base-cell-address="exercises.D166"/>
    </style:style>
    <style:style style:name="ce67" style:family="table-cell" style:parent-style-name="Default">
      <style:map style:condition="cell-content()&gt;1" style:apply-style-name="Errore" style:base-cell-address="exercises.D167"/>
    </style:style>
    <style:style style:name="ce68" style:family="table-cell" style:parent-style-name="Default">
      <style:map style:condition="cell-content()&gt;1" style:apply-style-name="Errore" style:base-cell-address="exercises.D168"/>
    </style:style>
    <style:style style:name="ce69" style:family="table-cell" style:parent-style-name="Default">
      <style:map style:condition="cell-content()&gt;1" style:apply-style-name="Errore" style:base-cell-address="exercises.D169"/>
    </style:style>
    <style:style style:name="ce70" style:family="table-cell" style:parent-style-name="Default">
      <style:map style:condition="cell-content()&gt;1" style:apply-style-name="Errore" style:base-cell-address="exercises.D170"/>
    </style:style>
    <style:style style:name="ce71" style:family="table-cell" style:parent-style-name="Default">
      <style:map style:condition="cell-content()&gt;1" style:apply-style-name="Errore" style:base-cell-address="exercises.D172"/>
    </style:style>
    <style:style style:name="ce72" style:family="table-cell" style:parent-style-name="Default">
      <style:map style:condition="cell-content()&gt;1" style:apply-style-name="Errore" style:base-cell-address="exercises.D173"/>
    </style:style>
    <style:style style:name="ce73" style:family="table-cell" style:parent-style-name="Default">
      <style:map style:condition="cell-content()&gt;1" style:apply-style-name="Errore" style:base-cell-address="exercises.D174"/>
    </style:style>
    <style:style style:name="ce74" style:family="table-cell" style:parent-style-name="Default">
      <style:map style:condition="cell-content()&gt;1" style:apply-style-name="Errore" style:base-cell-address="exercises.D175"/>
    </style:style>
    <style:style style:name="ce75" style:family="table-cell" style:parent-style-name="Default">
      <style:map style:condition="cell-content()&gt;1" style:apply-style-name="Errore" style:base-cell-address="exercises.D176"/>
    </style:style>
    <style:style style:name="ce76" style:family="table-cell" style:parent-style-name="Default">
      <style:map style:condition="cell-content()&gt;1" style:apply-style-name="Errore" style:base-cell-address="exercises.D177"/>
    </style:style>
    <style:style style:name="ce77" style:family="table-cell" style:parent-style-name="Default">
      <style:map style:condition="cell-content()&gt;1" style:apply-style-name="Errore" style:base-cell-address="exercises.D178"/>
    </style:style>
    <style:style style:name="ce78" style:family="table-cell" style:parent-style-name="Default">
      <style:map style:condition="cell-content()&gt;1" style:apply-style-name="Errore" style:base-cell-address="exercises.D179"/>
    </style:style>
    <style:style style:name="ce79" style:family="table-cell" style:parent-style-name="Default">
      <style:map style:condition="cell-content()&gt;1" style:apply-style-name="Errore" style:base-cell-address="exercises.D180"/>
    </style:style>
    <style:style style:name="ce80" style:family="table-cell" style:parent-style-name="Default">
      <style:map style:condition="cell-content()&gt;1" style:apply-style-name="Errore" style:base-cell-address="exercises.D181"/>
    </style:style>
    <style:style style:name="ce81" style:family="table-cell" style:parent-style-name="Default">
      <style:map style:condition="cell-content()&gt;1" style:apply-style-name="Errore" style:base-cell-address="exercises.D182"/>
    </style:style>
    <style:style style:name="ce82" style:family="table-cell" style:parent-style-name="Default">
      <style:map style:condition="cell-content()&gt;1" style:apply-style-name="Errore" style:base-cell-address="exercises.D183"/>
    </style:style>
    <style:style style:name="ce83" style:family="table-cell" style:parent-style-name="Default">
      <style:map style:condition="cell-content()&gt;1" style:apply-style-name="Errore" style:base-cell-address="exercises.D184"/>
    </style:style>
    <style:style style:name="ce84" style:family="table-cell" style:parent-style-name="Default">
      <style:map style:condition="cell-content()&gt;1" style:apply-style-name="Errore" style:base-cell-address="exercises.D185"/>
    </style:style>
    <style:style style:name="ce85" style:family="table-cell" style:parent-style-name="Default">
      <style:map style:condition="cell-content()&gt;1" style:apply-style-name="Errore" style:base-cell-address="exercises.D186"/>
    </style:style>
    <style:style style:name="ce86" style:family="table-cell" style:parent-style-name="Default">
      <style:map style:condition="cell-content()&gt;1" style:apply-style-name="Errore" style:base-cell-address="exercises.D187"/>
    </style:style>
    <style:style style:name="ce87" style:family="table-cell" style:parent-style-name="Default">
      <style:map style:condition="cell-content()&gt;1" style:apply-style-name="Errore" style:base-cell-address="exercises.D188"/>
    </style:style>
    <style:style style:name="ce88" style:family="table-cell" style:parent-style-name="Default">
      <style:map style:condition="cell-content()&gt;1" style:apply-style-name="Errore" style:base-cell-address="exercises.D189"/>
    </style:style>
    <style:style style:name="ce89" style:family="table-cell" style:parent-style-name="Default">
      <style:map style:condition="cell-content()&gt;1" style:apply-style-name="Errore" style:base-cell-address="exercises.D190"/>
    </style:style>
    <style:style style:name="ce90" style:family="table-cell" style:parent-style-name="Default">
      <style:map style:condition="cell-content()&gt;1" style:apply-style-name="Errore" style:base-cell-address="exercises.D191"/>
    </style:style>
    <style:style style:name="ce91" style:family="table-cell" style:parent-style-name="Default">
      <style:map style:condition="cell-content()&gt;1" style:apply-style-name="Errore" style:base-cell-address="exercises.D192"/>
    </style:style>
    <style:style style:name="ce92" style:family="table-cell" style:parent-style-name="Default">
      <style:map style:condition="cell-content()&gt;1" style:apply-style-name="Errore" style:base-cell-address="exercises.D193"/>
    </style:style>
    <style:style style:name="ce93" style:family="table-cell" style:parent-style-name="Default">
      <style:map style:condition="cell-content()&gt;1" style:apply-style-name="Errore" style:base-cell-address="exercises.D194"/>
    </style:style>
    <style:style style:name="ce94" style:family="table-cell" style:parent-style-name="Default">
      <style:map style:condition="cell-content()&gt;1" style:apply-style-name="Errore" style:base-cell-address="exercises.D195"/>
    </style:style>
    <style:style style:name="ce95" style:family="table-cell" style:parent-style-name="Default">
      <style:map style:condition="cell-content()&gt;1" style:apply-style-name="Errore" style:base-cell-address="exercises.D200"/>
    </style:style>
    <style:style style:name="ce96" style:family="table-cell" style:parent-style-name="Default">
      <style:map style:condition="cell-content()&gt;1" style:apply-style-name="Errore" style:base-cell-address="exercises.D201"/>
    </style:style>
    <style:style style:name="ce97" style:family="table-cell" style:parent-style-name="Default">
      <style:map style:condition="cell-content()&gt;1" style:apply-style-name="Errore" style:base-cell-address="exercises.D202"/>
    </style:style>
    <style:style style:name="ce98" style:family="table-cell" style:parent-style-name="Default">
      <style:map style:condition="cell-content()&gt;1" style:apply-style-name="Errore" style:base-cell-address="exercises.D203"/>
    </style:style>
    <style:style style:name="ce99" style:family="table-cell" style:parent-style-name="Default">
      <style:map style:condition="cell-content()&gt;1" style:apply-style-name="Errore" style:base-cell-address="exercises.D204"/>
    </style:style>
    <style:style style:name="ce100" style:family="table-cell" style:parent-style-name="Default">
      <style:map style:condition="cell-content()&gt;1" style:apply-style-name="Errore" style:base-cell-address="exercises.D205"/>
    </style:style>
    <style:style style:name="ce101" style:family="table-cell" style:parent-style-name="Default">
      <style:map style:condition="cell-content()=0" style:apply-style-name="Errore" style:base-cell-address="exercises.E4"/>
    </style:style>
    <style:style style:name="ce102" style:family="table-cell" style:parent-style-name="Default">
      <style:map style:condition="cell-content()=0" style:apply-style-name="Errore" style:base-cell-address="exercises.E13"/>
    </style:style>
    <style:style style:name="ce103" style:family="table-cell" style:parent-style-name="Default">
      <style:map style:condition="cell-content()=0" style:apply-style-name="Errore" style:base-cell-address="exercises.E29"/>
    </style:style>
    <style:style style:name="ce104" style:family="table-cell" style:parent-style-name="Default">
      <style:map style:condition="cell-content()=0" style:apply-style-name="Errore" style:base-cell-address="exercises.E32"/>
    </style:style>
    <style:style style:name="ce105" style:family="table-cell" style:parent-style-name="Default">
      <style:map style:condition="cell-content()=0" style:apply-style-name="Errore" style:base-cell-address="exercises.E38"/>
    </style:style>
    <style:style style:name="ce106" style:family="table-cell" style:parent-style-name="Default">
      <style:map style:condition="cell-content()=0" style:apply-style-name="Errore" style:base-cell-address="exercises.E46"/>
    </style:style>
    <style:style style:name="ce107" style:family="table-cell" style:parent-style-name="Default">
      <style:map style:condition="cell-content()=0" style:apply-style-name="Errore" style:base-cell-address="exercises.E64"/>
    </style:style>
    <style:style style:name="ce108" style:family="table-cell" style:parent-style-name="Default">
      <style:map style:condition="cell-content()=0" style:apply-style-name="Errore" style:base-cell-address="exercises.E68"/>
    </style:style>
    <style:style style:name="ce109" style:family="table-cell" style:parent-style-name="Default">
      <style:map style:condition="cell-content()=0" style:apply-style-name="Errore" style:base-cell-address="exercises.E114"/>
    </style:style>
    <style:style style:name="ce110" style:family="table-cell" style:parent-style-name="Default">
      <style:map style:condition="cell-content()=0" style:apply-style-name="Errore" style:base-cell-address="exercises.E116"/>
    </style:style>
    <style:style style:name="ce111" style:family="table-cell" style:parent-style-name="Default">
      <style:map style:condition="cell-content()=0" style:apply-style-name="Errore" style:base-cell-address="exercises.E118"/>
    </style:style>
    <style:style style:name="ce112" style:family="table-cell" style:parent-style-name="Default">
      <style:map style:condition="cell-content()=0" style:apply-style-name="Errore" style:base-cell-address="exercises.E119"/>
    </style:style>
    <style:style style:name="ce113" style:family="table-cell" style:parent-style-name="Default">
      <style:map style:condition="cell-content()=0" style:apply-style-name="Errore" style:base-cell-address="exercises.E120"/>
    </style:style>
    <style:style style:name="ce114" style:family="table-cell" style:parent-style-name="Default">
      <style:map style:condition="cell-content()=0" style:apply-style-name="Errore" style:base-cell-address="exercises.E121"/>
    </style:style>
    <style:style style:name="ce115" style:family="table-cell" style:parent-style-name="Default">
      <style:map style:condition="cell-content()=0" style:apply-style-name="Errore" style:base-cell-address="exercises.E122"/>
    </style:style>
    <style:style style:name="ce116" style:family="table-cell" style:parent-style-name="Default">
      <style:map style:condition="cell-content()=0" style:apply-style-name="Errore" style:base-cell-address="exercises.E124"/>
    </style:style>
    <style:style style:name="ce117" style:family="table-cell" style:parent-style-name="Default">
      <style:map style:condition="cell-content()=0" style:apply-style-name="Errore" style:base-cell-address="exercises.E125"/>
    </style:style>
    <style:style style:name="ce118" style:family="table-cell" style:parent-style-name="Default">
      <style:map style:condition="cell-content()=0" style:apply-style-name="Errore" style:base-cell-address="exercises.E126"/>
    </style:style>
    <style:style style:name="ce119" style:family="table-cell" style:parent-style-name="Default">
      <style:map style:condition="cell-content()=0" style:apply-style-name="Errore" style:base-cell-address="exercises.E127"/>
    </style:style>
    <style:style style:name="ce120" style:family="table-cell" style:parent-style-name="Default">
      <style:map style:condition="cell-content()=0" style:apply-style-name="Errore" style:base-cell-address="exercises.E128"/>
    </style:style>
    <style:style style:name="ce121" style:family="table-cell" style:parent-style-name="Default">
      <style:map style:condition="cell-content()=0" style:apply-style-name="Errore" style:base-cell-address="exercises.E129"/>
    </style:style>
    <style:style style:name="ce122" style:family="table-cell" style:parent-style-name="Default">
      <style:map style:condition="cell-content()=0" style:apply-style-name="Errore" style:base-cell-address="exercises.E130"/>
    </style:style>
    <style:style style:name="ce123" style:family="table-cell" style:parent-style-name="Default">
      <style:map style:condition="cell-content()=0" style:apply-style-name="Errore" style:base-cell-address="exercises.E131"/>
    </style:style>
    <style:style style:name="ce124" style:family="table-cell" style:parent-style-name="Default">
      <style:map style:condition="cell-content()=0" style:apply-style-name="Errore" style:base-cell-address="exercises.E132"/>
    </style:style>
    <style:style style:name="ce125" style:family="table-cell" style:parent-style-name="Default">
      <style:map style:condition="cell-content()=0" style:apply-style-name="Errore" style:base-cell-address="exercises.E133"/>
    </style:style>
    <style:style style:name="ce126" style:family="table-cell" style:parent-style-name="Default">
      <style:map style:condition="cell-content()=0" style:apply-style-name="Errore" style:base-cell-address="exercises.E134"/>
    </style:style>
    <style:style style:name="ce127" style:family="table-cell" style:parent-style-name="Default">
      <style:map style:condition="cell-content()=0" style:apply-style-name="Errore" style:base-cell-address="exercises.E135"/>
    </style:style>
    <style:style style:name="ce128" style:family="table-cell" style:parent-style-name="Default">
      <style:map style:condition="cell-content()=0" style:apply-style-name="Errore" style:base-cell-address="exercises.E136"/>
    </style:style>
    <style:style style:name="ce129" style:family="table-cell" style:parent-style-name="Default">
      <style:map style:condition="cell-content()=0" style:apply-style-name="Errore" style:base-cell-address="exercises.E137"/>
    </style:style>
    <style:style style:name="ce130" style:family="table-cell" style:parent-style-name="Default">
      <style:map style:condition="cell-content()=0" style:apply-style-name="Errore" style:base-cell-address="exercises.E138"/>
    </style:style>
    <style:style style:name="ce131" style:family="table-cell" style:parent-style-name="Default">
      <style:map style:condition="cell-content()=0" style:apply-style-name="Errore" style:base-cell-address="exercises.E139"/>
    </style:style>
    <style:style style:name="ce132" style:family="table-cell" style:parent-style-name="Default">
      <style:map style:condition="cell-content()=0" style:apply-style-name="Errore" style:base-cell-address="exercises.E140"/>
    </style:style>
    <style:style style:name="ce133" style:family="table-cell" style:parent-style-name="Default">
      <style:map style:condition="cell-content()=0" style:apply-style-name="Errore" style:base-cell-address="exercises.E141"/>
    </style:style>
    <style:style style:name="ce134" style:family="table-cell" style:parent-style-name="Default">
      <style:map style:condition="cell-content()=0" style:apply-style-name="Errore" style:base-cell-address="exercises.E142"/>
    </style:style>
    <style:style style:name="ce135" style:family="table-cell" style:parent-style-name="Default">
      <style:map style:condition="cell-content()=0" style:apply-style-name="Errore" style:base-cell-address="exercises.E143"/>
    </style:style>
    <style:style style:name="ce136" style:family="table-cell" style:parent-style-name="Default">
      <style:map style:condition="cell-content()=0" style:apply-style-name="Errore" style:base-cell-address="exercises.E144"/>
    </style:style>
    <style:style style:name="ce137" style:family="table-cell" style:parent-style-name="Default">
      <style:map style:condition="cell-content()=0" style:apply-style-name="Errore" style:base-cell-address="exercises.E145"/>
    </style:style>
    <style:style style:name="ce138" style:family="table-cell" style:parent-style-name="Default">
      <style:map style:condition="cell-content()=0" style:apply-style-name="Errore" style:base-cell-address="exercises.E146"/>
    </style:style>
    <style:style style:name="ce139" style:family="table-cell" style:parent-style-name="Default">
      <style:map style:condition="cell-content()=0" style:apply-style-name="Errore" style:base-cell-address="exercises.E147"/>
    </style:style>
    <style:style style:name="ce140" style:family="table-cell" style:parent-style-name="Default">
      <style:map style:condition="cell-content()=0" style:apply-style-name="Errore" style:base-cell-address="exercises.E148"/>
    </style:style>
    <style:style style:name="ce141" style:family="table-cell" style:parent-style-name="Default">
      <style:map style:condition="cell-content()=0" style:apply-style-name="Errore" style:base-cell-address="exercises.E149"/>
    </style:style>
    <style:style style:name="ce142" style:family="table-cell" style:parent-style-name="Default">
      <style:map style:condition="cell-content()=0" style:apply-style-name="Errore" style:base-cell-address="exercises.E150"/>
    </style:style>
    <style:style style:name="ce143" style:family="table-cell" style:parent-style-name="Default">
      <style:map style:condition="cell-content()=0" style:apply-style-name="Errore" style:base-cell-address="exercises.E151"/>
    </style:style>
    <style:style style:name="ce144" style:family="table-cell" style:parent-style-name="Default">
      <style:map style:condition="cell-content()=0" style:apply-style-name="Errore" style:base-cell-address="exercises.E152"/>
    </style:style>
    <style:style style:name="ce145" style:family="table-cell" style:parent-style-name="Default">
      <style:map style:condition="cell-content()=0" style:apply-style-name="Errore" style:base-cell-address="exercises.E153"/>
    </style:style>
    <style:style style:name="ce146" style:family="table-cell" style:parent-style-name="Default">
      <style:map style:condition="cell-content()=0" style:apply-style-name="Errore" style:base-cell-address="exercises.E154"/>
    </style:style>
    <style:style style:name="ce147" style:family="table-cell" style:parent-style-name="Default">
      <style:map style:condition="cell-content()=0" style:apply-style-name="Errore" style:base-cell-address="exercises.E155"/>
    </style:style>
    <style:style style:name="ce148" style:family="table-cell" style:parent-style-name="Default">
      <style:map style:condition="cell-content()=0" style:apply-style-name="Errore" style:base-cell-address="exercises.E156"/>
    </style:style>
    <style:style style:name="ce149" style:family="table-cell" style:parent-style-name="Default">
      <style:map style:condition="cell-content()=0" style:apply-style-name="Errore" style:base-cell-address="exercises.E157"/>
    </style:style>
    <style:style style:name="ce150" style:family="table-cell" style:parent-style-name="Default">
      <style:map style:condition="cell-content()=0" style:apply-style-name="Errore" style:base-cell-address="exercises.E158"/>
    </style:style>
    <style:style style:name="ce151" style:family="table-cell" style:parent-style-name="Default">
      <style:map style:condition="cell-content()=0" style:apply-style-name="Errore" style:base-cell-address="exercises.E159"/>
    </style:style>
    <style:style style:name="ce152" style:family="table-cell" style:parent-style-name="Default">
      <style:map style:condition="cell-content()=0" style:apply-style-name="Errore" style:base-cell-address="exercises.E160"/>
    </style:style>
    <style:style style:name="ce153" style:family="table-cell" style:parent-style-name="Default">
      <style:map style:condition="cell-content()=0" style:apply-style-name="Errore" style:base-cell-address="exercises.E161"/>
    </style:style>
    <style:style style:name="ce154" style:family="table-cell" style:parent-style-name="Default">
      <style:map style:condition="cell-content()=0" style:apply-style-name="Errore" style:base-cell-address="exercises.E162"/>
    </style:style>
    <style:style style:name="ce155" style:family="table-cell" style:parent-style-name="Default">
      <style:map style:condition="cell-content()=0" style:apply-style-name="Errore" style:base-cell-address="exercises.E163"/>
    </style:style>
    <style:style style:name="ce156" style:family="table-cell" style:parent-style-name="Default">
      <style:map style:condition="cell-content()=0" style:apply-style-name="Errore" style:base-cell-address="exercises.E164"/>
    </style:style>
    <style:style style:name="ce157" style:family="table-cell" style:parent-style-name="Default">
      <style:map style:condition="cell-content()=0" style:apply-style-name="Errore" style:base-cell-address="exercises.E165"/>
    </style:style>
    <style:style style:name="ce158" style:family="table-cell" style:parent-style-name="Default">
      <style:map style:condition="cell-content()=0" style:apply-style-name="Errore" style:base-cell-address="exercises.E166"/>
    </style:style>
    <style:style style:name="ce159" style:family="table-cell" style:parent-style-name="Default">
      <style:map style:condition="cell-content()=0" style:apply-style-name="Errore" style:base-cell-address="exercises.E167"/>
    </style:style>
    <style:style style:name="ce160" style:family="table-cell" style:parent-style-name="Default">
      <style:map style:condition="cell-content()=0" style:apply-style-name="Errore" style:base-cell-address="exercises.E168"/>
    </style:style>
    <style:style style:name="ce161" style:family="table-cell" style:parent-style-name="Default">
      <style:map style:condition="cell-content()=0" style:apply-style-name="Errore" style:base-cell-address="exercises.E169"/>
    </style:style>
    <style:style style:name="ce162" style:family="table-cell" style:parent-style-name="Default">
      <style:map style:condition="cell-content()=0" style:apply-style-name="Errore" style:base-cell-address="exercises.E170"/>
    </style:style>
    <style:style style:name="ce163" style:family="table-cell" style:parent-style-name="Default">
      <style:map style:condition="cell-content()=0" style:apply-style-name="Errore" style:base-cell-address="exercises.E172"/>
    </style:style>
    <style:style style:name="ce164" style:family="table-cell" style:parent-style-name="Default">
      <style:map style:condition="cell-content()=0" style:apply-style-name="Errore" style:base-cell-address="exercises.E173"/>
    </style:style>
    <style:style style:name="ce165" style:family="table-cell" style:parent-style-name="Default">
      <style:map style:condition="cell-content()=0" style:apply-style-name="Errore" style:base-cell-address="exercises.E174"/>
    </style:style>
    <style:style style:name="ce166" style:family="table-cell" style:parent-style-name="Default">
      <style:map style:condition="cell-content()=0" style:apply-style-name="Errore" style:base-cell-address="exercises.E175"/>
    </style:style>
    <style:style style:name="ce167" style:family="table-cell" style:parent-style-name="Default">
      <style:map style:condition="cell-content()=0" style:apply-style-name="Errore" style:base-cell-address="exercises.E176"/>
    </style:style>
    <style:style style:name="ce168" style:family="table-cell" style:parent-style-name="Default">
      <style:map style:condition="cell-content()=0" style:apply-style-name="Errore" style:base-cell-address="exercises.E177"/>
    </style:style>
    <style:style style:name="ce169" style:family="table-cell" style:parent-style-name="Default">
      <style:map style:condition="cell-content()=0" style:apply-style-name="Errore" style:base-cell-address="exercises.E178"/>
    </style:style>
    <style:style style:name="ce170" style:family="table-cell" style:parent-style-name="Default">
      <style:map style:condition="cell-content()=0" style:apply-style-name="Errore" style:base-cell-address="exercises.E179"/>
    </style:style>
    <style:style style:name="ce171" style:family="table-cell" style:parent-style-name="Default">
      <style:map style:condition="cell-content()=0" style:apply-style-name="Errore" style:base-cell-address="exercises.E180"/>
    </style:style>
    <style:style style:name="ce172" style:family="table-cell" style:parent-style-name="Default">
      <style:map style:condition="cell-content()=0" style:apply-style-name="Errore" style:base-cell-address="exercises.E181"/>
    </style:style>
    <style:style style:name="ce173" style:family="table-cell" style:parent-style-name="Default">
      <style:map style:condition="cell-content()=0" style:apply-style-name="Errore" style:base-cell-address="exercises.E182"/>
    </style:style>
    <style:style style:name="ce174" style:family="table-cell" style:parent-style-name="Default">
      <style:map style:condition="cell-content()=0" style:apply-style-name="Errore" style:base-cell-address="exercises.E183"/>
    </style:style>
    <style:style style:name="ce175" style:family="table-cell" style:parent-style-name="Default">
      <style:map style:condition="cell-content()=0" style:apply-style-name="Errore" style:base-cell-address="exercises.E184"/>
    </style:style>
    <style:style style:name="ce176" style:family="table-cell" style:parent-style-name="Default">
      <style:map style:condition="cell-content()=0" style:apply-style-name="Errore" style:base-cell-address="exercises.E185"/>
    </style:style>
    <style:style style:name="ce177" style:family="table-cell" style:parent-style-name="Default">
      <style:map style:condition="cell-content()=0" style:apply-style-name="Errore" style:base-cell-address="exercises.E186"/>
    </style:style>
    <style:style style:name="ce178" style:family="table-cell" style:parent-style-name="Default">
      <style:map style:condition="cell-content()=0" style:apply-style-name="Errore" style:base-cell-address="exercises.E187"/>
    </style:style>
    <style:style style:name="ce179" style:family="table-cell" style:parent-style-name="Default">
      <style:map style:condition="cell-content()=0" style:apply-style-name="Errore" style:base-cell-address="exercises.E188"/>
    </style:style>
    <style:style style:name="ce180" style:family="table-cell" style:parent-style-name="Default">
      <style:map style:condition="cell-content()=0" style:apply-style-name="Errore" style:base-cell-address="exercises.E189"/>
    </style:style>
    <style:style style:name="ce181" style:family="table-cell" style:parent-style-name="Default">
      <style:map style:condition="cell-content()=0" style:apply-style-name="Errore" style:base-cell-address="exercises.E190"/>
    </style:style>
    <style:style style:name="ce182" style:family="table-cell" style:parent-style-name="Default">
      <style:map style:condition="cell-content()=0" style:apply-style-name="Errore" style:base-cell-address="exercises.E191"/>
    </style:style>
    <style:style style:name="ce183" style:family="table-cell" style:parent-style-name="Default">
      <style:map style:condition="cell-content()=0" style:apply-style-name="Errore" style:base-cell-address="exercises.E192"/>
    </style:style>
    <style:style style:name="ce184" style:family="table-cell" style:parent-style-name="Default">
      <style:map style:condition="cell-content()=0" style:apply-style-name="Errore" style:base-cell-address="exercises.E193"/>
    </style:style>
    <style:style style:name="ce185" style:family="table-cell" style:parent-style-name="Default">
      <style:map style:condition="cell-content()=0" style:apply-style-name="Errore" style:base-cell-address="exercises.E194"/>
    </style:style>
    <style:style style:name="ce186" style:family="table-cell" style:parent-style-name="Default">
      <style:map style:condition="cell-content()=0" style:apply-style-name="Errore" style:base-cell-address="exercises.E195"/>
    </style:style>
    <style:style style:name="ce187" style:family="table-cell" style:parent-style-name="Default">
      <style:map style:condition="cell-content()=0" style:apply-style-name="Errore" style:base-cell-address="exercises.E4"/>
    </style:style>
    <style:style style:name="ce188" style:family="table-cell" style:parent-style-name="Default">
      <style:map style:condition="cell-content()=0" style:apply-style-name="Errore" style:base-cell-address="exercises.E200"/>
    </style:style>
    <style:style style:name="ce189" style:family="table-cell" style:parent-style-name="Default">
      <style:map style:condition="cell-content()=0" style:apply-style-name="Errore" style:base-cell-address="exercises.E201"/>
    </style:style>
    <style:style style:name="ce190" style:family="table-cell" style:parent-style-name="Default">
      <style:map style:condition="cell-content()=0" style:apply-style-name="Errore" style:base-cell-address="exercises.E202"/>
    </style:style>
    <style:style style:name="ce191" style:family="table-cell" style:parent-style-name="Default">
      <style:map style:condition="cell-content()=0" style:apply-style-name="Errore" style:base-cell-address="exercises.E203"/>
    </style:style>
    <style:style style:name="ce192" style:family="table-cell" style:parent-style-name="Default">
      <style:map style:condition="cell-content()=0" style:apply-style-name="Errore" style:base-cell-address="exercises.E204"/>
    </style:style>
    <style:style style:name="ce193" style:family="table-cell" style:parent-style-name="Default">
      <style:map style:condition="cell-content()=0" style:apply-style-name="Errore" style:base-cell-address="exercises.E205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195" style:family="table-cell" style:parent-style-name="Default">
      <style:map style:condition="cell-content()&lt;100" style:apply-style-name="Errore" style:base-cell-address="exercises.F4"/>
    </style:style>
    <style:style style:name="ce196" style:family="table-cell" style:parent-style-name="Default">
      <style:map style:condition="cell-content()&lt;100" style:apply-style-name="Errore" style:base-cell-address="exercises.F13"/>
    </style:style>
    <style:style style:name="ce197" style:family="table-cell" style:parent-style-name="Default">
      <style:map style:condition="cell-content()&lt;100" style:apply-style-name="Errore" style:base-cell-address="exercises.F29"/>
    </style:style>
    <style:style style:name="ce198" style:family="table-cell" style:parent-style-name="Default">
      <style:map style:condition="cell-content()&lt;100" style:apply-style-name="Errore" style:base-cell-address="exercises.F32"/>
    </style:style>
    <style:style style:name="ce199" style:family="table-cell" style:parent-style-name="Default">
      <style:map style:condition="cell-content()&lt;100" style:apply-style-name="Errore" style:base-cell-address="exercises.F38"/>
    </style:style>
    <style:style style:name="ce200" style:family="table-cell" style:parent-style-name="Default">
      <style:map style:condition="cell-content()&lt;100" style:apply-style-name="Errore" style:base-cell-address="exercises.F46"/>
    </style:style>
    <style:style style:name="ce201" style:family="table-cell" style:parent-style-name="Default">
      <style:map style:condition="cell-content()&lt;100" style:apply-style-name="Errore" style:base-cell-address="exercises.F64"/>
    </style:style>
    <style:style style:name="ce202" style:family="table-cell" style:parent-style-name="Default">
      <style:map style:condition="cell-content()&lt;100" style:apply-style-name="Errore" style:base-cell-address="exercises.F68"/>
    </style:style>
    <style:style style:name="ce203" style:family="table-cell" style:parent-style-name="Default">
      <style:map style:condition="cell-content()&lt;100" style:apply-style-name="Errore" style:base-cell-address="exercises.F114"/>
    </style:style>
    <style:style style:name="ce204" style:family="table-cell" style:parent-style-name="Default">
      <style:map style:condition="cell-content()&lt;100" style:apply-style-name="Errore" style:base-cell-address="exercises.F116"/>
    </style:style>
    <style:style style:name="ce205" style:family="table-cell" style:parent-style-name="Default">
      <style:map style:condition="cell-content()&lt;100" style:apply-style-name="Errore" style:base-cell-address="exercises.F118"/>
    </style:style>
    <style:style style:name="ce206" style:family="table-cell" style:parent-style-name="Default">
      <style:map style:condition="cell-content()&lt;100" style:apply-style-name="Errore" style:base-cell-address="exercises.F119"/>
    </style:style>
    <style:style style:name="ce207" style:family="table-cell" style:parent-style-name="Default">
      <style:map style:condition="cell-content()&lt;100" style:apply-style-name="Errore" style:base-cell-address="exercises.F120"/>
    </style:style>
    <style:style style:name="ce208" style:family="table-cell" style:parent-style-name="Default">
      <style:map style:condition="cell-content()&lt;100" style:apply-style-name="Errore" style:base-cell-address="exercises.F121"/>
    </style:style>
    <style:style style:name="ce209" style:family="table-cell" style:parent-style-name="Default">
      <style:map style:condition="cell-content()&lt;100" style:apply-style-name="Errore" style:base-cell-address="exercises.F122"/>
    </style:style>
    <style:style style:name="ce210" style:family="table-cell" style:parent-style-name="Default">
      <style:map style:condition="cell-content()&lt;100" style:apply-style-name="Errore" style:base-cell-address="exercises.F124"/>
    </style:style>
    <style:style style:name="ce211" style:family="table-cell" style:parent-style-name="Default">
      <style:map style:condition="cell-content()&lt;100" style:apply-style-name="Errore" style:base-cell-address="exercises.F125"/>
    </style:style>
    <style:style style:name="ce212" style:family="table-cell" style:parent-style-name="Default">
      <style:map style:condition="cell-content()&lt;100" style:apply-style-name="Errore" style:base-cell-address="exercises.F126"/>
    </style:style>
    <style:style style:name="ce213" style:family="table-cell" style:parent-style-name="Default">
      <style:map style:condition="cell-content()&lt;100" style:apply-style-name="Errore" style:base-cell-address="exercises.F127"/>
    </style:style>
    <style:style style:name="ce214" style:family="table-cell" style:parent-style-name="Default">
      <style:map style:condition="cell-content()&lt;100" style:apply-style-name="Errore" style:base-cell-address="exercises.F128"/>
    </style:style>
    <style:style style:name="ce215" style:family="table-cell" style:parent-style-name="Default">
      <style:map style:condition="cell-content()&lt;100" style:apply-style-name="Errore" style:base-cell-address="exercises.F129"/>
    </style:style>
    <style:style style:name="ce216" style:family="table-cell" style:parent-style-name="Default">
      <style:map style:condition="cell-content()&lt;100" style:apply-style-name="Errore" style:base-cell-address="exercises.F130"/>
    </style:style>
    <style:style style:name="ce217" style:family="table-cell" style:parent-style-name="Default">
      <style:map style:condition="cell-content()&lt;100" style:apply-style-name="Errore" style:base-cell-address="exercises.F131"/>
    </style:style>
    <style:style style:name="ce218" style:family="table-cell" style:parent-style-name="Default">
      <style:map style:condition="cell-content()&lt;100" style:apply-style-name="Errore" style:base-cell-address="exercises.F132"/>
    </style:style>
    <style:style style:name="ce219" style:family="table-cell" style:parent-style-name="Default">
      <style:map style:condition="cell-content()&lt;100" style:apply-style-name="Errore" style:base-cell-address="exercises.F133"/>
    </style:style>
    <style:style style:name="ce220" style:family="table-cell" style:parent-style-name="Default">
      <style:map style:condition="cell-content()&lt;100" style:apply-style-name="Errore" style:base-cell-address="exercises.F134"/>
    </style:style>
    <style:style style:name="ce221" style:family="table-cell" style:parent-style-name="Default">
      <style:map style:condition="cell-content()&lt;100" style:apply-style-name="Errore" style:base-cell-address="exercises.F135"/>
    </style:style>
    <style:style style:name="ce222" style:family="table-cell" style:parent-style-name="Default">
      <style:map style:condition="cell-content()&lt;100" style:apply-style-name="Errore" style:base-cell-address="exercises.F136"/>
    </style:style>
    <style:style style:name="ce223" style:family="table-cell" style:parent-style-name="Default">
      <style:map style:condition="cell-content()&lt;100" style:apply-style-name="Errore" style:base-cell-address="exercises.F137"/>
    </style:style>
    <style:style style:name="ce224" style:family="table-cell" style:parent-style-name="Default">
      <style:map style:condition="cell-content()&lt;100" style:apply-style-name="Errore" style:base-cell-address="exercises.F138"/>
    </style:style>
    <style:style style:name="ce225" style:family="table-cell" style:parent-style-name="Default">
      <style:map style:condition="cell-content()&lt;100" style:apply-style-name="Errore" style:base-cell-address="exercises.F139"/>
    </style:style>
    <style:style style:name="ce226" style:family="table-cell" style:parent-style-name="Default">
      <style:map style:condition="cell-content()&lt;100" style:apply-style-name="Errore" style:base-cell-address="exercises.F140"/>
    </style:style>
    <style:style style:name="ce227" style:family="table-cell" style:parent-style-name="Default">
      <style:map style:condition="cell-content()&lt;100" style:apply-style-name="Errore" style:base-cell-address="exercises.F141"/>
    </style:style>
    <style:style style:name="ce228" style:family="table-cell" style:parent-style-name="Default">
      <style:map style:condition="cell-content()&lt;100" style:apply-style-name="Errore" style:base-cell-address="exercises.F142"/>
    </style:style>
    <style:style style:name="ce229" style:family="table-cell" style:parent-style-name="Default">
      <style:map style:condition="cell-content()&lt;100" style:apply-style-name="Errore" style:base-cell-address="exercises.F143"/>
    </style:style>
    <style:style style:name="ce230" style:family="table-cell" style:parent-style-name="Default">
      <style:map style:condition="cell-content()&lt;100" style:apply-style-name="Errore" style:base-cell-address="exercises.F144"/>
    </style:style>
    <style:style style:name="ce231" style:family="table-cell" style:parent-style-name="Default">
      <style:map style:condition="cell-content()&lt;100" style:apply-style-name="Errore" style:base-cell-address="exercises.F145"/>
    </style:style>
    <style:style style:name="ce232" style:family="table-cell" style:parent-style-name="Default">
      <style:map style:condition="cell-content()&lt;100" style:apply-style-name="Errore" style:base-cell-address="exercises.F146"/>
    </style:style>
    <style:style style:name="ce233" style:family="table-cell" style:parent-style-name="Default">
      <style:map style:condition="cell-content()&lt;100" style:apply-style-name="Errore" style:base-cell-address="exercises.F147"/>
    </style:style>
    <style:style style:name="ce234" style:family="table-cell" style:parent-style-name="Default">
      <style:map style:condition="cell-content()&lt;100" style:apply-style-name="Errore" style:base-cell-address="exercises.F148"/>
    </style:style>
    <style:style style:name="ce235" style:family="table-cell" style:parent-style-name="Default">
      <style:map style:condition="cell-content()&lt;100" style:apply-style-name="Errore" style:base-cell-address="exercises.F149"/>
    </style:style>
    <style:style style:name="ce236" style:family="table-cell" style:parent-style-name="Default">
      <style:map style:condition="cell-content()&lt;100" style:apply-style-name="Errore" style:base-cell-address="exercises.F150"/>
    </style:style>
    <style:style style:name="ce237" style:family="table-cell" style:parent-style-name="Default">
      <style:map style:condition="cell-content()&lt;100" style:apply-style-name="Errore" style:base-cell-address="exercises.F151"/>
    </style:style>
    <style:style style:name="ce238" style:family="table-cell" style:parent-style-name="Default">
      <style:map style:condition="cell-content()&lt;100" style:apply-style-name="Errore" style:base-cell-address="exercises.F152"/>
    </style:style>
    <style:style style:name="ce239" style:family="table-cell" style:parent-style-name="Default">
      <style:map style:condition="cell-content()&lt;100" style:apply-style-name="Errore" style:base-cell-address="exercises.F153"/>
    </style:style>
    <style:style style:name="ce240" style:family="table-cell" style:parent-style-name="Default">
      <style:map style:condition="cell-content()&lt;100" style:apply-style-name="Errore" style:base-cell-address="exercises.F154"/>
    </style:style>
    <style:style style:name="ce241" style:family="table-cell" style:parent-style-name="Default">
      <style:map style:condition="cell-content()&lt;100" style:apply-style-name="Errore" style:base-cell-address="exercises.F155"/>
    </style:style>
    <style:style style:name="ce242" style:family="table-cell" style:parent-style-name="Default">
      <style:map style:condition="cell-content()&lt;100" style:apply-style-name="Errore" style:base-cell-address="exercises.F156"/>
    </style:style>
    <style:style style:name="ce243" style:family="table-cell" style:parent-style-name="Default">
      <style:map style:condition="cell-content()&lt;100" style:apply-style-name="Errore" style:base-cell-address="exercises.F157"/>
    </style:style>
    <style:style style:name="ce244" style:family="table-cell" style:parent-style-name="Default">
      <style:map style:condition="cell-content()&lt;100" style:apply-style-name="Errore" style:base-cell-address="exercises.F158"/>
    </style:style>
    <style:style style:name="ce245" style:family="table-cell" style:parent-style-name="Default">
      <style:map style:condition="cell-content()&lt;100" style:apply-style-name="Errore" style:base-cell-address="exercises.F159"/>
    </style:style>
    <style:style style:name="ce246" style:family="table-cell" style:parent-style-name="Default">
      <style:map style:condition="cell-content()&lt;100" style:apply-style-name="Errore" style:base-cell-address="exercises.F160"/>
    </style:style>
    <style:style style:name="ce247" style:family="table-cell" style:parent-style-name="Default">
      <style:map style:condition="cell-content()&lt;100" style:apply-style-name="Errore" style:base-cell-address="exercises.F161"/>
    </style:style>
    <style:style style:name="ce248" style:family="table-cell" style:parent-style-name="Default">
      <style:map style:condition="cell-content()&lt;100" style:apply-style-name="Errore" style:base-cell-address="exercises.F162"/>
    </style:style>
    <style:style style:name="ce249" style:family="table-cell" style:parent-style-name="Default">
      <style:map style:condition="cell-content()&lt;100" style:apply-style-name="Errore" style:base-cell-address="exercises.F163"/>
    </style:style>
    <style:style style:name="ce250" style:family="table-cell" style:parent-style-name="Default">
      <style:map style:condition="cell-content()&lt;100" style:apply-style-name="Errore" style:base-cell-address="exercises.F164"/>
    </style:style>
    <style:style style:name="ce251" style:family="table-cell" style:parent-style-name="Default">
      <style:map style:condition="cell-content()&lt;100" style:apply-style-name="Errore" style:base-cell-address="exercises.F165"/>
    </style:style>
    <style:style style:name="ce252" style:family="table-cell" style:parent-style-name="Default">
      <style:map style:condition="cell-content()&lt;100" style:apply-style-name="Errore" style:base-cell-address="exercises.F166"/>
    </style:style>
    <style:style style:name="ce253" style:family="table-cell" style:parent-style-name="Default">
      <style:map style:condition="cell-content()&lt;100" style:apply-style-name="Errore" style:base-cell-address="exercises.F167"/>
    </style:style>
    <style:style style:name="ce254" style:family="table-cell" style:parent-style-name="Default">
      <style:map style:condition="cell-content()&lt;100" style:apply-style-name="Errore" style:base-cell-address="exercises.F168"/>
    </style:style>
    <style:style style:name="ce255" style:family="table-cell" style:parent-style-name="Default">
      <style:map style:condition="cell-content()&lt;100" style:apply-style-name="Errore" style:base-cell-address="exercises.F169"/>
    </style:style>
    <style:style style:name="ce256" style:family="table-cell" style:parent-style-name="Default">
      <style:map style:condition="cell-content()&lt;100" style:apply-style-name="Errore" style:base-cell-address="exercises.F170"/>
    </style:style>
    <style:style style:name="ce257" style:family="table-cell" style:parent-style-name="Default">
      <style:map style:condition="cell-content()&lt;100" style:apply-style-name="Errore" style:base-cell-address="exercises.F172"/>
    </style:style>
    <style:style style:name="ce258" style:family="table-cell" style:parent-style-name="Default">
      <style:map style:condition="cell-content()&lt;100" style:apply-style-name="Errore" style:base-cell-address="exercises.F173"/>
    </style:style>
    <style:style style:name="ce259" style:family="table-cell" style:parent-style-name="Default">
      <style:map style:condition="cell-content()&lt;100" style:apply-style-name="Errore" style:base-cell-address="exercises.F174"/>
    </style:style>
    <style:style style:name="ce260" style:family="table-cell" style:parent-style-name="Default">
      <style:map style:condition="cell-content()&lt;100" style:apply-style-name="Errore" style:base-cell-address="exercises.F175"/>
    </style:style>
    <style:style style:name="ce261" style:family="table-cell" style:parent-style-name="Default">
      <style:map style:condition="cell-content()&lt;100" style:apply-style-name="Errore" style:base-cell-address="exercises.F176"/>
    </style:style>
    <style:style style:name="ce262" style:family="table-cell" style:parent-style-name="Default">
      <style:map style:condition="cell-content()&lt;100" style:apply-style-name="Errore" style:base-cell-address="exercises.F177"/>
    </style:style>
    <style:style style:name="ce263" style:family="table-cell" style:parent-style-name="Default">
      <style:map style:condition="cell-content()&lt;100" style:apply-style-name="Errore" style:base-cell-address="exercises.F178"/>
    </style:style>
    <style:style style:name="ce264" style:family="table-cell" style:parent-style-name="Default">
      <style:map style:condition="cell-content()&lt;100" style:apply-style-name="Errore" style:base-cell-address="exercises.F179"/>
    </style:style>
    <style:style style:name="ce265" style:family="table-cell" style:parent-style-name="Default">
      <style:map style:condition="cell-content()&lt;100" style:apply-style-name="Errore" style:base-cell-address="exercises.F180"/>
    </style:style>
    <style:style style:name="ce266" style:family="table-cell" style:parent-style-name="Default">
      <style:map style:condition="cell-content()&lt;100" style:apply-style-name="Errore" style:base-cell-address="exercises.F181"/>
    </style:style>
    <style:style style:name="ce267" style:family="table-cell" style:parent-style-name="Default">
      <style:map style:condition="cell-content()&lt;100" style:apply-style-name="Errore" style:base-cell-address="exercises.F182"/>
    </style:style>
    <style:style style:name="ce268" style:family="table-cell" style:parent-style-name="Default">
      <style:map style:condition="cell-content()&lt;100" style:apply-style-name="Errore" style:base-cell-address="exercises.F183"/>
    </style:style>
    <style:style style:name="ce269" style:family="table-cell" style:parent-style-name="Default">
      <style:map style:condition="cell-content()&lt;100" style:apply-style-name="Errore" style:base-cell-address="exercises.F184"/>
    </style:style>
    <style:style style:name="ce270" style:family="table-cell" style:parent-style-name="Default">
      <style:map style:condition="cell-content()&lt;100" style:apply-style-name="Errore" style:base-cell-address="exercises.F185"/>
    </style:style>
    <style:style style:name="ce271" style:family="table-cell" style:parent-style-name="Default">
      <style:map style:condition="cell-content()&lt;100" style:apply-style-name="Errore" style:base-cell-address="exercises.F186"/>
    </style:style>
    <style:style style:name="ce272" style:family="table-cell" style:parent-style-name="Default">
      <style:map style:condition="cell-content()&lt;100" style:apply-style-name="Errore" style:base-cell-address="exercises.F187"/>
    </style:style>
    <style:style style:name="ce273" style:family="table-cell" style:parent-style-name="Default">
      <style:map style:condition="cell-content()&lt;100" style:apply-style-name="Errore" style:base-cell-address="exercises.F188"/>
    </style:style>
    <style:style style:name="ce274" style:family="table-cell" style:parent-style-name="Default">
      <style:map style:condition="cell-content()&lt;100" style:apply-style-name="Errore" style:base-cell-address="exercises.F189"/>
    </style:style>
    <style:style style:name="ce275" style:family="table-cell" style:parent-style-name="Default">
      <style:map style:condition="cell-content()&lt;100" style:apply-style-name="Errore" style:base-cell-address="exercises.F190"/>
    </style:style>
    <style:style style:name="ce276" style:family="table-cell" style:parent-style-name="Default">
      <style:map style:condition="cell-content()&lt;100" style:apply-style-name="Errore" style:base-cell-address="exercises.F191"/>
    </style:style>
    <style:style style:name="ce277" style:family="table-cell" style:parent-style-name="Default">
      <style:map style:condition="cell-content()&lt;100" style:apply-style-name="Errore" style:base-cell-address="exercises.F192"/>
    </style:style>
    <style:style style:name="ce278" style:family="table-cell" style:parent-style-name="Default">
      <style:map style:condition="cell-content()&lt;100" style:apply-style-name="Errore" style:base-cell-address="exercises.F193"/>
    </style:style>
    <style:style style:name="ce279" style:family="table-cell" style:parent-style-name="Default">
      <style:map style:condition="cell-content()&lt;100" style:apply-style-name="Errore" style:base-cell-address="exercises.F194"/>
    </style:style>
    <style:style style:name="ce280" style:family="table-cell" style:parent-style-name="Default">
      <style:map style:condition="cell-content()&lt;100" style:apply-style-name="Errore" style:base-cell-address="exercises.F195"/>
    </style:style>
    <style:style style:name="ce281" style:family="table-cell" style:parent-style-name="Default">
      <style:map style:condition="cell-content()&lt;100" style:apply-style-name="Errore" style:base-cell-address="exercises.F4"/>
    </style:style>
    <style:style style:name="ce282" style:family="table-cell" style:parent-style-name="Default">
      <style:map style:condition="cell-content()&lt;100" style:apply-style-name="Errore" style:base-cell-address="exercises.F200"/>
    </style:style>
    <style:style style:name="ce283" style:family="table-cell" style:parent-style-name="Default">
      <style:map style:condition="cell-content()&lt;100" style:apply-style-name="Errore" style:base-cell-address="exercises.F201"/>
    </style:style>
    <style:style style:name="ce284" style:family="table-cell" style:parent-style-name="Default">
      <style:map style:condition="cell-content()&lt;100" style:apply-style-name="Errore" style:base-cell-address="exercises.F202"/>
    </style:style>
    <style:style style:name="ce285" style:family="table-cell" style:parent-style-name="Default">
      <style:map style:condition="cell-content()&lt;100" style:apply-style-name="Errore" style:base-cell-address="exercises.F203"/>
    </style:style>
    <style:style style:name="ce286" style:family="table-cell" style:parent-style-name="Default">
      <style:map style:condition="cell-content()&lt;100" style:apply-style-name="Errore" style:base-cell-address="exercises.F204"/>
    </style:style>
    <style:style style:name="ce287" style:family="table-cell" style:parent-style-name="Default">
      <style:map style:condition="cell-content()&lt;100" style:apply-style-name="Errore" style:base-cell-address="exercises.F205"/>
    </style:style>
    <style:style style:name="ce288" style:family="table-cell" style:parent-style-name="Default">
      <style:text-properties fo:color="#0000ff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293" style:family="table-cell" style:parent-style-name="Default">
      <style:text-properties fo:color="#999999"/>
    </style:style>
    <style:style style:name="ce294" style:family="table-cell" style:parent-style-name="Default">
      <style:text-properties fo:color="#999999" fo:font-weight="bold" style:font-weight-asian="bold" style:font-weight-complex="bold"/>
    </style:style>
    <style:style style:name="ce295" style:family="table-cell" style:parent-style-name="Default" style:data-style-name="N0"/>
    <style:style style:name="ce296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66];&quot;&gt;0&quot;)&amp;&quot; su &quot;&amp;COUNTA([.C4:.C166])" office:value-type="string" office:string-value="Esercizi: 97 su 152" calcext:value-type="string">
            <text:p>Esercizi: 97 su 152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7" office:value-type="string" calcext:value-type="string">
            <text:p>stroke_types</text:p>
          </table:table-cell>
          <table:table-cell table:style-name="ce7" office:value-type="string" calcext:value-type="string">
            <text:p>movement_types</text:p>
          </table:table-cell>
          <table:table-cell table:style-name="ce7" office:value-type="string" calcext:value-type="string">
            <text:p>movement_scope_types</text:p>
          </table:table-cell>
          <table:table-cell table:number-columns-repeated="9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8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8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7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8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8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55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63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55];[.B5])" office:value-type="float" office:value="59" calcext:value-type="float">
            <text:p>59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63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55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63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55];[.B7])" office:value-type="float" office:value="21" calcext:value-type="float">
            <text:p>21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63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55];[.B8])" office:value-type="float" office:value="11" calcext:value-type="float">
            <text:p>11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63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55];[.B9])" office:value-type="float" office:value="10" calcext:value-type="float">
            <text:p>10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63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55];[.B10])" office:value-type="float" office:value="11" calcext:value-type="float">
            <text:p>11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63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55];[.B11])" office:value-type="float" office:value="5" calcext:value-type="float">
            <text:p>5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63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55];[.B12])" office:value-type="float" office:value="5" calcext:value-type="float">
            <text:p>5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63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55];[.B13])" office:value-type="float" office:value="7" calcext:value-type="float">
            <text:p>7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63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55];[.B14])" office:value-type="float" office:value="1" calcext:value-type="float">
            <text:p>1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63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55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63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55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63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55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63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55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63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55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63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55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9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55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9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55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9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55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9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55];[.B24])" office:value-type="float" office:value="1" calcext:value-type="float">
            <text:p>1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9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55];[.B25])" office:value-type="float" office:value="1" calcext:value-type="float">
            <text:p>1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9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55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63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55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63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55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63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55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63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55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63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55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63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55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63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55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63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55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63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55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63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55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63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55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63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55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63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55];[.B39])" office:value-type="float" office:value="0" calcext:value-type="float">
            <text:p>0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63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02</text:p>
          </table:table-cell>
          <table:table-cell table:formula="of:=COUNTIF([exercise_rows.$G$4:.$G$455];[.B40])" office:value-type="float" office:value="0" calcext:value-type="float">
            <text:p>0</text:p>
          </table:table-cell>
          <table:table-cell office:value-type="string" calcext:value-type="string">
            <text:p>SL completo respirazione ogni 2 bracciate</text:p>
          </table:table-cell>
          <table:table-cell office:value-type="string" calcext:value-type="string">
            <text:p>FS breath every 2 strokes</text:p>
          </table:table-cell>
          <table:table-cell office:value-type="string" calcext:value-type="string">
            <text:p>SL resp. 2</text:p>
          </table:table-cell>
          <table:table-cell office:value-type="string" calcext:value-type="string">
            <text:p>FS breath 2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02',2,1,1,1,0,(select t.id from stroke_types t where t.code = 'SL'),(select t.id from movement_types t where t.code = 'C'),(select t.id from movement_scope_types t where t.code = 'E'),0,CURDATE(),CURDATE())," calcext:value-type="string">
            <text:p>(37,'SLRE02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02: &quot;SL resp. 2&quot;&#13;&#10;    i18n_description_SLRE02: &quot;SL completo respirazione ogni 2 bracciate&quot;" calcext:value-type="string">
            <text:p>    i18n_short_SLRE02: "SL resp. 2"</text:p>
            <text:p>    i18n_description_SLRE02: "SL completo respirazione ogni 2 bracciate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02: &quot;FS breath 2&quot;&#13;&#10;    i18n_description_SLRE02: &quot;FS breath every 2 strokes&quot;" calcext:value-type="string">
            <text:p>    i18n_short_SLRE02: "FS breath 2"</text:p>
            <text:p>    i18n_description_SLRE02: "FS breath every 2 strokes"</text:p>
          </table:table-cell>
          <table:table-cell table:number-columns-repeated="5"/>
          <table:table-cell table:formula="of:=COUNTIF([.$B$5:.$B$163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3</text:p>
          </table:table-cell>
          <table:table-cell table:formula="of:=COUNTIF([exercise_rows.$G$4:.$G$455];[.B41])" office:value-type="float" office:value="0" calcext:value-type="float">
            <text:p>0</text:p>
          </table:table-cell>
          <table:table-cell office:value-type="string" calcext:value-type="string">
            <text:p>SL completo respirazione ogni 3 bracciate</text:p>
          </table:table-cell>
          <table:table-cell office:value-type="string" calcext:value-type="string">
            <text:p>FS breath every 3 strokes</text:p>
          </table:table-cell>
          <table:table-cell office:value-type="string" calcext:value-type="string">
            <text:p>SL resp. 3</text:p>
          </table:table-cell>
          <table:table-cell office:value-type="string" calcext:value-type="string">
            <text:p>FS breath 3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3',2,1,1,1,0,(select t.id from stroke_types t where t.code = 'SL'),(select t.id from movement_types t where t.code = 'C'),(select t.id from movement_scope_types t where t.code = 'E'),0,CURDATE(),CURDATE())," calcext:value-type="string">
            <text:p>(38,'SLRE03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3: &quot;SL resp. 3&quot;&#13;&#10;    i18n_description_SLRE03: &quot;SL completo respirazione ogni 3 bracciate&quot;" calcext:value-type="string">
            <text:p>    i18n_short_SLRE03: "SL resp. 3"</text:p>
            <text:p>    i18n_description_SLRE03: "SL completo respirazione ogni 3 bracciat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3: &quot;FS breath 3&quot;&#13;&#10;    i18n_description_SLRE03: &quot;FS breath every 3 strokes&quot;" calcext:value-type="string">
            <text:p>    i18n_short_SLRE03: "FS breath 3"</text:p>
            <text:p>    i18n_description_SLRE03: "FS breath every 3 strokes"</text:p>
          </table:table-cell>
          <table:table-cell table:number-columns-repeated="5"/>
          <table:table-cell table:formula="of:=COUNTIF([.$B$5:.$B$163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04</text:p>
          </table:table-cell>
          <table:table-cell table:formula="of:=COUNTIF([exercise_rows.$G$4:.$G$455];[.B42])" office:value-type="float" office:value="0" calcext:value-type="float">
            <text:p>0</text:p>
          </table:table-cell>
          <table:table-cell office:value-type="string" calcext:value-type="string">
            <text:p>SL completo respirazione ogni 4 bracciate</text:p>
          </table:table-cell>
          <table:table-cell office:value-type="string" calcext:value-type="string">
            <text:p>FS breath every 4 strokes</text:p>
          </table:table-cell>
          <table:table-cell office:value-type="string" calcext:value-type="string">
            <text:p>SL resp. 4</text:p>
          </table:table-cell>
          <table:table-cell office:value-type="string" calcext:value-type="string">
            <text:p>FS breath 4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04',2,1,1,1,0,(select t.id from stroke_types t where t.code = 'SL'),(select t.id from movement_types t where t.code = 'C'),(select t.id from movement_scope_types t where t.code = 'E'),0,CURDATE(),CURDATE())," calcext:value-type="string">
            <text:p>(39,'SLRE04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04: &quot;SL resp. 4&quot;&#13;&#10;    i18n_description_SLRE04: &quot;SL completo respirazione ogni 4 bracciate&quot;" calcext:value-type="string">
            <text:p>    i18n_short_SLRE04: "SL resp. 4"</text:p>
            <text:p>    i18n_description_SLRE04: "SL completo respirazione ogni 4 bracciate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04: &quot;FS breath 4&quot;&#13;&#10;    i18n_description_SLRE04: &quot;FS breath every 4 strokes&quot;" calcext:value-type="string">
            <text:p>    i18n_short_SLRE04: "FS breath 4"</text:p>
            <text:p>    i18n_description_SLRE04: "FS breath every 4 strokes"</text:p>
          </table:table-cell>
          <table:table-cell table:number-columns-repeated="5"/>
          <table:table-cell table:formula="of:=COUNTIF([.$B$5:.$B$163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RE05</text:p>
          </table:table-cell>
          <table:table-cell table:formula="of:=COUNTIF([exercise_rows.$G$4:.$G$455];[.B43])" office:value-type="float" office:value="0" calcext:value-type="float">
            <text:p>0</text:p>
          </table:table-cell>
          <table:table-cell office:value-type="string" calcext:value-type="string">
            <text:p>SL completo respirazione ogni 5 bracciate</text:p>
          </table:table-cell>
          <table:table-cell office:value-type="string" calcext:value-type="string">
            <text:p>FS breath every 5 strokes</text:p>
          </table:table-cell>
          <table:table-cell office:value-type="string" calcext:value-type="string">
            <text:p>SL resp. 5</text:p>
          </table:table-cell>
          <table:table-cell office:value-type="string" calcext:value-type="string">
            <text:p>FS breath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RE05',2,1,1,1,0,(select t.id from stroke_types t where t.code = 'SL'),(select t.id from movement_types t where t.code = 'C'),(select t.id from movement_scope_types t where t.code = 'E'),0,CURDATE(),CURDATE())," calcext:value-type="string">
            <text:p>(40,'SLRE05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RE05: &quot;SL resp. 5&quot;&#13;&#10;    i18n_description_SLRE05: &quot;SL completo respirazione ogni 5 bracciate&quot;" calcext:value-type="string">
            <text:p>    i18n_short_SLRE05: "SL resp. 5"</text:p>
            <text:p>    i18n_description_SLRE05: "SL completo respirazione ogni 5 bracciate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RE05: &quot;FS breath 5&quot;&#13;&#10;    i18n_description_SLRE05: &quot;FS breath every 5 strokes&quot;" calcext:value-type="string">
            <text:p>    i18n_short_SLRE05: "FS breath 5"</text:p>
            <text:p>    i18n_description_SLRE05: "FS breath every 5 strokes"</text:p>
          </table:table-cell>
          <table:table-cell table:number-columns-repeated="5"/>
          <table:table-cell table:formula="of:=COUNTIF([.$B$5:.$B$163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RE07</text:p>
          </table:table-cell>
          <table:table-cell table:formula="of:=COUNTIF([exercise_rows.$G$4:.$G$455];[.B44])" office:value-type="float" office:value="0" calcext:value-type="float">
            <text:p>0</text:p>
          </table:table-cell>
          <table:table-cell office:value-type="string" calcext:value-type="string">
            <text:p>SL completo respirazione ogni 7 bracciate</text:p>
          </table:table-cell>
          <table:table-cell office:value-type="string" calcext:value-type="string">
            <text:p>FS breath every 7 strokes</text:p>
          </table:table-cell>
          <table:table-cell office:value-type="string" calcext:value-type="string">
            <text:p>SL resp. 7</text:p>
          </table:table-cell>
          <table:table-cell office:value-type="string" calcext:value-type="string">
            <text:p>FS breath 7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RE07',2,1,1,1,0,(select t.id from stroke_types t where t.code = 'SL'),(select t.id from movement_types t where t.code = 'C'),(select t.id from movement_scope_types t where t.code = 'E'),0,CURDATE(),CURDATE())," calcext:value-type="string">
            <text:p>(41,'SLRE07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RE07: &quot;SL resp. 7&quot;&#13;&#10;    i18n_description_SLRE07: &quot;SL completo respirazione ogni 7 bracciate&quot;" calcext:value-type="string">
            <text:p>    i18n_short_SLRE07: "SL resp. 7"</text:p>
            <text:p>    i18n_description_SLRE07: "SL completo respirazione ogni 7 bracciate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RE07: &quot;FS breath 7&quot;&#13;&#10;    i18n_description_SLRE07: &quot;FS breath every 7 strokes&quot;" calcext:value-type="string">
            <text:p>    i18n_short_SLRE07: "FS breath 7"</text:p>
            <text:p>    i18n_description_SLRE07: "FS breath every 7 strokes"</text:p>
          </table:table-cell>
          <table:table-cell table:number-columns-repeated="5"/>
          <table:table-cell table:formula="of:=COUNTIF([.$B$5:.$B$163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RE09</text:p>
          </table:table-cell>
          <table:table-cell table:formula="of:=COUNTIF([exercise_rows.$G$4:.$G$455];[.B45])" office:value-type="float" office:value="0" calcext:value-type="float">
            <text:p>0</text:p>
          </table:table-cell>
          <table:table-cell office:value-type="string" calcext:value-type="string">
            <text:p>SL completo respirazione ogni 9 bracciate</text:p>
          </table:table-cell>
          <table:table-cell office:value-type="string" calcext:value-type="string">
            <text:p>FS breath every 9 strokes</text:p>
          </table:table-cell>
          <table:table-cell office:value-type="string" calcext:value-type="string">
            <text:p>SL resp. 9</text:p>
          </table:table-cell>
          <table:table-cell office:value-type="string" calcext:value-type="string">
            <text:p>FS breath 9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RE09',2,1,1,1,0,(select t.id from stroke_types t where t.code = 'SL'),(select t.id from movement_types t where t.code = 'C'),(select t.id from movement_scope_types t where t.code = 'E'),0,CURDATE(),CURDATE())," calcext:value-type="string">
            <text:p>(42,'SLRE09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RE09: &quot;SL resp. 9&quot;&#13;&#10;    i18n_description_SLRE09: &quot;SL completo respirazione ogni 9 bracciate&quot;" calcext:value-type="string">
            <text:p>    i18n_short_SLRE09: "SL resp. 9"</text:p>
            <text:p>    i18n_description_SLRE09: "SL completo respirazione ogni 9 bracciat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RE09: &quot;FS breath 9&quot;&#13;&#10;    i18n_description_SLRE09: &quot;FS breath every 9 strokes&quot;" calcext:value-type="string">
            <text:p>    i18n_short_SLRE09: "FS breath 9"</text:p>
            <text:p>    i18n_description_SLRE09: "FS breath every 9 strokes"</text:p>
          </table:table-cell>
          <table:table-cell table:number-columns-repeated="5"/>
          <table:table-cell table:formula="of:=COUNTIF([.$B$5:.$B$163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RE11</text:p>
          </table:table-cell>
          <table:table-cell table:formula="of:=COUNTIF([exercise_rows.$G$4:.$G$455];[.B46])" office:value-type="float" office:value="0" calcext:value-type="float">
            <text:p>0</text:p>
          </table:table-cell>
          <table:table-cell office:value-type="string" calcext:value-type="string">
            <text:p>SL completo respirazione ogni 11 bracciate</text:p>
          </table:table-cell>
          <table:table-cell office:value-type="string" calcext:value-type="string">
            <text:p>FS breath every 11 strokes</text:p>
          </table:table-cell>
          <table:table-cell office:value-type="string" calcext:value-type="string">
            <text:p>SL resp. 11</text:p>
          </table:table-cell>
          <table:table-cell office:value-type="string" calcext:value-type="string">
            <text:p>FS breath 1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RE11',2,1,1,1,0,(select t.id from stroke_types t where t.code = 'SL'),(select t.id from movement_types t where t.code = 'C'),(select t.id from movement_scope_types t where t.code = 'E'),0,CURDATE(),CURDATE())," calcext:value-type="string">
            <text:p>(43,'SLRE1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RE11: &quot;SL resp. 11&quot;&#13;&#10;    i18n_description_SLRE11: &quot;SL completo respirazione ogni 11 bracciate&quot;" calcext:value-type="string">
            <text:p>    i18n_short_SLRE11: "SL resp. 11"</text:p>
            <text:p>    i18n_description_SLRE11: "SL completo respirazione ogni 11 bracciate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RE11: &quot;FS breath 11&quot;&#13;&#10;    i18n_description_SLRE11: &quot;FS breath every 11 strokes&quot;" calcext:value-type="string">
            <text:p>    i18n_short_SLRE11: "FS breath 11"</text:p>
            <text:p>    i18n_description_SLRE11: "FS breath every 11 strokes"</text:p>
          </table:table-cell>
          <table:table-cell table:number-columns-repeated="5"/>
          <table:table-cell table:formula="of:=COUNTIF([.$B$5:.$B$163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RE00</text:p>
          </table:table-cell>
          <table:table-cell table:formula="of:=COUNTIF([exercise_rows.$G$4:.$G$455];[.B47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RE00',2,1,1,1,0,(select t.id from stroke_types t where t.code = 'SL'),(select t.id from movement_types t where t.code = 'C'),(select t.id from movement_scope_types t where t.code = 'E'),0,CURDATE(),CURDATE())," calcext:value-type="string">
            <text:p>(44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63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RECI</text:p>
          </table:table-cell>
          <table:table-cell table:formula="of:=COUNTIF([exercise_rows.$G$4:.$G$455];[.B48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RECI',2,1,1,1,0,(select t.id from stroke_types t where t.code = 'SL'),(select t.id from movement_types t where t.code = 'C'),(select t.id from movement_scope_types t where t.code = 'E'),0,CURDATE(),CURDATE())," calcext:value-type="string">
            <text:p>(45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63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CO</text:p>
          </table:table-cell>
          <table:table-cell table:formula="of:=COUNTIF([exercise_rows.$G$4:.$G$455];[.B49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CO',2,1,1,1,1,(select t.id from stroke_types t where t.code = 'SL'),(select t.id from movement_types t where t.code = 'T'),(select t.id from movement_scope_types t where t.code = 'C'),0,CURDATE(),CURDATE())," calcext:value-type="string">
            <text:p>(46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63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COEG</text:p>
          </table:table-cell>
          <table:table-cell table:formula="of:=COUNTIF([exercise_rows.$G$4:.$G$455];[.B50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COEG',2,1,0,1,1,(select t.id from stroke_types t where t.code = 'SL'),(select t.id from movement_types t where t.code = 'T'),(select t.id from movement_scope_types t where t.code = 'C'),0,CURDATE(),CURDATE())," calcext:value-type="string">
            <text:p>(47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63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SO</text:p>
          </table:table-cell>
          <table:table-cell table:formula="of:=COUNTIF([exercise_rows.$G$4:.$G$455];[.B51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SO',2,1,0,1,0,(select t.id from stroke_types t where t.code = 'SL'),(select t.id from movement_types t where t.code = 'B'),(select t.id from movement_scope_types t where t.code = 'I'),0,CURDATE(),CURDATE())," calcext:value-type="string">
            <text:p>(48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63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SLBRRL</text:p>
          </table:table-cell>
          <table:table-cell table:formula="of:=COUNTIF([exercise_rows.$G$4:.$G$455];[.B52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SLBRRL',2,1,1,1,1,(select t.id from stroke_types t where t.code = 'SL'),(select t.id from movement_types t where t.code = 'T'),(select t.id from movement_scope_types t where t.code = 'E'),0,CURDATE(),CURDATE())," calcext:value-type="string">
            <text:p>(49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63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SLBR3P</text:p>
          </table:table-cell>
          <table:table-cell table:formula="of:=COUNTIF([exercise_rows.$G$4:.$G$455];[.B53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SLBR3P',2,1,1,1,1,(select t.id from stroke_types t where t.code = 'SL'),(select t.id from movement_types t where t.code = 'T'),(select t.id from movement_scope_types t where t.code = 'E'),0,CURDATE(),CURDATE())," calcext:value-type="string">
            <text:p>(50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63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FP</text:p>
          </table:table-cell>
          <table:table-cell table:formula="of:=COUNTIF([exercise_rows.$G$4:.$G$455];[.B54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FP',2,1,1,1,1,(select t.id from stroke_types t where t.code = 'SL'),(select t.id from movement_types t where t.code = 'T'),(select t.id from movement_scope_types t where t.code = 'C'),0,CURDATE(),CURDATE())," calcext:value-type="string">
            <text:p>(51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63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COPF</text:p>
          </table:table-cell>
          <table:table-cell table:formula="of:=COUNTIF([exercise_rows.$G$4:.$G$455];[.B55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COPF',2,1,1,1,1,(select t.id from stroke_types t where t.code = 'SL'),(select t.id from movement_types t where t.code = 'T'),(select t.id from movement_scope_types t where t.code = 'C'),0,CURDATE(),CURDATE())," calcext:value-type="string">
            <text:p>(52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63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PR</text:p>
          </table:table-cell>
          <table:table-cell table:formula="of:=COUNTIF([exercise_rows.$G$4:.$G$455];[.B56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PR',2,1,1,1,1,(select t.id from stroke_types t where t.code = 'SL'),(select t.id from movement_types t where t.code = 'T'),(select t.id from movement_scope_types t where t.code = 'C'),0,CURDATE(),CURDATE())," calcext:value-type="string">
            <text:p>(53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63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BT</text:p>
          </table:table-cell>
          <table:table-cell table:formula="of:=COUNTIF([exercise_rows.$G$4:.$G$455];[.B57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BT',2,1,1,1,1,(select t.id from stroke_types t where t.code = 'SL'),(select t.id from movement_types t where t.code = 'T'),(select t.id from movement_scope_types t where t.code = 'C'),0,CURDATE(),CURDATE())," calcext:value-type="string">
            <text:p>(54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63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POGASL</text:p>
          </table:table-cell>
          <table:table-cell table:formula="of:=COUNTIF([exercise_rows.$G$4:.$G$455];[.B58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POGASL',2,0,1,0,0,(select t.id from stroke_types t where t.code = 'PO'),(select t.id from movement_types t where t.code = 'G'),(select t.id from movement_scope_types t where t.code = 'E'),0,CURDATE(),CURDATE())," calcext:value-type="string">
            <text:p>(55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63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POGASB</text:p>
          </table:table-cell>
          <table:table-cell table:formula="of:=COUNTIF([exercise_rows.$G$4:.$G$455];[.B59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POGASB',2,0,1,0,0,(select t.id from stroke_types t where t.code = 'PO'),(select t.id from movement_types t where t.code = 'G'),(select t.id from movement_scope_types t where t.code = 'E'),0,CURDATE(),CURDATE())," calcext:value-type="string">
            <text:p>(56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63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SLCOCA</text:p>
          </table:table-cell>
          <table:table-cell table:formula="of:=COUNTIF([exercise_rows.$G$4:.$G$455];[.B60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SLCOCA',2,1,1,1,0,(select t.id from stroke_types t where t.code = 'SL'),(select t.id from movement_types t where t.code = 'C'),(select t.id from movement_scope_types t where t.code = 'E'),0,CURDATE(),CURDATE())," calcext:value-type="string">
            <text:p>(57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63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SLBRFA</text:p>
          </table:table-cell>
          <table:table-cell table:formula="of:=COUNTIF([exercise_rows.$G$4:.$G$455];[.B61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SLBRFA',2,1,1,1,1,(select t.id from stroke_types t where t.code = 'SL'),(select t.id from movement_types t where t.code = 'C'),(select t.id from movement_scope_types t where t.code = 'C'),0,CURDATE(),CURDATE())," calcext:value-type="string">
            <text:p>(58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63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SLBRRA</text:p>
          </table:table-cell>
          <table:table-cell table:formula="of:=COUNTIF([exercise_rows.$G$4:.$G$455];[.B62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SLBRRA',2,1,0,1,1,(select t.id from stroke_types t where t.code = 'SL'),(select t.id from movement_types t where t.code = 'C'),(select t.id from movement_scope_types t where t.code = 'C'),0,CURDATE(),CURDATE())," calcext:value-type="string">
            <text:p>(59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63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SLBRCA</text:p>
          </table:table-cell>
          <table:table-cell table:formula="of:=COUNTIF([exercise_rows.$G$4:.$G$455];[.B63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SLBRCA',2,1,1,1,0,(select t.id from stroke_types t where t.code = 'SL'),(select t.id from movement_types t where t.code = 'T'),(select t.id from movement_scope_types t where t.code = 'E'),0,CURDATE(),CURDATE())," calcext:value-type="string">
            <text:p>(60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62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SLBRSS</text:p>
          </table:table-cell>
          <table:table-cell table:formula="of:=COUNTIF([exercise_rows.$G$4:.$G$455];[.B64])" office:value-type="float" office:value="0" calcext:value-type="float">
            <text:p>0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SLBRSS',2,0,1,0,1,(select t.id from stroke_types t where t.code = 'SL'),(select t.id from movement_types t where t.code = 'T'),(select t.id from movement_scope_types t where t.code = 'I'),0,CURDATE(),CURDATE())," calcext:value-type="string">
            <text:p>(61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61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SLBRSG</text:p>
          </table:table-cell>
          <table:table-cell table:formula="of:=COUNTIF([exercise_rows.$G$4:.$G$455];[.B65])" office:value-type="float" office:value="0" calcext:value-type="float">
            <text:p>0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SLBRSG',2,0,1,0,1,(select t.id from stroke_types t where t.code = 'SL'),(select t.id from movement_types t where t.code = 'T'),(select t.id from movement_scope_types t where t.code = 'I'),0,CURDATE(),CURDATE())," calcext:value-type="string">
            <text:p>(62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60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PU</text:p>
          </table:table-cell>
          <table:table-cell table:formula="of:=COUNTIF([exercise_rows.$G$4:.$G$455];[.B66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PU',2,0,1,1,1,(select t.id from stroke_types t where t.code = 'FA'),(select t.id from movement_types t where t.code = 'T'),(select t.id from movement_scope_types t where t.code = 'I'),0,CURDATE(),CURDATE())," calcext:value-type="string">
            <text:p>(63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63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AL</text:p>
          </table:table-cell>
          <table:table-cell table:formula="of:=COUNTIF([exercise_rows.$G$4:.$G$455];[.B67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AL',2,1,1,1,1,(select t.id from stroke_types t where t.code = 'FA'),(select t.id from movement_types t where t.code = 'T'),(select t.id from movement_scope_types t where t.code = 'I'),0,CURDATE(),CURDATE())," calcext:value-type="string">
            <text:p>(64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63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BRBA</text:p>
          </table:table-cell>
          <table:table-cell table:formula="of:=COUNTIF([exercise_rows.$G$4:.$G$455];[.B68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BRBA',2,1,1,1,1,(select t.id from stroke_types t where t.code = 'FA'),(select t.id from movement_types t where t.code = 'T'),(select t.id from movement_scope_types t where t.code = 'I'),0,CURDATE(),CURDATE())," calcext:value-type="string">
            <text:p>(65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63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LT</text:p>
          </table:table-cell>
          <table:table-cell table:formula="of:=COUNTIF([exercise_rows.$G$4:.$G$455];[.B69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LT',2,1,1,1,1,(select t.id from stroke_types t where t.code = 'FA'),(select t.id from movement_types t where t.code = 'T'),(select t.id from movement_scope_types t where t.code = 'I'),0,CURDATE(),CURDATE())," calcext:value-type="string">
            <text:p>(66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63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L2</text:p>
          </table:table-cell>
          <table:table-cell table:formula="of:=COUNTIF([exercise_rows.$G$4:.$G$455];[.B70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L2',2,1,1,1,1,(select t.id from stroke_types t where t.code = 'FA'),(select t.id from movement_types t where t.code = 'T'),(select t.id from movement_scope_types t where t.code = 'I'),0,CURDATE(),CURDATE())," calcext:value-type="string">
            <text:p>(67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63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CM</text:p>
          </table:table-cell>
          <table:table-cell table:formula="of:=COUNTIF([exercise_rows.$G$4:.$G$455];[.B71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CM',2,1,1,1,1,(select t.id from stroke_types t where t.code = 'FA'),(select t.id from movement_types t where t.code = 'T'),(select t.id from movement_scope_types t where t.code = 'I'),0,CURDATE(),CURDATE())," calcext:value-type="string">
            <text:p>(68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63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C2</text:p>
          </table:table-cell>
          <table:table-cell table:formula="of:=COUNTIF([exercise_rows.$G$4:.$G$455];[.B72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C2',2,1,1,1,1,(select t.id from stroke_types t where t.code = 'FA'),(select t.id from movement_types t where t.code = 'T'),(select t.id from movement_scope_types t where t.code = 'I'),0,CURDATE(),CURDATE())," calcext:value-type="string">
            <text:p>(69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63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C3</text:p>
          </table:table-cell>
          <table:table-cell table:formula="of:=COUNTIF([exercise_rows.$G$4:.$G$455];[.B73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C3',2,1,1,1,1,(select t.id from stroke_types t where t.code = 'FA'),(select t.id from movement_types t where t.code = 'T'),(select t.id from movement_scope_types t where t.code = 'I'),0,CURDATE(),CURDATE())," calcext:value-type="string">
            <text:p>(70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63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GBR4</text:p>
          </table:table-cell>
          <table:table-cell table:formula="of:=COUNTIF([exercise_rows.$G$4:.$G$455];[.B74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GBR4',2,0,1,1,0,(select t.id from stroke_types t where t.code = 'FA'),(select t.id from movement_types t where t.code = 'G'),(select t.id from movement_scope_types t where t.code = 'I'),0,CURDATE(),CURDATE())," calcext:value-type="string">
            <text:p>(71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63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BRSO</text:p>
          </table:table-cell>
          <table:table-cell table:formula="of:=COUNTIF([exercise_rows.$G$4:.$G$455];[.B75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BRSO',2,1,0,1,1,(select t.id from stroke_types t where t.code = 'FA'),(select t.id from movement_types t where t.code = 'B'),(select t.id from movement_scope_types t where t.code = 'I'),0,CURDATE(),CURDATE())," calcext:value-type="string">
            <text:p>(72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63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BRSF</text:p>
          </table:table-cell>
          <table:table-cell table:formula="of:=COUNTIF([exercise_rows.$G$4:.$G$455];[.B76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BRSF',2,1,0,1,1,(select t.id from stroke_types t where t.code = 'FA'),(select t.id from movement_types t where t.code = 'B'),(select t.id from movement_scope_types t where t.code = 'I'),0,CURDATE(),CURDATE())," calcext:value-type="string">
            <text:p>(73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63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BRSU</text:p>
          </table:table-cell>
          <table:table-cell table:formula="of:=COUNTIF([exercise_rows.$G$4:.$G$455];[.B77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BRSU',2,0,1,1,1,(select t.id from stroke_types t where t.code = 'FA'),(select t.id from movement_types t where t.code = 'B'),(select t.id from movement_scope_types t where t.code = 'I'),0,CURDATE(),CURDATE())," calcext:value-type="string">
            <text:p>(74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63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FABRBL</text:p>
          </table:table-cell>
          <table:table-cell table:formula="of:=COUNTIF([exercise_rows.$G$4:.$G$455];[.B78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FABRBL',2,1,1,1,1,(select t.id from stroke_types t where t.code = 'FA'),(select t.id from movement_types t where t.code = 'T'),(select t.id from movement_scope_types t where t.code = 'E'),0,CURDATE(),CURDATE())," calcext:value-type="string">
            <text:p>(75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63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FABRBS</text:p>
          </table:table-cell>
          <table:table-cell table:formula="of:=COUNTIF([exercise_rows.$G$4:.$G$455];[.B79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FABRBS',2,1,1,1,1,(select t.id from stroke_types t where t.code = 'FA'),(select t.id from movement_types t where t.code = 'T'),(select t.id from movement_scope_types t where t.code = 'E'),0,CURDATE(),CURDATE())," calcext:value-type="string">
            <text:p>(76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63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FARE01</text:p>
          </table:table-cell>
          <table:table-cell table:formula="of:=COUNTIF([exercise_rows.$G$4:.$G$455];[.B80])" office:value-type="float" office:value="0" calcext:value-type="float">
            <text:p>0</text:p>
          </table:table-cell>
          <table:table-cell office:value-type="string" calcext:value-type="string">
            <text:p>FA completo respirazione ogni bracciata</text:p>
          </table:table-cell>
          <table:table-cell office:value-type="string" calcext:value-type="string">
            <text:p>BF breath every stroke</text:p>
          </table:table-cell>
          <table:table-cell office:value-type="string" calcext:value-type="string">
            <text:p>FA resp. 1</text:p>
          </table:table-cell>
          <table:table-cell office:value-type="string" calcext:value-type="string">
            <text:p>BF breath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FARE01',2,1,1,1,0,(select t.id from stroke_types t where t.code = 'FA'),(select t.id from movement_types t where t.code = 'C'),(select t.id from movement_scope_types t where t.code = 'E'),0,CURDATE(),CURDATE())," calcext:value-type="string">
            <text:p>(77,'FARE01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FARE01: &quot;FA resp. 1&quot;&#13;&#10;    i18n_description_FARE01: &quot;FA completo respirazione ogni bracciata&quot;" calcext:value-type="string">
            <text:p>    i18n_short_FARE01: "FA resp. 1"</text:p>
            <text:p>    i18n_description_FARE01: "FA completo respirazione ogni bracciata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FARE01: &quot;BF breath 1&quot;&#13;&#10;    i18n_description_FARE01: &quot;BF breath every stroke&quot;" calcext:value-type="string">
            <text:p>    i18n_short_FARE01: "BF breath 1"</text:p>
            <text:p>    i18n_description_FARE01: "BF breath every stroke"</text:p>
          </table:table-cell>
          <table:table-cell table:number-columns-repeated="5"/>
          <table:table-cell table:formula="of:=COUNTIF([.$B$5:.$B$163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FARE02</text:p>
          </table:table-cell>
          <table:table-cell table:formula="of:=COUNTIF([exercise_rows.$G$4:.$G$455];[.B81])" office:value-type="float" office:value="0" calcext:value-type="float">
            <text:p>0</text:p>
          </table:table-cell>
          <table:table-cell office:value-type="string" calcext:value-type="string">
            <text:p>FA completo respirazione ogni 2 bracciate</text:p>
          </table:table-cell>
          <table:table-cell office:value-type="string" calcext:value-type="string">
            <text:p>BF breath every 2 strokes</text:p>
          </table:table-cell>
          <table:table-cell office:value-type="string" calcext:value-type="string">
            <text:p>FA resp. 2</text:p>
          </table:table-cell>
          <table:table-cell office:value-type="string" calcext:value-type="string">
            <text:p>BF breath 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FARE02',2,1,1,1,0,(select t.id from stroke_types t where t.code = 'FA'),(select t.id from movement_types t where t.code = 'C'),(select t.id from movement_scope_types t where t.code = 'E'),0,CURDATE(),CURDATE())," calcext:value-type="string">
            <text:p>(78,'FARE02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FARE02: &quot;FA resp. 2&quot;&#13;&#10;    i18n_description_FARE02: &quot;FA completo respirazione ogni 2 bracciate&quot;" calcext:value-type="string">
            <text:p>    i18n_short_FARE02: "FA resp. 2"</text:p>
            <text:p>    i18n_description_FARE02: "FA completo respirazione ogni 2 bracciate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FARE02: &quot;BF breath 2&quot;&#13;&#10;    i18n_description_FARE02: &quot;BF breath every 2 strokes&quot;" calcext:value-type="string">
            <text:p>    i18n_short_FARE02: "BF breath 2"</text:p>
            <text:p>    i18n_description_FARE02: "BF breath every 2 strokes"</text:p>
          </table:table-cell>
          <table:table-cell table:number-columns-repeated="5"/>
          <table:table-cell table:formula="of:=COUNTIF([.$B$5:.$B$163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FARE03</text:p>
          </table:table-cell>
          <table:table-cell table:formula="of:=COUNTIF([exercise_rows.$G$4:.$G$455];[.B82])" office:value-type="float" office:value="0" calcext:value-type="float">
            <text:p>0</text:p>
          </table:table-cell>
          <table:table-cell office:value-type="string" calcext:value-type="string">
            <text:p>FA completo respirazione ogni 3 bracciate</text:p>
          </table:table-cell>
          <table:table-cell office:value-type="string" calcext:value-type="string">
            <text:p>BF breath every 3 strokes</text:p>
          </table:table-cell>
          <table:table-cell office:value-type="string" calcext:value-type="string">
            <text:p>FA resp. 3</text:p>
          </table:table-cell>
          <table:table-cell office:value-type="string" calcext:value-type="string">
            <text:p>BF breath 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FARE03',2,1,1,1,0,(select t.id from stroke_types t where t.code = 'FA'),(select t.id from movement_types t where t.code = 'C'),(select t.id from movement_scope_types t where t.code = 'E'),0,CURDATE(),CURDATE())," calcext:value-type="string">
            <text:p>(79,'FARE03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FARE03: &quot;FA resp. 3&quot;&#13;&#10;    i18n_description_FARE03: &quot;FA completo respirazione ogni 3 bracciate&quot;" calcext:value-type="string">
            <text:p>    i18n_short_FARE03: "FA resp. 3"</text:p>
            <text:p>    i18n_description_FARE03: "FA completo respirazione ogni 3 bracciate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FARE03: &quot;BF breath 3&quot;&#13;&#10;    i18n_description_FARE03: &quot;BF breath every 3 strokes&quot;" calcext:value-type="string">
            <text:p>    i18n_short_FARE03: "BF breath 3"</text:p>
            <text:p>    i18n_description_FARE03: "BF breath every 3 strokes"</text:p>
          </table:table-cell>
          <table:table-cell table:number-columns-repeated="5"/>
          <table:table-cell table:formula="of:=COUNTIF([.$B$5:.$B$163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FARE04</text:p>
          </table:table-cell>
          <table:table-cell table:formula="of:=COUNTIF([exercise_rows.$G$4:.$G$455];[.B83])" office:value-type="float" office:value="0" calcext:value-type="float">
            <text:p>0</text:p>
          </table:table-cell>
          <table:table-cell office:value-type="string" calcext:value-type="string">
            <text:p>FA completo respirazione ogni 4 bracciate</text:p>
          </table:table-cell>
          <table:table-cell office:value-type="string" calcext:value-type="string">
            <text:p>BF breath every 4 strokes</text:p>
          </table:table-cell>
          <table:table-cell office:value-type="string" calcext:value-type="string">
            <text:p>FA resp. 4</text:p>
          </table:table-cell>
          <table:table-cell office:value-type="string" calcext:value-type="string">
            <text:p>BF breath 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FARE04',2,1,1,1,0,(select t.id from stroke_types t where t.code = 'FA'),(select t.id from movement_types t where t.code = 'C'),(select t.id from movement_scope_types t where t.code = 'E'),0,CURDATE(),CURDATE())," calcext:value-type="string">
            <text:p>(80,'FARE04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FARE04: &quot;FA resp. 4&quot;&#13;&#10;    i18n_description_FARE04: &quot;FA completo respirazione ogni 4 bracciate&quot;" calcext:value-type="string">
            <text:p>    i18n_short_FARE04: "FA resp. 4"</text:p>
            <text:p>    i18n_description_FARE04: "FA completo respirazione ogni 4 bracciate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FARE04: &quot;BF breath 4&quot;&#13;&#10;    i18n_description_FARE04: &quot;BF breath every 4 strokes&quot;" calcext:value-type="string">
            <text:p>    i18n_short_FARE04: "BF breath 4"</text:p>
            <text:p>    i18n_description_FARE04: "BF breath every 4 strokes"</text:p>
          </table:table-cell>
          <table:table-cell table:number-columns-repeated="5"/>
          <table:table-cell table:formula="of:=COUNTIF([.$B$5:.$B$163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FARE05</text:p>
          </table:table-cell>
          <table:table-cell table:formula="of:=COUNTIF([exercise_rows.$G$4:.$G$455];[.B84])" office:value-type="float" office:value="0" calcext:value-type="float">
            <text:p>0</text:p>
          </table:table-cell>
          <table:table-cell office:value-type="string" calcext:value-type="string">
            <text:p>FA completo respirazione ogni 5 bracciate</text:p>
          </table:table-cell>
          <table:table-cell office:value-type="string" calcext:value-type="string">
            <text:p>BF breath every 5 strokes</text:p>
          </table:table-cell>
          <table:table-cell office:value-type="string" calcext:value-type="string">
            <text:p>FA resp. 5</text:p>
          </table:table-cell>
          <table:table-cell office:value-type="string" calcext:value-type="string">
            <text:p>BF breath 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FARE05',2,1,1,1,0,(select t.id from stroke_types t where t.code = 'FA'),(select t.id from movement_types t where t.code = 'C'),(select t.id from movement_scope_types t where t.code = 'E'),0,CURDATE(),CURDATE())," calcext:value-type="string">
            <text:p>(81,'FARE05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FARE05: &quot;FA resp. 5&quot;&#13;&#10;    i18n_description_FARE05: &quot;FA completo respirazione ogni 5 bracciate&quot;" calcext:value-type="string">
            <text:p>    i18n_short_FARE05: "FA resp. 5"</text:p>
            <text:p>    i18n_description_FARE05: "FA completo respirazione ogni 5 bracciate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FARE05: &quot;BF breath 5&quot;&#13;&#10;    i18n_description_FARE05: &quot;BF breath every 5 strokes&quot;" calcext:value-type="string">
            <text:p>    i18n_short_FARE05: "BF breath 5"</text:p>
            <text:p>    i18n_description_FARE05: "BF breath every 5 strokes"</text:p>
          </table:table-cell>
          <table:table-cell table:number-columns-repeated="5"/>
          <table:table-cell table:formula="of:=COUNTIF([.$B$5:.$B$163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FARE00</text:p>
          </table:table-cell>
          <table:table-cell table:formula="of:=COUNTIF([exercise_rows.$G$4:.$G$455];[.B85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FARE00',2,1,1,1,0,(select t.id from stroke_types t where t.code = 'FA'),(select t.id from movement_types t where t.code = 'C'),(select t.id from movement_scope_types t where t.code = 'E'),0,CURDATE(),CURDATE())," calcext:value-type="string">
            <text:p>(82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63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FABRSL</text:p>
          </table:table-cell>
          <table:table-cell table:formula="of:=COUNTIF([exercise_rows.$G$4:.$G$455];[.B86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FABRSL',2,1,1,1,1,(select t.id from stroke_types t where t.code = 'FA'),(select t.id from movement_types t where t.code = 'C'),(select t.id from movement_scope_types t where t.code = 'E'),0,CURDATE(),CURDATE())," calcext:value-type="string">
            <text:p>(83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63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POGAFA</text:p>
          </table:table-cell>
          <table:table-cell table:formula="of:=COUNTIF([exercise_rows.$G$4:.$G$455];[.B87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POGAFA',2,0,1,0,0,(select t.id from stroke_types t where t.code = 'PO'),(select t.id from movement_types t where t.code = 'G'),(select t.id from movement_scope_types t where t.code = 'E'),0,CURDATE(),CURDATE())," calcext:value-type="string">
            <text:p>(84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63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POGAFB</text:p>
          </table:table-cell>
          <table:table-cell table:formula="of:=COUNTIF([exercise_rows.$G$4:.$G$455];[.B88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POGAFB',2,0,1,0,0,(select t.id from stroke_types t where t.code = 'PO'),(select t.id from movement_types t where t.code = 'G'),(select t.id from movement_scope_types t where t.code = 'E'),0,CURDATE(),CURDATE())," calcext:value-type="string">
            <text:p>(85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63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PU</text:p>
          </table:table-cell>
          <table:table-cell table:formula="of:=COUNTIF([exercise_rows.$G$4:.$G$455];[.B89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PU',2,0,1,1,0,(select t.id from stroke_types t where t.code = 'DO'),(select t.id from movement_types t where t.code = 'T'),(select t.id from movement_scope_types t where t.code = 'I'),0,CURDATE(),CURDATE())," calcext:value-type="string">
            <text:p>(86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63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AL</text:p>
          </table:table-cell>
          <table:table-cell table:formula="of:=COUNTIF([exercise_rows.$G$4:.$G$455];[.B90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AL',2,1,1,1,0,(select t.id from stroke_types t where t.code = 'DO'),(select t.id from movement_types t where t.code = 'T'),(select t.id from movement_scope_types t where t.code = 'I'),0,CURDATE(),CURDATE())," calcext:value-type="string">
            <text:p>(87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63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BRBA</text:p>
          </table:table-cell>
          <table:table-cell table:formula="of:=COUNTIF([exercise_rows.$G$4:.$G$455];[.B91])" office:value-type="float" office:value="1" calcext:value-type="float">
            <text:p>1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BRBA',2,1,1,1,0,(select t.id from stroke_types t where t.code = 'DO'),(select t.id from movement_types t where t.code = 'T'),(select t.id from movement_scope_types t where t.code = 'I'),0,CURDATE(),CURDATE())," calcext:value-type="string">
            <text:p>(88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63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LT</text:p>
          </table:table-cell>
          <table:table-cell table:formula="of:=COUNTIF([exercise_rows.$G$4:.$G$455];[.B92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LT',2,1,1,1,0,(select t.id from stroke_types t where t.code = 'DO'),(select t.id from movement_types t where t.code = 'T'),(select t.id from movement_scope_types t where t.code = 'I'),0,CURDATE(),CURDATE())," calcext:value-type="string">
            <text:p>(89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63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GE</text:p>
          </table:table-cell>
          <table:table-cell table:formula="of:=COUNTIF([exercise_rows.$G$4:.$G$455];[.B93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GE',2,1,1,1,0,(select t.id from stroke_types t where t.code = 'DO'),(select t.id from movement_types t where t.code = 'T'),(select t.id from movement_scope_types t where t.code = 'I'),0,CURDATE(),CURDATE())," calcext:value-type="string">
            <text:p>(90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63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SF</text:p>
          </table:table-cell>
          <table:table-cell table:formula="of:=COUNTIF([exercise_rows.$G$4:.$G$455];[.B94])" office:value-type="float" office:value="1" calcext:value-type="float">
            <text:p>1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SF',2,1,1,1,0,(select t.id from stroke_types t where t.code = 'DO'),(select t.id from movement_types t where t.code = 'T'),(select t.id from movement_scope_types t where t.code = 'I'),0,CURDATE(),CURDATE())," calcext:value-type="string">
            <text:p>(91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63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DOBRRL</text:p>
          </table:table-cell>
          <table:table-cell table:formula="of:=COUNTIF([exercise_rows.$G$4:.$G$455];[.B95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DOBRRL',2,1,1,1,0,(select t.id from stroke_types t where t.code = 'DO'),(select t.id from movement_types t where t.code = 'T'),(select t.id from movement_scope_types t where t.code = 'C'),0,CURDATE(),CURDATE())," calcext:value-type="string">
            <text:p>(92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63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DOCOSI</text:p>
          </table:table-cell>
          <table:table-cell table:formula="of:=COUNTIF([exercise_rows.$G$4:.$G$455];[.B96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DOCOSI',2,1,1,1,0,(select t.id from stroke_types t where t.code = 'DO'),(select t.id from movement_types t where t.code = 'T'),(select t.id from movement_scope_types t where t.code = 'E'),0,CURDATE(),CURDATE())," calcext:value-type="string">
            <text:p>(93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63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DOBRSV</text:p>
          </table:table-cell>
          <table:table-cell table:formula="of:=COUNTIF([exercise_rows.$G$4:.$G$455];[.B97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DOBRSV',2,1,1,1,0,(select t.id from stroke_types t where t.code = 'DO'),(select t.id from movement_types t where t.code = 'T'),(select t.id from movement_scope_types t where t.code = 'E'),0,CURDATE(),CURDATE())," calcext:value-type="string">
            <text:p>(94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63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DOBRSE</text:p>
          </table:table-cell>
          <table:table-cell table:formula="of:=COUNTIF([exercise_rows.$G$4:.$G$455];[.B98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DOBRSE',2,1,1,1,0,(select t.id from stroke_types t where t.code = 'DO'),(select t.id from movement_types t where t.code = 'T'),(select t.id from movement_scope_types t where t.code = 'E'),0,CURDATE(),CURDATE())," calcext:value-type="string">
            <text:p>(95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63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DOBRTE</text:p>
          </table:table-cell>
          <table:table-cell table:formula="of:=COUNTIF([exercise_rows.$G$4:.$G$455];[.B99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DOBRTE',2,1,1,1,0,(select t.id from stroke_types t where t.code = 'DO'),(select t.id from movement_types t where t.code = 'T'),(select t.id from movement_scope_types t where t.code = 'E'),0,CURDATE(),CURDATE())," calcext:value-type="string">
            <text:p>(96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63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DOBRBS</text:p>
          </table:table-cell>
          <table:table-cell table:formula="of:=COUNTIF([exercise_rows.$G$4:.$G$455];[.B100])" office:value-type="float" office:value="1" calcext:value-type="float">
            <text:p>1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DOBRBS',2,1,1,1,0,(select t.id from stroke_types t where t.code = 'DO'),(select t.id from movement_types t where t.code = 'T'),(select t.id from movement_scope_types t where t.code = 'E'),0,CURDATE(),CURDATE())," calcext:value-type="string">
            <text:p>(97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63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DOBRSO</text:p>
          </table:table-cell>
          <table:table-cell table:formula="of:=COUNTIF([exercise_rows.$G$4:.$G$455];[.B101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DOBRSO',2,1,0,1,0,(select t.id from stroke_types t where t.code = 'DO'),(select t.id from movement_types t where t.code = 'B'),(select t.id from movement_scope_types t where t.code = 'I'),0,CURDATE(),CURDATE())," calcext:value-type="string">
            <text:p>(98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63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DOBRSS</text:p>
          </table:table-cell>
          <table:table-cell table:formula="of:=COUNTIF([exercise_rows.$G$4:.$G$455];[.B102])" office:value-type="float" office:value="0" calcext:value-type="float">
            <text:p>0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DOBRSS',2,0,1,0,0,(select t.id from stroke_types t where t.code = 'DO'),(select t.id from movement_types t where t.code = 'B'),(select t.id from movement_scope_types t where t.code = 'I'),0,CURDATE(),CURDATE())," calcext:value-type="string">
            <text:p>(99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60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DOBRBH</text:p>
          </table:table-cell>
          <table:table-cell table:formula="of:=COUNTIF([exercise_rows.$G$4:.$G$455];[.B103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DOBRBH',2,0,1,0,0,(select t.id from stroke_types t where t.code = 'DO'),(select t.id from movement_types t where t.code = 'B'),(select t.id from movement_scope_types t where t.code = 'I'),0,CURDATE(),CURDATE())," calcext:value-type="string">
            <text:p>(100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61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BRPU</text:p>
          </table:table-cell>
          <table:table-cell table:formula="of:=COUNTIF([exercise_rows.$G$4:.$G$455];[.B104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BRPU',2,0,0,1,0,(select t.id from stroke_types t where t.code = 'RA'),(select t.id from movement_types t where t.code = 'T'),(select t.id from movement_scope_types t where t.code = 'I'),0,CURDATE(),CURDATE())," calcext:value-type="string">
            <text:p>(101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63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BRAL</text:p>
          </table:table-cell>
          <table:table-cell table:formula="of:=COUNTIF([exercise_rows.$G$4:.$G$455];[.B105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BRAL',2,1,0,1,0,(select t.id from stroke_types t where t.code = 'RA'),(select t.id from movement_types t where t.code = 'T'),(select t.id from movement_scope_types t where t.code = 'I'),0,CURDATE(),CURDATE())," calcext:value-type="string">
            <text:p>(102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63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BRBA</text:p>
          </table:table-cell>
          <table:table-cell table:formula="of:=COUNTIF([exercise_rows.$G$4:.$G$455];[.B106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BRBA',2,1,0,1,0,(select t.id from stroke_types t where t.code = 'RA'),(select t.id from movement_types t where t.code = 'T'),(select t.id from movement_scope_types t where t.code = 'I'),0,CURDATE(),CURDATE())," calcext:value-type="string">
            <text:p>(103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63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BRLT</text:p>
          </table:table-cell>
          <table:table-cell table:formula="of:=COUNTIF([exercise_rows.$G$4:.$G$455];[.B107])" office:value-type="float" office:value="1" calcext:value-type="float">
            <text:p>1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BRLT',2,1,0,1,0,(select t.id from stroke_types t where t.code = 'RA'),(select t.id from movement_types t where t.code = 'T'),(select t.id from movement_scope_types t where t.code = 'I'),0,CURDATE(),CURDATE())," calcext:value-type="string">
            <text:p>(104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63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COSC</text:p>
          </table:table-cell>
          <table:table-cell table:formula="of:=COUNTIF([exercise_rows.$G$4:.$G$455];[.B108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COSC',2,1,0,1,0,(select t.id from stroke_types t where t.code = 'RA'),(select t.id from movement_types t where t.code = 'T'),(select t.id from movement_scope_types t where t.code = 'E'),0,CURDATE(),CURDATE())," calcext:value-type="string">
            <text:p>(105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63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2G</text:p>
          </table:table-cell>
          <table:table-cell table:formula="of:=COUNTIF([exercise_rows.$G$4:.$G$455];[.B109])" office:value-type="float" office:value="1" calcext:value-type="float">
            <text:p>1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2G',2,1,0,1,0,(select t.id from stroke_types t where t.code = 'RA'),(select t.id from movement_types t where t.code = 'G'),(select t.id from movement_scope_types t where t.code = 'E'),0,CURDATE(),CURDATE())," calcext:value-type="string">
            <text:p>(106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63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BRSO</text:p>
          </table:table-cell>
          <table:table-cell table:formula="of:=COUNTIF([exercise_rows.$G$4:.$G$455];[.B110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BRSO',2,1,0,1,0,(select t.id from stroke_types t where t.code = 'RA'),(select t.id from movement_types t where t.code = 'B'),(select t.id from movement_scope_types t where t.code = 'I'),0,CURDATE(),CURDATE())," calcext:value-type="string">
            <text:p>(107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63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COSV</text:p>
          </table:table-cell>
          <table:table-cell table:formula="of:=COUNTIF([exercise_rows.$G$4:.$G$455];[.B111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COSV',2,1,0,1,0,(select t.id from stroke_types t where t.code = 'RA'),(select t.id from movement_types t where t.code = 'C'),(select t.id from movement_scope_types t where t.code = 'C'),0,CURDATE(),CURDATE())," calcext:value-type="string">
            <text:p>(108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63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CONS</text:p>
          </table:table-cell>
          <table:table-cell table:formula="of:=COUNTIF([exercise_rows.$G$4:.$G$455];[.B112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CONS',2,1,0,1,0,(select t.id from stroke_types t where t.code = 'RA'),(select t.id from movement_types t where t.code = 'C'),(select t.id from movement_scope_types t where t.code = 'C'),0,CURDATE(),CURDATE())," calcext:value-type="string">
            <text:p>(109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63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RAGAEL</text:p>
          </table:table-cell>
          <table:table-cell table:formula="of:=COUNTIF([exercise_rows.$G$4:.$G$455];[.B113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RAGAEL',2,1,1,1,0,(select t.id from stroke_types t where t.code = 'RA'),(select t.id from movement_types t where t.code = 'G'),(select t.id from movement_scope_types t where t.code = 'E'),0,CURDATE(),CURDATE())," calcext:value-type="string">
            <text:p>(110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63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RAGACA</text:p>
          </table:table-cell>
          <table:table-cell table:formula="of:=COUNTIF([exercise_rows.$G$4:.$G$455];[.B114])" office:value-type="float" office:value="1" calcext:value-type="float">
            <text:p>1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RAGACA',2,1,0,1,0,(select t.id from stroke_types t where t.code = 'RA'),(select t.id from movement_types t where t.code = 'T'),(select t.id from movement_scope_types t where t.code = 'I'),0,CURDATE(),CURDATE())," calcext:value-type="string">
            <text:p>(111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63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RACOAL</text:p>
          </table:table-cell>
          <table:table-cell table:formula="of:=COUNTIF([exercise_rows.$G$4:.$G$455];[.B115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RACOAL',2,1,0,1,0,(select t.id from stroke_types t where t.code = 'RA'),(select t.id from movement_types t where t.code = 'T'),(select t.id from movement_scope_types t where t.code = 'C'),0,CURDATE(),CURDATE())," calcext:value-type="string">
            <text:p>(112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63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RABRTA</text:p>
          </table:table-cell>
          <table:table-cell table:formula="of:=COUNTIF([exercise_rows.$G$4:.$G$455];[.B116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RABRTA',2,1,0,1,0,(select t.id from stroke_types t where t.code = 'RA'),(select t.id from movement_types t where t.code = 'C'),(select t.id from movement_scope_types t where t.code = 'E'),0,CURDATE(),CURDATE())," calcext:value-type="string">
            <text:p>(113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63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RACOSU</text:p>
          </table:table-cell>
          <table:table-cell table:formula="of:=COUNTIF([exercise_rows.$G$4:.$G$455];[.B117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RACOSU',2,1,0,1,0,(select t.id from stroke_types t where t.code = 'RA'),(select t.id from movement_types t where t.code = 'C'),(select t.id from movement_scope_types t where t.code = 'E'),0,CURDATE(),CURDATE())," calcext:value-type="string">
            <text:p>(114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63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RAGAVE</text:p>
          </table:table-cell>
          <table:table-cell table:formula="of:=COUNTIF([exercise_rows.$G$4:.$G$455];[.B118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RAGAVE',2,0,0,0,0,(select t.id from stroke_types t where t.code = 'RA'),(select t.id from movement_types t where t.code = 'G'),(select t.id from movement_scope_types t where t.code = 'E'),0,CURDATE(),CURDATE())," calcext:value-type="string">
            <text:p>(115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63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RAGAVB</text:p>
          </table:table-cell>
          <table:table-cell table:formula="of:=COUNTIF([exercise_rows.$G$4:.$G$455];[.B119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RAGAVB',2,0,0,0,0,(select t.id from stroke_types t where t.code = 'RA'),(select t.id from movement_types t where t.code = 'G'),(select t.id from movement_scope_types t where t.code = 'E'),0,CURDATE(),CURDATE())," calcext:value-type="string">
            <text:p>(116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63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RAGABI</text:p>
          </table:table-cell>
          <table:table-cell table:formula="of:=COUNTIF([exercise_rows.$G$4:.$G$455];[.B120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RAGABI',2,0,0,0,0,(select t.id from stroke_types t where t.code = 'RA'),(select t.id from movement_types t where t.code = 'G'),(select t.id from movement_scope_types t where t.code = 'E'),0,CURDATE(),CURDATE())," calcext:value-type="string">
            <text:p>(117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63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MIBRPU</text:p>
          </table:table-cell>
          <table:table-cell table:formula="of:=COUNTIF([exercise_rows.$G$4:.$G$455];[.B121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MIBRPU',2,0,0,1,0,(select t.id from stroke_types t where t.code = 'MI'),(select t.id from movement_types t where t.code = 'T'),(select t.id from movement_scope_types t where t.code = 'I'),0,CURDATE(),CURDATE())," calcext:value-type="string">
            <text:p>(118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63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MIBRAL</text:p>
          </table:table-cell>
          <table:table-cell table:formula="of:=COUNTIF([exercise_rows.$G$4:.$G$455];[.B122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MIBRAL',2,1,0,1,0,(select t.id from stroke_types t where t.code = 'MI'),(select t.id from movement_types t where t.code = 'T'),(select t.id from movement_scope_types t where t.code = 'I'),0,CURDATE(),CURDATE())," calcext:value-type="string">
            <text:p>(119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63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MIBRBA</text:p>
          </table:table-cell>
          <table:table-cell table:formula="of:=COUNTIF([exercise_rows.$G$4:.$G$455];[.B123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MIBRBA',2,1,0,1,0,(select t.id from stroke_types t where t.code = 'MI'),(select t.id from movement_types t where t.code = 'T'),(select t.id from movement_scope_types t where t.code = 'I'),0,CURDATE(),CURDATE())," calcext:value-type="string">
            <text:p>(120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63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MIBRLT</text:p>
          </table:table-cell>
          <table:table-cell table:formula="of:=COUNTIF([exercise_rows.$G$4:.$G$455];[.B124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MIBRLT',2,1,0,1,0,(select t.id from stroke_types t where t.code = 'MI'),(select t.id from movement_types t where t.code = 'T'),(select t.id from movement_scope_types t where t.code = 'I'),0,CURDATE(),CURDATE())," calcext:value-type="string">
            <text:p>(121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63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MICOAL</text:p>
          </table:table-cell>
          <table:table-cell table:formula="of:=COUNTIF([exercise_rows.$G$4:.$G$455];[.B125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MICOAL',2,1,0,1,0,(select t.id from stroke_types t where t.code = 'MI'),(select t.id from movement_types t where t.code = 'T'),(select t.id from movement_scope_types t where t.code = 'C'),0,CURDATE(),CURDATE())," calcext:value-type="string">
            <text:p>(122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63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MICOIM</text:p>
          </table:table-cell>
          <table:table-cell table:style-name="ce5" table:formula="of:=COUNTIF([exercise_rows.$G$4:.$G$455];[.B126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MICOIM',2,1,0,1,0,(select t.id from stroke_types t where t.code = 'MI'),(select t.id from movement_types t where t.code = 'C'),(select t.id from movement_scope_types t where t.code = 'C'),0,CURDATE(),CURDATE())," calcext:value-type="string">
            <text:p>(123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63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TRCK</text:p>
          </table:table-cell>
          <table:table-cell table:formula="of:=COUNTIF([exercise_rows.$G$4:.$G$455];[.B127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TRCK',2,0,0,0,0,(select t.id from stroke_types t where t.code = 'PA'),(select t.id from movement_types t where t.code = 'C'),(select t.id from movement_scope_types t where t.code = 'N'),0,CURDATE(),CURDATE())," calcext:value-type="string">
            <text:p>(124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63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GRAB</text:p>
          </table:table-cell>
          <table:table-cell table:formula="of:=COUNTIF([exercise_rows.$G$4:.$G$455];[.B128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GRAB',2,0,0,0,0,(select t.id from stroke_types t where t.code = 'PA'),(select t.id from movement_types t where t.code = 'C'),(select t.id from movement_scope_types t where t.code = 'N'),0,CURDATE(),CURDATE())," calcext:value-type="string">
            <text:p>(125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63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DOSU</text:p>
          </table:table-cell>
          <table:table-cell table:formula="of:=COUNTIF([exercise_rows.$G$4:.$G$455];[.B129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DOSU',2,0,0,0,0,(select t.id from stroke_types t where t.code = 'PA'),(select t.id from movement_types t where t.code = 'C'),(select t.id from movement_scope_types t where t.code = 'N'),0,CURDATE(),CURDATE())," calcext:value-type="string">
            <text:p>(126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63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DOME</text:p>
          </table:table-cell>
          <table:table-cell table:formula="of:=COUNTIF([exercise_rows.$G$4:.$G$455];[.B130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DOME',2,0,0,0,0,(select t.id from stroke_types t where t.code = 'PA'),(select t.id from movement_types t where t.code = 'C'),(select t.id from movement_scope_types t where t.code = 'N'),0,CURDATE(),CURDATE())," calcext:value-type="string">
            <text:p>(127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63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DOBA</text:p>
          </table:table-cell>
          <table:table-cell table:formula="of:=COUNTIF([exercise_rows.$G$4:.$G$455];[.B131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DOBA',2,0,0,0,0,(select t.id from stroke_types t where t.code = 'PA'),(select t.id from movement_types t where t.code = 'C'),(select t.id from movement_scope_types t where t.code = 'N'),0,CURDATE(),CURDATE())," calcext:value-type="string">
            <text:p>(128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63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DOTR</text:p>
          </table:table-cell>
          <table:table-cell table:formula="of:=COUNTIF([exercise_rows.$G$4:.$G$455];[.B132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DOTR',2,0,0,0,0,(select t.id from stroke_types t where t.code = 'PA'),(select t.id from movement_types t where t.code = 'C'),(select t.id from movement_scope_types t where t.code = 'N'),0,CURDATE(),CURDATE())," calcext:value-type="string">
            <text:p>(129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63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PATRGA</text:p>
          </table:table-cell>
          <table:table-cell table:formula="of:=COUNTIF([exercise_rows.$G$4:.$G$455];[.B133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PATRGA',2,0,0,0,0,(select t.id from stroke_types t where t.code = 'PA'),(select t.id from movement_types t where t.code = 'C'),(select t.id from movement_scope_types t where t.code = 'N'),0,CURDATE(),CURDATE())," calcext:value-type="string">
            <text:p>(130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63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PACAND</text:p>
          </table:table-cell>
          <table:table-cell table:formula="of:=COUNTIF([exercise_rows.$G$4:.$G$455];[.B134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PACAND',2,0,0,0,0,(select t.id from stroke_types t where t.code = 'PA'),(select t.id from movement_types t where t.code = 'C'),(select t.id from movement_scope_types t where t.code = 'N'),0,CURDATE(),CURDATE())," calcext:value-type="string">
            <text:p>(131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63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PATRAT</text:p>
          </table:table-cell>
          <table:table-cell table:formula="of:=COUNTIF([exercise_rows.$G$4:.$G$455];[.B135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PATRAT',2,0,0,0,0,(select t.id from stroke_types t where t.code = 'PA'),(select t.id from movement_types t where t.code = 'C'),(select t.id from movement_scope_types t where t.code = 'N'),0,CURDATE(),CURDATE())," calcext:value-type="string">
            <text:p>(132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63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PAOSTA</text:p>
          </table:table-cell>
          <table:table-cell table:formula="of:=COUNTIF([exercise_rows.$G$4:.$G$455];[.B136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PAOSTA',2,0,0,0,0,(select t.id from stroke_types t where t.code = 'PA'),(select t.id from movement_types t where t.code = 'C'),(select t.id from movement_scope_types t where t.code = 'N'),0,CURDATE(),CURDATE())," calcext:value-type="string">
            <text:p>(133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63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PABERS</text:p>
          </table:table-cell>
          <table:table-cell table:formula="of:=COUNTIF([exercise_rows.$G$4:.$G$455];[.B137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PABERS',2,0,0,0,0,(select t.id from stroke_types t where t.code = 'PA'),(select t.id from movement_types t where t.code = 'C'),(select t.id from movement_scope_types t where t.code = 'N'),0,CURDATE(),CURDATE())," calcext:value-type="string">
            <text:p>(134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63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PACASU</text:p>
          </table:table-cell>
          <table:table-cell table:formula="of:=COUNTIF([exercise_rows.$G$4:.$G$455];[.B138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PACASU',2,0,0,0,0,(select t.id from stroke_types t where t.code = 'PA'),(select t.id from movement_types t where t.code = 'C'),(select t.id from movement_scope_types t where t.code = 'N'),0,CURDATE(),CURDATE())," calcext:value-type="string">
            <text:p>(135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63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PACADI</text:p>
          </table:table-cell>
          <table:table-cell table:formula="of:=COUNTIF([exercise_rows.$G$4:.$G$455];[.B139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PACADI',2,0,0,0,0,(select t.id from stroke_types t where t.code = 'PA'),(select t.id from movement_types t where t.code = 'C'),(select t.id from movement_scope_types t where t.code = 'N'),0,CURDATE(),CURDATE())," calcext:value-type="string">
            <text:p>(136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63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PACARP</text:p>
          </table:table-cell>
          <table:table-cell table:formula="of:=COUNTIF([exercise_rows.$G$4:.$G$455];[.B140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PACARP',2,0,0,0,0,(select t.id from stroke_types t where t.code = 'PA'),(select t.id from movement_types t where t.code = 'C'),(select t.id from movement_scope_types t where t.code = 'N'),0,CURDATE(),CURDATE())," calcext:value-type="string">
            <text:p>(137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63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SL</text:p>
          </table:table-cell>
          <table:table-cell table:formula="of:=COUNTIF([exercise_rows.$G$4:.$G$455];[.B141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SL',2,1,1,1,0,(select t.id from stroke_types t where t.code = 'VI'),(select t.id from movement_types t where t.code = 'C'),(select t.id from movement_scope_types t where t.code = 'N'),0,CURDATE(),CURDATE())," calcext:value-type="string">
            <text:p>(138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63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VICODO</text:p>
          </table:table-cell>
          <table:table-cell table:formula="of:=COUNTIF([exercise_rows.$G$4:.$G$455];[.B142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VICODO',2,1,1,1,0,(select t.id from stroke_types t where t.code = 'VI'),(select t.id from movement_types t where t.code = 'C'),(select t.id from movement_scope_types t where t.code = 'N'),0,CURDATE(),CURDATE())," calcext:value-type="string">
            <text:p>(139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63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FA</text:p>
          </table:table-cell>
          <table:table-cell table:formula="of:=COUNTIF([exercise_rows.$G$4:.$G$455];[.B143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FA',2,1,1,1,0,(select t.id from stroke_types t where t.code = 'VI'),(select t.id from movement_types t where t.code = 'C'),(select t.id from movement_scope_types t where t.code = 'N'),0,CURDATE(),CURDATE())," calcext:value-type="string">
            <text:p>(140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63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RA</text:p>
          </table:table-cell>
          <table:table-cell table:formula="of:=COUNTIF([exercise_rows.$G$4:.$G$455];[.B144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RA',2,1,1,1,0,(select t.id from stroke_types t where t.code = 'VI'),(select t.id from movement_types t where t.code = 'C'),(select t.id from movement_scope_types t where t.code = 'N'),0,CURDATE(),CURDATE())," calcext:value-type="string">
            <text:p>(141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63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MI</text:p>
          </table:table-cell>
          <table:table-cell table:formula="of:=COUNTIF([exercise_rows.$G$4:.$G$455];[.B145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MI',2,0,0,1,0,(select t.id from stroke_types t where t.code = 'VI'),(select t.id from movement_types t where t.code = 'C'),(select t.id from movement_scope_types t where t.code = 'N'),0,CURDATE(),CURDATE())," calcext:value-type="string">
            <text:p>(142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63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POBALZ</text:p>
          </table:table-cell>
          <table:table-cell table:formula="of:=COUNTIF([exercise_rows.$G$4:.$G$455];[.B146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POBALZ',2,0,0,0,0,(select t.id from stroke_types t where t.code = 'PO'),(select t.id from movement_types t where t.code = 'C'),(select t.id from movement_scope_types t where t.code = 'N'),0,CURDATE(),CURDATE())," calcext:value-type="string">
            <text:p>(143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63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VICOMF</text:p>
          </table:table-cell>
          <table:table-cell table:formula="of:=COUNTIF([exercise_rows.$G$4:.$G$455];[.B147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VICOMF',2,0,0,1,0,(select t.id from stroke_types t where t.code = 'VI'),(select t.id from movement_types t where t.code = 'C'),(select t.id from movement_scope_types t where t.code = 'N'),0,CURDATE(),CURDATE())," calcext:value-type="string">
            <text:p>(144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63];[.B1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VICOMD</text:p>
          </table:table-cell>
          <table:table-cell table:formula="of:=COUNTIF([exercise_rows.$G$4:.$G$455];[.B148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8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8]&amp;&quot;,'&quot;&amp;[.B148]&amp;&quot;',&quot;&amp;[.K148]&amp;&quot;,&quot;&amp;[.L148]&amp;&quot;,&quot;&amp;[.M148]&amp;&quot;,&quot;&amp;[.N148]&amp;&quot;,&quot;&amp;[.O148]&amp;&quot;,&quot;&amp;[.P148]&amp;&quot;,&quot;&amp;[.Q148]&amp;&quot;,&quot;&amp;[.R148]&amp;&quot;,0,CURDATE(),CURDATE())&quot;&amp;IF(INDIRECT(ADDRESS(ROW([.A148])+1;1))&gt;0;&quot;,&quot;;&quot;;&quot;)" office:value-type="string" office:string-value="(145,'VICOMD',2,0,0,1,0,(select t.id from stroke_types t where t.code = 'VI'),(select t.id from movement_types t where t.code = 'C'),(select t.id from movement_scope_types t where t.code = 'N'),0,CURDATE(),CURDATE())," calcext:value-type="string">
            <text:p>(145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8]&amp;&quot;: &quot;&amp;CHAR(34)&amp;SUBSTITUTE([.F148];&quot;'&quot;;&quot;''&quot;)&amp;CHAR(34)&amp;CHAR(13)&amp;CHAR(10)&amp;&quot;    i18n_description_&quot;&amp;[.$B148]&amp;&quot;: &quot;&amp;CHAR(34)&amp;SUBSTITUTE([.D148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8]&amp;&quot;: &quot;&amp;CHAR(34)&amp;SUBSTITUTE([.G148];&quot;'&quot;;&quot;''&quot;)&amp;CHAR(34)&amp;CHAR(13)&amp;CHAR(10)&amp;&quot;    i18n_description_&quot;&amp;[.$B148]&amp;&quot;: &quot;&amp;CHAR(34)&amp;SUBSTITUTE([.E148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63];[.B1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VICOMR</text:p>
          </table:table-cell>
          <table:table-cell table:formula="of:=COUNTIF([exercise_rows.$G$4:.$G$455];[.B149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9]&amp;&quot;,'&quot;&amp;[.B149]&amp;&quot;',&quot;&amp;[.K149]&amp;&quot;,&quot;&amp;[.L149]&amp;&quot;,&quot;&amp;[.M149]&amp;&quot;,&quot;&amp;[.N149]&amp;&quot;,&quot;&amp;[.O149]&amp;&quot;,&quot;&amp;[.P149]&amp;&quot;,&quot;&amp;[.Q149]&amp;&quot;,&quot;&amp;[.R149]&amp;&quot;,0,CURDATE(),CURDATE())&quot;&amp;IF(INDIRECT(ADDRESS(ROW([.A149])+1;1))&gt;0;&quot;,&quot;;&quot;;&quot;)" office:value-type="string" office:string-value="(146,'VICOMR',2,0,0,1,0,(select t.id from stroke_types t where t.code = 'VI'),(select t.id from movement_types t where t.code = 'C'),(select t.id from movement_scope_types t where t.code = 'N'),0,CURDATE(),CURDATE())," calcext:value-type="string">
            <text:p>(146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9]&amp;&quot;: &quot;&amp;CHAR(34)&amp;SUBSTITUTE([.F149];&quot;'&quot;;&quot;''&quot;)&amp;CHAR(34)&amp;CHAR(13)&amp;CHAR(10)&amp;&quot;    i18n_description_&quot;&amp;[.$B149]&amp;&quot;: &quot;&amp;CHAR(34)&amp;SUBSTITUTE([.D149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9]&amp;&quot;: &quot;&amp;CHAR(34)&amp;SUBSTITUTE([.G149];&quot;'&quot;;&quot;''&quot;)&amp;CHAR(34)&amp;CHAR(13)&amp;CHAR(10)&amp;&quot;    i18n_description_&quot;&amp;[.$B149]&amp;&quot;: &quot;&amp;CHAR(34)&amp;SUBSTITUTE([.E149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63];[.B1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VICOMC</text:p>
          </table:table-cell>
          <table:table-cell table:formula="of:=COUNTIF([exercise_rows.$G$4:.$G$455];[.B150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0]&amp;&quot;,'&quot;&amp;[.B150]&amp;&quot;',&quot;&amp;[.K150]&amp;&quot;,&quot;&amp;[.L150]&amp;&quot;,&quot;&amp;[.M150]&amp;&quot;,&quot;&amp;[.N150]&amp;&quot;,&quot;&amp;[.O150]&amp;&quot;,&quot;&amp;[.P150]&amp;&quot;,&quot;&amp;[.Q150]&amp;&quot;,&quot;&amp;[.R150]&amp;&quot;,0,CURDATE(),CURDATE())&quot;&amp;IF(INDIRECT(ADDRESS(ROW([.A150])+1;1))&gt;0;&quot;,&quot;;&quot;;&quot;)" office:value-type="string" office:string-value="(147,'VICOMC',2,0,0,1,0,(select t.id from stroke_types t where t.code = 'VI'),(select t.id from movement_types t where t.code = 'C'),(select t.id from movement_scope_types t where t.code = 'N'),0,CURDATE(),CURDATE())," calcext:value-type="string">
            <text:p>(147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0]&amp;&quot;: &quot;&amp;CHAR(34)&amp;SUBSTITUTE([.F150];&quot;'&quot;;&quot;''&quot;)&amp;CHAR(34)&amp;CHAR(13)&amp;CHAR(10)&amp;&quot;    i18n_description_&quot;&amp;[.$B150]&amp;&quot;: &quot;&amp;CHAR(34)&amp;SUBSTITUTE([.D150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50]&amp;&quot;: &quot;&amp;CHAR(34)&amp;SUBSTITUTE([.G150];&quot;'&quot;;&quot;''&quot;)&amp;CHAR(34)&amp;CHAR(13)&amp;CHAR(10)&amp;&quot;    i18n_description_&quot;&amp;[.$B150]&amp;&quot;: &quot;&amp;CHAR(34)&amp;SUBSTITUTE([.E150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63];[.B1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VICOSP</text:p>
          </table:table-cell>
          <table:table-cell table:formula="of:=COUNTIF([exercise_rows.$G$4:.$G$455];[.B151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1]&amp;&quot;,'&quot;&amp;[.B151]&amp;&quot;',&quot;&amp;[.K151]&amp;&quot;,&quot;&amp;[.L151]&amp;&quot;,&quot;&amp;[.M151]&amp;&quot;,&quot;&amp;[.N151]&amp;&quot;,&quot;&amp;[.O151]&amp;&quot;,&quot;&amp;[.P151]&amp;&quot;,&quot;&amp;[.Q151]&amp;&quot;,&quot;&amp;[.R151]&amp;&quot;,0,CURDATE(),CURDATE())&quot;&amp;IF(INDIRECT(ADDRESS(ROW([.A151])+1;1))&gt;0;&quot;,&quot;;&quot;;&quot;)" office:value-type="string" office:string-value="(148,'VICOSP',2,0,1,1,0,(select t.id from stroke_types t where t.code = 'VI'),(select t.id from movement_types t where t.code = 'C'),(select t.id from movement_scope_types t where t.code = 'N'),0,CURDATE(),CURDATE())," calcext:value-type="string">
            <text:p>(148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1]&amp;&quot;: &quot;&amp;CHAR(34)&amp;SUBSTITUTE([.F151];&quot;'&quot;;&quot;''&quot;)&amp;CHAR(34)&amp;CHAR(13)&amp;CHAR(10)&amp;&quot;    i18n_description_&quot;&amp;[.$B151]&amp;&quot;: &quot;&amp;CHAR(34)&amp;SUBSTITUTE([.D151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51]&amp;&quot;: &quot;&amp;CHAR(34)&amp;SUBSTITUTE([.G151];&quot;'&quot;;&quot;''&quot;)&amp;CHAR(34)&amp;CHAR(13)&amp;CHAR(10)&amp;&quot;    i18n_description_&quot;&amp;[.$B151]&amp;&quot;: &quot;&amp;CHAR(34)&amp;SUBSTITUTE([.E151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63];[.B1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VICOS2</text:p>
          </table:table-cell>
          <table:table-cell table:formula="of:=COUNTIF([exercise_rows.$G$4:.$G$455];[.B152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2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2]&amp;&quot;,'&quot;&amp;[.B152]&amp;&quot;',&quot;&amp;[.K152]&amp;&quot;,&quot;&amp;[.L152]&amp;&quot;,&quot;&amp;[.M152]&amp;&quot;,&quot;&amp;[.N152]&amp;&quot;,&quot;&amp;[.O152]&amp;&quot;,&quot;&amp;[.P152]&amp;&quot;,&quot;&amp;[.Q152]&amp;&quot;,&quot;&amp;[.R152]&amp;&quot;,0,CURDATE(),CURDATE())&quot;&amp;IF(INDIRECT(ADDRESS(ROW([.A152])+1;1))&gt;0;&quot;,&quot;;&quot;;&quot;)" office:value-type="string" office:string-value="(149,'VICOS2',2,1,1,1,0,(select t.id from stroke_types t where t.code = 'VI'),(select t.id from movement_types t where t.code = 'C'),(select t.id from movement_scope_types t where t.code = 'N'),0,CURDATE(),CURDATE())," calcext:value-type="string">
            <text:p>(149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2]&amp;&quot;: &quot;&amp;CHAR(34)&amp;SUBSTITUTE([.F152];&quot;'&quot;;&quot;''&quot;)&amp;CHAR(34)&amp;CHAR(13)&amp;CHAR(10)&amp;&quot;    i18n_description_&quot;&amp;[.$B152]&amp;&quot;: &quot;&amp;CHAR(34)&amp;SUBSTITUTE([.D152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52]&amp;&quot;: &quot;&amp;CHAR(34)&amp;SUBSTITUTE([.G152];&quot;'&quot;;&quot;''&quot;)&amp;CHAR(34)&amp;CHAR(13)&amp;CHAR(10)&amp;&quot;    i18n_description_&quot;&amp;[.$B152]&amp;&quot;: &quot;&amp;CHAR(34)&amp;SUBSTITUTE([.E152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63];[.B1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VICORF</text:p>
          </table:table-cell>
          <table:table-cell table:formula="of:=COUNTIF([exercise_rows.$G$4:.$G$455];[.B153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3]&amp;&quot;,'&quot;&amp;[.B153]&amp;&quot;',&quot;&amp;[.K153]&amp;&quot;,&quot;&amp;[.L153]&amp;&quot;,&quot;&amp;[.M153]&amp;&quot;,&quot;&amp;[.N153]&amp;&quot;,&quot;&amp;[.O153]&amp;&quot;,&quot;&amp;[.P153]&amp;&quot;,&quot;&amp;[.Q153]&amp;&quot;,&quot;&amp;[.R153]&amp;&quot;,0,CURDATE(),CURDATE())&quot;&amp;IF(INDIRECT(ADDRESS(ROW([.A153])+1;1))&gt;0;&quot;,&quot;;&quot;;&quot;)" office:value-type="string" office:string-value="(150,'VICORF',2,0,0,1,0,(select t.id from stroke_types t where t.code = 'VI'),(select t.id from movement_types t where t.code = 'C'),(select t.id from movement_scope_types t where t.code = 'N'),0,CURDATE(),CURDATE())," calcext:value-type="string">
            <text:p>(150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53]&amp;&quot;: &quot;&amp;CHAR(34)&amp;SUBSTITUTE([.F153];&quot;'&quot;;&quot;''&quot;)&amp;CHAR(34)&amp;CHAR(13)&amp;CHAR(10)&amp;&quot;    i18n_description_&quot;&amp;[.$B153]&amp;&quot;: &quot;&amp;CHAR(34)&amp;SUBSTITUTE([.D153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53]&amp;&quot;: &quot;&amp;CHAR(34)&amp;SUBSTITUTE([.G153];&quot;'&quot;;&quot;''&quot;)&amp;CHAR(34)&amp;CHAR(13)&amp;CHAR(10)&amp;&quot;    i18n_description_&quot;&amp;[.$B153]&amp;&quot;: &quot;&amp;CHAR(34)&amp;SUBSTITUTE([.E153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63];[.B1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POMARI</text:p>
          </table:table-cell>
          <table:table-cell table:formula="of:=COUNTIF([exercise_rows.$G$4:.$G$455];[.B154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54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54]&amp;&quot;,'&quot;&amp;[.B154]&amp;&quot;',&quot;&amp;[.K154]&amp;&quot;,&quot;&amp;[.L154]&amp;&quot;,&quot;&amp;[.M154]&amp;&quot;,&quot;&amp;[.N154]&amp;&quot;,&quot;&amp;[.O154]&amp;&quot;,&quot;&amp;[.P154]&amp;&quot;,&quot;&amp;[.Q154]&amp;&quot;,&quot;&amp;[.R154]&amp;&quot;,0,CURDATE(),CURDATE())&quot;&amp;IF(INDIRECT(ADDRESS(ROW([.A154])+1;1))&gt;0;&quot;,&quot;;&quot;;&quot;)" office:value-type="string" office:string-value="(151,'POMARI',2,0,0,0,0,(select t.id from stroke_types t where t.code = 'PO'),(select t.id from movement_types t where t.code = 'C'),(select t.id from movement_scope_types t where t.code = 'N'),0,CURDATE(),CURDATE())," calcext:value-type="string">
            <text:p>(151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54]&amp;&quot;: &quot;&amp;CHAR(34)&amp;SUBSTITUTE([.F154];&quot;'&quot;;&quot;''&quot;)&amp;CHAR(34)&amp;CHAR(13)&amp;CHAR(10)&amp;&quot;    i18n_description_&quot;&amp;[.$B154]&amp;&quot;: &quot;&amp;CHAR(34)&amp;SUBSTITUTE([.D154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54]&amp;&quot;: &quot;&amp;CHAR(34)&amp;SUBSTITUTE([.G154];&quot;'&quot;;&quot;''&quot;)&amp;CHAR(34)&amp;CHAR(13)&amp;CHAR(10)&amp;&quot;    i18n_description_&quot;&amp;[.$B154]&amp;&quot;: &quot;&amp;CHAR(34)&amp;SUBSTITUTE([.E154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63];[.B1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GEGACM</text:p>
          </table:table-cell>
          <table:table-cell table:style-name="ce6" table:formula="of:=COUNTIF([exercise_rows.$G$4:.$G$455];[.B155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5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5]&amp;&quot;,'&quot;&amp;[.B155]&amp;&quot;',&quot;&amp;[.K155]&amp;&quot;,&quot;&amp;[.L155]&amp;&quot;,&quot;&amp;[.M155]&amp;&quot;,&quot;&amp;[.N155]&amp;&quot;,&quot;&amp;[.O155]&amp;&quot;,&quot;&amp;[.P155]&amp;&quot;,&quot;&amp;[.Q155]&amp;&quot;,&quot;&amp;[.R155]&amp;&quot;,0,CURDATE(),CURDATE())&quot;&amp;IF(INDIRECT(ADDRESS(ROW([.A155])+1;1))&gt;0;&quot;,&quot;;&quot;;&quot;)" office:value-type="string" office:string-value="(152,'GEGACM',2,0,1,1,1,(select t.id from stroke_types t where t.code = 'GE'),(select t.id from movement_types t where t.code = 'G'),(select t.id from movement_scope_types t where t.code = 'I'),0,CURDATE(),CURDATE());" calcext:value-type="string">
            <text:p>(152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55]&amp;&quot;: &quot;&amp;CHAR(34)&amp;SUBSTITUTE([.F155];&quot;'&quot;;&quot;''&quot;)&amp;CHAR(34)&amp;CHAR(13)&amp;CHAR(10)&amp;&quot;    i18n_description_&quot;&amp;[.$B155]&amp;&quot;: &quot;&amp;CHAR(34)&amp;SUBSTITUTE([.D155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55]&amp;&quot;: &quot;&amp;CHAR(34)&amp;SUBSTITUTE([.G155];&quot;'&quot;;&quot;''&quot;)&amp;CHAR(34)&amp;CHAR(13)&amp;CHAR(10)&amp;&quot;    i18n_description_&quot;&amp;[.$B155]&amp;&quot;: &quot;&amp;CHAR(34)&amp;SUBSTITUTE([.E155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63];[.B155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27:base_movements.C154 base_movements.C4:base_movements.C125">
            <calcext:condition calcext:apply-style-name="Errore" calcext:value="=0" calcext:base-cell-address="base_movements.C4"/>
          </calcext:conditional-format>
          <calcext:conditional-format calcext:target-range-address="base_movements.C155:base_movements.C155">
            <calcext:condition calcext:apply-style-name="Errore" calcext:value="=0" calcext:base-cell-address="base_movements.C155"/>
          </calcext:conditional-format>
          <calcext:conditional-format calcext:target-range-address="base_movements.C126:base_movements.C126">
            <calcext:condition calcext:apply-style-name="Errore" calcext:value="=0" calcext:base-cell-address="base_movements.C126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291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288" office:value-type="string" calcext:value-type="string">
            <text:p>Training steps consentiti</text:p>
          </table:table-cell>
          <table:table-cell table:number-columns-repeated="7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194" office:value-type="string" calcext:value-type="string">
            <text:p>%</text:p>
          </table:table-cell>
          <table:table-cell table:style-name="ce194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D</text:p>
          </table:table-cell>
          <table:table-cell table:style-name="ce292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6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9" table:formula="of:=COUNTIF([.$B$4:.$B$321];[.B4])" office:value-type="float" office:value="1" calcext:value-type="float">
            <text:p>1</text:p>
          </table:table-cell>
          <table:table-cell table:style-name="ce101" table:formula="of:=COUNTIF([exercise_rows.$B$4:.$B$325];[.B4])" office:value-type="float" office:value="1" calcext:value-type="float">
            <text:p>1</text:p>
          </table:table-cell>
          <table:table-cell table:style-name="ce195" table:formula="of:=SUMIF([exercise_rows.$B$4:.$B$325];[.B4];[exercise_rows.$E$4:.$E$325])" office:value-type="float" office:value="100" calcext:value-type="float">
            <text:p>100</text:p>
          </table:table-cell>
          <table:table-cell table:formula="of:=SUMIF([exercise_rows.$B$4:.$B$325];[.B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office:value-type="string" calcext:value-type="string">
            <text:p>x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6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9" table:formula="of:=COUNTIF([.$B$4:.$B$321];[.B5])" office:value-type="float" office:value="1" calcext:value-type="float">
            <text:p>1</text:p>
          </table:table-cell>
          <table:table-cell table:style-name="ce101" table:formula="of:=COUNTIF([exercise_rows.$B$4:.$B$325];[.B5])" office:value-type="float" office:value="1" calcext:value-type="float">
            <text:p>1</text:p>
          </table:table-cell>
          <table:table-cell table:style-name="ce195" table:formula="of:=SUMIF([exercise_rows.$B$4:.$B$325];[.B5];[exercise_rows.$E$4:.$E$325])" office:value-type="float" office:value="100" calcext:value-type="float">
            <text:p>100</text:p>
          </table:table-cell>
          <table:table-cell table:formula="of:=SUMIF([exercise_rows.$B$4:.$B$325];[.B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6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9" table:formula="of:=COUNTIF([.$B$4:.$B$321];[.B6])" office:value-type="float" office:value="1" calcext:value-type="float">
            <text:p>1</text:p>
          </table:table-cell>
          <table:table-cell table:style-name="ce101" table:formula="of:=COUNTIF([exercise_rows.$B$4:.$B$325];[.B6])" office:value-type="float" office:value="1" calcext:value-type="float">
            <text:p>1</text:p>
          </table:table-cell>
          <table:table-cell table:style-name="ce195" table:formula="of:=SUMIF([exercise_rows.$B$4:.$B$325];[.B6];[exercise_rows.$E$4:.$E$325])" office:value-type="float" office:value="100" calcext:value-type="float">
            <text:p>100</text:p>
          </table:table-cell>
          <table:table-cell table:formula="of:=SUMIF([exercise_rows.$B$4:.$B$325];[.B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6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9" table:formula="of:=COUNTIF([.$B$4:.$B$321];[.B7])" office:value-type="float" office:value="1" calcext:value-type="float">
            <text:p>1</text:p>
          </table:table-cell>
          <table:table-cell table:style-name="ce101" table:formula="of:=COUNTIF([exercise_rows.$B$4:.$B$325];[.B7])" office:value-type="float" office:value="2" calcext:value-type="float">
            <text:p>2</text:p>
          </table:table-cell>
          <table:table-cell table:style-name="ce195" table:formula="of:=SUMIF([exercise_rows.$B$4:.$B$325];[.B7];[exercise_rows.$E$4:.$E$325])" office:value-type="float" office:value="100" calcext:value-type="float">
            <text:p>100</text:p>
          </table:table-cell>
          <table:table-cell table:formula="of:=SUMIF([exercise_rows.$B$4:.$B$325];[.B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6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9" table:formula="of:=COUNTIF([.$B$4:.$B$321];[.B8])" office:value-type="float" office:value="1" calcext:value-type="float">
            <text:p>1</text:p>
          </table:table-cell>
          <table:table-cell table:style-name="ce101" table:formula="of:=COUNTIF([exercise_rows.$B$4:.$B$325];[.B8])" office:value-type="float" office:value="1" calcext:value-type="float">
            <text:p>1</text:p>
          </table:table-cell>
          <table:table-cell table:style-name="ce195" table:formula="of:=SUMIF([exercise_rows.$B$4:.$B$325];[.B8];[exercise_rows.$E$4:.$E$325])" office:value-type="float" office:value="100" calcext:value-type="float">
            <text:p>100</text:p>
          </table:table-cell>
          <table:table-cell table:formula="of:=SUMIF([exercise_rows.$B$4:.$B$325];[.B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6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9" table:formula="of:=COUNTIF([.$B$4:.$B$321];[.B9])" office:value-type="float" office:value="1" calcext:value-type="float">
            <text:p>1</text:p>
          </table:table-cell>
          <table:table-cell table:style-name="ce101" table:formula="of:=COUNTIF([exercise_rows.$B$4:.$B$325];[.B9])" office:value-type="float" office:value="1" calcext:value-type="float">
            <text:p>1</text:p>
          </table:table-cell>
          <table:table-cell table:style-name="ce195" table:formula="of:=SUMIF([exercise_rows.$B$4:.$B$325];[.B9];[exercise_rows.$E$4:.$E$325])" office:value-type="float" office:value="100" calcext:value-type="float">
            <text:p>100</text:p>
          </table:table-cell>
          <table:table-cell table:formula="of:=SUMIF([exercise_rows.$B$4:.$B$325];[.B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6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9" table:formula="of:=COUNTIF([.$B$4:.$B$321];[.B10])" office:value-type="float" office:value="1" calcext:value-type="float">
            <text:p>1</text:p>
          </table:table-cell>
          <table:table-cell table:style-name="ce101" table:formula="of:=COUNTIF([exercise_rows.$B$4:.$B$325];[.B10])" office:value-type="float" office:value="1" calcext:value-type="float">
            <text:p>1</text:p>
          </table:table-cell>
          <table:table-cell table:style-name="ce195" table:formula="of:=SUMIF([exercise_rows.$B$4:.$B$325];[.B10];[exercise_rows.$E$4:.$E$325])" office:value-type="float" office:value="100" calcext:value-type="float">
            <text:p>100</text:p>
          </table:table-cell>
          <table:table-cell table:formula="of:=SUMIF([exercise_rows.$B$4:.$B$325];[.B1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6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9" table:formula="of:=COUNTIF([.$B$4:.$B$321];[.B11])" office:value-type="float" office:value="1" calcext:value-type="float">
            <text:p>1</text:p>
          </table:table-cell>
          <table:table-cell table:style-name="ce101" table:formula="of:=COUNTIF([exercise_rows.$B$4:.$B$325];[.B11])" office:value-type="float" office:value="1" calcext:value-type="float">
            <text:p>1</text:p>
          </table:table-cell>
          <table:table-cell table:style-name="ce195" table:formula="of:=SUMIF([exercise_rows.$B$4:.$B$325];[.B11];[exercise_rows.$E$4:.$E$325])" office:value-type="float" office:value="100" calcext:value-type="float">
            <text:p>100</text:p>
          </table:table-cell>
          <table:table-cell table:formula="of:=SUMIF([exercise_rows.$B$4:.$B$325];[.B1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6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9" table:formula="of:=COUNTIF([.$B$4:.$B$321];[.B12])" office:value-type="float" office:value="1" calcext:value-type="float">
            <text:p>1</text:p>
          </table:table-cell>
          <table:table-cell table:style-name="ce101" table:formula="of:=COUNTIF([exercise_rows.$B$4:.$B$325];[.B12])" office:value-type="float" office:value="1" calcext:value-type="float">
            <text:p>1</text:p>
          </table:table-cell>
          <table:table-cell table:style-name="ce195" table:formula="of:=SUMIF([exercise_rows.$B$4:.$B$325];[.B12];[exercise_rows.$E$4:.$E$325])" office:value-type="float" office:value="100" calcext:value-type="float">
            <text:p>100</text:p>
          </table:table-cell>
          <table:table-cell table:formula="of:=SUMIF([exercise_rows.$B$4:.$B$325];[.B1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6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0" table:formula="of:=COUNTIF([.$B$4:.$B$320];[.B13])" office:value-type="float" office:value="1" calcext:value-type="float">
            <text:p>1</text:p>
          </table:table-cell>
          <table:table-cell table:style-name="ce102" table:formula="of:=COUNTIF([exercise_rows.$B$4:.$B$325];[.B13])" office:value-type="float" office:value="1" calcext:value-type="float">
            <text:p>1</text:p>
          </table:table-cell>
          <table:table-cell table:style-name="ce196" table:formula="of:=SUMIF([exercise_rows.$B$4:.$B$325];[.B13];[exercise_rows.$E$4:.$E$325])" office:value-type="float" office:value="100" calcext:value-type="float">
            <text:p>100</text:p>
          </table:table-cell>
          <table:table-cell table:formula="of:=SUMIF([exercise_rows.$B$4:.$B$325];[.B1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6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9" table:formula="of:=COUNTIF([.$B$4:.$B$321];[.B14])" office:value-type="float" office:value="1" calcext:value-type="float">
            <text:p>1</text:p>
          </table:table-cell>
          <table:table-cell table:style-name="ce101" table:formula="of:=COUNTIF([exercise_rows.$B$4:.$B$325];[.B14])" office:value-type="float" office:value="1" calcext:value-type="float">
            <text:p>1</text:p>
          </table:table-cell>
          <table:table-cell table:style-name="ce195" table:formula="of:=SUMIF([exercise_rows.$B$4:.$B$325];[.B14];[exercise_rows.$E$4:.$E$325])" office:value-type="float" office:value="100" calcext:value-type="float">
            <text:p>100</text:p>
          </table:table-cell>
          <table:table-cell table:formula="of:=SUMIF([exercise_rows.$B$4:.$B$325];[.B1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6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9" table:formula="of:=COUNTIF([.$B$4:.$B$321];[.B15])" office:value-type="float" office:value="1" calcext:value-type="float">
            <text:p>1</text:p>
          </table:table-cell>
          <table:table-cell table:style-name="ce101" table:formula="of:=COUNTIF([exercise_rows.$B$4:.$B$325];[.B15])" office:value-type="float" office:value="1" calcext:value-type="float">
            <text:p>1</text:p>
          </table:table-cell>
          <table:table-cell table:style-name="ce195" table:formula="of:=SUMIF([exercise_rows.$B$4:.$B$325];[.B15];[exercise_rows.$E$4:.$E$325])" office:value-type="float" office:value="100" calcext:value-type="float">
            <text:p>100</text:p>
          </table:table-cell>
          <table:table-cell table:formula="of:=SUMIF([exercise_rows.$B$4:.$B$325];[.B1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6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9" table:formula="of:=COUNTIF([.$B$4:.$B$321];[.B16])" office:value-type="float" office:value="1" calcext:value-type="float">
            <text:p>1</text:p>
          </table:table-cell>
          <table:table-cell table:style-name="ce101" table:formula="of:=COUNTIF([exercise_rows.$B$4:.$B$325];[.B16])" office:value-type="float" office:value="1" calcext:value-type="float">
            <text:p>1</text:p>
          </table:table-cell>
          <table:table-cell table:style-name="ce195" table:formula="of:=SUMIF([exercise_rows.$B$4:.$B$325];[.B16];[exercise_rows.$E$4:.$E$325])" office:value-type="float" office:value="100" calcext:value-type="float">
            <text:p>100</text:p>
          </table:table-cell>
          <table:table-cell table:formula="of:=SUMIF([exercise_rows.$B$4:.$B$325];[.B1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6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9" table:formula="of:=COUNTIF([.$B$4:.$B$321];[.B17])" office:value-type="float" office:value="1" calcext:value-type="float">
            <text:p>1</text:p>
          </table:table-cell>
          <table:table-cell table:style-name="ce101" table:formula="of:=COUNTIF([exercise_rows.$B$4:.$B$325];[.B17])" office:value-type="float" office:value="1" calcext:value-type="float">
            <text:p>1</text:p>
          </table:table-cell>
          <table:table-cell table:style-name="ce195" table:formula="of:=SUMIF([exercise_rows.$B$4:.$B$325];[.B17];[exercise_rows.$E$4:.$E$325])" office:value-type="float" office:value="100" calcext:value-type="float">
            <text:p>100</text:p>
          </table:table-cell>
          <table:table-cell table:formula="of:=SUMIF([exercise_rows.$B$4:.$B$325];[.B1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6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9" table:formula="of:=COUNTIF([.$B$4:.$B$321];[.B18])" office:value-type="float" office:value="1" calcext:value-type="float">
            <text:p>1</text:p>
          </table:table-cell>
          <table:table-cell table:style-name="ce101" table:formula="of:=COUNTIF([exercise_rows.$B$4:.$B$325];[.B18])" office:value-type="float" office:value="1" calcext:value-type="float">
            <text:p>1</text:p>
          </table:table-cell>
          <table:table-cell table:style-name="ce195" table:formula="of:=SUMIF([exercise_rows.$B$4:.$B$325];[.B18];[exercise_rows.$E$4:.$E$325])" office:value-type="float" office:value="100" calcext:value-type="float">
            <text:p>100</text:p>
          </table:table-cell>
          <table:table-cell table:formula="of:=SUMIF([exercise_rows.$B$4:.$B$325];[.B1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6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9" table:formula="of:=COUNTIF([.$B$4:.$B$321];[.B19])" office:value-type="float" office:value="1" calcext:value-type="float">
            <text:p>1</text:p>
          </table:table-cell>
          <table:table-cell table:style-name="ce101" table:formula="of:=COUNTIF([exercise_rows.$B$4:.$B$325];[.B19])" office:value-type="float" office:value="2" calcext:value-type="float">
            <text:p>2</text:p>
          </table:table-cell>
          <table:table-cell table:style-name="ce195" table:formula="of:=SUMIF([exercise_rows.$B$4:.$B$325];[.B19];[exercise_rows.$E$4:.$E$325])" office:value-type="float" office:value="100" calcext:value-type="float">
            <text:p>100</text:p>
          </table:table-cell>
          <table:table-cell table:formula="of:=SUMIF([exercise_rows.$B$4:.$B$325];[.B1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6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9" table:formula="of:=COUNTIF([.$B$4:.$B$321];[.B20])" office:value-type="float" office:value="1" calcext:value-type="float">
            <text:p>1</text:p>
          </table:table-cell>
          <table:table-cell table:style-name="ce101" table:formula="of:=COUNTIF([exercise_rows.$B$4:.$B$325];[.B20])" office:value-type="float" office:value="2" calcext:value-type="float">
            <text:p>2</text:p>
          </table:table-cell>
          <table:table-cell table:style-name="ce195" table:formula="of:=SUMIF([exercise_rows.$B$4:.$B$325];[.B20];[exercise_rows.$E$4:.$E$325])" office:value-type="float" office:value="100" calcext:value-type="float">
            <text:p>100</text:p>
          </table:table-cell>
          <table:table-cell table:formula="of:=SUMIF([exercise_rows.$B$4:.$B$325];[.B2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6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9" table:formula="of:=COUNTIF([.$B$4:.$B$321];[.B21])" office:value-type="float" office:value="1" calcext:value-type="float">
            <text:p>1</text:p>
          </table:table-cell>
          <table:table-cell table:style-name="ce101" table:formula="of:=COUNTIF([exercise_rows.$B$4:.$B$325];[.B21])" office:value-type="float" office:value="2" calcext:value-type="float">
            <text:p>2</text:p>
          </table:table-cell>
          <table:table-cell table:style-name="ce195" table:formula="of:=SUMIF([exercise_rows.$B$4:.$B$325];[.B21];[exercise_rows.$E$4:.$E$325])" office:value-type="float" office:value="100" calcext:value-type="float">
            <text:p>100</text:p>
          </table:table-cell>
          <table:table-cell table:formula="of:=SUMIF([exercise_rows.$B$4:.$B$325];[.B2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6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9" table:formula="of:=COUNTIF([.$B$4:.$B$321];[.B22])" office:value-type="float" office:value="1" calcext:value-type="float">
            <text:p>1</text:p>
          </table:table-cell>
          <table:table-cell table:style-name="ce101" table:formula="of:=COUNTIF([exercise_rows.$B$4:.$B$325];[.B22])" office:value-type="float" office:value="2" calcext:value-type="float">
            <text:p>2</text:p>
          </table:table-cell>
          <table:table-cell table:style-name="ce195" table:formula="of:=SUMIF([exercise_rows.$B$4:.$B$325];[.B22];[exercise_rows.$E$4:.$E$325])" office:value-type="float" office:value="100" calcext:value-type="float">
            <text:p>100</text:p>
          </table:table-cell>
          <table:table-cell table:formula="of:=SUMIF([exercise_rows.$B$4:.$B$325];[.B2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6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9" table:formula="of:=COUNTIF([.$B$4:.$B$321];[.B23])" office:value-type="float" office:value="1" calcext:value-type="float">
            <text:p>1</text:p>
          </table:table-cell>
          <table:table-cell table:style-name="ce101" table:formula="of:=COUNTIF([exercise_rows.$B$4:.$B$325];[.B23])" office:value-type="float" office:value="2" calcext:value-type="float">
            <text:p>2</text:p>
          </table:table-cell>
          <table:table-cell table:style-name="ce195" table:formula="of:=SUMIF([exercise_rows.$B$4:.$B$325];[.B23];[exercise_rows.$E$4:.$E$325])" office:value-type="float" office:value="100" calcext:value-type="float">
            <text:p>100</text:p>
          </table:table-cell>
          <table:table-cell table:formula="of:=SUMIF([exercise_rows.$B$4:.$B$325];[.B2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6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9" table:formula="of:=COUNTIF([.$B$4:.$B$321];[.B24])" office:value-type="float" office:value="1" calcext:value-type="float">
            <text:p>1</text:p>
          </table:table-cell>
          <table:table-cell table:style-name="ce101" table:formula="of:=COUNTIF([exercise_rows.$B$4:.$B$325];[.B24])" office:value-type="float" office:value="2" calcext:value-type="float">
            <text:p>2</text:p>
          </table:table-cell>
          <table:table-cell table:style-name="ce195" table:formula="of:=SUMIF([exercise_rows.$B$4:.$B$325];[.B24];[exercise_rows.$E$4:.$E$325])" office:value-type="float" office:value="100" calcext:value-type="float">
            <text:p>100</text:p>
          </table:table-cell>
          <table:table-cell table:formula="of:=SUMIF([exercise_rows.$B$4:.$B$325];[.B2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6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9" table:formula="of:=COUNTIF([.$B$4:.$B$321];[.B25])" office:value-type="float" office:value="1" calcext:value-type="float">
            <text:p>1</text:p>
          </table:table-cell>
          <table:table-cell table:style-name="ce101" table:formula="of:=COUNTIF([exercise_rows.$B$4:.$B$325];[.B25])" office:value-type="float" office:value="2" calcext:value-type="float">
            <text:p>2</text:p>
          </table:table-cell>
          <table:table-cell table:style-name="ce195" table:formula="of:=SUMIF([exercise_rows.$B$4:.$B$325];[.B25];[exercise_rows.$E$4:.$E$325])" office:value-type="float" office:value="100" calcext:value-type="float">
            <text:p>100</text:p>
          </table:table-cell>
          <table:table-cell table:formula="of:=SUMIF([exercise_rows.$B$4:.$B$325];[.B2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6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9" table:formula="of:=COUNTIF([.$B$4:.$B$321];[.B26])" office:value-type="float" office:value="1" calcext:value-type="float">
            <text:p>1</text:p>
          </table:table-cell>
          <table:table-cell table:style-name="ce101" table:formula="of:=COUNTIF([exercise_rows.$B$4:.$B$325];[.B26])" office:value-type="float" office:value="2" calcext:value-type="float">
            <text:p>2</text:p>
          </table:table-cell>
          <table:table-cell table:style-name="ce195" table:formula="of:=SUMIF([exercise_rows.$B$4:.$B$325];[.B26];[exercise_rows.$E$4:.$E$325])" office:value-type="float" office:value="100" calcext:value-type="float">
            <text:p>100</text:p>
          </table:table-cell>
          <table:table-cell table:formula="of:=SUMIF([exercise_rows.$B$4:.$B$325];[.B2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6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9" table:formula="of:=COUNTIF([.$B$4:.$B$321];[.B27])" office:value-type="float" office:value="1" calcext:value-type="float">
            <text:p>1</text:p>
          </table:table-cell>
          <table:table-cell table:style-name="ce101" table:formula="of:=COUNTIF([exercise_rows.$B$4:.$B$325];[.B27])" office:value-type="float" office:value="1" calcext:value-type="float">
            <text:p>1</text:p>
          </table:table-cell>
          <table:table-cell table:style-name="ce195" table:formula="of:=SUMIF([exercise_rows.$B$4:.$B$325];[.B27];[exercise_rows.$E$4:.$E$325])" office:value-type="float" office:value="100" calcext:value-type="float">
            <text:p>100</text:p>
          </table:table-cell>
          <table:table-cell table:formula="of:=SUMIF([exercise_rows.$B$4:.$B$325];[.B2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6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9" table:formula="of:=COUNTIF([.$B$4:.$B$321];[.B28])" office:value-type="float" office:value="1" calcext:value-type="float">
            <text:p>1</text:p>
          </table:table-cell>
          <table:table-cell table:style-name="ce101" table:formula="of:=COUNTIF([exercise_rows.$B$4:.$B$325];[.B28])" office:value-type="float" office:value="1" calcext:value-type="float">
            <text:p>1</text:p>
          </table:table-cell>
          <table:table-cell table:style-name="ce195" table:formula="of:=SUMIF([exercise_rows.$B$4:.$B$325];[.B28];[exercise_rows.$E$4:.$E$325])" office:value-type="float" office:value="100" calcext:value-type="float">
            <text:p>100</text:p>
          </table:table-cell>
          <table:table-cell table:formula="of:=SUMIF([exercise_rows.$B$4:.$B$325];[.B2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6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1" table:formula="of:=COUNTIF([.$B$4:.$B$321];[.B29])" office:value-type="float" office:value="1" calcext:value-type="float">
            <text:p>1</text:p>
          </table:table-cell>
          <table:table-cell table:style-name="ce103" table:formula="of:=COUNTIF([exercise_rows.$B$4:.$B$325];[.B29])" office:value-type="float" office:value="1" calcext:value-type="float">
            <text:p>1</text:p>
          </table:table-cell>
          <table:table-cell table:style-name="ce197" table:formula="of:=SUMIF([exercise_rows.$B$4:.$B$325];[.B29];[exercise_rows.$E$4:.$E$325])" office:value-type="float" office:value="100" calcext:value-type="float">
            <text:p>100</text:p>
          </table:table-cell>
          <table:table-cell table:formula="of:=SUMIF([exercise_rows.$B$4:.$B$325];[.B2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6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9" table:formula="of:=COUNTIF([.$B$4:.$B$321];[.B30])" office:value-type="float" office:value="1" calcext:value-type="float">
            <text:p>1</text:p>
          </table:table-cell>
          <table:table-cell table:style-name="ce101" table:formula="of:=COUNTIF([exercise_rows.$B$4:.$B$325];[.B30])" office:value-type="float" office:value="1" calcext:value-type="float">
            <text:p>1</text:p>
          </table:table-cell>
          <table:table-cell table:style-name="ce195" table:formula="of:=SUMIF([exercise_rows.$B$4:.$B$325];[.B30];[exercise_rows.$E$4:.$E$325])" office:value-type="float" office:value="100" calcext:value-type="float">
            <text:p>100</text:p>
          </table:table-cell>
          <table:table-cell table:formula="of:=SUMIF([exercise_rows.$B$4:.$B$325];[.B3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6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9" table:formula="of:=COUNTIF([.$B$4:.$B$321];[.B31])" office:value-type="float" office:value="1" calcext:value-type="float">
            <text:p>1</text:p>
          </table:table-cell>
          <table:table-cell table:style-name="ce101" table:formula="of:=COUNTIF([exercise_rows.$B$4:.$B$325];[.B31])" office:value-type="float" office:value="1" calcext:value-type="float">
            <text:p>1</text:p>
          </table:table-cell>
          <table:table-cell table:style-name="ce195" table:formula="of:=SUMIF([exercise_rows.$B$4:.$B$325];[.B31];[exercise_rows.$E$4:.$E$325])" office:value-type="float" office:value="100" calcext:value-type="float">
            <text:p>100</text:p>
          </table:table-cell>
          <table:table-cell table:formula="of:=SUMIF([exercise_rows.$B$4:.$B$325];[.B3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6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2" table:formula="of:=COUNTIF([.$B$4:.$B$321];[.B32])" office:value-type="float" office:value="1" calcext:value-type="float">
            <text:p>1</text:p>
          </table:table-cell>
          <table:table-cell table:style-name="ce104" table:formula="of:=COUNTIF([exercise_rows.$B$4:.$B$325];[.B32])" office:value-type="float" office:value="1" calcext:value-type="float">
            <text:p>1</text:p>
          </table:table-cell>
          <table:table-cell table:style-name="ce198" table:formula="of:=SUMIF([exercise_rows.$B$4:.$B$325];[.B32];[exercise_rows.$E$4:.$E$325])" office:value-type="float" office:value="100" calcext:value-type="float">
            <text:p>100</text:p>
          </table:table-cell>
          <table:table-cell table:formula="of:=SUMIF([exercise_rows.$B$4:.$B$325];[.B3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6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9" table:formula="of:=COUNTIF([.$B$4:.$B$321];[.B33])" office:value-type="float" office:value="1" calcext:value-type="float">
            <text:p>1</text:p>
          </table:table-cell>
          <table:table-cell table:style-name="ce101" table:formula="of:=COUNTIF([exercise_rows.$B$4:.$B$325];[.B33])" office:value-type="float" office:value="1" calcext:value-type="float">
            <text:p>1</text:p>
          </table:table-cell>
          <table:table-cell table:style-name="ce195" table:formula="of:=SUMIF([exercise_rows.$B$4:.$B$325];[.B33];[exercise_rows.$E$4:.$E$325])" office:value-type="float" office:value="100" calcext:value-type="float">
            <text:p>100</text:p>
          </table:table-cell>
          <table:table-cell table:formula="of:=SUMIF([exercise_rows.$B$4:.$B$325];[.B3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6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9" table:formula="of:=COUNTIF([.$B$4:.$B$321];[.B34])" office:value-type="float" office:value="1" calcext:value-type="float">
            <text:p>1</text:p>
          </table:table-cell>
          <table:table-cell table:style-name="ce101" table:formula="of:=COUNTIF([exercise_rows.$B$4:.$B$325];[.B34])" office:value-type="float" office:value="1" calcext:value-type="float">
            <text:p>1</text:p>
          </table:table-cell>
          <table:table-cell table:style-name="ce195" table:formula="of:=SUMIF([exercise_rows.$B$4:.$B$325];[.B34];[exercise_rows.$E$4:.$E$325])" office:value-type="float" office:value="100" calcext:value-type="float">
            <text:p>100</text:p>
          </table:table-cell>
          <table:table-cell table:formula="of:=SUMIF([exercise_rows.$B$4:.$B$325];[.B3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6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9" table:formula="of:=COUNTIF([.$B$4:.$B$321];[.B35])" office:value-type="float" office:value="1" calcext:value-type="float">
            <text:p>1</text:p>
          </table:table-cell>
          <table:table-cell table:style-name="ce101" table:formula="of:=COUNTIF([exercise_rows.$B$4:.$B$325];[.B35])" office:value-type="float" office:value="1" calcext:value-type="float">
            <text:p>1</text:p>
          </table:table-cell>
          <table:table-cell table:style-name="ce195" table:formula="of:=SUMIF([exercise_rows.$B$4:.$B$325];[.B35];[exercise_rows.$E$4:.$E$325])" office:value-type="float" office:value="100" calcext:value-type="float">
            <text:p>100</text:p>
          </table:table-cell>
          <table:table-cell table:formula="of:=SUMIF([exercise_rows.$B$4:.$B$325];[.B3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6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9" table:formula="of:=COUNTIF([.$B$4:.$B$321];[.B36])" office:value-type="float" office:value="1" calcext:value-type="float">
            <text:p>1</text:p>
          </table:table-cell>
          <table:table-cell table:style-name="ce101" table:formula="of:=COUNTIF([exercise_rows.$B$4:.$B$325];[.B36])" office:value-type="float" office:value="1" calcext:value-type="float">
            <text:p>1</text:p>
          </table:table-cell>
          <table:table-cell table:style-name="ce195" table:formula="of:=SUMIF([exercise_rows.$B$4:.$B$325];[.B36];[exercise_rows.$E$4:.$E$325])" office:value-type="float" office:value="100" calcext:value-type="float">
            <text:p>100</text:p>
          </table:table-cell>
          <table:table-cell table:formula="of:=SUMIF([exercise_rows.$B$4:.$B$325];[.B3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6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9" table:formula="of:=COUNTIF([.$B$4:.$B$321];[.B37])" office:value-type="float" office:value="1" calcext:value-type="float">
            <text:p>1</text:p>
          </table:table-cell>
          <table:table-cell table:style-name="ce101" table:formula="of:=COUNTIF([exercise_rows.$B$4:.$B$325];[.B37])" office:value-type="float" office:value="1" calcext:value-type="float">
            <text:p>1</text:p>
          </table:table-cell>
          <table:table-cell table:style-name="ce195" table:formula="of:=SUMIF([exercise_rows.$B$4:.$B$325];[.B37];[exercise_rows.$E$4:.$E$325])" office:value-type="float" office:value="100" calcext:value-type="float">
            <text:p>100</text:p>
          </table:table-cell>
          <table:table-cell table:formula="of:=SUMIF([exercise_rows.$B$4:.$B$325];[.B3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6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3" table:formula="of:=COUNTIF([.$B$4:.$B$316];[.B38])" office:value-type="float" office:value="1" calcext:value-type="float">
            <text:p>1</text:p>
          </table:table-cell>
          <table:table-cell table:style-name="ce105" table:formula="of:=COUNTIF([exercise_rows.$B$4:.$B$325];[.B38])" office:value-type="float" office:value="1" calcext:value-type="float">
            <text:p>1</text:p>
          </table:table-cell>
          <table:table-cell table:style-name="ce199" table:formula="of:=SUMIF([exercise_rows.$B$4:.$B$325];[.B38];[exercise_rows.$E$4:.$E$325])" office:value-type="float" office:value="100" calcext:value-type="float">
            <text:p>100</text:p>
          </table:table-cell>
          <table:table-cell table:formula="of:=SUMIF([exercise_rows.$B$4:.$B$325];[.B3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6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3" table:formula="of:=COUNTIF([.$B$4:.$B$316];[.B39])" office:value-type="float" office:value="1" calcext:value-type="float">
            <text:p>1</text:p>
          </table:table-cell>
          <table:table-cell table:style-name="ce105" table:formula="of:=COUNTIF([exercise_rows.$B$4:.$B$325];[.B39])" office:value-type="float" office:value="1" calcext:value-type="float">
            <text:p>1</text:p>
          </table:table-cell>
          <table:table-cell table:style-name="ce199" table:formula="of:=SUMIF([exercise_rows.$B$4:.$B$325];[.B39];[exercise_rows.$E$4:.$E$325])" office:value-type="float" office:value="100" calcext:value-type="float">
            <text:p>100</text:p>
          </table:table-cell>
          <table:table-cell table:formula="of:=SUMIF([exercise_rows.$B$4:.$B$325];[.B3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6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3" table:formula="of:=COUNTIF([.$B$4:.$B$316];[.B40])" office:value-type="float" office:value="1" calcext:value-type="float">
            <text:p>1</text:p>
          </table:table-cell>
          <table:table-cell table:style-name="ce105" table:formula="of:=COUNTIF([exercise_rows.$B$4:.$B$325];[.B40])" office:value-type="float" office:value="1" calcext:value-type="float">
            <text:p>1</text:p>
          </table:table-cell>
          <table:table-cell table:style-name="ce199" table:formula="of:=SUMIF([exercise_rows.$B$4:.$B$325];[.B40];[exercise_rows.$E$4:.$E$325])" office:value-type="float" office:value="100" calcext:value-type="float">
            <text:p>100</text:p>
          </table:table-cell>
          <table:table-cell table:formula="of:=SUMIF([exercise_rows.$B$4:.$B$325];[.B4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6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3" table:formula="of:=COUNTIF([.$B$4:.$B$316];[.B41])" office:value-type="float" office:value="1" calcext:value-type="float">
            <text:p>1</text:p>
          </table:table-cell>
          <table:table-cell table:style-name="ce105" table:formula="of:=COUNTIF([exercise_rows.$B$4:.$B$325];[.B41])" office:value-type="float" office:value="1" calcext:value-type="float">
            <text:p>1</text:p>
          </table:table-cell>
          <table:table-cell table:style-name="ce199" table:formula="of:=SUMIF([exercise_rows.$B$4:.$B$325];[.B41];[exercise_rows.$E$4:.$E$325])" office:value-type="float" office:value="100" calcext:value-type="float">
            <text:p>100</text:p>
          </table:table-cell>
          <table:table-cell table:formula="of:=SUMIF([exercise_rows.$B$4:.$B$325];[.B4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6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3" table:formula="of:=COUNTIF([.$B$4:.$B$316];[.B42])" office:value-type="float" office:value="1" calcext:value-type="float">
            <text:p>1</text:p>
          </table:table-cell>
          <table:table-cell table:style-name="ce105" table:formula="of:=COUNTIF([exercise_rows.$B$4:.$B$325];[.B42])" office:value-type="float" office:value="1" calcext:value-type="float">
            <text:p>1</text:p>
          </table:table-cell>
          <table:table-cell table:style-name="ce199" table:formula="of:=SUMIF([exercise_rows.$B$4:.$B$325];[.B42];[exercise_rows.$E$4:.$E$325])" office:value-type="float" office:value="100" calcext:value-type="float">
            <text:p>100</text:p>
          </table:table-cell>
          <table:table-cell table:formula="of:=SUMIF([exercise_rows.$B$4:.$B$325];[.B4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3"/>
          <table:table-cell table:style-name="ce290" office:value-type="string" calcext:value-type="string">
            <text:p>x</text:p>
          </table:table-cell>
          <table:table-cell table:style-name="ce290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6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9" table:formula="of:=COUNTIF([.$B$4:.$B$321];[.B43])" office:value-type="float" office:value="1" calcext:value-type="float">
            <text:p>1</text:p>
          </table:table-cell>
          <table:table-cell table:style-name="ce101" table:formula="of:=COUNTIF([exercise_rows.$B$4:.$B$325];[.B43])" office:value-type="float" office:value="1" calcext:value-type="float">
            <text:p>1</text:p>
          </table:table-cell>
          <table:table-cell table:style-name="ce195" table:formula="of:=SUMIF([exercise_rows.$B$4:.$B$325];[.B43];[exercise_rows.$E$4:.$E$325])" office:value-type="float" office:value="100" calcext:value-type="float">
            <text:p>100</text:p>
          </table:table-cell>
          <table:table-cell table:formula="of:=SUMIF([exercise_rows.$B$4:.$B$325];[.B4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6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9" table:formula="of:=COUNTIF([.$B$4:.$B$321];[.B44])" office:value-type="float" office:value="1" calcext:value-type="float">
            <text:p>1</text:p>
          </table:table-cell>
          <table:table-cell table:style-name="ce101" table:formula="of:=COUNTIF([exercise_rows.$B$4:.$B$325];[.B44])" office:value-type="float" office:value="1" calcext:value-type="float">
            <text:p>1</text:p>
          </table:table-cell>
          <table:table-cell table:style-name="ce195" table:formula="of:=SUMIF([exercise_rows.$B$4:.$B$325];[.B44];[exercise_rows.$E$4:.$E$325])" office:value-type="float" office:value="100" calcext:value-type="float">
            <text:p>100</text:p>
          </table:table-cell>
          <table:table-cell table:formula="of:=SUMIF([exercise_rows.$B$4:.$B$325];[.B4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6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9" table:formula="of:=COUNTIF([.$B$4:.$B$321];[.B45])" office:value-type="float" office:value="1" calcext:value-type="float">
            <text:p>1</text:p>
          </table:table-cell>
          <table:table-cell table:style-name="ce101" table:formula="of:=COUNTIF([exercise_rows.$B$4:.$B$325];[.B45])" office:value-type="float" office:value="1" calcext:value-type="float">
            <text:p>1</text:p>
          </table:table-cell>
          <table:table-cell table:style-name="ce195" table:formula="of:=SUMIF([exercise_rows.$B$4:.$B$325];[.B45];[exercise_rows.$E$4:.$E$325])" office:value-type="float" office:value="100" calcext:value-type="float">
            <text:p>100</text:p>
          </table:table-cell>
          <table:table-cell table:formula="of:=SUMIF([exercise_rows.$B$4:.$B$325];[.B4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6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4" table:formula="of:=COUNTIF([.$B$4:.$B$321];[.B46])" office:value-type="float" office:value="1" calcext:value-type="float">
            <text:p>1</text:p>
          </table:table-cell>
          <table:table-cell table:style-name="ce106" table:formula="of:=COUNTIF([exercise_rows.$B$4:.$B$325];[.B46])" office:value-type="float" office:value="1" calcext:value-type="float">
            <text:p>1</text:p>
          </table:table-cell>
          <table:table-cell table:style-name="ce200" table:formula="of:=SUMIF([exercise_rows.$B$4:.$B$325];[.B46];[exercise_rows.$E$4:.$E$325])" office:value-type="float" office:value="100" calcext:value-type="float">
            <text:p>100</text:p>
          </table:table-cell>
          <table:table-cell table:formula="of:=SUMIF([exercise_rows.$B$4:.$B$325];[.B4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6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9" table:formula="of:=COUNTIF([.$B$4:.$B$321];[.B47])" office:value-type="float" office:value="1" calcext:value-type="float">
            <text:p>1</text:p>
          </table:table-cell>
          <table:table-cell table:style-name="ce101" table:formula="of:=COUNTIF([exercise_rows.$B$4:.$B$325];[.B47])" office:value-type="float" office:value="1" calcext:value-type="float">
            <text:p>1</text:p>
          </table:table-cell>
          <table:table-cell table:style-name="ce195" table:formula="of:=SUMIF([exercise_rows.$B$4:.$B$325];[.B47];[exercise_rows.$E$4:.$E$325])" office:value-type="float" office:value="100" calcext:value-type="float">
            <text:p>100</text:p>
          </table:table-cell>
          <table:table-cell table:formula="of:=SUMIF([exercise_rows.$B$4:.$B$325];[.B4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6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9" table:formula="of:=COUNTIF([.$B$4:.$B$321];[.B48])" office:value-type="float" office:value="1" calcext:value-type="float">
            <text:p>1</text:p>
          </table:table-cell>
          <table:table-cell table:style-name="ce101" table:formula="of:=COUNTIF([exercise_rows.$B$4:.$B$325];[.B48])" office:value-type="float" office:value="1" calcext:value-type="float">
            <text:p>1</text:p>
          </table:table-cell>
          <table:table-cell table:style-name="ce195" table:formula="of:=SUMIF([exercise_rows.$B$4:.$B$325];[.B48];[exercise_rows.$E$4:.$E$325])" office:value-type="float" office:value="100" calcext:value-type="float">
            <text:p>100</text:p>
          </table:table-cell>
          <table:table-cell table:formula="of:=SUMIF([exercise_rows.$B$4:.$B$325];[.B4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6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9" table:formula="of:=COUNTIF([.$B$4:.$B$321];[.B49])" office:value-type="float" office:value="1" calcext:value-type="float">
            <text:p>1</text:p>
          </table:table-cell>
          <table:table-cell table:style-name="ce101" table:formula="of:=COUNTIF([exercise_rows.$B$4:.$B$325];[.B49])" office:value-type="float" office:value="1" calcext:value-type="float">
            <text:p>1</text:p>
          </table:table-cell>
          <table:table-cell table:style-name="ce195" table:formula="of:=SUMIF([exercise_rows.$B$4:.$B$325];[.B49];[exercise_rows.$E$4:.$E$325])" office:value-type="float" office:value="100" calcext:value-type="float">
            <text:p>100</text:p>
          </table:table-cell>
          <table:table-cell table:formula="of:=SUMIF([exercise_rows.$B$4:.$B$325];[.B4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6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9" table:formula="of:=COUNTIF([.$B$4:.$B$321];[.B50])" office:value-type="float" office:value="1" calcext:value-type="float">
            <text:p>1</text:p>
          </table:table-cell>
          <table:table-cell table:style-name="ce101" table:formula="of:=COUNTIF([exercise_rows.$B$4:.$B$325];[.B50])" office:value-type="float" office:value="1" calcext:value-type="float">
            <text:p>1</text:p>
          </table:table-cell>
          <table:table-cell table:style-name="ce195" table:formula="of:=SUMIF([exercise_rows.$B$4:.$B$325];[.B50];[exercise_rows.$E$4:.$E$325])" office:value-type="float" office:value="100" calcext:value-type="float">
            <text:p>100</text:p>
          </table:table-cell>
          <table:table-cell table:formula="of:=SUMIF([exercise_rows.$B$4:.$B$325];[.B5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6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9" table:formula="of:=COUNTIF([.$B$4:.$B$321];[.B51])" office:value-type="float" office:value="1" calcext:value-type="float">
            <text:p>1</text:p>
          </table:table-cell>
          <table:table-cell table:style-name="ce101" table:formula="of:=COUNTIF([exercise_rows.$B$4:.$B$325];[.B51])" office:value-type="float" office:value="1" calcext:value-type="float">
            <text:p>1</text:p>
          </table:table-cell>
          <table:table-cell table:style-name="ce195" table:formula="of:=SUMIF([exercise_rows.$B$4:.$B$325];[.B51];[exercise_rows.$E$4:.$E$325])" office:value-type="float" office:value="100" calcext:value-type="float">
            <text:p>100</text:p>
          </table:table-cell>
          <table:table-cell table:formula="of:=SUMIF([exercise_rows.$B$4:.$B$325];[.B5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6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9" table:formula="of:=COUNTIF([.$B$4:.$B$321];[.B52])" office:value-type="float" office:value="1" calcext:value-type="float">
            <text:p>1</text:p>
          </table:table-cell>
          <table:table-cell table:style-name="ce101" table:formula="of:=COUNTIF([exercise_rows.$B$4:.$B$325];[.B52])" office:value-type="float" office:value="1" calcext:value-type="float">
            <text:p>1</text:p>
          </table:table-cell>
          <table:table-cell table:style-name="ce195" table:formula="of:=SUMIF([exercise_rows.$B$4:.$B$325];[.B52];[exercise_rows.$E$4:.$E$325])" office:value-type="float" office:value="100" calcext:value-type="float">
            <text:p>100</text:p>
          </table:table-cell>
          <table:table-cell table:formula="of:=SUMIF([exercise_rows.$B$4:.$B$325];[.B5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6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9" table:formula="of:=COUNTIF([.$B$4:.$B$321];[.B53])" office:value-type="float" office:value="1" calcext:value-type="float">
            <text:p>1</text:p>
          </table:table-cell>
          <table:table-cell table:style-name="ce101" table:formula="of:=COUNTIF([exercise_rows.$B$4:.$B$325];[.B53])" office:value-type="float" office:value="1" calcext:value-type="float">
            <text:p>1</text:p>
          </table:table-cell>
          <table:table-cell table:style-name="ce195" table:formula="of:=SUMIF([exercise_rows.$B$4:.$B$325];[.B53];[exercise_rows.$E$4:.$E$325])" office:value-type="float" office:value="100" calcext:value-type="float">
            <text:p>100</text:p>
          </table:table-cell>
          <table:table-cell table:formula="of:=SUMIF([exercise_rows.$B$4:.$B$325];[.B5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6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9" table:formula="of:=COUNTIF([.$B$4:.$B$321];[.B54])" office:value-type="float" office:value="1" calcext:value-type="float">
            <text:p>1</text:p>
          </table:table-cell>
          <table:table-cell table:style-name="ce101" table:formula="of:=COUNTIF([exercise_rows.$B$4:.$B$325];[.B54])" office:value-type="float" office:value="1" calcext:value-type="float">
            <text:p>1</text:p>
          </table:table-cell>
          <table:table-cell table:style-name="ce195" table:formula="of:=SUMIF([exercise_rows.$B$4:.$B$325];[.B54];[exercise_rows.$E$4:.$E$325])" office:value-type="float" office:value="100" calcext:value-type="float">
            <text:p>100</text:p>
          </table:table-cell>
          <table:table-cell table:formula="of:=SUMIF([exercise_rows.$B$4:.$B$325];[.B5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6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9" table:formula="of:=COUNTIF([.$B$4:.$B$321];[.B55])" office:value-type="float" office:value="1" calcext:value-type="float">
            <text:p>1</text:p>
          </table:table-cell>
          <table:table-cell table:style-name="ce101" table:formula="of:=COUNTIF([exercise_rows.$B$4:.$B$325];[.B55])" office:value-type="float" office:value="1" calcext:value-type="float">
            <text:p>1</text:p>
          </table:table-cell>
          <table:table-cell table:style-name="ce195" table:formula="of:=SUMIF([exercise_rows.$B$4:.$B$325];[.B55];[exercise_rows.$E$4:.$E$325])" office:value-type="float" office:value="100" calcext:value-type="float">
            <text:p>100</text:p>
          </table:table-cell>
          <table:table-cell table:formula="of:=SUMIF([exercise_rows.$B$4:.$B$325];[.B5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6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9" table:formula="of:=COUNTIF([.$B$4:.$B$321];[.B56])" office:value-type="float" office:value="1" calcext:value-type="float">
            <text:p>1</text:p>
          </table:table-cell>
          <table:table-cell table:style-name="ce101" table:formula="of:=COUNTIF([exercise_rows.$B$4:.$B$325];[.B56])" office:value-type="float" office:value="1" calcext:value-type="float">
            <text:p>1</text:p>
          </table:table-cell>
          <table:table-cell table:style-name="ce195" table:formula="of:=SUMIF([exercise_rows.$B$4:.$B$325];[.B56];[exercise_rows.$E$4:.$E$325])" office:value-type="float" office:value="100" calcext:value-type="float">
            <text:p>100</text:p>
          </table:table-cell>
          <table:table-cell table:formula="of:=SUMIF([exercise_rows.$B$4:.$B$325];[.B5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6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9" table:formula="of:=COUNTIF([.$B$4:.$B$321];[.B57])" office:value-type="float" office:value="1" calcext:value-type="float">
            <text:p>1</text:p>
          </table:table-cell>
          <table:table-cell table:style-name="ce101" table:formula="of:=COUNTIF([exercise_rows.$B$4:.$B$325];[.B57])" office:value-type="float" office:value="1" calcext:value-type="float">
            <text:p>1</text:p>
          </table:table-cell>
          <table:table-cell table:style-name="ce195" table:formula="of:=SUMIF([exercise_rows.$B$4:.$B$325];[.B57];[exercise_rows.$E$4:.$E$325])" office:value-type="float" office:value="100" calcext:value-type="float">
            <text:p>100</text:p>
          </table:table-cell>
          <table:table-cell table:formula="of:=SUMIF([exercise_rows.$B$4:.$B$325];[.B5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6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9" table:formula="of:=COUNTIF([.$B$4:.$B$321];[.B58])" office:value-type="float" office:value="1" calcext:value-type="float">
            <text:p>1</text:p>
          </table:table-cell>
          <table:table-cell table:style-name="ce101" table:formula="of:=COUNTIF([exercise_rows.$B$4:.$B$325];[.B58])" office:value-type="float" office:value="1" calcext:value-type="float">
            <text:p>1</text:p>
          </table:table-cell>
          <table:table-cell table:style-name="ce195" table:formula="of:=SUMIF([exercise_rows.$B$4:.$B$325];[.B58];[exercise_rows.$E$4:.$E$325])" office:value-type="float" office:value="100" calcext:value-type="float">
            <text:p>100</text:p>
          </table:table-cell>
          <table:table-cell table:formula="of:=SUMIF([exercise_rows.$B$4:.$B$325];[.B5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6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9" table:formula="of:=COUNTIF([.$B$4:.$B$321];[.B59])" office:value-type="float" office:value="1" calcext:value-type="float">
            <text:p>1</text:p>
          </table:table-cell>
          <table:table-cell table:style-name="ce101" table:formula="of:=COUNTIF([exercise_rows.$B$4:.$B$325];[.B59])" office:value-type="float" office:value="1" calcext:value-type="float">
            <text:p>1</text:p>
          </table:table-cell>
          <table:table-cell table:style-name="ce195" table:formula="of:=SUMIF([exercise_rows.$B$4:.$B$325];[.B59];[exercise_rows.$E$4:.$E$325])" office:value-type="float" office:value="100" calcext:value-type="float">
            <text:p>100</text:p>
          </table:table-cell>
          <table:table-cell table:formula="of:=SUMIF([exercise_rows.$B$4:.$B$325];[.B5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6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9" table:formula="of:=COUNTIF([.$B$4:.$B$321];[.B60])" office:value-type="float" office:value="1" calcext:value-type="float">
            <text:p>1</text:p>
          </table:table-cell>
          <table:table-cell table:style-name="ce101" table:formula="of:=COUNTIF([exercise_rows.$B$4:.$B$325];[.B60])" office:value-type="float" office:value="1" calcext:value-type="float">
            <text:p>1</text:p>
          </table:table-cell>
          <table:table-cell table:style-name="ce195" table:formula="of:=SUMIF([exercise_rows.$B$4:.$B$325];[.B60];[exercise_rows.$E$4:.$E$325])" office:value-type="float" office:value="100" calcext:value-type="float">
            <text:p>100</text:p>
          </table:table-cell>
          <table:table-cell table:formula="of:=SUMIF([exercise_rows.$B$4:.$B$325];[.B6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6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9" table:formula="of:=COUNTIF([.$B$4:.$B$321];[.B61])" office:value-type="float" office:value="1" calcext:value-type="float">
            <text:p>1</text:p>
          </table:table-cell>
          <table:table-cell table:style-name="ce101" table:formula="of:=COUNTIF([exercise_rows.$B$4:.$B$325];[.B61])" office:value-type="float" office:value="1" calcext:value-type="float">
            <text:p>1</text:p>
          </table:table-cell>
          <table:table-cell table:style-name="ce195" table:formula="of:=SUMIF([exercise_rows.$B$4:.$B$325];[.B61];[exercise_rows.$E$4:.$E$325])" office:value-type="float" office:value="100" calcext:value-type="float">
            <text:p>100</text:p>
          </table:table-cell>
          <table:table-cell table:formula="of:=SUMIF([exercise_rows.$B$4:.$B$325];[.B6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6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9" table:formula="of:=COUNTIF([.$B$4:.$B$321];[.B62])" office:value-type="float" office:value="1" calcext:value-type="float">
            <text:p>1</text:p>
          </table:table-cell>
          <table:table-cell table:style-name="ce101" table:formula="of:=COUNTIF([exercise_rows.$B$4:.$B$325];[.B62])" office:value-type="float" office:value="1" calcext:value-type="float">
            <text:p>1</text:p>
          </table:table-cell>
          <table:table-cell table:style-name="ce195" table:formula="of:=SUMIF([exercise_rows.$B$4:.$B$325];[.B62];[exercise_rows.$E$4:.$E$325])" office:value-type="float" office:value="100" calcext:value-type="float">
            <text:p>100</text:p>
          </table:table-cell>
          <table:table-cell table:formula="of:=SUMIF([exercise_rows.$B$4:.$B$325];[.B6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6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9" table:formula="of:=COUNTIF([.$B$4:.$B$321];[.B63])" office:value-type="float" office:value="1" calcext:value-type="float">
            <text:p>1</text:p>
          </table:table-cell>
          <table:table-cell table:style-name="ce101" table:formula="of:=COUNTIF([exercise_rows.$B$4:.$B$325];[.B63])" office:value-type="float" office:value="1" calcext:value-type="float">
            <text:p>1</text:p>
          </table:table-cell>
          <table:table-cell table:style-name="ce195" table:formula="of:=SUMIF([exercise_rows.$B$4:.$B$325];[.B63];[exercise_rows.$E$4:.$E$325])" office:value-type="float" office:value="100" calcext:value-type="float">
            <text:p>100</text:p>
          </table:table-cell>
          <table:table-cell table:formula="of:=SUMIF([exercise_rows.$B$4:.$B$325];[.B6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6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5" table:formula="of:=COUNTIF([.$B$4:.$B$317];[.B64])" office:value-type="float" office:value="1" calcext:value-type="float">
            <text:p>1</text:p>
          </table:table-cell>
          <table:table-cell table:style-name="ce107" table:formula="of:=COUNTIF([exercise_rows.$B$4:.$B$325];[.B64])" office:value-type="float" office:value="1" calcext:value-type="float">
            <text:p>1</text:p>
          </table:table-cell>
          <table:table-cell table:style-name="ce201" table:formula="of:=SUMIF([exercise_rows.$B$4:.$B$325];[.B64];[exercise_rows.$E$4:.$E$325])" office:value-type="float" office:value="100" calcext:value-type="float">
            <text:p>100</text:p>
          </table:table-cell>
          <table:table-cell table:formula="of:=SUMIF([exercise_rows.$B$4:.$B$325];[.B6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A,C," calcext:value-type="string">
            <text:p>A,C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'A,C'" calcext:value-type="string">
            <text:p>'A,C'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B1GASL',2,'A,C',0,CURDATE(),CURDATE())," calcext:value-type="string">
            <text:p>(61,'B1GASL',2,'A,C',0,CURDATE(),CURDATE()),</text:p>
          </table:table-cell>
          <table:table-cell table:number-columns-repeated="1007"/>
        </table:table-row>
        <table:table-row table:style-name="ro6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5" table:formula="of:=COUNTIF([.$B$4:.$B$317];[.B65])" office:value-type="float" office:value="1" calcext:value-type="float">
            <text:p>1</text:p>
          </table:table-cell>
          <table:table-cell table:style-name="ce107" table:formula="of:=COUNTIF([exercise_rows.$B$4:.$B$325];[.B65])" office:value-type="float" office:value="1" calcext:value-type="float">
            <text:p>1</text:p>
          </table:table-cell>
          <table:table-cell table:style-name="ce201" table:formula="of:=SUMIF([exercise_rows.$B$4:.$B$325];[.B65];[exercise_rows.$E$4:.$E$325])" office:value-type="float" office:value="100" calcext:value-type="float">
            <text:p>100</text:p>
          </table:table-cell>
          <table:table-cell table:formula="of:=SUMIF([exercise_rows.$B$4:.$B$325];[.B6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A,C," calcext:value-type="string">
            <text:p>A,C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'A,C'" calcext:value-type="string">
            <text:p>'A,C'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B1GADO',2,'A,C',0,CURDATE(),CURDATE())," calcext:value-type="string">
            <text:p>(62,'B1GADO',2,'A,C',0,CURDATE(),CURDATE()),</text:p>
          </table:table-cell>
          <table:table-cell table:number-columns-repeated="1007"/>
        </table:table-row>
        <table:table-row table:style-name="ro6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5" table:formula="of:=COUNTIF([.$B$4:.$B$317];[.B66])" office:value-type="float" office:value="1" calcext:value-type="float">
            <text:p>1</text:p>
          </table:table-cell>
          <table:table-cell table:style-name="ce107" table:formula="of:=COUNTIF([exercise_rows.$B$4:.$B$325];[.B66])" office:value-type="float" office:value="1" calcext:value-type="float">
            <text:p>1</text:p>
          </table:table-cell>
          <table:table-cell table:style-name="ce201" table:formula="of:=SUMIF([exercise_rows.$B$4:.$B$325];[.B66];[exercise_rows.$E$4:.$E$325])" office:value-type="float" office:value="100" calcext:value-type="float">
            <text:p>100</text:p>
          </table:table-cell>
          <table:table-cell table:formula="of:=SUMIF([exercise_rows.$B$4:.$B$325];[.B6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FA',2,'A,C',0,CURDATE(),CURDATE())," calcext:value-type="string">
            <text:p>(63,'B1GAFA',2,'A,C',0,CURDATE(),CURDATE()),</text:p>
          </table:table-cell>
          <table:table-cell table:number-columns-repeated="1007"/>
        </table:table-row>
        <table:table-row table:style-name="ro6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5" table:formula="of:=COUNTIF([.$B$4:.$B$317];[.B67])" office:value-type="float" office:value="1" calcext:value-type="float">
            <text:p>1</text:p>
          </table:table-cell>
          <table:table-cell table:style-name="ce107" table:formula="of:=COUNTIF([exercise_rows.$B$4:.$B$325];[.B67])" office:value-type="float" office:value="1" calcext:value-type="float">
            <text:p>1</text:p>
          </table:table-cell>
          <table:table-cell table:style-name="ce201" table:formula="of:=SUMIF([exercise_rows.$B$4:.$B$325];[.B67];[exercise_rows.$E$4:.$E$325])" office:value-type="float" office:value="100" calcext:value-type="float">
            <text:p>100</text:p>
          </table:table-cell>
          <table:table-cell table:formula="of:=SUMIF([exercise_rows.$B$4:.$B$325];[.B6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RA',2,'A,C',0,CURDATE(),CURDATE())," calcext:value-type="string">
            <text:p>(64,'B1GARA',2,'A,C',0,CURDATE(),CURDATE()),</text:p>
          </table:table-cell>
          <table:table-cell table:number-columns-repeated="1007"/>
        </table:table-row>
        <table:table-row table:style-name="ro6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16" table:formula="of:=COUNTIF([.$B$4:.$B$313];[.B68])" office:value-type="float" office:value="1" calcext:value-type="float">
            <text:p>1</text:p>
          </table:table-cell>
          <table:table-cell table:style-name="ce108" table:formula="of:=COUNTIF([exercise_rows.$B$4:.$B$325];[.B68])" office:value-type="float" office:value="1" calcext:value-type="float">
            <text:p>1</text:p>
          </table:table-cell>
          <table:table-cell table:style-name="ce202" table:formula="of:=SUMIF([exercise_rows.$B$4:.$B$325];[.B68];[exercise_rows.$E$4:.$E$325])" office:value-type="float" office:value="100" calcext:value-type="float">
            <text:p>100</text:p>
          </table:table-cell>
          <table:table-cell table:formula="of:=SUMIF([exercise_rows.$B$4:.$B$325];[.B6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2GASL',2,'A,C',0,CURDATE(),CURDATE())," calcext:value-type="string">
            <text:p>(65,'B2GASL',2,'A,C',0,CURDATE(),CURDATE()),</text:p>
          </table:table-cell>
          <table:table-cell table:number-columns-repeated="1007"/>
        </table:table-row>
        <table:table-row table:style-name="ro6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16" table:formula="of:=COUNTIF([.$B$4:.$B$313];[.B69])" office:value-type="float" office:value="1" calcext:value-type="float">
            <text:p>1</text:p>
          </table:table-cell>
          <table:table-cell table:style-name="ce108" table:formula="of:=COUNTIF([exercise_rows.$B$4:.$B$325];[.B69])" office:value-type="float" office:value="1" calcext:value-type="float">
            <text:p>1</text:p>
          </table:table-cell>
          <table:table-cell table:style-name="ce202" table:formula="of:=SUMIF([exercise_rows.$B$4:.$B$325];[.B69];[exercise_rows.$E$4:.$E$325])" office:value-type="float" office:value="100" calcext:value-type="float">
            <text:p>100</text:p>
          </table:table-cell>
          <table:table-cell table:formula="of:=SUMIF([exercise_rows.$B$4:.$B$325];[.B6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2GADO',2,'A,C',0,CURDATE(),CURDATE())," calcext:value-type="string">
            <text:p>(66,'B2GADO',2,'A,C',0,CURDATE(),CURDATE()),</text:p>
          </table:table-cell>
          <table:table-cell table:number-columns-repeated="1007"/>
        </table:table-row>
        <table:table-row table:style-name="ro6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16" table:formula="of:=COUNTIF([.$B$4:.$B$313];[.B70])" office:value-type="float" office:value="1" calcext:value-type="float">
            <text:p>1</text:p>
          </table:table-cell>
          <table:table-cell table:style-name="ce108" table:formula="of:=COUNTIF([exercise_rows.$B$4:.$B$325];[.B70])" office:value-type="float" office:value="1" calcext:value-type="float">
            <text:p>1</text:p>
          </table:table-cell>
          <table:table-cell table:style-name="ce202" table:formula="of:=SUMIF([exercise_rows.$B$4:.$B$325];[.B70];[exercise_rows.$E$4:.$E$325])" office:value-type="float" office:value="100" calcext:value-type="float">
            <text:p>100</text:p>
          </table:table-cell>
          <table:table-cell table:formula="of:=SUMIF([exercise_rows.$B$4:.$B$325];[.B7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FA',2,'A,C',0,CURDATE(),CURDATE())," calcext:value-type="string">
            <text:p>(67,'B2GAFA',2,'A,C',0,CURDATE(),CURDATE()),</text:p>
          </table:table-cell>
          <table:table-cell table:number-columns-repeated="1007"/>
        </table:table-row>
        <table:table-row table:style-name="ro6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16" table:formula="of:=COUNTIF([.$B$4:.$B$313];[.B71])" office:value-type="float" office:value="1" calcext:value-type="float">
            <text:p>1</text:p>
          </table:table-cell>
          <table:table-cell table:style-name="ce108" table:formula="of:=COUNTIF([exercise_rows.$B$4:.$B$325];[.B71])" office:value-type="float" office:value="1" calcext:value-type="float">
            <text:p>1</text:p>
          </table:table-cell>
          <table:table-cell table:style-name="ce202" table:formula="of:=SUMIF([exercise_rows.$B$4:.$B$325];[.B71];[exercise_rows.$E$4:.$E$325])" office:value-type="float" office:value="100" calcext:value-type="float">
            <text:p>100</text:p>
          </table:table-cell>
          <table:table-cell table:formula="of:=SUMIF([exercise_rows.$B$4:.$B$325];[.B7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RA',2,'A,C',0,CURDATE(),CURDATE())," calcext:value-type="string">
            <text:p>(68,'B2GARA',2,'A,C',0,CURDATE(),CURDATE()),</text:p>
          </table:table-cell>
          <table:table-cell table:number-columns-repeated="1007"/>
        </table:table-row>
        <table:table-row table:style-name="ro6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9" table:formula="of:=COUNTIF([.$B$4:.$B$321];[.B72])" office:value-type="float" office:value="1" calcext:value-type="float">
            <text:p>1</text:p>
          </table:table-cell>
          <table:table-cell table:style-name="ce101" table:formula="of:=COUNTIF([exercise_rows.$B$4:.$B$325];[.B72])" office:value-type="float" office:value="1" calcext:value-type="float">
            <text:p>1</text:p>
          </table:table-cell>
          <table:table-cell table:style-name="ce195" table:formula="of:=SUMIF([exercise_rows.$B$4:.$B$325];[.B72];[exercise_rows.$E$4:.$E$325])" office:value-type="float" office:value="100" calcext:value-type="float">
            <text:p>100</text:p>
          </table:table-cell>
          <table:table-cell table:formula="of:=SUMIF([exercise_rows.$B$4:.$B$325];[.B7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C1GASL',2,'A,C',0,CURDATE(),CURDATE())," calcext:value-type="string">
            <text:p>(69,'C1GASL',2,'A,C',0,CURDATE(),CURDATE()),</text:p>
          </table:table-cell>
          <table:table-cell table:number-columns-repeated="1007"/>
        </table:table-row>
        <table:table-row table:style-name="ro6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9" table:formula="of:=COUNTIF([.$B$4:.$B$321];[.B73])" office:value-type="float" office:value="1" calcext:value-type="float">
            <text:p>1</text:p>
          </table:table-cell>
          <table:table-cell table:style-name="ce101" table:formula="of:=COUNTIF([exercise_rows.$B$4:.$B$325];[.B73])" office:value-type="float" office:value="1" calcext:value-type="float">
            <text:p>1</text:p>
          </table:table-cell>
          <table:table-cell table:style-name="ce195" table:formula="of:=SUMIF([exercise_rows.$B$4:.$B$325];[.B73];[exercise_rows.$E$4:.$E$325])" office:value-type="float" office:value="100" calcext:value-type="float">
            <text:p>100</text:p>
          </table:table-cell>
          <table:table-cell table:formula="of:=SUMIF([exercise_rows.$B$4:.$B$325];[.B7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C1GADO',2,'A,C',0,CURDATE(),CURDATE())," calcext:value-type="string">
            <text:p>(70,'C1GADO',2,'A,C',0,CURDATE(),CURDATE()),</text:p>
          </table:table-cell>
          <table:table-cell table:number-columns-repeated="1007"/>
        </table:table-row>
        <table:table-row table:style-name="ro6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9" table:formula="of:=COUNTIF([.$B$4:.$B$321];[.B74])" office:value-type="float" office:value="1" calcext:value-type="float">
            <text:p>1</text:p>
          </table:table-cell>
          <table:table-cell table:style-name="ce101" table:formula="of:=COUNTIF([exercise_rows.$B$4:.$B$325];[.B74])" office:value-type="float" office:value="1" calcext:value-type="float">
            <text:p>1</text:p>
          </table:table-cell>
          <table:table-cell table:style-name="ce195" table:formula="of:=SUMIF([exercise_rows.$B$4:.$B$325];[.B74];[exercise_rows.$E$4:.$E$325])" office:value-type="float" office:value="100" calcext:value-type="float">
            <text:p>100</text:p>
          </table:table-cell>
          <table:table-cell table:formula="of:=SUMIF([exercise_rows.$B$4:.$B$325];[.B7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FA',2,'A,C',0,CURDATE(),CURDATE())," calcext:value-type="string">
            <text:p>(71,'C1GAFA',2,'A,C',0,CURDATE(),CURDATE()),</text:p>
          </table:table-cell>
          <table:table-cell table:number-columns-repeated="1007"/>
        </table:table-row>
        <table:table-row table:style-name="ro6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9" table:formula="of:=COUNTIF([.$B$4:.$B$321];[.B75])" office:value-type="float" office:value="1" calcext:value-type="float">
            <text:p>1</text:p>
          </table:table-cell>
          <table:table-cell table:style-name="ce101" table:formula="of:=COUNTIF([exercise_rows.$B$4:.$B$325];[.B75])" office:value-type="float" office:value="1" calcext:value-type="float">
            <text:p>1</text:p>
          </table:table-cell>
          <table:table-cell table:style-name="ce195" table:formula="of:=SUMIF([exercise_rows.$B$4:.$B$325];[.B75];[exercise_rows.$E$4:.$E$325])" office:value-type="float" office:value="100" calcext:value-type="float">
            <text:p>100</text:p>
          </table:table-cell>
          <table:table-cell table:formula="of:=SUMIF([exercise_rows.$B$4:.$B$325];[.B7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RA',2,'A,C',0,CURDATE(),CURDATE())," calcext:value-type="string">
            <text:p>(72,'C1GARA',2,'A,C',0,CURDATE(),CURDATE()),</text:p>
          </table:table-cell>
          <table:table-cell table:number-columns-repeated="1007"/>
        </table:table-row>
        <table:table-row table:style-name="ro6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9" table:formula="of:=COUNTIF([.$B$4:.$B$321];[.B76])" office:value-type="float" office:value="1" calcext:value-type="float">
            <text:p>1</text:p>
          </table:table-cell>
          <table:table-cell table:style-name="ce101" table:formula="of:=COUNTIF([exercise_rows.$B$4:.$B$325];[.B76])" office:value-type="float" office:value="2" calcext:value-type="float">
            <text:p>2</text:p>
          </table:table-cell>
          <table:table-cell table:style-name="ce195" table:formula="of:=SUMIF([exercise_rows.$B$4:.$B$325];[.B76];[exercise_rows.$E$4:.$E$325])" office:value-type="float" office:value="100" calcext:value-type="float">
            <text:p>100</text:p>
          </table:table-cell>
          <table:table-cell table:formula="of:=SUMIF([exercise_rows.$B$4:.$B$325];[.B7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90" office:value-type="string" calcext:value-type="string">
            <text:p>x</text:p>
          </table:table-cell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R,T,A,C,D," calcext:value-type="string">
            <text:p>R,T,A,C,D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null" calcext:value-type="string">
            <text:p>null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GSLRA',2,null,0,CURDATE(),CURDATE())," calcext:value-type="string">
            <text:p>(73,'CGSLRA',2,null,0,CURDATE(),CURDATE()),</text:p>
          </table:table-cell>
          <table:table-cell table:number-columns-repeated="1007"/>
        </table:table-row>
        <table:table-row table:style-name="ro6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9" table:formula="of:=COUNTIF([.$B$4:.$B$321];[.B77])" office:value-type="float" office:value="1" calcext:value-type="float">
            <text:p>1</text:p>
          </table:table-cell>
          <table:table-cell table:style-name="ce101" table:formula="of:=COUNTIF([exercise_rows.$B$4:.$B$325];[.B77])" office:value-type="float" office:value="2" calcext:value-type="float">
            <text:p>2</text:p>
          </table:table-cell>
          <table:table-cell table:style-name="ce195" table:formula="of:=SUMIF([exercise_rows.$B$4:.$B$325];[.B77];[exercise_rows.$E$4:.$E$325])" office:value-type="float" office:value="100" calcext:value-type="float">
            <text:p>100</text:p>
          </table:table-cell>
          <table:table-cell table:formula="of:=SUMIF([exercise_rows.$B$4:.$B$325];[.B7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T,A,C," calcext:value-type="string">
            <text:p>T,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GSLR3',2,'T,A,C',0,CURDATE(),CURDATE())," calcext:value-type="string">
            <text:p>(74,'CGSLR3',2,'T,A,C',0,CURDATE(),CURDATE()),</text:p>
          </table:table-cell>
          <table:table-cell table:number-columns-repeated="1007"/>
        </table:table-row>
        <table:table-row table:style-name="ro6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9" table:formula="of:=COUNTIF([.$B$4:.$B$321];[.B78])" office:value-type="float" office:value="1" calcext:value-type="float">
            <text:p>1</text:p>
          </table:table-cell>
          <table:table-cell table:style-name="ce101" table:formula="of:=COUNTIF([exercise_rows.$B$4:.$B$325];[.B78])" office:value-type="float" office:value="2" calcext:value-type="float">
            <text:p>2</text:p>
          </table:table-cell>
          <table:table-cell table:style-name="ce195" table:formula="of:=SUMIF([exercise_rows.$B$4:.$B$325];[.B78];[exercise_rows.$E$4:.$E$325])" office:value-type="float" office:value="100" calcext:value-type="float">
            <text:p>100</text:p>
          </table:table-cell>
          <table:table-cell table:formula="of:=SUMIF([exercise_rows.$B$4:.$B$325];[.B7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T,A,C," calcext:value-type="string">
            <text:p>T,A,C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1GSFP',2,'T,A,C',0,CURDATE(),CURDATE())," calcext:value-type="string">
            <text:p>(75,'C1GSFP',2,'T,A,C',0,CURDATE(),CURDATE()),</text:p>
          </table:table-cell>
          <table:table-cell table:number-columns-repeated="1007"/>
        </table:table-row>
        <table:table-row table:style-name="ro6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9" table:formula="of:=COUNTIF([.$B$4:.$B$321];[.B79])" office:value-type="float" office:value="1" calcext:value-type="float">
            <text:p>1</text:p>
          </table:table-cell>
          <table:table-cell table:style-name="ce101" table:formula="of:=COUNTIF([exercise_rows.$B$4:.$B$325];[.B79])" office:value-type="float" office:value="2" calcext:value-type="float">
            <text:p>2</text:p>
          </table:table-cell>
          <table:table-cell table:style-name="ce195" table:formula="of:=SUMIF([exercise_rows.$B$4:.$B$325];[.B79];[exercise_rows.$E$4:.$E$325])" office:value-type="float" office:value="100" calcext:value-type="float">
            <text:p>100</text:p>
          </table:table-cell>
          <table:table-cell table:formula="of:=SUMIF([exercise_rows.$B$4:.$B$325];[.B7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T,A,C," calcext:value-type="string">
            <text:p>T,A,C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1GSPF',2,'T,A,C',0,CURDATE(),CURDATE())," calcext:value-type="string">
            <text:p>(76,'C1GSPF',2,'T,A,C',0,CURDATE(),CURDATE()),</text:p>
          </table:table-cell>
          <table:table-cell table:number-columns-repeated="1007"/>
        </table:table-row>
        <table:table-row table:style-name="ro6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9" table:formula="of:=COUNTIF([.$B$4:.$B$321];[.B80])" office:value-type="float" office:value="1" calcext:value-type="float">
            <text:p>1</text:p>
          </table:table-cell>
          <table:table-cell table:style-name="ce101" table:formula="of:=COUNTIF([exercise_rows.$B$4:.$B$325];[.B80])" office:value-type="float" office:value="2" calcext:value-type="float">
            <text:p>2</text:p>
          </table:table-cell>
          <table:table-cell table:style-name="ce195" table:formula="of:=SUMIF([exercise_rows.$B$4:.$B$325];[.B80];[exercise_rows.$E$4:.$E$325])" office:value-type="float" office:value="100" calcext:value-type="float">
            <text:p>100</text:p>
          </table:table-cell>
          <table:table-cell table:formula="of:=SUMIF([exercise_rows.$B$4:.$B$325];[.B8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T," calcext:value-type="string">
            <text:p>T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'T'" calcext:value-type="string">
            <text:p>'T'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ECSLST',2,'T',0,CURDATE(),CURDATE())," calcext:value-type="string">
            <text:p>(77,'ECSLST',2,'T',0,CURDATE(),CURDATE()),</text:p>
          </table:table-cell>
          <table:table-cell table:number-columns-repeated="1007"/>
        </table:table-row>
        <table:table-row table:style-name="ro6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9" table:formula="of:=COUNTIF([.$B$4:.$B$321];[.B81])" office:value-type="float" office:value="1" calcext:value-type="float">
            <text:p>1</text:p>
          </table:table-cell>
          <table:table-cell table:style-name="ce101" table:formula="of:=COUNTIF([exercise_rows.$B$4:.$B$325];[.B81])" office:value-type="float" office:value="2" calcext:value-type="float">
            <text:p>2</text:p>
          </table:table-cell>
          <table:table-cell table:style-name="ce195" table:formula="of:=SUMIF([exercise_rows.$B$4:.$B$325];[.B81];[exercise_rows.$E$4:.$E$325])" office:value-type="float" office:value="100" calcext:value-type="float">
            <text:p>100</text:p>
          </table:table-cell>
          <table:table-cell table:formula="of:=SUMIF([exercise_rows.$B$4:.$B$325];[.B8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" calcext:value-type="string">
            <text:p>T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'" calcext:value-type="string">
            <text:p>'T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ECSLPG',2,'T',0,CURDATE(),CURDATE())," calcext:value-type="string">
            <text:p>(78,'ECSLPG',2,'T',0,CURDATE(),CURDATE()),</text:p>
          </table:table-cell>
          <table:table-cell table:number-columns-repeated="1007"/>
        </table:table-row>
        <table:table-row table:style-name="ro6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9" table:formula="of:=COUNTIF([.$B$4:.$B$321];[.B82])" office:value-type="float" office:value="1" calcext:value-type="float">
            <text:p>1</text:p>
          </table:table-cell>
          <table:table-cell table:style-name="ce101" table:formula="of:=COUNTIF([exercise_rows.$B$4:.$B$325];[.B82])" office:value-type="float" office:value="2" calcext:value-type="float">
            <text:p>2</text:p>
          </table:table-cell>
          <table:table-cell table:style-name="ce195" table:formula="of:=SUMIF([exercise_rows.$B$4:.$B$325];[.B82];[exercise_rows.$E$4:.$E$325])" office:value-type="float" office:value="100" calcext:value-type="float">
            <text:p>100</text:p>
          </table:table-cell>
          <table:table-cell table:formula="of:=SUMIF([exercise_rows.$B$4:.$B$325];[.B8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" calcext:value-type="string">
            <text:p>T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'" calcext:value-type="string">
            <text:p>'T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ECSLAA',2,'T',0,CURDATE(),CURDATE())," calcext:value-type="string">
            <text:p>(79,'ECSLAA',2,'T',0,CURDATE(),CURDATE()),</text:p>
          </table:table-cell>
          <table:table-cell table:number-columns-repeated="1007"/>
        </table:table-row>
        <table:table-row table:style-name="ro6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9" table:formula="of:=COUNTIF([.$B$4:.$B$321];[.B83])" office:value-type="float" office:value="1" calcext:value-type="float">
            <text:p>1</text:p>
          </table:table-cell>
          <table:table-cell table:style-name="ce101" table:formula="of:=COUNTIF([exercise_rows.$B$4:.$B$325];[.B83])" office:value-type="float" office:value="2" calcext:value-type="float">
            <text:p>2</text:p>
          </table:table-cell>
          <table:table-cell table:style-name="ce195" table:formula="of:=SUMIF([exercise_rows.$B$4:.$B$325];[.B83];[exercise_rows.$E$4:.$E$325])" office:value-type="float" office:value="100" calcext:value-type="float">
            <text:p>100</text:p>
          </table:table-cell>
          <table:table-cell table:formula="of:=SUMIF([exercise_rows.$B$4:.$B$325];[.B8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" calcext:value-type="string">
            <text:p>T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'" calcext:value-type="string">
            <text:p>'T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ECSLBG',2,'T',0,CURDATE(),CURDATE())," calcext:value-type="string">
            <text:p>(80,'ECSLBG',2,'T',0,CURDATE(),CURDATE()),</text:p>
          </table:table-cell>
          <table:table-cell table:number-columns-repeated="1007"/>
        </table:table-row>
        <table:table-row table:style-name="ro6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9" table:formula="of:=COUNTIF([.$B$4:.$B$321];[.B84])" office:value-type="float" office:value="1" calcext:value-type="float">
            <text:p>1</text:p>
          </table:table-cell>
          <table:table-cell table:style-name="ce101" table:formula="of:=COUNTIF([exercise_rows.$B$4:.$B$325];[.B84])" office:value-type="float" office:value="2" calcext:value-type="float">
            <text:p>2</text:p>
          </table:table-cell>
          <table:table-cell table:style-name="ce195" table:formula="of:=SUMIF([exercise_rows.$B$4:.$B$325];[.B84];[exercise_rows.$E$4:.$E$325])" office:value-type="float" office:value="100" calcext:value-type="float">
            <text:p>100</text:p>
          </table:table-cell>
          <table:table-cell table:formula="of:=SUMIF([exercise_rows.$B$4:.$B$325];[.B8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" calcext:value-type="string">
            <text:p>T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'" calcext:value-type="string">
            <text:p>'T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ECSLGG',2,'T',0,CURDATE(),CURDATE())," calcext:value-type="string">
            <text:p>(81,'ECSLGG',2,'T',0,CURDATE(),CURDATE()),</text:p>
          </table:table-cell>
          <table:table-cell table:number-columns-repeated="1007"/>
        </table:table-row>
        <table:table-row table:style-name="ro6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9" table:formula="of:=COUNTIF([.$B$4:.$B$321];[.B85])" office:value-type="float" office:value="1" calcext:value-type="float">
            <text:p>1</text:p>
          </table:table-cell>
          <table:table-cell table:style-name="ce101" table:formula="of:=COUNTIF([exercise_rows.$B$4:.$B$325];[.B85])" office:value-type="float" office:value="2" calcext:value-type="float">
            <text:p>2</text:p>
          </table:table-cell>
          <table:table-cell table:style-name="ce195" table:formula="of:=SUMIF([exercise_rows.$B$4:.$B$325];[.B85];[exercise_rows.$E$4:.$E$325])" office:value-type="float" office:value="100" calcext:value-type="float">
            <text:p>100</text:p>
          </table:table-cell>
          <table:table-cell table:formula="of:=SUMIF([exercise_rows.$B$4:.$B$325];[.B8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T," calcext:value-type="string">
            <text:p>T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T'" calcext:value-type="string">
            <text:p>'T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ECSLBS',2,'T',0,CURDATE(),CURDATE())," calcext:value-type="string">
            <text:p>(82,'ECSLBS',2,'T',0,CURDATE(),CURDATE()),</text:p>
          </table:table-cell>
          <table:table-cell table:number-columns-repeated="1007"/>
        </table:table-row>
        <table:table-row table:style-name="ro6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9" table:formula="of:=COUNTIF([.$B$4:.$B$321];[.B86])" office:value-type="float" office:value="1" calcext:value-type="float">
            <text:p>1</text:p>
          </table:table-cell>
          <table:table-cell table:style-name="ce101" table:formula="of:=COUNTIF([exercise_rows.$B$4:.$B$325];[.B86])" office:value-type="float" office:value="2" calcext:value-type="float">
            <text:p>2</text:p>
          </table:table-cell>
          <table:table-cell table:style-name="ce195" table:formula="of:=SUMIF([exercise_rows.$B$4:.$B$325];[.B86];[exercise_rows.$E$4:.$E$325])" office:value-type="float" office:value="100" calcext:value-type="float">
            <text:p>100</text:p>
          </table:table-cell>
          <table:table-cell table:formula="of:=SUMIF([exercise_rows.$B$4:.$B$325];[.B8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T,A," calcext:value-type="string">
            <text:p>T,A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T,A'" calcext:value-type="string">
            <text:p>'T,A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ECSLTA',2,'T,A',0,CURDATE(),CURDATE())," calcext:value-type="string">
            <text:p>(83,'ECSLTA',2,'T,A',0,CURDATE(),CURDATE()),</text:p>
          </table:table-cell>
          <table:table-cell table:number-columns-repeated="1007"/>
        </table:table-row>
        <table:table-row table:style-name="ro6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9" table:formula="of:=COUNTIF([.$B$4:.$B$321];[.B87])" office:value-type="float" office:value="1" calcext:value-type="float">
            <text:p>1</text:p>
          </table:table-cell>
          <table:table-cell table:style-name="ce101" table:formula="of:=COUNTIF([exercise_rows.$B$4:.$B$325];[.B87])" office:value-type="float" office:value="2" calcext:value-type="float">
            <text:p>2</text:p>
          </table:table-cell>
          <table:table-cell table:style-name="ce195" table:formula="of:=SUMIF([exercise_rows.$B$4:.$B$325];[.B87];[exercise_rows.$E$4:.$E$325])" office:value-type="float" office:value="100" calcext:value-type="float">
            <text:p>100</text:p>
          </table:table-cell>
          <table:table-cell table:formula="of:=SUMIF([exercise_rows.$B$4:.$B$325];[.B8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T," calcext:value-type="string">
            <text:p>T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T'" calcext:value-type="string">
            <text:p>'T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ECSLSO',2,'T',0,CURDATE(),CURDATE())," calcext:value-type="string">
            <text:p>(84,'ECSLSO',2,'T',0,CURDATE(),CURDATE()),</text:p>
          </table:table-cell>
          <table:table-cell table:number-columns-repeated="1007"/>
        </table:table-row>
        <table:table-row table:style-name="ro6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9" table:formula="of:=COUNTIF([.$B$4:.$B$321];[.B88])" office:value-type="float" office:value="1" calcext:value-type="float">
            <text:p>1</text:p>
          </table:table-cell>
          <table:table-cell table:style-name="ce101" table:formula="of:=COUNTIF([exercise_rows.$B$4:.$B$325];[.B88])" office:value-type="float" office:value="2" calcext:value-type="float">
            <text:p>2</text:p>
          </table:table-cell>
          <table:table-cell table:style-name="ce195" table:formula="of:=SUMIF([exercise_rows.$B$4:.$B$325];[.B88];[exercise_rows.$E$4:.$E$325])" office:value-type="float" office:value="100" calcext:value-type="float">
            <text:p>100</text:p>
          </table:table-cell>
          <table:table-cell table:formula="of:=SUMIF([exercise_rows.$B$4:.$B$325];[.B8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T," calcext:value-type="string">
            <text:p>T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T'" calcext:value-type="string">
            <text:p>'T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ECSLLS',2,'T',0,CURDATE(),CURDATE())," calcext:value-type="string">
            <text:p>(85,'ECSLLS',2,'T',0,CURDATE(),CURDATE()),</text:p>
          </table:table-cell>
          <table:table-cell table:number-columns-repeated="1007"/>
        </table:table-row>
        <table:table-row table:style-name="ro6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9" table:formula="of:=COUNTIF([.$B$4:.$B$321];[.B89])" office:value-type="float" office:value="1" calcext:value-type="float">
            <text:p>1</text:p>
          </table:table-cell>
          <table:table-cell table:style-name="ce101" table:formula="of:=COUNTIF([exercise_rows.$B$4:.$B$325];[.B89])" office:value-type="float" office:value="2" calcext:value-type="float">
            <text:p>2</text:p>
          </table:table-cell>
          <table:table-cell table:style-name="ce195" table:formula="of:=SUMIF([exercise_rows.$B$4:.$B$325];[.B89];[exercise_rows.$E$4:.$E$325])" office:value-type="float" office:value="100" calcext:value-type="float">
            <text:p>100</text:p>
          </table:table-cell>
          <table:table-cell table:formula="of:=SUMIF([exercise_rows.$B$4:.$B$325];[.B8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BT',2,'T',0,CURDATE(),CURDATE())," calcext:value-type="string">
            <text:p>(86,'ECSLBT',2,'T',0,CURDATE(),CURDATE()),</text:p>
          </table:table-cell>
          <table:table-cell table:number-columns-repeated="1007"/>
        </table:table-row>
        <table:table-row table:style-name="ro6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9" table:formula="of:=COUNTIF([.$B$4:.$B$321];[.B90])" office:value-type="float" office:value="1" calcext:value-type="float">
            <text:p>1</text:p>
          </table:table-cell>
          <table:table-cell table:style-name="ce101" table:formula="of:=COUNTIF([exercise_rows.$B$4:.$B$325];[.B90])" office:value-type="float" office:value="2" calcext:value-type="float">
            <text:p>2</text:p>
          </table:table-cell>
          <table:table-cell table:style-name="ce195" table:formula="of:=SUMIF([exercise_rows.$B$4:.$B$325];[.B90];[exercise_rows.$E$4:.$E$325])" office:value-type="float" office:value="100" calcext:value-type="float">
            <text:p>100</text:p>
          </table:table-cell>
          <table:table-cell table:formula="of:=SUMIF([exercise_rows.$B$4:.$B$325];[.B9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B3',2,'T',0,CURDATE(),CURDATE())," calcext:value-type="string">
            <text:p>(87,'ECSLB3',2,'T',0,CURDATE(),CURDATE()),</text:p>
          </table:table-cell>
          <table:table-cell table:number-columns-repeated="1007"/>
        </table:table-row>
        <table:table-row table:style-name="ro6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9" table:formula="of:=COUNTIF([.$B$4:.$B$321];[.B91])" office:value-type="float" office:value="1" calcext:value-type="float">
            <text:p>1</text:p>
          </table:table-cell>
          <table:table-cell table:style-name="ce101" table:formula="of:=COUNTIF([exercise_rows.$B$4:.$B$325];[.B91])" office:value-type="float" office:value="2" calcext:value-type="float">
            <text:p>2</text:p>
          </table:table-cell>
          <table:table-cell table:style-name="ce195" table:formula="of:=SUMIF([exercise_rows.$B$4:.$B$325];[.B91];[exercise_rows.$E$4:.$E$325])" office:value-type="float" office:value="100" calcext:value-type="float">
            <text:p>100</text:p>
          </table:table-cell>
          <table:table-cell table:formula="of:=SUMIF([exercise_rows.$B$4:.$B$325];[.B9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CN',2,'T',0,CURDATE(),CURDATE())," calcext:value-type="string">
            <text:p>(88,'ECSLCN',2,'T',0,CURDATE(),CURDATE()),</text:p>
          </table:table-cell>
          <table:table-cell table:number-columns-repeated="1007"/>
        </table:table-row>
        <table:table-row table:style-name="ro6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9" table:formula="of:=COUNTIF([.$B$4:.$B$321];[.B92])" office:value-type="float" office:value="1" calcext:value-type="float">
            <text:p>1</text:p>
          </table:table-cell>
          <table:table-cell table:style-name="ce101" table:formula="of:=COUNTIF([exercise_rows.$B$4:.$B$325];[.B92])" office:value-type="float" office:value="2" calcext:value-type="float">
            <text:p>2</text:p>
          </table:table-cell>
          <table:table-cell table:style-name="ce195" table:formula="of:=SUMIF([exercise_rows.$B$4:.$B$325];[.B92];[exercise_rows.$E$4:.$E$325])" office:value-type="float" office:value="100" calcext:value-type="float">
            <text:p>100</text:p>
          </table:table-cell>
          <table:table-cell table:formula="of:=SUMIF([exercise_rows.$B$4:.$B$325];[.B9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EG',2,'T',0,CURDATE(),CURDATE())," calcext:value-type="string">
            <text:p>(89,'ECSLEG',2,'T',0,CURDATE(),CURDATE()),</text:p>
          </table:table-cell>
          <table:table-cell table:number-columns-repeated="1007"/>
        </table:table-row>
        <table:table-row table:style-name="ro6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9" table:formula="of:=COUNTIF([.$B$4:.$B$321];[.B93])" office:value-type="float" office:value="1" calcext:value-type="float">
            <text:p>1</text:p>
          </table:table-cell>
          <table:table-cell table:style-name="ce101" table:formula="of:=COUNTIF([exercise_rows.$B$4:.$B$325];[.B93])" office:value-type="float" office:value="2" calcext:value-type="float">
            <text:p>2</text:p>
          </table:table-cell>
          <table:table-cell table:style-name="ce195" table:formula="of:=SUMIF([exercise_rows.$B$4:.$B$325];[.B93];[exercise_rows.$E$4:.$E$325])" office:value-type="float" office:value="100" calcext:value-type="float">
            <text:p>100</text:p>
          </table:table-cell>
          <table:table-cell table:formula="of:=SUMIF([exercise_rows.$B$4:.$B$325];[.B9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A," calcext:value-type="string">
            <text:p>T,A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,A'" calcext:value-type="string">
            <text:p>'T,A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GF',2,'T,A',0,CURDATE(),CURDATE())," calcext:value-type="string">
            <text:p>(90,'ECSLGF',2,'T,A',0,CURDATE(),CURDATE()),</text:p>
          </table:table-cell>
          <table:table-cell table:number-columns-repeated="1007"/>
        </table:table-row>
        <table:table-row table:style-name="ro6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9" table:formula="of:=COUNTIF([.$B$4:.$B$321];[.B94])" office:value-type="float" office:value="1" calcext:value-type="float">
            <text:p>1</text:p>
          </table:table-cell>
          <table:table-cell table:style-name="ce101" table:formula="of:=COUNTIF([exercise_rows.$B$4:.$B$325];[.B94])" office:value-type="float" office:value="2" calcext:value-type="float">
            <text:p>2</text:p>
          </table:table-cell>
          <table:table-cell table:style-name="ce195" table:formula="of:=SUMIF([exercise_rows.$B$4:.$B$325];[.B94];[exercise_rows.$E$4:.$E$325])" office:value-type="float" office:value="100" calcext:value-type="float">
            <text:p>100</text:p>
          </table:table-cell>
          <table:table-cell table:formula="of:=SUMIF([exercise_rows.$B$4:.$B$325];[.B9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" calcext:value-type="string">
            <text:p>T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'" calcext:value-type="string">
            <text:p>'T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TO',2,'T',0,CURDATE(),CURDATE())," calcext:value-type="string">
            <text:p>(91,'ECSLTO',2,'T',0,CURDATE(),CURDATE()),</text:p>
          </table:table-cell>
          <table:table-cell table:number-columns-repeated="1007"/>
        </table:table-row>
        <table:table-row table:style-name="ro6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9" table:formula="of:=COUNTIF([.$B$4:.$B$321];[.B95])" office:value-type="float" office:value="1" calcext:value-type="float">
            <text:p>1</text:p>
          </table:table-cell>
          <table:table-cell table:style-name="ce101" table:formula="of:=COUNTIF([exercise_rows.$B$4:.$B$325];[.B95])" office:value-type="float" office:value="2" calcext:value-type="float">
            <text:p>2</text:p>
          </table:table-cell>
          <table:table-cell table:style-name="ce195" table:formula="of:=SUMIF([exercise_rows.$B$4:.$B$325];[.B95];[exercise_rows.$E$4:.$E$325])" office:value-type="float" office:value="100" calcext:value-type="float">
            <text:p>100</text:p>
          </table:table-cell>
          <table:table-cell table:formula="of:=SUMIF([exercise_rows.$B$4:.$B$325];[.B9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" calcext:value-type="string">
            <text:p>T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'" calcext:value-type="string">
            <text:p>'T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3P',2,'T',0,CURDATE(),CURDATE())," calcext:value-type="string">
            <text:p>(92,'ECSL3P',2,'T',0,CURDATE(),CURDATE()),</text:p>
          </table:table-cell>
          <table:table-cell table:number-columns-repeated="1007"/>
        </table:table-row>
        <table:table-row table:style-name="ro6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9" table:formula="of:=COUNTIF([.$B$4:.$B$321];[.B96])" office:value-type="float" office:value="1" calcext:value-type="float">
            <text:p>1</text:p>
          </table:table-cell>
          <table:table-cell table:style-name="ce101" table:formula="of:=COUNTIF([exercise_rows.$B$4:.$B$325];[.B96])" office:value-type="float" office:value="1" calcext:value-type="float">
            <text:p>1</text:p>
          </table:table-cell>
          <table:table-cell table:style-name="ce195" table:formula="of:=SUMIF([exercise_rows.$B$4:.$B$325];[.B96];[exercise_rows.$E$4:.$E$325])" office:value-type="float" office:value="100" calcext:value-type="float">
            <text:p>100</text:p>
          </table:table-cell>
          <table:table-cell table:formula="of:=SUMIF([exercise_rows.$B$4:.$B$325];[.B9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SSLST',2,'T',0,CURDATE(),CURDATE())," calcext:value-type="string">
            <text:p>(93,'ESSLST',2,'T',0,CURDATE(),CURDATE()),</text:p>
          </table:table-cell>
          <table:table-cell table:number-columns-repeated="1007"/>
        </table:table-row>
        <table:table-row table:style-name="ro6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9" table:formula="of:=COUNTIF([.$B$4:.$B$321];[.B97])" office:value-type="float" office:value="1" calcext:value-type="float">
            <text:p>1</text:p>
          </table:table-cell>
          <table:table-cell table:style-name="ce101" table:formula="of:=COUNTIF([exercise_rows.$B$4:.$B$325];[.B97])" office:value-type="float" office:value="1" calcext:value-type="float">
            <text:p>1</text:p>
          </table:table-cell>
          <table:table-cell table:style-name="ce195" table:formula="of:=SUMIF([exercise_rows.$B$4:.$B$325];[.B97];[exercise_rows.$E$4:.$E$325])" office:value-type="float" office:value="100" calcext:value-type="float">
            <text:p>100</text:p>
          </table:table-cell>
          <table:table-cell table:formula="of:=SUMIF([exercise_rows.$B$4:.$B$325];[.B9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SSLPG',2,'T',0,CURDATE(),CURDATE())," calcext:value-type="string">
            <text:p>(94,'ESSLPG',2,'T',0,CURDATE(),CURDATE()),</text:p>
          </table:table-cell>
          <table:table-cell table:number-columns-repeated="1007"/>
        </table:table-row>
        <table:table-row table:style-name="ro6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9" table:formula="of:=COUNTIF([.$B$4:.$B$321];[.B98])" office:value-type="float" office:value="1" calcext:value-type="float">
            <text:p>1</text:p>
          </table:table-cell>
          <table:table-cell table:style-name="ce101" table:formula="of:=COUNTIF([exercise_rows.$B$4:.$B$325];[.B98])" office:value-type="float" office:value="1" calcext:value-type="float">
            <text:p>1</text:p>
          </table:table-cell>
          <table:table-cell table:style-name="ce195" table:formula="of:=SUMIF([exercise_rows.$B$4:.$B$325];[.B98];[exercise_rows.$E$4:.$E$325])" office:value-type="float" office:value="100" calcext:value-type="float">
            <text:p>100</text:p>
          </table:table-cell>
          <table:table-cell table:formula="of:=SUMIF([exercise_rows.$B$4:.$B$325];[.B9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SSLAA',2,'T',0,CURDATE(),CURDATE())," calcext:value-type="string">
            <text:p>(95,'ESSLAA',2,'T',0,CURDATE(),CURDATE()),</text:p>
          </table:table-cell>
          <table:table-cell table:number-columns-repeated="1007"/>
        </table:table-row>
        <table:table-row table:style-name="ro6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9" table:formula="of:=COUNTIF([.$B$4:.$B$321];[.B99])" office:value-type="float" office:value="1" calcext:value-type="float">
            <text:p>1</text:p>
          </table:table-cell>
          <table:table-cell table:style-name="ce101" table:formula="of:=COUNTIF([exercise_rows.$B$4:.$B$325];[.B99])" office:value-type="float" office:value="1" calcext:value-type="float">
            <text:p>1</text:p>
          </table:table-cell>
          <table:table-cell table:style-name="ce195" table:formula="of:=SUMIF([exercise_rows.$B$4:.$B$325];[.B99];[exercise_rows.$E$4:.$E$325])" office:value-type="float" office:value="100" calcext:value-type="float">
            <text:p>100</text:p>
          </table:table-cell>
          <table:table-cell table:formula="of:=SUMIF([exercise_rows.$B$4:.$B$325];[.B9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SSLBG',2,'T',0,CURDATE(),CURDATE())," calcext:value-type="string">
            <text:p>(96,'ESSLBG',2,'T',0,CURDATE(),CURDATE()),</text:p>
          </table:table-cell>
          <table:table-cell table:number-columns-repeated="1007"/>
        </table:table-row>
        <table:table-row table:style-name="ro6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9" table:formula="of:=COUNTIF([.$B$4:.$B$321];[.B100])" office:value-type="float" office:value="1" calcext:value-type="float">
            <text:p>1</text:p>
          </table:table-cell>
          <table:table-cell table:style-name="ce101" table:formula="of:=COUNTIF([exercise_rows.$B$4:.$B$325];[.B100])" office:value-type="float" office:value="1" calcext:value-type="float">
            <text:p>1</text:p>
          </table:table-cell>
          <table:table-cell table:style-name="ce195" table:formula="of:=SUMIF([exercise_rows.$B$4:.$B$325];[.B100];[exercise_rows.$E$4:.$E$325])" office:value-type="float" office:value="100" calcext:value-type="float">
            <text:p>100</text:p>
          </table:table-cell>
          <table:table-cell table:formula="of:=SUMIF([exercise_rows.$B$4:.$B$325];[.B10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SSLGG',2,'T',0,CURDATE(),CURDATE())," calcext:value-type="string">
            <text:p>(97,'ESSLGG',2,'T',0,CURDATE(),CURDATE()),</text:p>
          </table:table-cell>
          <table:table-cell table:number-columns-repeated="1007"/>
        </table:table-row>
        <table:table-row table:style-name="ro6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9" table:formula="of:=COUNTIF([.$B$4:.$B$321];[.B101])" office:value-type="float" office:value="1" calcext:value-type="float">
            <text:p>1</text:p>
          </table:table-cell>
          <table:table-cell table:style-name="ce101" table:formula="of:=COUNTIF([exercise_rows.$B$4:.$B$325];[.B101])" office:value-type="float" office:value="1" calcext:value-type="float">
            <text:p>1</text:p>
          </table:table-cell>
          <table:table-cell table:style-name="ce195" table:formula="of:=SUMIF([exercise_rows.$B$4:.$B$325];[.B101];[exercise_rows.$E$4:.$E$325])" office:value-type="float" office:value="100" calcext:value-type="float">
            <text:p>100</text:p>
          </table:table-cell>
          <table:table-cell table:formula="of:=SUMIF([exercise_rows.$B$4:.$B$325];[.B10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SSLBS',2,'T',0,CURDATE(),CURDATE())," calcext:value-type="string">
            <text:p>(98,'ESSLBS',2,'T',0,CURDATE(),CURDATE()),</text:p>
          </table:table-cell>
          <table:table-cell table:number-columns-repeated="1007"/>
        </table:table-row>
        <table:table-row table:style-name="ro6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9" table:formula="of:=COUNTIF([.$B$4:.$B$321];[.B102])" office:value-type="float" office:value="1" calcext:value-type="float">
            <text:p>1</text:p>
          </table:table-cell>
          <table:table-cell table:style-name="ce101" table:formula="of:=COUNTIF([exercise_rows.$B$4:.$B$325];[.B102])" office:value-type="float" office:value="1" calcext:value-type="float">
            <text:p>1</text:p>
          </table:table-cell>
          <table:table-cell table:style-name="ce195" table:formula="of:=SUMIF([exercise_rows.$B$4:.$B$325];[.B102];[exercise_rows.$E$4:.$E$325])" office:value-type="float" office:value="100" calcext:value-type="float">
            <text:p>100</text:p>
          </table:table-cell>
          <table:table-cell table:formula="of:=SUMIF([exercise_rows.$B$4:.$B$325];[.B10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A," calcext:value-type="string">
            <text:p>T,A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,A'" calcext:value-type="string">
            <text:p>'T,A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SSLTA',2,'T,A',0,CURDATE(),CURDATE())," calcext:value-type="string">
            <text:p>(99,'ESSLTA',2,'T,A',0,CURDATE(),CURDATE()),</text:p>
          </table:table-cell>
          <table:table-cell table:number-columns-repeated="1007"/>
        </table:table-row>
        <table:table-row table:style-name="ro6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9" table:formula="of:=COUNTIF([.$B$4:.$B$321];[.B103])" office:value-type="float" office:value="1" calcext:value-type="float">
            <text:p>1</text:p>
          </table:table-cell>
          <table:table-cell table:style-name="ce101" table:formula="of:=COUNTIF([exercise_rows.$B$4:.$B$325];[.B103])" office:value-type="float" office:value="1" calcext:value-type="float">
            <text:p>1</text:p>
          </table:table-cell>
          <table:table-cell table:style-name="ce195" table:formula="of:=SUMIF([exercise_rows.$B$4:.$B$325];[.B103];[exercise_rows.$E$4:.$E$325])" office:value-type="float" office:value="100" calcext:value-type="float">
            <text:p>100</text:p>
          </table:table-cell>
          <table:table-cell table:formula="of:=SUMIF([exercise_rows.$B$4:.$B$325];[.B10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" calcext:value-type="string">
            <text:p>T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'" calcext:value-type="string">
            <text:p>'T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SSLSV',2,'T',0,CURDATE(),CURDATE())," calcext:value-type="string">
            <text:p>(100,'ESSLSV',2,'T',0,CURDATE(),CURDATE()),</text:p>
          </table:table-cell>
          <table:table-cell table:number-columns-repeated="1007"/>
        </table:table-row>
        <table:table-row table:style-name="ro6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9" table:formula="of:=COUNTIF([.$B$4:.$B$321];[.B104])" office:value-type="float" office:value="1" calcext:value-type="float">
            <text:p>1</text:p>
          </table:table-cell>
          <table:table-cell table:style-name="ce101" table:formula="of:=COUNTIF([exercise_rows.$B$4:.$B$325];[.B104])" office:value-type="float" office:value="1" calcext:value-type="float">
            <text:p>1</text:p>
          </table:table-cell>
          <table:table-cell table:style-name="ce195" table:formula="of:=SUMIF([exercise_rows.$B$4:.$B$325];[.B104];[exercise_rows.$E$4:.$E$325])" office:value-type="float" office:value="100" calcext:value-type="float">
            <text:p>100</text:p>
          </table:table-cell>
          <table:table-cell table:formula="of:=SUMIF([exercise_rows.$B$4:.$B$325];[.B10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SSLOP',2,'T',0,CURDATE(),CURDATE())," calcext:value-type="string">
            <text:p>(101,'ESSLOP',2,'T',0,CURDATE(),CURDATE()),</text:p>
          </table:table-cell>
          <table:table-cell table:number-columns-repeated="1007"/>
        </table:table-row>
        <table:table-row table:style-name="ro6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9" table:formula="of:=COUNTIF([.$B$4:.$B$321];[.B105])" office:value-type="float" office:value="1" calcext:value-type="float">
            <text:p>1</text:p>
          </table:table-cell>
          <table:table-cell table:style-name="ce101" table:formula="of:=COUNTIF([exercise_rows.$B$4:.$B$325];[.B105])" office:value-type="float" office:value="1" calcext:value-type="float">
            <text:p>1</text:p>
          </table:table-cell>
          <table:table-cell table:style-name="ce195" table:formula="of:=SUMIF([exercise_rows.$B$4:.$B$325];[.B105];[exercise_rows.$E$4:.$E$325])" office:value-type="float" office:value="100" calcext:value-type="float">
            <text:p>100</text:p>
          </table:table-cell>
          <table:table-cell table:formula="of:=SUMIF([exercise_rows.$B$4:.$B$325];[.B10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LA',2,'T',0,CURDATE(),CURDATE())," calcext:value-type="string">
            <text:p>(102,'ESSLLA',2,'T',0,CURDATE(),CURDATE()),</text:p>
          </table:table-cell>
          <table:table-cell table:number-columns-repeated="1007"/>
        </table:table-row>
        <table:table-row table:style-name="ro6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9" table:formula="of:=COUNTIF([.$B$4:.$B$321];[.B106])" office:value-type="float" office:value="1" calcext:value-type="float">
            <text:p>1</text:p>
          </table:table-cell>
          <table:table-cell table:style-name="ce101" table:formula="of:=COUNTIF([exercise_rows.$B$4:.$B$325];[.B106])" office:value-type="float" office:value="1" calcext:value-type="float">
            <text:p>1</text:p>
          </table:table-cell>
          <table:table-cell table:style-name="ce195" table:formula="of:=SUMIF([exercise_rows.$B$4:.$B$325];[.B106];[exercise_rows.$E$4:.$E$325])" office:value-type="float" office:value="100" calcext:value-type="float">
            <text:p>100</text:p>
          </table:table-cell>
          <table:table-cell table:formula="of:=SUMIF([exercise_rows.$B$4:.$B$325];[.B10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SR',2,'T',0,CURDATE(),CURDATE())," calcext:value-type="string">
            <text:p>(103,'ESSLSR',2,'T',0,CURDATE(),CURDATE()),</text:p>
          </table:table-cell>
          <table:table-cell table:number-columns-repeated="1007"/>
        </table:table-row>
        <table:table-row table:style-name="ro6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9" table:formula="of:=COUNTIF([.$B$4:.$B$321];[.B107])" office:value-type="float" office:value="1" calcext:value-type="float">
            <text:p>1</text:p>
          </table:table-cell>
          <table:table-cell table:style-name="ce101" table:formula="of:=COUNTIF([exercise_rows.$B$4:.$B$325];[.B107])" office:value-type="float" office:value="1" calcext:value-type="float">
            <text:p>1</text:p>
          </table:table-cell>
          <table:table-cell table:style-name="ce195" table:formula="of:=SUMIF([exercise_rows.$B$4:.$B$325];[.B107];[exercise_rows.$E$4:.$E$325])" office:value-type="float" office:value="100" calcext:value-type="float">
            <text:p>100</text:p>
          </table:table-cell>
          <table:table-cell table:formula="of:=SUMIF([exercise_rows.$B$4:.$B$325];[.B10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BT',2,'T',0,CURDATE(),CURDATE())," calcext:value-type="string">
            <text:p>(104,'ESSLBT',2,'T',0,CURDATE(),CURDATE()),</text:p>
          </table:table-cell>
          <table:table-cell table:number-columns-repeated="1007"/>
        </table:table-row>
        <table:table-row table:style-name="ro6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9" table:formula="of:=COUNTIF([.$B$4:.$B$321];[.B108])" office:value-type="float" office:value="1" calcext:value-type="float">
            <text:p>1</text:p>
          </table:table-cell>
          <table:table-cell table:style-name="ce101" table:formula="of:=COUNTIF([exercise_rows.$B$4:.$B$325];[.B108])" office:value-type="float" office:value="1" calcext:value-type="float">
            <text:p>1</text:p>
          </table:table-cell>
          <table:table-cell table:style-name="ce195" table:formula="of:=SUMIF([exercise_rows.$B$4:.$B$325];[.B108];[exercise_rows.$E$4:.$E$325])" office:value-type="float" office:value="100" calcext:value-type="float">
            <text:p>100</text:p>
          </table:table-cell>
          <table:table-cell table:formula="of:=SUMIF([exercise_rows.$B$4:.$B$325];[.B10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B3',2,'T',0,CURDATE(),CURDATE())," calcext:value-type="string">
            <text:p>(105,'ESSLB3',2,'T',0,CURDATE(),CURDATE()),</text:p>
          </table:table-cell>
          <table:table-cell table:number-columns-repeated="1007"/>
        </table:table-row>
        <table:table-row table:style-name="ro6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9" table:formula="of:=COUNTIF([.$B$4:.$B$321];[.B109])" office:value-type="float" office:value="1" calcext:value-type="float">
            <text:p>1</text:p>
          </table:table-cell>
          <table:table-cell table:style-name="ce101" table:formula="of:=COUNTIF([exercise_rows.$B$4:.$B$325];[.B109])" office:value-type="float" office:value="1" calcext:value-type="float">
            <text:p>1</text:p>
          </table:table-cell>
          <table:table-cell table:style-name="ce195" table:formula="of:=SUMIF([exercise_rows.$B$4:.$B$325];[.B109];[exercise_rows.$E$4:.$E$325])" office:value-type="float" office:value="100" calcext:value-type="float">
            <text:p>100</text:p>
          </table:table-cell>
          <table:table-cell table:formula="of:=SUMIF([exercise_rows.$B$4:.$B$325];[.B10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CN',2,'T',0,CURDATE(),CURDATE())," calcext:value-type="string">
            <text:p>(106,'ESSLCN',2,'T',0,CURDATE(),CURDATE()),</text:p>
          </table:table-cell>
          <table:table-cell table:number-columns-repeated="1007"/>
        </table:table-row>
        <table:table-row table:style-name="ro6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9" table:formula="of:=COUNTIF([.$B$4:.$B$321];[.B110])" office:value-type="float" office:value="1" calcext:value-type="float">
            <text:p>1</text:p>
          </table:table-cell>
          <table:table-cell table:style-name="ce101" table:formula="of:=COUNTIF([exercise_rows.$B$4:.$B$325];[.B110])" office:value-type="float" office:value="1" calcext:value-type="float">
            <text:p>1</text:p>
          </table:table-cell>
          <table:table-cell table:style-name="ce195" table:formula="of:=SUMIF([exercise_rows.$B$4:.$B$325];[.B110];[exercise_rows.$E$4:.$E$325])" office:value-type="float" office:value="100" calcext:value-type="float">
            <text:p>100</text:p>
          </table:table-cell>
          <table:table-cell table:formula="of:=SUMIF([exercise_rows.$B$4:.$B$325];[.B11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EG',2,'T',0,CURDATE(),CURDATE())," calcext:value-type="string">
            <text:p>(107,'ESSLEG',2,'T',0,CURDATE(),CURDATE()),</text:p>
          </table:table-cell>
          <table:table-cell table:number-columns-repeated="1007"/>
        </table:table-row>
        <table:table-row table:style-name="ro6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9" table:formula="of:=COUNTIF([.$B$4:.$B$321];[.B111])" office:value-type="float" office:value="1" calcext:value-type="float">
            <text:p>1</text:p>
          </table:table-cell>
          <table:table-cell table:style-name="ce101" table:formula="of:=COUNTIF([exercise_rows.$B$4:.$B$325];[.B111])" office:value-type="float" office:value="1" calcext:value-type="float">
            <text:p>1</text:p>
          </table:table-cell>
          <table:table-cell table:style-name="ce195" table:formula="of:=SUMIF([exercise_rows.$B$4:.$B$325];[.B111];[exercise_rows.$E$4:.$E$325])" office:value-type="float" office:value="100" calcext:value-type="float">
            <text:p>100</text:p>
          </table:table-cell>
          <table:table-cell table:formula="of:=SUMIF([exercise_rows.$B$4:.$B$325];[.B11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2" table:style-name="ce290" office:value-type="string" calcext:value-type="string">
            <text:p>x</text:p>
          </table:table-cell>
          <table:table-cell table:style-name="ce290" table:number-columns-repeated="2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A," calcext:value-type="string">
            <text:p>T,A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,A'" calcext:value-type="string">
            <text:p>'T,A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GF',2,'T,A',0,CURDATE(),CURDATE())," calcext:value-type="string">
            <text:p>(108,'ESSLGF',2,'T,A',0,CURDATE(),CURDATE()),</text:p>
          </table:table-cell>
          <table:table-cell table:number-columns-repeated="1007"/>
        </table:table-row>
        <table:table-row table:style-name="ro6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9" table:formula="of:=COUNTIF([.$B$4:.$B$321];[.B112])" office:value-type="float" office:value="1" calcext:value-type="float">
            <text:p>1</text:p>
          </table:table-cell>
          <table:table-cell table:style-name="ce101" table:formula="of:=COUNTIF([exercise_rows.$B$4:.$B$325];[.B112])" office:value-type="float" office:value="1" calcext:value-type="float">
            <text:p>1</text:p>
          </table:table-cell>
          <table:table-cell table:style-name="ce195" table:formula="of:=SUMIF([exercise_rows.$B$4:.$B$325];[.B112];[exercise_rows.$E$4:.$E$325])" office:value-type="float" office:value="100" calcext:value-type="float">
            <text:p>100</text:p>
          </table:table-cell>
          <table:table-cell table:formula="of:=SUMIF([exercise_rows.$B$4:.$B$325];[.B11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" calcext:value-type="string">
            <text:p>T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'" calcext:value-type="string">
            <text:p>'T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TO',2,'T',0,CURDATE(),CURDATE())," calcext:value-type="string">
            <text:p>(109,'ESSLTO',2,'T',0,CURDATE(),CURDATE()),</text:p>
          </table:table-cell>
          <table:table-cell table:number-columns-repeated="1007"/>
        </table:table-row>
        <table:table-row table:style-name="ro6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9" table:formula="of:=COUNTIF([.$B$4:.$B$321];[.B113])" office:value-type="float" office:value="1" calcext:value-type="float">
            <text:p>1</text:p>
          </table:table-cell>
          <table:table-cell table:style-name="ce101" table:formula="of:=COUNTIF([exercise_rows.$B$4:.$B$325];[.B113])" office:value-type="float" office:value="1" calcext:value-type="float">
            <text:p>1</text:p>
          </table:table-cell>
          <table:table-cell table:style-name="ce195" table:formula="of:=SUMIF([exercise_rows.$B$4:.$B$325];[.B113];[exercise_rows.$E$4:.$E$325])" office:value-type="float" office:value="100" calcext:value-type="float">
            <text:p>100</text:p>
          </table:table-cell>
          <table:table-cell table:formula="of:=SUMIF([exercise_rows.$B$4:.$B$325];[.B11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3P',2,'T',0,CURDATE(),CURDATE())," calcext:value-type="string">
            <text:p>(110,'ESSL3P',2,'T',0,CURDATE(),CURDATE()),</text:p>
          </table:table-cell>
          <table:table-cell table:number-columns-repeated="1007"/>
        </table:table-row>
        <table:table-row table:style-name="ro6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17" table:formula="of:=COUNTIF([.$B$4:.$B$321];[.B114])" office:value-type="float" office:value="1" calcext:value-type="float">
            <text:p>1</text:p>
          </table:table-cell>
          <table:table-cell table:style-name="ce109" table:formula="of:=COUNTIF([exercise_rows.$B$4:.$B$325];[.B114])" office:value-type="float" office:value="1" calcext:value-type="float">
            <text:p>1</text:p>
          </table:table-cell>
          <table:table-cell table:style-name="ce203" table:formula="of:=SUMIF([exercise_rows.$B$4:.$B$325];[.B114];[exercise_rows.$E$4:.$E$325])" office:value-type="float" office:value="100" calcext:value-type="float">
            <text:p>100</text:p>
          </table:table-cell>
          <table:table-cell table:formula="of:=SUMIF([exercise_rows.$B$4:.$B$325];[.B11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PR',2,'T',0,CURDATE(),CURDATE())," calcext:value-type="string">
            <text:p>(111,'ESSLPR',2,'T',0,CURDATE(),CURDATE()),</text:p>
          </table:table-cell>
          <table:table-cell table:number-columns-repeated="1007"/>
        </table:table-row>
        <table:table-row table:style-name="ro6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17" table:formula="of:=COUNTIF([.$B$4:.$B$321];[.B115])" office:value-type="float" office:value="1" calcext:value-type="float">
            <text:p>1</text:p>
          </table:table-cell>
          <table:table-cell table:style-name="ce109" table:formula="of:=COUNTIF([exercise_rows.$B$4:.$B$325];[.B115])" office:value-type="float" office:value="1" calcext:value-type="float">
            <text:p>1</text:p>
          </table:table-cell>
          <table:table-cell table:style-name="ce203" table:formula="of:=SUMIF([exercise_rows.$B$4:.$B$325];[.B115];[exercise_rows.$E$4:.$E$325])" office:value-type="float" office:value="100" calcext:value-type="float">
            <text:p>100</text:p>
          </table:table-cell>
          <table:table-cell table:formula="of:=SUMIF([exercise_rows.$B$4:.$B$325];[.B11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BA',2,'T',0,CURDATE(),CURDATE())," calcext:value-type="string">
            <text:p>(112,'ESSLBA',2,'T',0,CURDATE(),CURDATE()),</text:p>
          </table:table-cell>
          <table:table-cell table:number-columns-repeated="1007"/>
        </table:table-row>
        <table:table-row table:style-name="ro6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18" table:formula="of:=COUNTIF([.$B$4:.$B$319];[.B116])" office:value-type="float" office:value="1" calcext:value-type="float">
            <text:p>1</text:p>
          </table:table-cell>
          <table:table-cell table:style-name="ce110" table:formula="of:=COUNTIF([exercise_rows.$B$4:.$B$325];[.B116])" office:value-type="float" office:value="1" calcext:value-type="float">
            <text:p>1</text:p>
          </table:table-cell>
          <table:table-cell table:style-name="ce204" table:formula="of:=SUMIF([exercise_rows.$B$4:.$B$325];[.B116];[exercise_rows.$E$4:.$E$325])" office:value-type="float" office:value="100" calcext:value-type="float">
            <text:p>100</text:p>
          </table:table-cell>
          <table:table-cell table:formula="of:=SUMIF([exercise_rows.$B$4:.$B$325];[.B11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BV',2,'T',0,CURDATE(),CURDATE())," calcext:value-type="string">
            <text:p>(113,'ESSLBV',2,'T',0,CURDATE(),CURDATE()),</text:p>
          </table:table-cell>
          <table:table-cell table:number-columns-repeated="1007"/>
        </table:table-row>
        <table:table-row table:style-name="ro6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18" table:formula="of:=COUNTIF([.$B$4:.$B$319];[.B117])" office:value-type="float" office:value="1" calcext:value-type="float">
            <text:p>1</text:p>
          </table:table-cell>
          <table:table-cell table:style-name="ce110" table:formula="of:=COUNTIF([exercise_rows.$B$4:.$B$325];[.B117])" office:value-type="float" office:value="1" calcext:value-type="float">
            <text:p>1</text:p>
          </table:table-cell>
          <table:table-cell table:style-name="ce204" table:formula="of:=SUMIF([exercise_rows.$B$4:.$B$325];[.B117];[exercise_rows.$E$4:.$E$325])" office:value-type="float" office:value="100" calcext:value-type="float">
            <text:p>100</text:p>
          </table:table-cell>
          <table:table-cell table:formula="of:=SUMIF([exercise_rows.$B$4:.$B$325];[.B11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GV',2,'T',0,CURDATE(),CURDATE())," calcext:value-type="string">
            <text:p>(114,'ESSLGV',2,'T',0,CURDATE(),CURDATE()),</text:p>
          </table:table-cell>
          <table:table-cell table:number-columns-repeated="1007"/>
        </table:table-row>
        <table:table-row table:style-name="ro6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19" table:formula="of:=COUNTIF([.$B$4:.$B$313];[.B118])" office:value-type="float" office:value="1" calcext:value-type="float">
            <text:p>1</text:p>
          </table:table-cell>
          <table:table-cell table:style-name="ce111" table:formula="of:=COUNTIF([exercise_rows.$B$4:.$B$325];[.B118])" office:value-type="float" office:value="1" calcext:value-type="float">
            <text:p>1</text:p>
          </table:table-cell>
          <table:table-cell table:style-name="ce205" table:formula="of:=SUMIF([exercise_rows.$B$4:.$B$325];[.B118];[exercise_rows.$E$4:.$E$325])" office:value-type="float" office:value="100" calcext:value-type="float">
            <text:p>100</text:p>
          </table:table-cell>
          <table:table-cell table:formula="of:=SUMIF([exercise_rows.$B$4:.$B$325];[.B11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A,C," calcext:value-type="string">
            <text:p>A,C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A,C'" calcext:value-type="string">
            <text:p>'A,C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C1SLC6',2,'A,C',0,CURDATE(),CURDATE())," calcext:value-type="string">
            <text:p>(115,'C1SLC6',2,'A,C',0,CURDATE(),CURDATE()),</text:p>
          </table:table-cell>
          <table:table-cell table:number-columns-repeated="1007"/>
        </table:table-row>
        <table:table-row table:style-name="ro6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20" table:formula="of:=COUNTIF([.$B$4:.$B$313];[.B119])" office:value-type="float" office:value="1" calcext:value-type="float">
            <text:p>1</text:p>
          </table:table-cell>
          <table:table-cell table:style-name="ce112" table:formula="of:=COUNTIF([exercise_rows.$B$4:.$B$325];[.B119])" office:value-type="float" office:value="1" calcext:value-type="float">
            <text:p>1</text:p>
          </table:table-cell>
          <table:table-cell table:style-name="ce206" table:formula="of:=SUMIF([exercise_rows.$B$4:.$B$325];[.B119];[exercise_rows.$E$4:.$E$325])" office:value-type="float" office:value="100" calcext:value-type="float">
            <text:p>100</text:p>
          </table:table-cell>
          <table:table-cell table:formula="of:=SUMIF([exercise_rows.$B$4:.$B$325];[.B11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A,C," calcext:value-type="string">
            <text:p>A,C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A,C'" calcext:value-type="string">
            <text:p>'A,C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C1SLGF',2,'A,C',0,CURDATE(),CURDATE())," calcext:value-type="string">
            <text:p>(116,'C1SLGF',2,'A,C',0,CURDATE(),CURDATE()),</text:p>
          </table:table-cell>
          <table:table-cell table:number-columns-repeated="1007"/>
        </table:table-row>
        <table:table-row table:style-name="ro6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21" table:formula="of:=COUNTIF([.$B$4:.$B$313];[.B120])" office:value-type="float" office:value="1" calcext:value-type="float">
            <text:p>1</text:p>
          </table:table-cell>
          <table:table-cell table:style-name="ce113" table:formula="of:=COUNTIF([exercise_rows.$B$4:.$B$325];[.B120])" office:value-type="float" office:value="1" calcext:value-type="float">
            <text:p>1</text:p>
          </table:table-cell>
          <table:table-cell table:style-name="ce207" table:formula="of:=SUMIF([exercise_rows.$B$4:.$B$325];[.B120];[exercise_rows.$E$4:.$E$325])" office:value-type="float" office:value="100" calcext:value-type="float">
            <text:p>100</text:p>
          </table:table-cell>
          <table:table-cell table:formula="of:=SUMIF([exercise_rows.$B$4:.$B$325];[.B12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A,C," calcext:value-type="string">
            <text:p>A,C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A,C'" calcext:value-type="string">
            <text:p>'A,C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C1SLGR',2,'A,C',0,CURDATE(),CURDATE())," calcext:value-type="string">
            <text:p>(117,'C1SLGR',2,'A,C',0,CURDATE(),CURDATE()),</text:p>
          </table:table-cell>
          <table:table-cell table:number-columns-repeated="1007"/>
        </table:table-row>
        <table:table-row table:style-name="ro6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22" table:formula="of:=COUNTIF([.$B$4:.$B$313];[.B121])" office:value-type="float" office:value="1" calcext:value-type="float">
            <text:p>1</text:p>
          </table:table-cell>
          <table:table-cell table:style-name="ce114" table:formula="of:=COUNTIF([exercise_rows.$B$4:.$B$325];[.B121])" office:value-type="float" office:value="1" calcext:value-type="float">
            <text:p>1</text:p>
          </table:table-cell>
          <table:table-cell table:style-name="ce208" table:formula="of:=SUMIF([exercise_rows.$B$4:.$B$325];[.B121];[exercise_rows.$E$4:.$E$325])" office:value-type="float" office:value="100" calcext:value-type="float">
            <text:p>100</text:p>
          </table:table-cell>
          <table:table-cell table:formula="of:=SUMIF([exercise_rows.$B$4:.$B$325];[.B12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A,C," calcext:value-type="string">
            <text:p>A,C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A,C'" calcext:value-type="string">
            <text:p>'A,C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C1SLCA',2,'A,C',0,CURDATE(),CURDATE())," calcext:value-type="string">
            <text:p>(118,'C1SLCA',2,'A,C',0,CURDATE(),CURDATE()),</text:p>
          </table:table-cell>
          <table:table-cell table:number-columns-repeated="1007"/>
        </table:table-row>
        <table:table-row table:style-name="ro6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23" table:formula="of:=COUNTIF([.$B$4:.$B$321];[.B122])" office:value-type="float" office:value="1" calcext:value-type="float">
            <text:p>1</text:p>
          </table:table-cell>
          <table:table-cell table:style-name="ce115" table:formula="of:=COUNTIF([exercise_rows.$B$4:.$B$325];[.B122])" office:value-type="float" office:value="2" calcext:value-type="float">
            <text:p>2</text:p>
          </table:table-cell>
          <table:table-cell table:style-name="ce209" table:formula="of:=SUMIF([exercise_rows.$B$4:.$B$325];[.B122];[exercise_rows.$E$4:.$E$325])" office:value-type="float" office:value="100" calcext:value-type="float">
            <text:p>100</text:p>
          </table:table-cell>
          <table:table-cell table:formula="of:=SUMIF([exercise_rows.$B$4:.$B$325];[.B12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A,C," calcext:value-type="string">
            <text:p>A,C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A,C'" calcext:value-type="string">
            <text:p>'A,C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C1SLFP',2,'A,C',0,CURDATE(),CURDATE())," calcext:value-type="string">
            <text:p>(119,'C1SLFP',2,'A,C',0,CURDATE(),CURDATE()),</text:p>
          </table:table-cell>
          <table:table-cell table:number-columns-repeated="1007"/>
        </table:table-row>
        <table:table-row table:style-name="ro6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23" table:formula="of:=COUNTIF([.$B$4:.$B$321];[.B123])" office:value-type="float" office:value="1" calcext:value-type="float">
            <text:p>1</text:p>
          </table:table-cell>
          <table:table-cell table:style-name="ce115" table:formula="of:=COUNTIF([exercise_rows.$B$4:.$B$325];[.B123])" office:value-type="float" office:value="2" calcext:value-type="float">
            <text:p>2</text:p>
          </table:table-cell>
          <table:table-cell table:style-name="ce209" table:formula="of:=SUMIF([exercise_rows.$B$4:.$B$325];[.B123];[exercise_rows.$E$4:.$E$325])" office:value-type="float" office:value="100" calcext:value-type="float">
            <text:p>100</text:p>
          </table:table-cell>
          <table:table-cell table:formula="of:=SUMIF([exercise_rows.$B$4:.$B$325];[.B12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A,C," calcext:value-type="string">
            <text:p>A,C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A,C'" calcext:value-type="string">
            <text:p>'A,C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C1SLPF',2,'A,C',0,CURDATE(),CURDATE())," calcext:value-type="string">
            <text:p>(120,'C1SLPF',2,'A,C',0,CURDATE(),CURDATE()),</text:p>
          </table:table-cell>
          <table:table-cell table:number-columns-repeated="1007"/>
        </table:table-row>
        <table:table-row table:style-name="ro6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24" table:formula="of:=COUNTIF([.$B$4:.$B$321];[.B124])" office:value-type="float" office:value="1" calcext:value-type="float">
            <text:p>1</text:p>
          </table:table-cell>
          <table:table-cell table:style-name="ce116" table:formula="of:=COUNTIF([exercise_rows.$B$4:.$B$325];[.B124])" office:value-type="float" office:value="2" calcext:value-type="float">
            <text:p>2</text:p>
          </table:table-cell>
          <table:table-cell table:style-name="ce210" table:formula="of:=SUMIF([exercise_rows.$B$4:.$B$325];[.B124];[exercise_rows.$E$4:.$E$325])" office:value-type="float" office:value="100" calcext:value-type="float">
            <text:p>100</text:p>
          </table:table-cell>
          <table:table-cell table:formula="of:=SUMIF([exercise_rows.$B$4:.$B$325];[.B12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T," calcext:value-type="string">
            <text:p>T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T'" calcext:value-type="string">
            <text:p>'T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ECFAPG',2,'T',0,CURDATE(),CURDATE())," calcext:value-type="string">
            <text:p>(121,'ECFAPG',2,'T',0,CURDATE(),CURDATE()),</text:p>
          </table:table-cell>
          <table:table-cell table:number-columns-repeated="1007"/>
        </table:table-row>
        <table:table-row table:style-name="ro6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25" table:formula="of:=COUNTIF([.$B$4:.$B$321];[.B125])" office:value-type="float" office:value="1" calcext:value-type="float">
            <text:p>1</text:p>
          </table:table-cell>
          <table:table-cell table:style-name="ce117" table:formula="of:=COUNTIF([exercise_rows.$B$4:.$B$325];[.B125])" office:value-type="float" office:value="2" calcext:value-type="float">
            <text:p>2</text:p>
          </table:table-cell>
          <table:table-cell table:style-name="ce211" table:formula="of:=SUMIF([exercise_rows.$B$4:.$B$325];[.B125];[exercise_rows.$E$4:.$E$325])" office:value-type="float" office:value="100" calcext:value-type="float">
            <text:p>100</text:p>
          </table:table-cell>
          <table:table-cell table:formula="of:=SUMIF([exercise_rows.$B$4:.$B$325];[.B12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CFABS',2,'T',0,CURDATE(),CURDATE())," calcext:value-type="string">
            <text:p>(122,'ECFABS',2,'T',0,CURDATE(),CURDATE()),</text:p>
          </table:table-cell>
          <table:table-cell table:number-columns-repeated="1007"/>
        </table:table-row>
        <table:table-row table:style-name="ro6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26" table:formula="of:=COUNTIF([.$B$4:.$B$321];[.B126])" office:value-type="float" office:value="1" calcext:value-type="float">
            <text:p>1</text:p>
          </table:table-cell>
          <table:table-cell table:style-name="ce118" table:formula="of:=COUNTIF([exercise_rows.$B$4:.$B$325];[.B126])" office:value-type="float" office:value="2" calcext:value-type="float">
            <text:p>2</text:p>
          </table:table-cell>
          <table:table-cell table:style-name="ce212" table:formula="of:=SUMIF([exercise_rows.$B$4:.$B$325];[.B126];[exercise_rows.$E$4:.$E$325])" office:value-type="float" office:value="100" calcext:value-type="float">
            <text:p>100</text:p>
          </table:table-cell>
          <table:table-cell table:formula="of:=SUMIF([exercise_rows.$B$4:.$B$325];[.B12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T," calcext:value-type="string">
            <text:p>T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T'" calcext:value-type="string">
            <text:p>'T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ECFABG',2,'T',0,CURDATE(),CURDATE())," calcext:value-type="string">
            <text:p>(123,'ECFABG',2,'T',0,CURDATE(),CURDATE()),</text:p>
          </table:table-cell>
          <table:table-cell table:number-columns-repeated="1007"/>
        </table:table-row>
        <table:table-row table:style-name="ro6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27" table:formula="of:=COUNTIF([.$B$4:.$B$321];[.B127])" office:value-type="float" office:value="1" calcext:value-type="float">
            <text:p>1</text:p>
          </table:table-cell>
          <table:table-cell table:style-name="ce119" table:formula="of:=COUNTIF([exercise_rows.$B$4:.$B$325];[.B127])" office:value-type="float" office:value="2" calcext:value-type="float">
            <text:p>2</text:p>
          </table:table-cell>
          <table:table-cell table:style-name="ce213" table:formula="of:=SUMIF([exercise_rows.$B$4:.$B$325];[.B127];[exercise_rows.$E$4:.$E$325])" office:value-type="float" office:value="100" calcext:value-type="float">
            <text:p>100</text:p>
          </table:table-cell>
          <table:table-cell table:formula="of:=SUMIF([exercise_rows.$B$4:.$B$325];[.B12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T," calcext:value-type="string">
            <text:p>T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T'" calcext:value-type="string">
            <text:p>'T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ECFAAA',2,'T',0,CURDATE(),CURDATE())," calcext:value-type="string">
            <text:p>(124,'ECFAAA',2,'T',0,CURDATE(),CURDATE()),</text:p>
          </table:table-cell>
          <table:table-cell table:number-columns-repeated="1007"/>
        </table:table-row>
        <table:table-row table:style-name="ro6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28" table:formula="of:=COUNTIF([.$B$4:.$B$321];[.B128])" office:value-type="float" office:value="1" calcext:value-type="float">
            <text:p>1</text:p>
          </table:table-cell>
          <table:table-cell table:style-name="ce120" table:formula="of:=COUNTIF([exercise_rows.$B$4:.$B$325];[.B128])" office:value-type="float" office:value="2" calcext:value-type="float">
            <text:p>2</text:p>
          </table:table-cell>
          <table:table-cell table:style-name="ce214" table:formula="of:=SUMIF([exercise_rows.$B$4:.$B$325];[.B128];[exercise_rows.$E$4:.$E$325])" office:value-type="float" office:value="100" calcext:value-type="float">
            <text:p>100</text:p>
          </table:table-cell>
          <table:table-cell table:formula="of:=SUMIF([exercise_rows.$B$4:.$B$325];[.B12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T," calcext:value-type="string">
            <text:p>T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T'" calcext:value-type="string">
            <text:p>'T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ECFAA2',2,'T',0,CURDATE(),CURDATE())," calcext:value-type="string">
            <text:p>(125,'ECFAA2',2,'T',0,CURDATE(),CURDATE()),</text:p>
          </table:table-cell>
          <table:table-cell table:number-columns-repeated="1007"/>
        </table:table-row>
        <table:table-row table:style-name="ro6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29" table:formula="of:=COUNTIF([.$B$4:.$B$321];[.B129])" office:value-type="float" office:value="1" calcext:value-type="float">
            <text:p>1</text:p>
          </table:table-cell>
          <table:table-cell table:style-name="ce121" table:formula="of:=COUNTIF([exercise_rows.$B$4:.$B$325];[.B129])" office:value-type="float" office:value="2" calcext:value-type="float">
            <text:p>2</text:p>
          </table:table-cell>
          <table:table-cell table:style-name="ce215" table:formula="of:=SUMIF([exercise_rows.$B$4:.$B$325];[.B129];[exercise_rows.$E$4:.$E$325])" office:value-type="float" office:value="100" calcext:value-type="float">
            <text:p>100</text:p>
          </table:table-cell>
          <table:table-cell table:formula="of:=SUMIF([exercise_rows.$B$4:.$B$325];[.B12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T," calcext:value-type="string">
            <text:p>T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T'" calcext:value-type="string">
            <text:p>'T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ECFAC1',2,'T',0,CURDATE(),CURDATE())," calcext:value-type="string">
            <text:p>(126,'ECFAC1',2,'T',0,CURDATE(),CURDATE()),</text:p>
          </table:table-cell>
          <table:table-cell table:number-columns-repeated="1007"/>
        </table:table-row>
        <table:table-row table:style-name="ro6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30" table:formula="of:=COUNTIF([.$B$4:.$B$321];[.B130])" office:value-type="float" office:value="1" calcext:value-type="float">
            <text:p>1</text:p>
          </table:table-cell>
          <table:table-cell table:style-name="ce122" table:formula="of:=COUNTIF([exercise_rows.$B$4:.$B$325];[.B130])" office:value-type="float" office:value="2" calcext:value-type="float">
            <text:p>2</text:p>
          </table:table-cell>
          <table:table-cell table:style-name="ce216" table:formula="of:=SUMIF([exercise_rows.$B$4:.$B$325];[.B130];[exercise_rows.$E$4:.$E$325])" office:value-type="float" office:value="100" calcext:value-type="float">
            <text:p>100</text:p>
          </table:table-cell>
          <table:table-cell table:formula="of:=SUMIF([exercise_rows.$B$4:.$B$325];[.B13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T," calcext:value-type="string">
            <text:p>T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T'" calcext:value-type="string">
            <text:p>'T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ECFAC2',2,'T',0,CURDATE(),CURDATE())," calcext:value-type="string">
            <text:p>(127,'ECFAC2',2,'T',0,CURDATE(),CURDATE()),</text:p>
          </table:table-cell>
          <table:table-cell table:number-columns-repeated="1007"/>
        </table:table-row>
        <table:table-row table:style-name="ro6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31" table:formula="of:=COUNTIF([.$B$4:.$B$321];[.B131])" office:value-type="float" office:value="1" calcext:value-type="float">
            <text:p>1</text:p>
          </table:table-cell>
          <table:table-cell table:style-name="ce123" table:formula="of:=COUNTIF([exercise_rows.$B$4:.$B$325];[.B131])" office:value-type="float" office:value="2" calcext:value-type="float">
            <text:p>2</text:p>
          </table:table-cell>
          <table:table-cell table:style-name="ce217" table:formula="of:=SUMIF([exercise_rows.$B$4:.$B$325];[.B131];[exercise_rows.$E$4:.$E$325])" office:value-type="float" office:value="100" calcext:value-type="float">
            <text:p>100</text:p>
          </table:table-cell>
          <table:table-cell table:formula="of:=SUMIF([exercise_rows.$B$4:.$B$325];[.B13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" calcext:value-type="string">
            <text:p>T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'" calcext:value-type="string">
            <text:p>'T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ECFAC3',2,'T',0,CURDATE(),CURDATE())," calcext:value-type="string">
            <text:p>(128,'ECFAC3',2,'T',0,CURDATE(),CURDATE()),</text:p>
          </table:table-cell>
          <table:table-cell table:number-columns-repeated="1007"/>
        </table:table-row>
        <table:table-row table:style-name="ro6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32" table:formula="of:=COUNTIF([.$B$4:.$B$321];[.B132])" office:value-type="float" office:value="1" calcext:value-type="float">
            <text:p>1</text:p>
          </table:table-cell>
          <table:table-cell table:style-name="ce124" table:formula="of:=COUNTIF([exercise_rows.$B$4:.$B$325];[.B132])" office:value-type="float" office:value="2" calcext:value-type="float">
            <text:p>2</text:p>
          </table:table-cell>
          <table:table-cell table:style-name="ce218" table:formula="of:=SUMIF([exercise_rows.$B$4:.$B$325];[.B132];[exercise_rows.$E$4:.$E$325])" office:value-type="float" office:value="100" calcext:value-type="float">
            <text:p>100</text:p>
          </table:table-cell>
          <table:table-cell table:formula="of:=SUMIF([exercise_rows.$B$4:.$B$325];[.B13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" calcext:value-type="string">
            <text:p>T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'" calcext:value-type="string">
            <text:p>'T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ECFAG4',2,'T',0,CURDATE(),CURDATE())," calcext:value-type="string">
            <text:p>(129,'ECFAG4',2,'T',0,CURDATE(),CURDATE()),</text:p>
          </table:table-cell>
          <table:table-cell table:number-columns-repeated="1007"/>
        </table:table-row>
        <table:table-row table:style-name="ro6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33" table:formula="of:=COUNTIF([.$B$4:.$B$320];[.B133])" office:value-type="float" office:value="1" calcext:value-type="float">
            <text:p>1</text:p>
          </table:table-cell>
          <table:table-cell table:style-name="ce125" table:formula="of:=COUNTIF([exercise_rows.$B$4:.$B$325];[.B133])" office:value-type="float" office:value="2" calcext:value-type="float">
            <text:p>2</text:p>
          </table:table-cell>
          <table:table-cell table:style-name="ce219" table:formula="of:=SUMIF([exercise_rows.$B$4:.$B$325];[.B133];[exercise_rows.$E$4:.$E$325])" office:value-type="float" office:value="100" calcext:value-type="float">
            <text:p>100</text:p>
          </table:table-cell>
          <table:table-cell table:formula="of:=SUMIF([exercise_rows.$B$4:.$B$325];[.B13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" calcext:value-type="string">
            <text:p>T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'" calcext:value-type="string">
            <text:p>'T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ECFASB',2,'T',0,CURDATE(),CURDATE())," calcext:value-type="string">
            <text:p>(130,'ECFASB',2,'T',0,CURDATE(),CURDATE()),</text:p>
          </table:table-cell>
          <table:table-cell table:number-columns-repeated="1007"/>
        </table:table-row>
        <table:table-row table:style-name="ro6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34" table:formula="of:=COUNTIF([.$B$4:.$B$320];[.B134])" office:value-type="float" office:value="1" calcext:value-type="float">
            <text:p>1</text:p>
          </table:table-cell>
          <table:table-cell table:style-name="ce126" table:formula="of:=COUNTIF([exercise_rows.$B$4:.$B$325];[.B134])" office:value-type="float" office:value="2" calcext:value-type="float">
            <text:p>2</text:p>
          </table:table-cell>
          <table:table-cell table:style-name="ce220" table:formula="of:=SUMIF([exercise_rows.$B$4:.$B$325];[.B134];[exercise_rows.$E$4:.$E$325])" office:value-type="float" office:value="100" calcext:value-type="float">
            <text:p>100</text:p>
          </table:table-cell>
          <table:table-cell table:formula="of:=SUMIF([exercise_rows.$B$4:.$B$325];[.B13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" calcext:value-type="string">
            <text:p>T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'" calcext:value-type="string">
            <text:p>'T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ECFARA',2,'T',0,CURDATE(),CURDATE())," calcext:value-type="string">
            <text:p>(131,'ECFARA',2,'T',0,CURDATE(),CURDATE()),</text:p>
          </table:table-cell>
          <table:table-cell table:number-columns-repeated="1007"/>
        </table:table-row>
        <table:table-row table:style-name="ro6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35" table:formula="of:=COUNTIF([.$B$4:.$B$320];[.B135])" office:value-type="float" office:value="1" calcext:value-type="float">
            <text:p>1</text:p>
          </table:table-cell>
          <table:table-cell table:style-name="ce127" table:formula="of:=COUNTIF([exercise_rows.$B$4:.$B$325];[.B135])" office:value-type="float" office:value="2" calcext:value-type="float">
            <text:p>2</text:p>
          </table:table-cell>
          <table:table-cell table:style-name="ce221" table:formula="of:=SUMIF([exercise_rows.$B$4:.$B$325];[.B135];[exercise_rows.$E$4:.$E$325])" office:value-type="float" office:value="100" calcext:value-type="float">
            <text:p>100</text:p>
          </table:table-cell>
          <table:table-cell table:formula="of:=SUMIF([exercise_rows.$B$4:.$B$325];[.B13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" calcext:value-type="string">
            <text:p>T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'" calcext:value-type="string">
            <text:p>'T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ECFASS',2,'T',0,CURDATE(),CURDATE())," calcext:value-type="string">
            <text:p>(132,'ECFASS',2,'T',0,CURDATE(),CURDATE()),</text:p>
          </table:table-cell>
          <table:table-cell table:number-columns-repeated="1007"/>
        </table:table-row>
        <table:table-row table:style-name="ro6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36" table:formula="of:=COUNTIF([.$B$4:.$B$320];[.B136])" office:value-type="float" office:value="1" calcext:value-type="float">
            <text:p>1</text:p>
          </table:table-cell>
          <table:table-cell table:style-name="ce128" table:formula="of:=COUNTIF([exercise_rows.$B$4:.$B$325];[.B136])" office:value-type="float" office:value="2" calcext:value-type="float">
            <text:p>2</text:p>
          </table:table-cell>
          <table:table-cell table:style-name="ce222" table:formula="of:=SUMIF([exercise_rows.$B$4:.$B$325];[.B136];[exercise_rows.$E$4:.$E$325])" office:value-type="float" office:value="100" calcext:value-type="float">
            <text:p>100</text:p>
          </table:table-cell>
          <table:table-cell table:formula="of:=SUMIF([exercise_rows.$B$4:.$B$325];[.B13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" calcext:value-type="string">
            <text:p>T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'" calcext:value-type="string">
            <text:p>'T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ECFAIL',2,'T',0,CURDATE(),CURDATE())," calcext:value-type="string">
            <text:p>(133,'ECFAIL',2,'T',0,CURDATE(),CURDATE()),</text:p>
          </table:table-cell>
          <table:table-cell table:number-columns-repeated="1007"/>
        </table:table-row>
        <table:table-row table:style-name="ro6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37" table:formula="of:=COUNTIF([.$B$4:.$B$320];[.B137])" office:value-type="float" office:value="1" calcext:value-type="float">
            <text:p>1</text:p>
          </table:table-cell>
          <table:table-cell table:style-name="ce129" table:formula="of:=COUNTIF([exercise_rows.$B$4:.$B$325];[.B137])" office:value-type="float" office:value="2" calcext:value-type="float">
            <text:p>2</text:p>
          </table:table-cell>
          <table:table-cell table:style-name="ce223" table:formula="of:=SUMIF([exercise_rows.$B$4:.$B$325];[.B137];[exercise_rows.$E$4:.$E$325])" office:value-type="float" office:value="100" calcext:value-type="float">
            <text:p>100</text:p>
          </table:table-cell>
          <table:table-cell table:formula="of:=SUMIF([exercise_rows.$B$4:.$B$325];[.B13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" calcext:value-type="string">
            <text:p>T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'" calcext:value-type="string">
            <text:p>'T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ECFAIS',2,'T',0,CURDATE(),CURDATE())," calcext:value-type="string">
            <text:p>(134,'ECFAIS',2,'T',0,CURDATE(),CURDATE()),</text:p>
          </table:table-cell>
          <table:table-cell table:number-columns-repeated="1007"/>
        </table:table-row>
        <table:table-row table:style-name="ro6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38" table:formula="of:=COUNTIF([.$B$4:.$B$320];[.B138])" office:value-type="float" office:value="1" calcext:value-type="float">
            <text:p>1</text:p>
          </table:table-cell>
          <table:table-cell table:style-name="ce130" table:formula="of:=COUNTIF([exercise_rows.$B$4:.$B$325];[.B138])" office:value-type="float" office:value="2" calcext:value-type="float">
            <text:p>2</text:p>
          </table:table-cell>
          <table:table-cell table:style-name="ce224" table:formula="of:=SUMIF([exercise_rows.$B$4:.$B$325];[.B138];[exercise_rows.$E$4:.$E$325])" office:value-type="float" office:value="100" calcext:value-type="float">
            <text:p>100</text:p>
          </table:table-cell>
          <table:table-cell table:formula="of:=SUMIF([exercise_rows.$B$4:.$B$325];[.B13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T," calcext:value-type="string">
            <text:p>T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T'" calcext:value-type="string">
            <text:p>'T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ECFAGS',2,'T',0,CURDATE(),CURDATE())," calcext:value-type="string">
            <text:p>(135,'ECFAGS',2,'T',0,CURDATE(),CURDATE()),</text:p>
          </table:table-cell>
          <table:table-cell table:number-columns-repeated="1007"/>
        </table:table-row>
        <table:table-row table:style-name="ro6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39" table:formula="of:=COUNTIF([.$B$4:.$B$321];[.B139])" office:value-type="float" office:value="1" calcext:value-type="float">
            <text:p>1</text:p>
          </table:table-cell>
          <table:table-cell table:style-name="ce131" table:formula="of:=COUNTIF([exercise_rows.$B$4:.$B$325];[.B139])" office:value-type="float" office:value="1" calcext:value-type="float">
            <text:p>1</text:p>
          </table:table-cell>
          <table:table-cell table:style-name="ce225" table:formula="of:=SUMIF([exercise_rows.$B$4:.$B$325];[.B139];[exercise_rows.$E$4:.$E$325])" office:value-type="float" office:value="100" calcext:value-type="float">
            <text:p>100</text:p>
          </table:table-cell>
          <table:table-cell table:formula="of:=SUMIF([exercise_rows.$B$4:.$B$325];[.B13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T," calcext:value-type="string">
            <text:p>T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T'" calcext:value-type="string">
            <text:p>'T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ESFAPG',2,'T',0,CURDATE(),CURDATE())," calcext:value-type="string">
            <text:p>(136,'ESFAPG',2,'T',0,CURDATE(),CURDATE()),</text:p>
          </table:table-cell>
          <table:table-cell table:number-columns-repeated="1007"/>
        </table:table-row>
        <table:table-row table:style-name="ro6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40" table:formula="of:=COUNTIF([.$B$4:.$B$321];[.B140])" office:value-type="float" office:value="1" calcext:value-type="float">
            <text:p>1</text:p>
          </table:table-cell>
          <table:table-cell table:style-name="ce132" table:formula="of:=COUNTIF([exercise_rows.$B$4:.$B$325];[.B140])" office:value-type="float" office:value="1" calcext:value-type="float">
            <text:p>1</text:p>
          </table:table-cell>
          <table:table-cell table:style-name="ce226" table:formula="of:=SUMIF([exercise_rows.$B$4:.$B$325];[.B140];[exercise_rows.$E$4:.$E$325])" office:value-type="float" office:value="100" calcext:value-type="float">
            <text:p>100</text:p>
          </table:table-cell>
          <table:table-cell table:formula="of:=SUMIF([exercise_rows.$B$4:.$B$325];[.B14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SFABS',2,'T',0,CURDATE(),CURDATE())," calcext:value-type="string">
            <text:p>(137,'ESFABS',2,'T',0,CURDATE(),CURDATE()),</text:p>
          </table:table-cell>
          <table:table-cell table:number-columns-repeated="1007"/>
        </table:table-row>
        <table:table-row table:style-name="ro6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41" table:formula="of:=COUNTIF([.$B$4:.$B$314];[.B141])" office:value-type="float" office:value="1" calcext:value-type="float">
            <text:p>1</text:p>
          </table:table-cell>
          <table:table-cell table:style-name="ce133" table:formula="of:=COUNTIF([exercise_rows.$B$4:.$B$325];[.B141])" office:value-type="float" office:value="1" calcext:value-type="float">
            <text:p>1</text:p>
          </table:table-cell>
          <table:table-cell table:style-name="ce227" table:formula="of:=SUMIF([exercise_rows.$B$4:.$B$325];[.B141];[exercise_rows.$E$4:.$E$325])" office:value-type="float" office:value="100" calcext:value-type="float">
            <text:p>100</text:p>
          </table:table-cell>
          <table:table-cell table:formula="of:=SUMIF([exercise_rows.$B$4:.$B$325];[.B14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SFABG',2,'T',0,CURDATE(),CURDATE())," calcext:value-type="string">
            <text:p>(138,'ESFABG',2,'T',0,CURDATE(),CURDATE()),</text:p>
          </table:table-cell>
          <table:table-cell table:number-columns-repeated="1007"/>
        </table:table-row>
        <table:table-row table:style-name="ro6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42" table:formula="of:=COUNTIF([.$B$4:.$B$314];[.B142])" office:value-type="float" office:value="1" calcext:value-type="float">
            <text:p>1</text:p>
          </table:table-cell>
          <table:table-cell table:style-name="ce134" table:formula="of:=COUNTIF([exercise_rows.$B$4:.$B$325];[.B142])" office:value-type="float" office:value="1" calcext:value-type="float">
            <text:p>1</text:p>
          </table:table-cell>
          <table:table-cell table:style-name="ce228" table:formula="of:=SUMIF([exercise_rows.$B$4:.$B$325];[.B142];[exercise_rows.$E$4:.$E$325])" office:value-type="float" office:value="100" calcext:value-type="float">
            <text:p>100</text:p>
          </table:table-cell>
          <table:table-cell table:formula="of:=SUMIF([exercise_rows.$B$4:.$B$325];[.B14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SFAAA',2,'T',0,CURDATE(),CURDATE())," calcext:value-type="string">
            <text:p>(139,'ESFAAA',2,'T',0,CURDATE(),CURDATE()),</text:p>
          </table:table-cell>
          <table:table-cell table:number-columns-repeated="1007"/>
        </table:table-row>
        <table:table-row table:style-name="ro6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43" table:formula="of:=COUNTIF([.$B$4:.$B$314];[.B143])" office:value-type="float" office:value="1" calcext:value-type="float">
            <text:p>1</text:p>
          </table:table-cell>
          <table:table-cell table:style-name="ce135" table:formula="of:=COUNTIF([exercise_rows.$B$4:.$B$325];[.B143])" office:value-type="float" office:value="1" calcext:value-type="float">
            <text:p>1</text:p>
          </table:table-cell>
          <table:table-cell table:style-name="ce229" table:formula="of:=SUMIF([exercise_rows.$B$4:.$B$325];[.B143];[exercise_rows.$E$4:.$E$325])" office:value-type="float" office:value="100" calcext:value-type="float">
            <text:p>100</text:p>
          </table:table-cell>
          <table:table-cell table:formula="of:=SUMIF([exercise_rows.$B$4:.$B$325];[.B14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SFAA2',2,'T',0,CURDATE(),CURDATE())," calcext:value-type="string">
            <text:p>(140,'ESFAA2',2,'T',0,CURDATE(),CURDATE()),</text:p>
          </table:table-cell>
          <table:table-cell table:number-columns-repeated="1007"/>
        </table:table-row>
        <table:table-row table:style-name="ro6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44" table:formula="of:=COUNTIF([.$B$4:.$B$314];[.B144])" office:value-type="float" office:value="1" calcext:value-type="float">
            <text:p>1</text:p>
          </table:table-cell>
          <table:table-cell table:style-name="ce136" table:formula="of:=COUNTIF([exercise_rows.$B$4:.$B$325];[.B144])" office:value-type="float" office:value="1" calcext:value-type="float">
            <text:p>1</text:p>
          </table:table-cell>
          <table:table-cell table:style-name="ce230" table:formula="of:=SUMIF([exercise_rows.$B$4:.$B$325];[.B144];[exercise_rows.$E$4:.$E$325])" office:value-type="float" office:value="100" calcext:value-type="float">
            <text:p>100</text:p>
          </table:table-cell>
          <table:table-cell table:formula="of:=SUMIF([exercise_rows.$B$4:.$B$325];[.B14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SFAC1',2,'T',0,CURDATE(),CURDATE())," calcext:value-type="string">
            <text:p>(141,'ESFAC1',2,'T',0,CURDATE(),CURDATE()),</text:p>
          </table:table-cell>
          <table:table-cell table:number-columns-repeated="1007"/>
        </table:table-row>
        <table:table-row table:style-name="ro6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45" table:formula="of:=COUNTIF([.$B$4:.$B$314];[.B145])" office:value-type="float" office:value="1" calcext:value-type="float">
            <text:p>1</text:p>
          </table:table-cell>
          <table:table-cell table:style-name="ce137" table:formula="of:=COUNTIF([exercise_rows.$B$4:.$B$325];[.B145])" office:value-type="float" office:value="1" calcext:value-type="float">
            <text:p>1</text:p>
          </table:table-cell>
          <table:table-cell table:style-name="ce231" table:formula="of:=SUMIF([exercise_rows.$B$4:.$B$325];[.B145];[exercise_rows.$E$4:.$E$325])" office:value-type="float" office:value="100" calcext:value-type="float">
            <text:p>100</text:p>
          </table:table-cell>
          <table:table-cell table:formula="of:=SUMIF([exercise_rows.$B$4:.$B$325];[.B14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SFAC2',2,'T',0,CURDATE(),CURDATE())," calcext:value-type="string">
            <text:p>(142,'ESFAC2',2,'T',0,CURDATE(),CURDATE()),</text:p>
          </table:table-cell>
          <table:table-cell table:number-columns-repeated="1007"/>
        </table:table-row>
        <table:table-row table:style-name="ro6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46" table:formula="of:=COUNTIF([.$B$4:.$B$314];[.B146])" office:value-type="float" office:value="1" calcext:value-type="float">
            <text:p>1</text:p>
          </table:table-cell>
          <table:table-cell table:style-name="ce138" table:formula="of:=COUNTIF([exercise_rows.$B$4:.$B$325];[.B146])" office:value-type="float" office:value="1" calcext:value-type="float">
            <text:p>1</text:p>
          </table:table-cell>
          <table:table-cell table:style-name="ce232" table:formula="of:=SUMIF([exercise_rows.$B$4:.$B$325];[.B146];[exercise_rows.$E$4:.$E$325])" office:value-type="float" office:value="100" calcext:value-type="float">
            <text:p>100</text:p>
          </table:table-cell>
          <table:table-cell table:formula="of:=SUMIF([exercise_rows.$B$4:.$B$325];[.B14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SFAC3',2,'T',0,CURDATE(),CURDATE())," calcext:value-type="string">
            <text:p>(143,'ESFAC3',2,'T',0,CURDATE(),CURDATE()),</text:p>
          </table:table-cell>
          <table:table-cell table:number-columns-repeated="1007"/>
        </table:table-row>
        <table:table-row table:style-name="ro6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47" table:formula="of:=COUNTIF([.$B$4:.$B$314];[.B147])" office:value-type="float" office:value="1" calcext:value-type="float">
            <text:p>1</text:p>
          </table:table-cell>
          <table:table-cell table:style-name="ce139" table:formula="of:=COUNTIF([exercise_rows.$B$4:.$B$325];[.B147])" office:value-type="float" office:value="1" calcext:value-type="float">
            <text:p>1</text:p>
          </table:table-cell>
          <table:table-cell table:style-name="ce233" table:formula="of:=SUMIF([exercise_rows.$B$4:.$B$325];[.B147];[exercise_rows.$E$4:.$E$325])" office:value-type="float" office:value="100" calcext:value-type="float">
            <text:p>100</text:p>
          </table:table-cell>
          <table:table-cell table:formula="of:=SUMIF([exercise_rows.$B$4:.$B$325];[.B14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SFAG4',2,'T',0,CURDATE(),CURDATE())," calcext:value-type="string">
            <text:p>(144,'ESFAG4',2,'T',0,CURDATE(),CURDATE()),</text:p>
          </table:table-cell>
          <table:table-cell table:number-columns-repeated="1007"/>
        </table:table-row>
        <table:table-row table:style-name="ro6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48" table:formula="of:=COUNTIF([.$B$4:.$B$321];[.B148])" office:value-type="float" office:value="1" calcext:value-type="float">
            <text:p>1</text:p>
          </table:table-cell>
          <table:table-cell table:style-name="ce140" table:formula="of:=COUNTIF([exercise_rows.$B$4:.$B$325];[.B148])" office:value-type="float" office:value="1" calcext:value-type="float">
            <text:p>1</text:p>
          </table:table-cell>
          <table:table-cell table:style-name="ce234" table:formula="of:=SUMIF([exercise_rows.$B$4:.$B$325];[.B148];[exercise_rows.$E$4:.$E$325])" office:value-type="float" office:value="100" calcext:value-type="float">
            <text:p>100</text:p>
          </table:table-cell>
          <table:table-cell table:formula="of:=SUMIF([exercise_rows.$B$4:.$B$325];[.B14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SFASB',2,'T',0,CURDATE(),CURDATE())," calcext:value-type="string">
            <text:p>(145,'ESFASB',2,'T',0,CURDATE(),CURDATE()),</text:p>
          </table:table-cell>
          <table:table-cell table:number-columns-repeated="1007"/>
        </table:table-row>
        <table:table-row table:style-name="ro6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49" table:formula="of:=COUNTIF([.$B$4:.$B$320];[.B149])" office:value-type="float" office:value="1" calcext:value-type="float">
            <text:p>1</text:p>
          </table:table-cell>
          <table:table-cell table:style-name="ce141" table:formula="of:=COUNTIF([exercise_rows.$B$4:.$B$325];[.B149])" office:value-type="float" office:value="1" calcext:value-type="float">
            <text:p>1</text:p>
          </table:table-cell>
          <table:table-cell table:style-name="ce235" table:formula="of:=SUMIF([exercise_rows.$B$4:.$B$325];[.B149];[exercise_rows.$E$4:.$E$325])" office:value-type="float" office:value="100" calcext:value-type="float">
            <text:p>100</text:p>
          </table:table-cell>
          <table:table-cell table:formula="of:=SUMIF([exercise_rows.$B$4:.$B$325];[.B14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SFARA',2,'T',0,CURDATE(),CURDATE())," calcext:value-type="string">
            <text:p>(146,'ESFARA',2,'T',0,CURDATE(),CURDATE()),</text:p>
          </table:table-cell>
          <table:table-cell table:number-columns-repeated="1007"/>
        </table:table-row>
        <table:table-row table:style-name="ro6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50" table:formula="of:=COUNTIF([.$B$4:.$B$320];[.B150])" office:value-type="float" office:value="1" calcext:value-type="float">
            <text:p>1</text:p>
          </table:table-cell>
          <table:table-cell table:style-name="ce142" table:formula="of:=COUNTIF([exercise_rows.$B$4:.$B$325];[.B150])" office:value-type="float" office:value="1" calcext:value-type="float">
            <text:p>1</text:p>
          </table:table-cell>
          <table:table-cell table:style-name="ce236" table:formula="of:=SUMIF([exercise_rows.$B$4:.$B$325];[.B150];[exercise_rows.$E$4:.$E$325])" office:value-type="float" office:value="100" calcext:value-type="float">
            <text:p>100</text:p>
          </table:table-cell>
          <table:table-cell table:formula="of:=SUMIF([exercise_rows.$B$4:.$B$325];[.B15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SFASS',2,'T',0,CURDATE(),CURDATE())," calcext:value-type="string">
            <text:p>(147,'ESFASS',2,'T',0,CURDATE(),CURDATE()),</text:p>
          </table:table-cell>
          <table:table-cell table:number-columns-repeated="1007"/>
        </table:table-row>
        <table:table-row table:style-name="ro6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51" table:formula="of:=COUNTIF([.$B$4:.$B$320];[.B151])" office:value-type="float" office:value="1" calcext:value-type="float">
            <text:p>1</text:p>
          </table:table-cell>
          <table:table-cell table:style-name="ce143" table:formula="of:=COUNTIF([exercise_rows.$B$4:.$B$325];[.B151])" office:value-type="float" office:value="1" calcext:value-type="float">
            <text:p>1</text:p>
          </table:table-cell>
          <table:table-cell table:style-name="ce237" table:formula="of:=SUMIF([exercise_rows.$B$4:.$B$325];[.B151];[exercise_rows.$E$4:.$E$325])" office:value-type="float" office:value="100" calcext:value-type="float">
            <text:p>100</text:p>
          </table:table-cell>
          <table:table-cell table:formula="of:=SUMIF([exercise_rows.$B$4:.$B$325];[.B15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SFAIL',2,'T',0,CURDATE(),CURDATE())," calcext:value-type="string">
            <text:p>(148,'ESFAIL',2,'T',0,CURDATE(),CURDATE()),</text:p>
          </table:table-cell>
          <table:table-cell table:number-columns-repeated="1007"/>
        </table:table-row>
        <table:table-row table:style-name="ro6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52" table:formula="of:=COUNTIF([.$B$4:.$B$320];[.B152])" office:value-type="float" office:value="1" calcext:value-type="float">
            <text:p>1</text:p>
          </table:table-cell>
          <table:table-cell table:style-name="ce144" table:formula="of:=COUNTIF([exercise_rows.$B$4:.$B$325];[.B152])" office:value-type="float" office:value="1" calcext:value-type="float">
            <text:p>1</text:p>
          </table:table-cell>
          <table:table-cell table:style-name="ce238" table:formula="of:=SUMIF([exercise_rows.$B$4:.$B$325];[.B152];[exercise_rows.$E$4:.$E$325])" office:value-type="float" office:value="100" calcext:value-type="float">
            <text:p>100</text:p>
          </table:table-cell>
          <table:table-cell table:formula="of:=SUMIF([exercise_rows.$B$4:.$B$325];[.B15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SFAIS',2,'T',0,CURDATE(),CURDATE())," calcext:value-type="string">
            <text:p>(149,'ESFAIS',2,'T',0,CURDATE(),CURDATE()),</text:p>
          </table:table-cell>
          <table:table-cell table:number-columns-repeated="1007"/>
        </table:table-row>
        <table:table-row table:style-name="ro6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53" table:formula="of:=COUNTIF([.$B$4:.$B$320];[.B153])" office:value-type="float" office:value="1" calcext:value-type="float">
            <text:p>1</text:p>
          </table:table-cell>
          <table:table-cell table:style-name="ce145" table:formula="of:=COUNTIF([exercise_rows.$B$4:.$B$325];[.B153])" office:value-type="float" office:value="1" calcext:value-type="float">
            <text:p>1</text:p>
          </table:table-cell>
          <table:table-cell table:style-name="ce239" table:formula="of:=SUMIF([exercise_rows.$B$4:.$B$325];[.B153];[exercise_rows.$E$4:.$E$325])" office:value-type="float" office:value="100" calcext:value-type="float">
            <text:p>100</text:p>
          </table:table-cell>
          <table:table-cell table:formula="of:=SUMIF([exercise_rows.$B$4:.$B$325];[.B15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SFAGS',2,'T',0,CURDATE(),CURDATE())," calcext:value-type="string">
            <text:p>(150,'ESFAGS',2,'T',0,CURDATE(),CURDATE()),</text:p>
          </table:table-cell>
          <table:table-cell table:number-columns-repeated="1007"/>
        </table:table-row>
        <table:table-row table:style-name="ro6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54" table:formula="of:=COUNTIF([.$B$4:.$B$321];[.B154])" office:value-type="float" office:value="1" calcext:value-type="float">
            <text:p>1</text:p>
          </table:table-cell>
          <table:table-cell table:style-name="ce146" table:formula="of:=COUNTIF([exercise_rows.$B$4:.$B$325];[.B154])" office:value-type="float" office:value="2" calcext:value-type="float">
            <text:p>2</text:p>
          </table:table-cell>
          <table:table-cell table:style-name="ce240" table:formula="of:=SUMIF([exercise_rows.$B$4:.$B$325];[.B154];[exercise_rows.$E$4:.$E$325])" office:value-type="float" office:value="100" calcext:value-type="float">
            <text:p>100</text:p>
          </table:table-cell>
          <table:table-cell table:formula="of:=SUMIF([exercise_rows.$B$4:.$B$325];[.B15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A,C," calcext:value-type="string">
            <text:p>A,C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A,C'" calcext:value-type="string">
            <text:p>'A,C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C1FAFP',2,'A,C',0,CURDATE(),CURDATE())," calcext:value-type="string">
            <text:p>(151,'C1FAFP',2,'A,C',0,CURDATE(),CURDATE()),</text:p>
          </table:table-cell>
          <table:table-cell table:number-columns-repeated="1007"/>
        </table:table-row>
        <table:table-row table:style-name="ro6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55" table:formula="of:=COUNTIF([.$B$4:.$B$320];[.B155])" office:value-type="float" office:value="1" calcext:value-type="float">
            <text:p>1</text:p>
          </table:table-cell>
          <table:table-cell table:style-name="ce147" table:formula="of:=COUNTIF([exercise_rows.$B$4:.$B$325];[.B155])" office:value-type="float" office:value="2" calcext:value-type="float">
            <text:p>2</text:p>
          </table:table-cell>
          <table:table-cell table:style-name="ce241" table:formula="of:=SUMIF([exercise_rows.$B$4:.$B$325];[.B155];[exercise_rows.$E$4:.$E$325])" office:value-type="float" office:value="100" calcext:value-type="float">
            <text:p>100</text:p>
          </table:table-cell>
          <table:table-cell table:formula="of:=SUMIF([exercise_rows.$B$4:.$B$325];[.B15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A,C," calcext:value-type="string">
            <text:p>A,C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A,C'" calcext:value-type="string">
            <text:p>'A,C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C1FAPF',2,'A,C',0,CURDATE(),CURDATE())," calcext:value-type="string">
            <text:p>(152,'C1FAPF',2,'A,C',0,CURDATE(),CURDATE()),</text:p>
          </table:table-cell>
          <table:table-cell table:number-columns-repeated="1007"/>
        </table:table-row>
        <table:table-row table:style-name="ro6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56" table:formula="of:=COUNTIF([.$B$4:.$B$319];[.B156])" office:value-type="float" office:value="1" calcext:value-type="float">
            <text:p>1</text:p>
          </table:table-cell>
          <table:table-cell table:style-name="ce148" table:formula="of:=COUNTIF([exercise_rows.$B$4:.$B$325];[.B156])" office:value-type="float" office:value="2" calcext:value-type="float">
            <text:p>2</text:p>
          </table:table-cell>
          <table:table-cell table:style-name="ce242" table:formula="of:=SUMIF([exercise_rows.$B$4:.$B$325];[.B156];[exercise_rows.$E$4:.$E$325])" office:value-type="float" office:value="100" calcext:value-type="float">
            <text:p>100</text:p>
          </table:table-cell>
          <table:table-cell table:formula="of:=SUMIF([exercise_rows.$B$4:.$B$325];[.B15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CDOPG',2,'T',0,CURDATE(),CURDATE())," calcext:value-type="string">
            <text:p>(153,'ECDOPG',2,'T',0,CURDATE(),CURDATE()),</text:p>
          </table:table-cell>
          <table:table-cell table:number-columns-repeated="1007"/>
        </table:table-row>
        <table:table-row table:style-name="ro6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57" table:formula="of:=COUNTIF([.$B$4:.$B$318];[.B157])" office:value-type="float" office:value="1" calcext:value-type="float">
            <text:p>1</text:p>
          </table:table-cell>
          <table:table-cell table:style-name="ce149" table:formula="of:=COUNTIF([exercise_rows.$B$4:.$B$325];[.B157])" office:value-type="float" office:value="1" calcext:value-type="float">
            <text:p>1</text:p>
          </table:table-cell>
          <table:table-cell table:style-name="ce243" table:formula="of:=SUMIF([exercise_rows.$B$4:.$B$325];[.B157];[exercise_rows.$E$4:.$E$325])" office:value-type="float" office:value="100" calcext:value-type="float">
            <text:p>100</text:p>
          </table:table-cell>
          <table:table-cell table:formula="of:=SUMIF([exercise_rows.$B$4:.$B$325];[.B15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DOPG',2,'T',0,CURDATE(),CURDATE())," calcext:value-type="string">
            <text:p>(154,'ESDOPG',2,'T',0,CURDATE(),CURDATE()),</text:p>
          </table:table-cell>
          <table:table-cell table:number-columns-repeated="1007"/>
        </table:table-row>
        <table:table-row table:style-name="ro6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58" table:formula="of:=COUNTIF([.$B$4:.$B$318];[.B158])" office:value-type="float" office:value="1" calcext:value-type="float">
            <text:p>1</text:p>
          </table:table-cell>
          <table:table-cell table:style-name="ce150" table:formula="of:=COUNTIF([exercise_rows.$B$4:.$B$325];[.B158])" office:value-type="float" office:value="1" calcext:value-type="float">
            <text:p>1</text:p>
          </table:table-cell>
          <table:table-cell table:style-name="ce244" table:formula="of:=SUMIF([exercise_rows.$B$4:.$B$325];[.B158];[exercise_rows.$E$4:.$E$325])" office:value-type="float" office:value="100" calcext:value-type="float">
            <text:p>100</text:p>
          </table:table-cell>
          <table:table-cell table:formula="of:=SUMIF([exercise_rows.$B$4:.$B$325];[.B15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DOBS',2,'T',0,CURDATE(),CURDATE())," calcext:value-type="string">
            <text:p>(155,'ESDOBS',2,'T',0,CURDATE(),CURDATE()),</text:p>
          </table:table-cell>
          <table:table-cell table:number-columns-repeated="1007"/>
        </table:table-row>
        <table:table-row table:style-name="ro6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59" table:formula="of:=COUNTIF([.$B$4:.$B$318];[.B159])" office:value-type="float" office:value="1" calcext:value-type="float">
            <text:p>1</text:p>
          </table:table-cell>
          <table:table-cell table:style-name="ce151" table:formula="of:=COUNTIF([exercise_rows.$B$4:.$B$325];[.B159])" office:value-type="float" office:value="1" calcext:value-type="float">
            <text:p>1</text:p>
          </table:table-cell>
          <table:table-cell table:style-name="ce245" table:formula="of:=SUMIF([exercise_rows.$B$4:.$B$325];[.B159];[exercise_rows.$E$4:.$E$325])" office:value-type="float" office:value="100" calcext:value-type="float">
            <text:p>100</text:p>
          </table:table-cell>
          <table:table-cell table:formula="of:=SUMIF([exercise_rows.$B$4:.$B$325];[.B15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DOBG',2,'T',0,CURDATE(),CURDATE())," calcext:value-type="string">
            <text:p>(156,'ESDOBG',2,'T',0,CURDATE(),CURDATE()),</text:p>
          </table:table-cell>
          <table:table-cell table:number-columns-repeated="1007"/>
        </table:table-row>
        <table:table-row table:style-name="ro6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60" table:formula="of:=COUNTIF([.$B$4:.$B$318];[.B160])" office:value-type="float" office:value="1" calcext:value-type="float">
            <text:p>1</text:p>
          </table:table-cell>
          <table:table-cell table:style-name="ce152" table:formula="of:=COUNTIF([exercise_rows.$B$4:.$B$325];[.B160])" office:value-type="float" office:value="1" calcext:value-type="float">
            <text:p>1</text:p>
          </table:table-cell>
          <table:table-cell table:style-name="ce246" table:formula="of:=SUMIF([exercise_rows.$B$4:.$B$325];[.B160];[exercise_rows.$E$4:.$E$325])" office:value-type="float" office:value="100" calcext:value-type="float">
            <text:p>100</text:p>
          </table:table-cell>
          <table:table-cell table:formula="of:=SUMIF([exercise_rows.$B$4:.$B$325];[.B16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DOAA',2,'T',0,CURDATE(),CURDATE())," calcext:value-type="string">
            <text:p>(157,'ESDOAA',2,'T',0,CURDATE(),CURDATE()),</text:p>
          </table:table-cell>
          <table:table-cell table:number-columns-repeated="1007"/>
        </table:table-row>
        <table:table-row table:style-name="ro6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61" table:formula="of:=COUNTIF([.$B$4:.$B$318];[.B161])" office:value-type="float" office:value="1" calcext:value-type="float">
            <text:p>1</text:p>
          </table:table-cell>
          <table:table-cell table:style-name="ce153" table:formula="of:=COUNTIF([exercise_rows.$B$4:.$B$325];[.B161])" office:value-type="float" office:value="1" calcext:value-type="float">
            <text:p>1</text:p>
          </table:table-cell>
          <table:table-cell table:style-name="ce247" table:formula="of:=SUMIF([exercise_rows.$B$4:.$B$325];[.B161];[exercise_rows.$E$4:.$E$325])" office:value-type="float" office:value="100" calcext:value-type="float">
            <text:p>100</text:p>
          </table:table-cell>
          <table:table-cell table:formula="of:=SUMIF([exercise_rows.$B$4:.$B$325];[.B16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DOGE',2,'T',0,CURDATE(),CURDATE())," calcext:value-type="string">
            <text:p>(158,'ESDOGE',2,'T',0,CURDATE(),CURDATE()),</text:p>
          </table:table-cell>
          <table:table-cell table:number-columns-repeated="1007"/>
        </table:table-row>
        <table:table-row table:style-name="ro6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62" table:formula="of:=COUNTIF([.$B$4:.$B$318];[.B162])" office:value-type="float" office:value="1" calcext:value-type="float">
            <text:p>1</text:p>
          </table:table-cell>
          <table:table-cell table:style-name="ce154" table:formula="of:=COUNTIF([exercise_rows.$B$4:.$B$325];[.B162])" office:value-type="float" office:value="1" calcext:value-type="float">
            <text:p>1</text:p>
          </table:table-cell>
          <table:table-cell table:style-name="ce248" table:formula="of:=SUMIF([exercise_rows.$B$4:.$B$325];[.B162];[exercise_rows.$E$4:.$E$325])" office:value-type="float" office:value="100" calcext:value-type="float">
            <text:p>100</text:p>
          </table:table-cell>
          <table:table-cell table:formula="of:=SUMIF([exercise_rows.$B$4:.$B$325];[.B16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DOSF',2,'T',0,CURDATE(),CURDATE())," calcext:value-type="string">
            <text:p>(159,'ESDOSF',2,'T',0,CURDATE(),CURDATE()),</text:p>
          </table:table-cell>
          <table:table-cell table:number-columns-repeated="1007"/>
        </table:table-row>
        <table:table-row table:style-name="ro6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63" table:formula="of:=COUNTIF([.$B$4:.$B$318];[.B163])" office:value-type="float" office:value="1" calcext:value-type="float">
            <text:p>1</text:p>
          </table:table-cell>
          <table:table-cell table:style-name="ce155" table:formula="of:=COUNTIF([exercise_rows.$B$4:.$B$325];[.B163])" office:value-type="float" office:value="1" calcext:value-type="float">
            <text:p>1</text:p>
          </table:table-cell>
          <table:table-cell table:style-name="ce249" table:formula="of:=SUMIF([exercise_rows.$B$4:.$B$325];[.B163];[exercise_rows.$E$4:.$E$325])" office:value-type="float" office:value="100" calcext:value-type="float">
            <text:p>100</text:p>
          </table:table-cell>
          <table:table-cell table:formula="of:=SUMIF([exercise_rows.$B$4:.$B$325];[.B16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DOPR',2,'T',0,CURDATE(),CURDATE())," calcext:value-type="string">
            <text:p>(160,'ESDOPR',2,'T',0,CURDATE(),CURDATE()),</text:p>
          </table:table-cell>
          <table:table-cell table:number-columns-repeated="1007"/>
        </table:table-row>
        <table:table-row table:style-name="ro6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64" table:formula="of:=COUNTIF([.$B$4:.$B$318];[.B164])" office:value-type="float" office:value="1" calcext:value-type="float">
            <text:p>1</text:p>
          </table:table-cell>
          <table:table-cell table:style-name="ce156" table:formula="of:=COUNTIF([exercise_rows.$B$4:.$B$325];[.B164])" office:value-type="float" office:value="1" calcext:value-type="float">
            <text:p>1</text:p>
          </table:table-cell>
          <table:table-cell table:style-name="ce250" table:formula="of:=SUMIF([exercise_rows.$B$4:.$B$325];[.B164];[exercise_rows.$E$4:.$E$325])" office:value-type="float" office:value="100" calcext:value-type="float">
            <text:p>100</text:p>
          </table:table-cell>
          <table:table-cell table:formula="of:=SUMIF([exercise_rows.$B$4:.$B$325];[.B16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DOBI',2,'T',0,CURDATE(),CURDATE())," calcext:value-type="string">
            <text:p>(161,'ESDOBI',2,'T',0,CURDATE(),CURDATE()),</text:p>
          </table:table-cell>
          <table:table-cell table:number-columns-repeated="1007"/>
        </table:table-row>
        <table:table-row table:style-name="ro6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65" table:formula="of:=COUNTIF([.$B$4:.$B$318];[.B165])" office:value-type="float" office:value="1" calcext:value-type="float">
            <text:p>1</text:p>
          </table:table-cell>
          <table:table-cell table:style-name="ce157" table:formula="of:=COUNTIF([exercise_rows.$B$4:.$B$325];[.B165])" office:value-type="float" office:value="1" calcext:value-type="float">
            <text:p>1</text:p>
          </table:table-cell>
          <table:table-cell table:style-name="ce251" table:formula="of:=SUMIF([exercise_rows.$B$4:.$B$325];[.B165];[exercise_rows.$E$4:.$E$325])" office:value-type="float" office:value="100" calcext:value-type="float">
            <text:p>100</text:p>
          </table:table-cell>
          <table:table-cell table:formula="of:=SUMIF([exercise_rows.$B$4:.$B$325];[.B16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DOSV',2,'T',0,CURDATE(),CURDATE())," calcext:value-type="string">
            <text:p>(162,'ESDOSV',2,'T',0,CURDATE(),CURDATE()),</text:p>
          </table:table-cell>
          <table:table-cell table:number-columns-repeated="1007"/>
        </table:table-row>
        <table:table-row table:style-name="ro6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66" table:formula="of:=COUNTIF([.$B$4:.$B$318];[.B166])" office:value-type="float" office:value="1" calcext:value-type="float">
            <text:p>1</text:p>
          </table:table-cell>
          <table:table-cell table:style-name="ce158" table:formula="of:=COUNTIF([exercise_rows.$B$4:.$B$325];[.B166])" office:value-type="float" office:value="1" calcext:value-type="float">
            <text:p>1</text:p>
          </table:table-cell>
          <table:table-cell table:style-name="ce252" table:formula="of:=SUMIF([exercise_rows.$B$4:.$B$325];[.B166];[exercise_rows.$E$4:.$E$325])" office:value-type="float" office:value="100" calcext:value-type="float">
            <text:p>100</text:p>
          </table:table-cell>
          <table:table-cell table:formula="of:=SUMIF([exercise_rows.$B$4:.$B$325];[.B16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DOFR',2,'T',0,CURDATE(),CURDATE())," calcext:value-type="string">
            <text:p>(163,'ESDOFR',2,'T',0,CURDATE(),CURDATE()),</text:p>
          </table:table-cell>
          <table:table-cell table:number-columns-repeated="1007"/>
        </table:table-row>
        <table:table-row table:style-name="ro6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67" table:formula="of:=COUNTIF([.$B$4:.$B$318];[.B167])" office:value-type="float" office:value="1" calcext:value-type="float">
            <text:p>1</text:p>
          </table:table-cell>
          <table:table-cell table:style-name="ce159" table:formula="of:=COUNTIF([exercise_rows.$B$4:.$B$325];[.B167])" office:value-type="float" office:value="1" calcext:value-type="float">
            <text:p>1</text:p>
          </table:table-cell>
          <table:table-cell table:style-name="ce253" table:formula="of:=SUMIF([exercise_rows.$B$4:.$B$325];[.B167];[exercise_rows.$E$4:.$E$325])" office:value-type="float" office:value="100" calcext:value-type="float">
            <text:p>100</text:p>
          </table:table-cell>
          <table:table-cell table:formula="of:=SUMIF([exercise_rows.$B$4:.$B$325];[.B16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DOBT',2,'T',0,CURDATE(),CURDATE())," calcext:value-type="string">
            <text:p>(164,'ESDOBT',2,'T',0,CURDATE(),CURDATE()),</text:p>
          </table:table-cell>
          <table:table-cell table:number-columns-repeated="1007"/>
        </table:table-row>
        <table:table-row table:style-name="ro6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68" table:formula="of:=COUNTIF([.$B$4:.$B$318];[.B168])" office:value-type="float" office:value="1" calcext:value-type="float">
            <text:p>1</text:p>
          </table:table-cell>
          <table:table-cell table:style-name="ce160" table:formula="of:=COUNTIF([exercise_rows.$B$4:.$B$325];[.B168])" office:value-type="float" office:value="1" calcext:value-type="float">
            <text:p>1</text:p>
          </table:table-cell>
          <table:table-cell table:style-name="ce254" table:formula="of:=SUMIF([exercise_rows.$B$4:.$B$325];[.B168];[exercise_rows.$E$4:.$E$325])" office:value-type="float" office:value="100" calcext:value-type="float">
            <text:p>100</text:p>
          </table:table-cell>
          <table:table-cell table:formula="of:=SUMIF([exercise_rows.$B$4:.$B$325];[.B16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DOBA',2,'T',0,CURDATE(),CURDATE())," calcext:value-type="string">
            <text:p>(165,'ESDOBA',2,'T',0,CURDATE(),CURDATE()),</text:p>
          </table:table-cell>
          <table:table-cell table:number-columns-repeated="1007"/>
        </table:table-row>
        <table:table-row table:style-name="ro6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69" table:formula="of:=COUNTIF([.$B$4:.$B$318];[.B169])" office:value-type="float" office:value="1" calcext:value-type="float">
            <text:p>1</text:p>
          </table:table-cell>
          <table:table-cell table:style-name="ce161" table:formula="of:=COUNTIF([exercise_rows.$B$4:.$B$325];[.B169])" office:value-type="float" office:value="1" calcext:value-type="float">
            <text:p>1</text:p>
          </table:table-cell>
          <table:table-cell table:style-name="ce255" table:formula="of:=SUMIF([exercise_rows.$B$4:.$B$325];[.B169];[exercise_rows.$E$4:.$E$325])" office:value-type="float" office:value="100" calcext:value-type="float">
            <text:p>100</text:p>
          </table:table-cell>
          <table:table-cell table:formula="of:=SUMIF([exercise_rows.$B$4:.$B$325];[.B16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SDOSB',2,'T',0,CURDATE(),CURDATE())," calcext:value-type="string">
            <text:p>(166,'ESDOSB',2,'T',0,CURDATE(),CURDATE()),</text:p>
          </table:table-cell>
          <table:table-cell table:number-columns-repeated="1007"/>
        </table:table-row>
        <table:table-row table:style-name="ro6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70" table:formula="of:=COUNTIF([.$B$4:.$B$319];[.B170])" office:value-type="float" office:value="1" calcext:value-type="float">
            <text:p>1</text:p>
          </table:table-cell>
          <table:table-cell table:style-name="ce162" table:formula="of:=COUNTIF([exercise_rows.$B$4:.$B$325];[.B170])" office:value-type="float" office:value="2" calcext:value-type="float">
            <text:p>2</text:p>
          </table:table-cell>
          <table:table-cell table:style-name="ce256" table:formula="of:=SUMIF([exercise_rows.$B$4:.$B$325];[.B170];[exercise_rows.$E$4:.$E$325])" office:value-type="float" office:value="100" calcext:value-type="float">
            <text:p>100</text:p>
          </table:table-cell>
          <table:table-cell table:formula="of:=SUMIF([exercise_rows.$B$4:.$B$325];[.B17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A,C," calcext:value-type="string">
            <text:p>A,C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A,C'" calcext:value-type="string">
            <text:p>'A,C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C1DOFP',2,'A,C',0,CURDATE(),CURDATE())," calcext:value-type="string">
            <text:p>(167,'C1DOFP',2,'A,C',0,CURDATE(),CURDATE()),</text:p>
          </table:table-cell>
          <table:table-cell table:number-columns-repeated="1007"/>
        </table:table-row>
        <table:table-row table:style-name="ro6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70" table:formula="of:=COUNTIF([.$B$4:.$B$319];[.B171])" office:value-type="float" office:value="1" calcext:value-type="float">
            <text:p>1</text:p>
          </table:table-cell>
          <table:table-cell table:style-name="ce162" table:formula="of:=COUNTIF([exercise_rows.$B$4:.$B$325];[.B171])" office:value-type="float" office:value="2" calcext:value-type="float">
            <text:p>2</text:p>
          </table:table-cell>
          <table:table-cell table:style-name="ce256" table:formula="of:=SUMIF([exercise_rows.$B$4:.$B$325];[.B171];[exercise_rows.$E$4:.$E$325])" office:value-type="float" office:value="100" calcext:value-type="float">
            <text:p>100</text:p>
          </table:table-cell>
          <table:table-cell table:formula="of:=SUMIF([exercise_rows.$B$4:.$B$325];[.B17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A,C," calcext:value-type="string">
            <text:p>A,C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A,C'" calcext:value-type="string">
            <text:p>'A,C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C1DOPF',2,'A,C',0,CURDATE(),CURDATE())," calcext:value-type="string">
            <text:p>(168,'C1DOPF',2,'A,C',0,CURDATE(),CURDATE()),</text:p>
          </table:table-cell>
          <table:table-cell table:number-columns-repeated="1007"/>
        </table:table-row>
        <table:table-row table:style-name="ro6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71" table:formula="of:=COUNTIF([.$B$4:.$B$321];[.B172])" office:value-type="float" office:value="1" calcext:value-type="float">
            <text:p>1</text:p>
          </table:table-cell>
          <table:table-cell table:style-name="ce163" table:formula="of:=COUNTIF([exercise_rows.$B$4:.$B$325];[.B172])" office:value-type="float" office:value="2" calcext:value-type="float">
            <text:p>2</text:p>
          </table:table-cell>
          <table:table-cell table:style-name="ce257" table:formula="of:=SUMIF([exercise_rows.$B$4:.$B$325];[.B172];[exercise_rows.$E$4:.$E$325])" office:value-type="float" office:value="100" calcext:value-type="float">
            <text:p>100</text:p>
          </table:table-cell>
          <table:table-cell table:formula="of:=SUMIF([exercise_rows.$B$4:.$B$325];[.B17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T," calcext:value-type="string">
            <text:p>T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T'" calcext:value-type="string">
            <text:p>'T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ECRASC',2,'T',0,CURDATE(),CURDATE())," calcext:value-type="string">
            <text:p>(169,'ECRASC',2,'T',0,CURDATE(),CURDATE()),</text:p>
          </table:table-cell>
          <table:table-cell table:number-columns-repeated="1007"/>
        </table:table-row>
        <table:table-row table:style-name="ro6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72" table:formula="of:=COUNTIF([.$B$4:.$B$321];[.B173])" office:value-type="float" office:value="1" calcext:value-type="float">
            <text:p>1</text:p>
          </table:table-cell>
          <table:table-cell table:style-name="ce164" table:formula="of:=COUNTIF([exercise_rows.$B$4:.$B$325];[.B173])" office:value-type="float" office:value="1" calcext:value-type="float">
            <text:p>1</text:p>
          </table:table-cell>
          <table:table-cell table:style-name="ce258" table:formula="of:=SUMIF([exercise_rows.$B$4:.$B$325];[.B173];[exercise_rows.$E$4:.$E$325])" office:value-type="float" office:value="100" calcext:value-type="float">
            <text:p>100</text:p>
          </table:table-cell>
          <table:table-cell table:formula="of:=SUMIF([exercise_rows.$B$4:.$B$325];[.B17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SRAPG',2,'T',0,CURDATE(),CURDATE())," calcext:value-type="string">
            <text:p>(170,'ESRAPG',2,'T',0,CURDATE(),CURDATE()),</text:p>
          </table:table-cell>
          <table:table-cell table:number-columns-repeated="1007"/>
        </table:table-row>
        <table:table-row table:style-name="ro6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73" table:formula="of:=COUNTIF([.$B$4:.$B$321];[.B174])" office:value-type="float" office:value="1" calcext:value-type="float">
            <text:p>1</text:p>
          </table:table-cell>
          <table:table-cell table:style-name="ce165" table:formula="of:=COUNTIF([exercise_rows.$B$4:.$B$325];[.B174])" office:value-type="float" office:value="1" calcext:value-type="float">
            <text:p>1</text:p>
          </table:table-cell>
          <table:table-cell table:style-name="ce259" table:formula="of:=SUMIF([exercise_rows.$B$4:.$B$325];[.B174];[exercise_rows.$E$4:.$E$325])" office:value-type="float" office:value="100" calcext:value-type="float">
            <text:p>100</text:p>
          </table:table-cell>
          <table:table-cell table:formula="of:=SUMIF([exercise_rows.$B$4:.$B$325];[.B17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SRABS',2,'T',0,CURDATE(),CURDATE())," calcext:value-type="string">
            <text:p>(171,'ESRABS',2,'T',0,CURDATE(),CURDATE()),</text:p>
          </table:table-cell>
          <table:table-cell table:number-columns-repeated="1007"/>
        </table:table-row>
        <table:table-row table:style-name="ro6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74" table:formula="of:=COUNTIF([.$B$4:.$B$321];[.B175])" office:value-type="float" office:value="1" calcext:value-type="float">
            <text:p>1</text:p>
          </table:table-cell>
          <table:table-cell table:style-name="ce166" table:formula="of:=COUNTIF([exercise_rows.$B$4:.$B$325];[.B175])" office:value-type="float" office:value="1" calcext:value-type="float">
            <text:p>1</text:p>
          </table:table-cell>
          <table:table-cell table:style-name="ce260" table:formula="of:=SUMIF([exercise_rows.$B$4:.$B$325];[.B175];[exercise_rows.$E$4:.$E$325])" office:value-type="float" office:value="100" calcext:value-type="float">
            <text:p>100</text:p>
          </table:table-cell>
          <table:table-cell table:formula="of:=SUMIF([exercise_rows.$B$4:.$B$325];[.B17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SRABG',2,'T',0,CURDATE(),CURDATE())," calcext:value-type="string">
            <text:p>(172,'ESRABG',2,'T',0,CURDATE(),CURDATE()),</text:p>
          </table:table-cell>
          <table:table-cell table:number-columns-repeated="1007"/>
        </table:table-row>
        <table:table-row table:style-name="ro6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75" table:formula="of:=COUNTIF([.$B$4:.$B$321];[.B176])" office:value-type="float" office:value="1" calcext:value-type="float">
            <text:p>1</text:p>
          </table:table-cell>
          <table:table-cell table:style-name="ce167" table:formula="of:=COUNTIF([exercise_rows.$B$4:.$B$325];[.B176])" office:value-type="float" office:value="1" calcext:value-type="float">
            <text:p>1</text:p>
          </table:table-cell>
          <table:table-cell table:style-name="ce261" table:formula="of:=SUMIF([exercise_rows.$B$4:.$B$325];[.B176];[exercise_rows.$E$4:.$E$325])" office:value-type="float" office:value="100" calcext:value-type="float">
            <text:p>100</text:p>
          </table:table-cell>
          <table:table-cell table:formula="of:=SUMIF([exercise_rows.$B$4:.$B$325];[.B17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RAAA',2,'T',0,CURDATE(),CURDATE())," calcext:value-type="string">
            <text:p>(173,'ESRAAA',2,'T',0,CURDATE(),CURDATE()),</text:p>
          </table:table-cell>
          <table:table-cell table:number-columns-repeated="1007"/>
        </table:table-row>
        <table:table-row table:style-name="ro6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76" table:formula="of:=COUNTIF([.$B$4:.$B$321];[.B177])" office:value-type="float" office:value="1" calcext:value-type="float">
            <text:p>1</text:p>
          </table:table-cell>
          <table:table-cell table:style-name="ce168" table:formula="of:=COUNTIF([exercise_rows.$B$4:.$B$325];[.B177])" office:value-type="float" office:value="1" calcext:value-type="float">
            <text:p>1</text:p>
          </table:table-cell>
          <table:table-cell table:style-name="ce262" table:formula="of:=SUMIF([exercise_rows.$B$4:.$B$325];[.B177];[exercise_rows.$E$4:.$E$325])" office:value-type="float" office:value="100" calcext:value-type="float">
            <text:p>100</text:p>
          </table:table-cell>
          <table:table-cell table:formula="of:=SUMIF([exercise_rows.$B$4:.$B$325];[.B17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RASC',2,'T',0,CURDATE(),CURDATE())," calcext:value-type="string">
            <text:p>(174,'ESRASC',2,'T',0,CURDATE(),CURDATE()),</text:p>
          </table:table-cell>
          <table:table-cell table:number-columns-repeated="1007"/>
        </table:table-row>
        <table:table-row table:style-name="ro6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77" table:formula="of:=COUNTIF([.$B$4:.$B$321];[.B178])" office:value-type="float" office:value="1" calcext:value-type="float">
            <text:p>1</text:p>
          </table:table-cell>
          <table:table-cell table:style-name="ce169" table:formula="of:=COUNTIF([exercise_rows.$B$4:.$B$325];[.B178])" office:value-type="float" office:value="1" calcext:value-type="float">
            <text:p>1</text:p>
          </table:table-cell>
          <table:table-cell table:style-name="ce263" table:formula="of:=SUMIF([exercise_rows.$B$4:.$B$325];[.B178];[exercise_rows.$E$4:.$E$325])" office:value-type="float" office:value="100" calcext:value-type="float">
            <text:p>100</text:p>
          </table:table-cell>
          <table:table-cell table:formula="of:=SUMIF([exercise_rows.$B$4:.$B$325];[.B17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RA2G',2,'T',0,CURDATE(),CURDATE())," calcext:value-type="string">
            <text:p>(175,'ESRA2G',2,'T',0,CURDATE(),CURDATE()),</text:p>
          </table:table-cell>
          <table:table-cell table:number-columns-repeated="1007"/>
        </table:table-row>
        <table:table-row table:style-name="ro6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78" table:formula="of:=COUNTIF([.$B$4:.$B$321];[.B179])" office:value-type="float" office:value="1" calcext:value-type="float">
            <text:p>1</text:p>
          </table:table-cell>
          <table:table-cell table:style-name="ce170" table:formula="of:=COUNTIF([exercise_rows.$B$4:.$B$325];[.B179])" office:value-type="float" office:value="1" calcext:value-type="float">
            <text:p>1</text:p>
          </table:table-cell>
          <table:table-cell table:style-name="ce264" table:formula="of:=SUMIF([exercise_rows.$B$4:.$B$325];[.B179];[exercise_rows.$E$4:.$E$325])" office:value-type="float" office:value="100" calcext:value-type="float">
            <text:p>100</text:p>
          </table:table-cell>
          <table:table-cell table:formula="of:=SUMIF([exercise_rows.$B$4:.$B$325];[.B17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RASB',2,'T',0,CURDATE(),CURDATE())," calcext:value-type="string">
            <text:p>(176,'ESRASB',2,'T',0,CURDATE(),CURDATE()),</text:p>
          </table:table-cell>
          <table:table-cell table:number-columns-repeated="1007"/>
        </table:table-row>
        <table:table-row table:style-name="ro6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79" table:formula="of:=COUNTIF([.$B$4:.$B$321];[.B180])" office:value-type="float" office:value="1" calcext:value-type="float">
            <text:p>1</text:p>
          </table:table-cell>
          <table:table-cell table:style-name="ce171" table:formula="of:=COUNTIF([exercise_rows.$B$4:.$B$325];[.B180])" office:value-type="float" office:value="1" calcext:value-type="float">
            <text:p>1</text:p>
          </table:table-cell>
          <table:table-cell table:style-name="ce265" table:formula="of:=SUMIF([exercise_rows.$B$4:.$B$325];[.B180];[exercise_rows.$E$4:.$E$325])" office:value-type="float" office:value="100" calcext:value-type="float">
            <text:p>100</text:p>
          </table:table-cell>
          <table:table-cell table:formula="of:=SUMIF([exercise_rows.$B$4:.$B$325];[.B18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RASV',2,'T',0,CURDATE(),CURDATE())," calcext:value-type="string">
            <text:p>(177,'ESRASV',2,'T',0,CURDATE(),CURDATE()),</text:p>
          </table:table-cell>
          <table:table-cell table:number-columns-repeated="1007"/>
        </table:table-row>
        <table:table-row table:style-name="ro6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80" table:formula="of:=COUNTIF([.$B$4:.$B$321];[.B181])" office:value-type="float" office:value="1" calcext:value-type="float">
            <text:p>1</text:p>
          </table:table-cell>
          <table:table-cell table:style-name="ce172" table:formula="of:=COUNTIF([exercise_rows.$B$4:.$B$325];[.B181])" office:value-type="float" office:value="1" calcext:value-type="float">
            <text:p>1</text:p>
          </table:table-cell>
          <table:table-cell table:style-name="ce266" table:formula="of:=SUMIF([exercise_rows.$B$4:.$B$325];[.B181];[exercise_rows.$E$4:.$E$325])" office:value-type="float" office:value="100" calcext:value-type="float">
            <text:p>100</text:p>
          </table:table-cell>
          <table:table-cell table:formula="of:=SUMIF([exercise_rows.$B$4:.$B$325];[.B18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RANS',2,'T',0,CURDATE(),CURDATE())," calcext:value-type="string">
            <text:p>(178,'ESRANS',2,'T',0,CURDATE(),CURDATE()),</text:p>
          </table:table-cell>
          <table:table-cell table:number-columns-repeated="1007"/>
        </table:table-row>
        <table:table-row table:style-name="ro6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81" table:formula="of:=COUNTIF([.$B$4:.$B$321];[.B182])" office:value-type="float" office:value="1" calcext:value-type="float">
            <text:p>1</text:p>
          </table:table-cell>
          <table:table-cell table:style-name="ce173" table:formula="of:=COUNTIF([exercise_rows.$B$4:.$B$325];[.B182])" office:value-type="float" office:value="1" calcext:value-type="float">
            <text:p>1</text:p>
          </table:table-cell>
          <table:table-cell table:style-name="ce267" table:formula="of:=SUMIF([exercise_rows.$B$4:.$B$325];[.B182];[exercise_rows.$E$4:.$E$325])" office:value-type="float" office:value="100" calcext:value-type="float">
            <text:p>100</text:p>
          </table:table-cell>
          <table:table-cell table:formula="of:=SUMIF([exercise_rows.$B$4:.$B$325];[.B18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RAGU',2,'T',0,CURDATE(),CURDATE())," calcext:value-type="string">
            <text:p>(179,'ESRAGU',2,'T',0,CURDATE(),CURDATE()),</text:p>
          </table:table-cell>
          <table:table-cell table:number-columns-repeated="1007"/>
        </table:table-row>
        <table:table-row table:style-name="ro6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82" table:formula="of:=COUNTIF([.$B$4:.$B$321];[.B183])" office:value-type="float" office:value="1" calcext:value-type="float">
            <text:p>1</text:p>
          </table:table-cell>
          <table:table-cell table:style-name="ce174" table:formula="of:=COUNTIF([exercise_rows.$B$4:.$B$325];[.B183])" office:value-type="float" office:value="1" calcext:value-type="float">
            <text:p>1</text:p>
          </table:table-cell>
          <table:table-cell table:style-name="ce268" table:formula="of:=SUMIF([exercise_rows.$B$4:.$B$325];[.B183];[exercise_rows.$E$4:.$E$325])" office:value-type="float" office:value="100" calcext:value-type="float">
            <text:p>100</text:p>
          </table:table-cell>
          <table:table-cell table:formula="of:=SUMIF([exercise_rows.$B$4:.$B$325];[.B18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RAMP',2,'T',0,CURDATE(),CURDATE())," calcext:value-type="string">
            <text:p>(180,'ESRAMP',2,'T',0,CURDATE(),CURDATE()),</text:p>
          </table:table-cell>
          <table:table-cell table:number-columns-repeated="1007"/>
        </table:table-row>
        <table:table-row table:style-name="ro6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83" table:formula="of:=COUNTIF([.$B$4:.$B$321];[.B184])" office:value-type="float" office:value="1" calcext:value-type="float">
            <text:p>1</text:p>
          </table:table-cell>
          <table:table-cell table:style-name="ce175" table:formula="of:=COUNTIF([exercise_rows.$B$4:.$B$325];[.B184])" office:value-type="float" office:value="1" calcext:value-type="float">
            <text:p>1</text:p>
          </table:table-cell>
          <table:table-cell table:style-name="ce269" table:formula="of:=SUMIF([exercise_rows.$B$4:.$B$325];[.B184];[exercise_rows.$E$4:.$E$325])" office:value-type="float" office:value="100" calcext:value-type="float">
            <text:p>100</text:p>
          </table:table-cell>
          <table:table-cell table:formula="of:=SUMIF([exercise_rows.$B$4:.$B$325];[.B18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RAOP',2,'T',0,CURDATE(),CURDATE())," calcext:value-type="string">
            <text:p>(181,'ESRAOP',2,'T',0,CURDATE(),CURDATE()),</text:p>
          </table:table-cell>
          <table:table-cell table:number-columns-repeated="1007"/>
        </table:table-row>
        <table:table-row table:style-name="ro6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84" table:formula="of:=COUNTIF([.$B$4:.$B$321];[.B185])" office:value-type="float" office:value="1" calcext:value-type="float">
            <text:p>1</text:p>
          </table:table-cell>
          <table:table-cell table:style-name="ce176" table:formula="of:=COUNTIF([exercise_rows.$B$4:.$B$325];[.B185])" office:value-type="float" office:value="1" calcext:value-type="float">
            <text:p>1</text:p>
          </table:table-cell>
          <table:table-cell table:style-name="ce270" table:formula="of:=SUMIF([exercise_rows.$B$4:.$B$325];[.B185];[exercise_rows.$E$4:.$E$325])" office:value-type="float" office:value="100" calcext:value-type="float">
            <text:p>100</text:p>
          </table:table-cell>
          <table:table-cell table:formula="of:=SUMIF([exercise_rows.$B$4:.$B$325];[.B18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SRATF',2,'T',0,CURDATE(),CURDATE())," calcext:value-type="string">
            <text:p>(182,'ESRATF',2,'T',0,CURDATE(),CURDATE()),</text:p>
          </table:table-cell>
          <table:table-cell table:number-columns-repeated="1007"/>
        </table:table-row>
        <table:table-row table:style-name="ro6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85" table:formula="of:=COUNTIF([.$B$4:.$B$321];[.B186])" office:value-type="float" office:value="1" calcext:value-type="float">
            <text:p>1</text:p>
          </table:table-cell>
          <table:table-cell table:style-name="ce177" table:formula="of:=COUNTIF([exercise_rows.$B$4:.$B$325];[.B186])" office:value-type="float" office:value="1" calcext:value-type="float">
            <text:p>1</text:p>
          </table:table-cell>
          <table:table-cell table:style-name="ce271" table:formula="of:=SUMIF([exercise_rows.$B$4:.$B$325];[.B186];[exercise_rows.$E$4:.$E$325])" office:value-type="float" office:value="100" calcext:value-type="float">
            <text:p>100</text:p>
          </table:table-cell>
          <table:table-cell table:formula="of:=SUMIF([exercise_rows.$B$4:.$B$325];[.B186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SRASA',2,'T',0,CURDATE(),CURDATE())," calcext:value-type="string">
            <text:p>(183,'ESRASA',2,'T',0,CURDATE(),CURDATE()),</text:p>
          </table:table-cell>
          <table:table-cell table:number-columns-repeated="1007"/>
        </table:table-row>
        <table:table-row table:style-name="ro6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86" table:formula="of:=COUNTIF([.$B$4:.$B$319];[.B187])" office:value-type="float" office:value="1" calcext:value-type="float">
            <text:p>1</text:p>
          </table:table-cell>
          <table:table-cell table:style-name="ce178" table:formula="of:=COUNTIF([exercise_rows.$B$4:.$B$325];[.B187])" office:value-type="float" office:value="2" calcext:value-type="float">
            <text:p>2</text:p>
          </table:table-cell>
          <table:table-cell table:style-name="ce272" table:formula="of:=SUMIF([exercise_rows.$B$4:.$B$325];[.B187];[exercise_rows.$E$4:.$E$325])" office:value-type="float" office:value="100" calcext:value-type="float">
            <text:p>100</text:p>
          </table:table-cell>
          <table:table-cell table:formula="of:=SUMIF([exercise_rows.$B$4:.$B$325];[.B187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A,C," calcext:value-type="string">
            <text:p>A,C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A,C'" calcext:value-type="string">
            <text:p>'A,C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C1RAFP',2,'A,C',0,CURDATE(),CURDATE())," calcext:value-type="string">
            <text:p>(184,'C1RAFP',2,'A,C',0,CURDATE(),CURDATE()),</text:p>
          </table:table-cell>
          <table:table-cell table:number-columns-repeated="1007"/>
        </table:table-row>
        <table:table-row table:style-name="ro6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87" table:formula="of:=COUNTIF([.$B$4:.$B$319];[.B188])" office:value-type="float" office:value="1" calcext:value-type="float">
            <text:p>1</text:p>
          </table:table-cell>
          <table:table-cell table:style-name="ce179" table:formula="of:=COUNTIF([exercise_rows.$B$4:.$B$325];[.B188])" office:value-type="float" office:value="2" calcext:value-type="float">
            <text:p>2</text:p>
          </table:table-cell>
          <table:table-cell table:style-name="ce273" table:formula="of:=SUMIF([exercise_rows.$B$4:.$B$325];[.B188];[exercise_rows.$E$4:.$E$325])" office:value-type="float" office:value="100" calcext:value-type="float">
            <text:p>100</text:p>
          </table:table-cell>
          <table:table-cell table:formula="of:=SUMIF([exercise_rows.$B$4:.$B$325];[.B18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A,C," calcext:value-type="string">
            <text:p>A,C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A,C'" calcext:value-type="string">
            <text:p>'A,C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C1RAPF',2,'A,C',0,CURDATE(),CURDATE())," calcext:value-type="string">
            <text:p>(185,'C1RAPF',2,'A,C',0,CURDATE(),CURDATE()),</text:p>
          </table:table-cell>
          <table:table-cell table:number-columns-repeated="1007"/>
        </table:table-row>
        <table:table-row table:style-name="ro6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88" table:formula="of:=COUNTIF([.$B$4:.$B$316];[.B189])" office:value-type="float" office:value="1" calcext:value-type="float">
            <text:p>1</text:p>
          </table:table-cell>
          <table:table-cell table:style-name="ce180" table:formula="of:=COUNTIF([exercise_rows.$B$4:.$B$325];[.B189])" office:value-type="float" office:value="1" calcext:value-type="float">
            <text:p>1</text:p>
          </table:table-cell>
          <table:table-cell table:style-name="ce274" table:formula="of:=SUMIF([exercise_rows.$B$4:.$B$325];[.B189];[exercise_rows.$E$4:.$E$325])" office:value-type="float" office:value="100" calcext:value-type="float">
            <text:p>100</text:p>
          </table:table-cell>
          <table:table-cell table:formula="of:=SUMIF([exercise_rows.$B$4:.$B$325];[.B18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T," calcext:value-type="string">
            <text:p>T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T'" calcext:value-type="string">
            <text:p>'T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ESMIPU',2,'T',0,CURDATE(),CURDATE())," calcext:value-type="string">
            <text:p>(186,'ESMIPU',2,'T',0,CURDATE(),CURDATE()),</text:p>
          </table:table-cell>
          <table:table-cell table:number-columns-repeated="1007"/>
        </table:table-row>
        <table:table-row table:style-name="ro6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89" table:formula="of:=COUNTIF([.$B$4:.$B$316];[.B190])" office:value-type="float" office:value="1" calcext:value-type="float">
            <text:p>1</text:p>
          </table:table-cell>
          <table:table-cell table:style-name="ce181" table:formula="of:=COUNTIF([exercise_rows.$B$4:.$B$325];[.B190])" office:value-type="float" office:value="1" calcext:value-type="float">
            <text:p>1</text:p>
          </table:table-cell>
          <table:table-cell table:style-name="ce275" table:formula="of:=SUMIF([exercise_rows.$B$4:.$B$325];[.B190];[exercise_rows.$E$4:.$E$325])" office:value-type="float" office:value="100" calcext:value-type="float">
            <text:p>100</text:p>
          </table:table-cell>
          <table:table-cell table:formula="of:=SUMIF([exercise_rows.$B$4:.$B$325];[.B19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T," calcext:value-type="string">
            <text:p>T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T'" calcext:value-type="string">
            <text:p>'T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ESMIBS',2,'T',0,CURDATE(),CURDATE())," calcext:value-type="string">
            <text:p>(187,'ESMIBS',2,'T',0,CURDATE(),CURDATE()),</text:p>
          </table:table-cell>
          <table:table-cell table:number-columns-repeated="1007"/>
        </table:table-row>
        <table:table-row table:style-name="ro6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90" table:formula="of:=COUNTIF([.$B$4:.$B$316];[.B191])" office:value-type="float" office:value="1" calcext:value-type="float">
            <text:p>1</text:p>
          </table:table-cell>
          <table:table-cell table:style-name="ce182" table:formula="of:=COUNTIF([exercise_rows.$B$4:.$B$325];[.B191])" office:value-type="float" office:value="1" calcext:value-type="float">
            <text:p>1</text:p>
          </table:table-cell>
          <table:table-cell table:style-name="ce276" table:formula="of:=SUMIF([exercise_rows.$B$4:.$B$325];[.B191];[exercise_rows.$E$4:.$E$325])" office:value-type="float" office:value="100" calcext:value-type="float">
            <text:p>100</text:p>
          </table:table-cell>
          <table:table-cell table:formula="of:=SUMIF([exercise_rows.$B$4:.$B$325];[.B19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SMIBG',2,'T',0,CURDATE(),CURDATE())," calcext:value-type="string">
            <text:p>(188,'ESMIBG',2,'T',0,CURDATE(),CURDATE()),</text:p>
          </table:table-cell>
          <table:table-cell table:number-columns-repeated="1007"/>
        </table:table-row>
        <table:table-row table:style-name="ro6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91" table:formula="of:=COUNTIF([.$B$4:.$B$316];[.B192])" office:value-type="float" office:value="1" calcext:value-type="float">
            <text:p>1</text:p>
          </table:table-cell>
          <table:table-cell table:style-name="ce183" table:formula="of:=COUNTIF([exercise_rows.$B$4:.$B$325];[.B192])" office:value-type="float" office:value="1" calcext:value-type="float">
            <text:p>1</text:p>
          </table:table-cell>
          <table:table-cell table:style-name="ce277" table:formula="of:=SUMIF([exercise_rows.$B$4:.$B$325];[.B192];[exercise_rows.$E$4:.$E$325])" office:value-type="float" office:value="100" calcext:value-type="float">
            <text:p>100</text:p>
          </table:table-cell>
          <table:table-cell table:formula="of:=SUMIF([exercise_rows.$B$4:.$B$325];[.B19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SMIAA',2,'T',0,CURDATE(),CURDATE())," calcext:value-type="string">
            <text:p>(189,'ESMIAA',2,'T',0,CURDATE(),CURDATE()),</text:p>
          </table:table-cell>
          <table:table-cell table:number-columns-repeated="1007"/>
        </table:table-row>
        <table:table-row table:style-name="ro6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92" table:formula="of:=COUNTIF([.$B$4:.$B$316];[.B193])" office:value-type="float" office:value="1" calcext:value-type="float">
            <text:p>1</text:p>
          </table:table-cell>
          <table:table-cell table:style-name="ce184" table:formula="of:=COUNTIF([exercise_rows.$B$4:.$B$325];[.B193])" office:value-type="float" office:value="1" calcext:value-type="float">
            <text:p>1</text:p>
          </table:table-cell>
          <table:table-cell table:style-name="ce278" table:formula="of:=SUMIF([exercise_rows.$B$4:.$B$325];[.B193];[exercise_rows.$E$4:.$E$325])" office:value-type="float" office:value="100" calcext:value-type="float">
            <text:p>100</text:p>
          </table:table-cell>
          <table:table-cell table:formula="of:=SUMIF([exercise_rows.$B$4:.$B$325];[.B19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SMI1C',2,'T',0,CURDATE(),CURDATE())," calcext:value-type="string">
            <text:p>(190,'ESMI1C',2,'T',0,CURDATE(),CURDATE()),</text:p>
          </table:table-cell>
          <table:table-cell table:number-columns-repeated="1007"/>
        </table:table-row>
        <table:table-row table:style-name="ro6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93" table:formula="of:=COUNTIF([.$B$4:.$B$315];[.B194])" office:value-type="float" office:value="1" calcext:value-type="float">
            <text:p>1</text:p>
          </table:table-cell>
          <table:table-cell table:style-name="ce185" table:formula="of:=COUNTIF([exercise_rows.$B$4:.$B$325];[.B194])" office:value-type="float" office:value="1" calcext:value-type="float">
            <text:p>1</text:p>
          </table:table-cell>
          <table:table-cell table:style-name="ce279" table:formula="of:=SUMIF([exercise_rows.$B$4:.$B$325];[.B194];[exercise_rows.$E$4:.$E$325])" office:value-type="float" office:value="100" calcext:value-type="float">
            <text:p>100</text:p>
          </table:table-cell>
          <table:table-cell table:formula="of:=SUMIF([exercise_rows.$B$4:.$B$325];[.B19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style-name="ce290" office:value-type="string" calcext:value-type="string">
            <text:p>x</text:p>
          </table:table-cell>
          <table:table-cell table:style-name="ce290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SMIIM',2,'T',0,CURDATE(),CURDATE())," calcext:value-type="string">
            <text:p>(191,'ESMIIM',2,'T',0,CURDATE(),CURDATE()),</text:p>
          </table:table-cell>
          <table:table-cell table:number-columns-repeated="1007"/>
        </table:table-row>
        <table:table-row table:style-name="ro6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94" table:formula="of:=COUNTIF([.$B$4:.$B$321];[.B195])" office:value-type="float" office:value="1" calcext:value-type="float">
            <text:p>1</text:p>
          </table:table-cell>
          <table:table-cell table:style-name="ce186" table:formula="of:=COUNTIF([exercise_rows.$B$4:.$B$325];[.B195])" office:value-type="float" office:value="2" calcext:value-type="float">
            <text:p>2</text:p>
          </table:table-cell>
          <table:table-cell table:style-name="ce280" table:formula="of:=SUMIF([exercise_rows.$B$4:.$B$325];[.B195];[exercise_rows.$E$4:.$E$325])" office:value-type="float" office:value="100" calcext:value-type="float">
            <text:p>100</text:p>
          </table:table-cell>
          <table:table-cell table:formula="of:=SUMIF([exercise_rows.$B$4:.$B$325];[.B19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/>
          <table:table-cell table:number-columns-repeated="3" table:style-name="ce290" office:value-type="string" calcext:value-type="string">
            <text:p>x</text:p>
          </table:table-cell>
          <table:table-cell table:style-name="ce290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A,C," calcext:value-type="string">
            <text:p>T,A,C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COSLFA',2,'T,A,C',0,CURDATE(),CURDATE())," calcext:value-type="string">
            <text:p>(192,'COSLFA',2,'T,A,C',0,CURDATE(),CURDATE()),</text:p>
          </table:table-cell>
          <table:table-cell table:number-columns-repeated="1007"/>
        </table:table-row>
        <table:table-row table:style-name="ro6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94" table:formula="of:=COUNTIF([.$B$4:.$B$321];[.B196])" office:value-type="float" office:value="1" calcext:value-type="float">
            <text:p>1</text:p>
          </table:table-cell>
          <table:table-cell table:style-name="ce187" table:formula="of:=COUNTIF([exercise_rows.$B$4:.$B$325];[.B196])" office:value-type="float" office:value="6" calcext:value-type="float">
            <text:p>6</text:p>
          </table:table-cell>
          <table:table-cell table:style-name="ce281" table:formula="of:=SUMIF([exercise_rows.$B$4:.$B$325];[.B196];[exercise_rows.$E$4:.$E$325])" office:value-type="float" office:value="0" calcext:value-type="float">
            <text:p>0</text:p>
          </table:table-cell>
          <table:table-cell table:formula="of:=SUMIF([exercise_rows.$B$4:.$B$325];[.B196];[exercise_rows.$F$4:.$F$325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A,C," calcext:value-type="string">
            <text:p>A,C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A,C'" calcext:value-type="string">
            <text:p>'A,C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C1SLL3',2,'A,C',0,CURDATE(),CURDATE())," calcext:value-type="string">
            <text:p>(193,'C1SLL3',2,'A,C',0,CURDATE(),CURDATE()),</text:p>
          </table:table-cell>
          <table:table-cell table:number-columns-repeated="1007"/>
        </table:table-row>
        <table:table-row table:style-name="ro6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94" table:formula="of:=COUNTIF([.$B$4:.$B$321];[.B197])" office:value-type="float" office:value="1" calcext:value-type="float">
            <text:p>1</text:p>
          </table:table-cell>
          <table:table-cell table:style-name="ce187" table:formula="of:=COUNTIF([exercise_rows.$B$4:.$B$325];[.B197])" office:value-type="float" office:value="6" calcext:value-type="float">
            <text:p>6</text:p>
          </table:table-cell>
          <table:table-cell table:style-name="ce281" table:formula="of:=SUMIF([exercise_rows.$B$4:.$B$325];[.B197];[exercise_rows.$E$4:.$E$325])" office:value-type="float" office:value="0" calcext:value-type="float">
            <text:p>0</text:p>
          </table:table-cell>
          <table:table-cell table:formula="of:=SUMIF([exercise_rows.$B$4:.$B$325];[.B197];[exercise_rows.$F$4:.$F$325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A,C," calcext:value-type="string">
            <text:p>A,C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A,C'" calcext:value-type="string">
            <text:p>'A,C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C1SL3L',2,'A,C',0,CURDATE(),CURDATE())," calcext:value-type="string">
            <text:p>(194,'C1SL3L',2,'A,C',0,CURDATE(),CURDATE()),</text:p>
          </table:table-cell>
          <table:table-cell table:number-columns-repeated="1007"/>
        </table:table-row>
        <table:table-row table:style-name="ro6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94" table:formula="of:=COUNTIF([.$B$4:.$B$321];[.B198])" office:value-type="float" office:value="1" calcext:value-type="float">
            <text:p>1</text:p>
          </table:table-cell>
          <table:table-cell table:style-name="ce187" table:formula="of:=COUNTIF([exercise_rows.$B$4:.$B$325];[.B198])" office:value-type="float" office:value="4" calcext:value-type="float">
            <text:p>4</text:p>
          </table:table-cell>
          <table:table-cell table:style-name="ce281" table:formula="of:=SUMIF([exercise_rows.$B$4:.$B$325];[.B198];[exercise_rows.$E$4:.$E$325])" office:value-type="float" office:value="100" calcext:value-type="float">
            <text:p>100</text:p>
          </table:table-cell>
          <table:table-cell table:formula="of:=SUMIF([exercise_rows.$B$4:.$B$325];[.B198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A,C," calcext:value-type="string">
            <text:p>A,C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A,C'" calcext:value-type="string">
            <text:p>'A,C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C1SLP3',2,'A,C',0,CURDATE(),CURDATE())," calcext:value-type="string">
            <text:p>(195,'C1SLP3',2,'A,C',0,CURDATE(),CURDATE()),</text:p>
          </table:table-cell>
          <table:table-cell table:number-columns-repeated="1007"/>
        </table:table-row>
        <table:table-row table:style-name="ro6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94" table:formula="of:=COUNTIF([.$B$4:.$B$321];[.B199])" office:value-type="float" office:value="1" calcext:value-type="float">
            <text:p>1</text:p>
          </table:table-cell>
          <table:table-cell table:style-name="ce187" table:formula="of:=COUNTIF([exercise_rows.$B$4:.$B$325];[.B199])" office:value-type="float" office:value="4" calcext:value-type="float">
            <text:p>4</text:p>
          </table:table-cell>
          <table:table-cell table:style-name="ce281" table:formula="of:=SUMIF([exercise_rows.$B$4:.$B$325];[.B199];[exercise_rows.$E$4:.$E$325])" office:value-type="float" office:value="100" calcext:value-type="float">
            <text:p>100</text:p>
          </table:table-cell>
          <table:table-cell table:formula="of:=SUMIF([exercise_rows.$B$4:.$B$325];[.B199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A,C," calcext:value-type="string">
            <text:p>A,C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A,C'" calcext:value-type="string">
            <text:p>'A,C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C1SLP4',2,'A,C',0,CURDATE(),CURDATE())," calcext:value-type="string">
            <text:p>(196,'C1SLP4',2,'A,C',0,CURDATE(),CURDATE()),</text:p>
          </table:table-cell>
          <table:table-cell table:number-columns-repeated="1007"/>
        </table:table-row>
        <table:table-row table:style-name="ro6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C1SLFL</text:p>
          </table:table-cell>
          <table:table-cell office:value-type="string" calcext:value-type="string">
            <text:p>SL fartlek 25 a scalare</text:p>
          </table:table-cell>
          <table:table-cell table:style-name="ce95" table:formula="of:=COUNTIF([.$B$4:.$B$321];[.B200])" office:value-type="float" office:value="1" calcext:value-type="float">
            <text:p>1</text:p>
          </table:table-cell>
          <table:table-cell table:style-name="ce188" table:formula="of:=COUNTIF([exercise_rows.$B$4:.$B$325];[.B200])" office:value-type="float" office:value="2" calcext:value-type="float">
            <text:p>2</text:p>
          </table:table-cell>
          <table:table-cell table:style-name="ce282" table:formula="of:=SUMIF([exercise_rows.$B$4:.$B$325];[.B200];[exercise_rows.$E$4:.$E$325])" office:value-type="float" office:value="100" calcext:value-type="float">
            <text:p>100</text:p>
          </table:table-cell>
          <table:table-cell table:formula="of:=SUMIF([exercise_rows.$B$4:.$B$325];[.B200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A,C," calcext:value-type="string">
            <text:p>A,C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A,C'" calcext:value-type="string">
            <text:p>'A,C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C1SLFL',2,'A,C',0,CURDATE(),CURDATE())," calcext:value-type="string">
            <text:p>(197,'C1SLFL',2,'A,C',0,CURDATE(),CURDATE()),</text:p>
          </table:table-cell>
          <table:table-cell table:number-columns-repeated="1007"/>
        </table:table-row>
        <table:table-row table:style-name="ro6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C1DOFL</text:p>
          </table:table-cell>
          <table:table-cell office:value-type="string" calcext:value-type="string">
            <text:p>DO fartlek 25 a scalare</text:p>
          </table:table-cell>
          <table:table-cell table:style-name="ce96" table:formula="of:=COUNTIF([.$B$4:.$B$321];[.B201])" office:value-type="float" office:value="1" calcext:value-type="float">
            <text:p>1</text:p>
          </table:table-cell>
          <table:table-cell table:style-name="ce189" table:formula="of:=COUNTIF([exercise_rows.$B$4:.$B$325];[.B201])" office:value-type="float" office:value="2" calcext:value-type="float">
            <text:p>2</text:p>
          </table:table-cell>
          <table:table-cell table:style-name="ce283" table:formula="of:=SUMIF([exercise_rows.$B$4:.$B$325];[.B201];[exercise_rows.$E$4:.$E$325])" office:value-type="float" office:value="100" calcext:value-type="float">
            <text:p>100</text:p>
          </table:table-cell>
          <table:table-cell table:formula="of:=SUMIF([exercise_rows.$B$4:.$B$325];[.B201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A,C," calcext:value-type="string">
            <text:p>A,C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A,C'" calcext:value-type="string">
            <text:p>'A,C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C1DOFL',2,'A,C',0,CURDATE(),CURDATE())," calcext:value-type="string">
            <text:p>(198,'C1DOFL',2,'A,C',0,CURDATE(),CURDATE()),</text:p>
          </table:table-cell>
          <table:table-cell table:number-columns-repeated="1007"/>
        </table:table-row>
        <table:table-row table:style-name="ro6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C1MIFL</text:p>
          </table:table-cell>
          <table:table-cell office:value-type="string" calcext:value-type="string">
            <text:p>MI fartlek 25 a scalare</text:p>
          </table:table-cell>
          <table:table-cell table:style-name="ce97" table:formula="of:=COUNTIF([.$B$4:.$B$321];[.B202])" office:value-type="float" office:value="1" calcext:value-type="float">
            <text:p>1</text:p>
          </table:table-cell>
          <table:table-cell table:style-name="ce190" table:formula="of:=COUNTIF([exercise_rows.$B$4:.$B$325];[.B202])" office:value-type="float" office:value="2" calcext:value-type="float">
            <text:p>2</text:p>
          </table:table-cell>
          <table:table-cell table:style-name="ce284" table:formula="of:=SUMIF([exercise_rows.$B$4:.$B$325];[.B202];[exercise_rows.$E$4:.$E$325])" office:value-type="float" office:value="100" calcext:value-type="float">
            <text:p>100</text:p>
          </table:table-cell>
          <table:table-cell table:formula="of:=SUMIF([exercise_rows.$B$4:.$B$325];[.B202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A,C," calcext:value-type="string">
            <text:p>A,C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A,C'" calcext:value-type="string">
            <text:p>'A,C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C1MIFL',2,'A,C',0,CURDATE(),CURDATE())," calcext:value-type="string">
            <text:p>(199,'C1MIFL',2,'A,C',0,CURDATE(),CURDATE()),</text:p>
          </table:table-cell>
          <table:table-cell table:number-columns-repeated="1007"/>
        </table:table-row>
        <table:table-row table:style-name="ro6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98" table:formula="of:=COUNTIF([.$B$4:.$B$321];[.B203])" office:value-type="float" office:value="1" calcext:value-type="float">
            <text:p>1</text:p>
          </table:table-cell>
          <table:table-cell table:style-name="ce191" table:formula="of:=COUNTIF([exercise_rows.$B$4:.$B$325];[.B203])" office:value-type="float" office:value="2" calcext:value-type="float">
            <text:p>2</text:p>
          </table:table-cell>
          <table:table-cell table:style-name="ce285" table:formula="of:=SUMIF([exercise_rows.$B$4:.$B$325];[.B203];[exercise_rows.$E$4:.$E$325])" office:value-type="float" office:value="100" calcext:value-type="float">
            <text:p>100</text:p>
          </table:table-cell>
          <table:table-cell table:formula="of:=SUMIF([exercise_rows.$B$4:.$B$325];[.B203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A,C," calcext:value-type="string">
            <text:p>A,C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A,C'" calcext:value-type="string">
            <text:p>'A,C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C1SLF2',2,'A,C',0,CURDATE(),CURDATE())," calcext:value-type="string">
            <text:p>(200,'C1SLF2',2,'A,C',0,CURDATE(),CURDATE()),</text:p>
          </table:table-cell>
          <table:table-cell table:number-columns-repeated="1007"/>
        </table:table-row>
        <table:table-row table:style-name="ro6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99" table:formula="of:=COUNTIF([.$B$4:.$B$321];[.B204])" office:value-type="float" office:value="1" calcext:value-type="float">
            <text:p>1</text:p>
          </table:table-cell>
          <table:table-cell table:style-name="ce192" table:formula="of:=COUNTIF([exercise_rows.$B$4:.$B$325];[.B204])" office:value-type="float" office:value="2" calcext:value-type="float">
            <text:p>2</text:p>
          </table:table-cell>
          <table:table-cell table:style-name="ce286" table:formula="of:=SUMIF([exercise_rows.$B$4:.$B$325];[.B204];[exercise_rows.$E$4:.$E$325])" office:value-type="float" office:value="100" calcext:value-type="float">
            <text:p>100</text:p>
          </table:table-cell>
          <table:table-cell table:formula="of:=SUMIF([exercise_rows.$B$4:.$B$325];[.B204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A,C," calcext:value-type="string">
            <text:p>A,C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A,C'" calcext:value-type="string">
            <text:p>'A,C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C1DOF2',2,'A,C',0,CURDATE(),CURDATE())," calcext:value-type="string">
            <text:p>(201,'C1DOF2',2,'A,C',0,CURDATE(),CURDATE()),</text:p>
          </table:table-cell>
          <table:table-cell table:number-columns-repeated="1007"/>
        </table:table-row>
        <table:table-row table:style-name="ro6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00" table:formula="of:=COUNTIF([.$B$4:.$B$321];[.B205])" office:value-type="float" office:value="1" calcext:value-type="float">
            <text:p>1</text:p>
          </table:table-cell>
          <table:table-cell table:style-name="ce193" table:formula="of:=COUNTIF([exercise_rows.$B$4:.$B$325];[.B205])" office:value-type="float" office:value="2" calcext:value-type="float">
            <text:p>2</text:p>
          </table:table-cell>
          <table:table-cell table:style-name="ce287" table:formula="of:=SUMIF([exercise_rows.$B$4:.$B$325];[.B205];[exercise_rows.$E$4:.$E$325])" office:value-type="float" office:value="100" calcext:value-type="float">
            <text:p>100</text:p>
          </table:table-cell>
          <table:table-cell table:formula="of:=SUMIF([exercise_rows.$B$4:.$B$325];[.B205];[exercise_rows.$F$4:.$F$3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90" table:number-columns-repeated="2"/>
          <table:table-cell table:number-columns-repeated="2" table:style-name="ce290" office:value-type="string" calcext:value-type="string">
            <text:p>x</text:p>
          </table:table-cell>
          <table:table-cell table:style-name="ce290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A,C," calcext:value-type="string">
            <text:p>A,C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A,C'" calcext:value-type="string">
            <text:p>'A,C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C1MIF2',2,'A,C',0,CURDATE(),CURDATE());" calcext:value-type="string">
            <text:p>(202,'C1MIF2',2,'A,C',0,CURDATE(),CURDATE());</text:p>
          </table:table-cell>
          <table:table-cell table:number-columns-repeated="1007"/>
        </table:table-row>
        <table:table-row table:style-name="ro3" table:number-rows-repeated="232">
          <table:table-cell table:number-columns-repeated="4"/>
          <table:table-cell table:style-name="ce101"/>
          <table:table-cell table:style-name="ce195"/>
          <table:table-cell table:number-columns-repeated="1018"/>
        </table:table-row>
        <table:table-row table:style-name="ro3" table:number-rows-repeated="10481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xercises.F206:exercises.F437 exercises.F14:exercises.F28 exercises.F30:exercises.F31 exercises.F72:exercises.F113 exercises.F4:exercises.F12 exercises.F47:exercises.F63 exercises.F43:exercises.F45 exercises.F33:exercises.F37 exercises.F196:exercises.F199 exercises.F204:exercises.F204">
            <calcext:condition calcext:apply-style-name="Errore" calcext:value="&lt;100" calcext:base-cell-address="exercises.F4"/>
          </calcext:conditional-format>
          <calcext:conditional-format calcext:target-range-address="exercises.E206:exercises.E437 exercises.E14:exercises.E28 exercises.E30:exercises.E31 exercises.E72:exercises.E113 exercises.E4:exercises.E12 exercises.E47:exercises.E63 exercises.E43:exercises.E45 exercises.E33:exercises.E37 exercises.E196:exercises.E199 exercises.E204:exercises.E204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72:exercises.D113 exercises.D4:exercises.D12 exercises.D47:exercises.D63 exercises.D43:exercises.D45 exercises.D33:exercises.D37">
            <calcext:condition calcext:apply-style-name="Errore" calcext:value="&gt;1" calcext:base-cell-address="exercises.D4"/>
          </calcext:conditional-format>
          <calcext:conditional-format calcext:target-range-address="exercises.F125:exercises.F125">
            <calcext:condition calcext:apply-style-name="Errore" calcext:value="&lt;100" calcext:base-cell-address="exercises.F125"/>
          </calcext:conditional-format>
          <calcext:conditional-format calcext:target-range-address="exercises.E125:exercises.E125">
            <calcext:condition calcext:apply-style-name="Errore" calcext:value="=0" calcext:base-cell-address="exercises.E125"/>
          </calcext:conditional-format>
          <calcext:conditional-format calcext:target-range-address="exercises.D125:exercises.D125">
            <calcext:condition calcext:apply-style-name="Errore" calcext:value="&gt;1" calcext:base-cell-address="exercises.D125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126:exercises.F126">
            <calcext:condition calcext:apply-style-name="Errore" calcext:value="&lt;100" calcext:base-cell-address="exercises.F126"/>
          </calcext:conditional-format>
          <calcext:conditional-format calcext:target-range-address="exercises.E126:exercises.E126">
            <calcext:condition calcext:apply-style-name="Errore" calcext:value="=0" calcext:base-cell-address="exercises.E126"/>
          </calcext:conditional-format>
          <calcext:conditional-format calcext:target-range-address="exercises.D126:exercises.D126">
            <calcext:condition calcext:apply-style-name="Errore" calcext:value="&gt;1" calcext:base-cell-address="exercises.D126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38:exercises.F138">
            <calcext:condition calcext:apply-style-name="Errore" calcext:value="&lt;100" calcext:base-cell-address="exercises.F138"/>
          </calcext:conditional-format>
          <calcext:conditional-format calcext:target-range-address="exercises.E138:exercises.E138">
            <calcext:condition calcext:apply-style-name="Errore" calcext:value="=0" calcext:base-cell-address="exercises.E138"/>
          </calcext:conditional-format>
          <calcext:conditional-format calcext:target-range-address="exercises.D138:exercises.D138">
            <calcext:condition calcext:apply-style-name="Errore" calcext:value="&gt;1" calcext:base-cell-address="exercises.D138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22:exercises.F123">
            <calcext:condition calcext:apply-style-name="Errore" calcext:value="&lt;100" calcext:base-cell-address="exercises.F122"/>
          </calcext:conditional-format>
          <calcext:conditional-format calcext:target-range-address="exercises.E122:exercises.E123">
            <calcext:condition calcext:apply-style-name="Errore" calcext:value="=0" calcext:base-cell-address="exercises.E122"/>
          </calcext:conditional-format>
          <calcext:conditional-format calcext:target-range-address="exercises.D122:exercises.D123">
            <calcext:condition calcext:apply-style-name="Errore" calcext:value="&gt;1" calcext:base-cell-address="exercises.D122"/>
          </calcext:conditional-format>
          <calcext:conditional-format calcext:target-range-address="exercises.F195:exercises.F199">
            <calcext:condition calcext:apply-style-name="Errore" calcext:value="&lt;100" calcext:base-cell-address="exercises.F195"/>
          </calcext:conditional-format>
          <calcext:conditional-format calcext:target-range-address="exercises.E195:exercises.E199">
            <calcext:condition calcext:apply-style-name="Errore" calcext:value="=0" calcext:base-cell-address="exercises.E195"/>
          </calcext:conditional-format>
          <calcext:conditional-format calcext:target-range-address="exercises.D195:exercises.D199">
            <calcext:condition calcext:apply-style-name="Errore" calcext:value="&gt;1" calcext:base-cell-address="exercises.D195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89:exercises.F189">
            <calcext:condition calcext:apply-style-name="Errore" calcext:value="&lt;100" calcext:base-cell-address="exercises.F189"/>
          </calcext:conditional-format>
          <calcext:conditional-format calcext:target-range-address="exercises.E189:exercises.E189">
            <calcext:condition calcext:apply-style-name="Errore" calcext:value="=0" calcext:base-cell-address="exercises.E189"/>
          </calcext:conditional-format>
          <calcext:conditional-format calcext:target-range-address="exercises.D189:exercises.D189">
            <calcext:condition calcext:apply-style-name="Errore" calcext:value="&gt;1" calcext:base-cell-address="exercises.D189"/>
          </calcext:conditional-format>
          <calcext:conditional-format calcext:target-range-address="exercises.F190:exercises.F190">
            <calcext:condition calcext:apply-style-name="Errore" calcext:value="&lt;100" calcext:base-cell-address="exercises.F190"/>
          </calcext:conditional-format>
          <calcext:conditional-format calcext:target-range-address="exercises.E190:exercises.E190">
            <calcext:condition calcext:apply-style-name="Errore" calcext:value="=0" calcext:base-cell-address="exercises.E190"/>
          </calcext:conditional-format>
          <calcext:conditional-format calcext:target-range-address="exercises.D190:exercises.D190">
            <calcext:condition calcext:apply-style-name="Errore" calcext:value="&gt;1" calcext:base-cell-address="exercises.D190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139:exercises.F139">
            <calcext:condition calcext:apply-style-name="Errore" calcext:value="&lt;100" calcext:base-cell-address="exercises.F139"/>
          </calcext:conditional-format>
          <calcext:conditional-format calcext:target-range-address="exercises.E139:exercises.E139">
            <calcext:condition calcext:apply-style-name="Errore" calcext:value="=0" calcext:base-cell-address="exercises.E139"/>
          </calcext:conditional-format>
          <calcext:conditional-format calcext:target-range-address="exercises.D139:exercises.D139">
            <calcext:condition calcext:apply-style-name="Errore" calcext:value="&gt;1" calcext:base-cell-address="exercises.D139"/>
          </calcext:conditional-format>
          <calcext:conditional-format calcext:target-range-address="exercises.F124:exercises.F124">
            <calcext:condition calcext:apply-style-name="Errore" calcext:value="&lt;100" calcext:base-cell-address="exercises.F124"/>
          </calcext:conditional-format>
          <calcext:conditional-format calcext:target-range-address="exercises.E124:exercises.E124">
            <calcext:condition calcext:apply-style-name="Errore" calcext:value="=0" calcext:base-cell-address="exercises.E124"/>
          </calcext:conditional-format>
          <calcext:conditional-format calcext:target-range-address="exercises.D124:exercises.D124">
            <calcext:condition calcext:apply-style-name="Errore" calcext:value="&gt;1" calcext:base-cell-address="exercises.D124"/>
          </calcext:conditional-format>
          <calcext:conditional-format calcext:target-range-address="exercises.F114:exercises.F115">
            <calcext:condition calcext:apply-style-name="Errore" calcext:value="&lt;100" calcext:base-cell-address="exercises.F114"/>
          </calcext:conditional-format>
          <calcext:conditional-format calcext:target-range-address="exercises.E114:exercises.E115">
            <calcext:condition calcext:apply-style-name="Errore" calcext:value="=0" calcext:base-cell-address="exercises.E114"/>
          </calcext:conditional-format>
          <calcext:conditional-format calcext:target-range-address="exercises.D114:exercises.D115">
            <calcext:condition calcext:apply-style-name="Errore" calcext:value="&gt;1" calcext:base-cell-address="exercises.D114"/>
          </calcext:conditional-format>
          <calcext:conditional-format calcext:target-range-address="exercises.F116:exercises.F117">
            <calcext:condition calcext:apply-style-name="Errore" calcext:value="&lt;100" calcext:base-cell-address="exercises.F116"/>
          </calcext:conditional-format>
          <calcext:conditional-format calcext:target-range-address="exercises.E116:exercises.E117">
            <calcext:condition calcext:apply-style-name="Errore" calcext:value="=0" calcext:base-cell-address="exercises.E116"/>
          </calcext:conditional-format>
          <calcext:conditional-format calcext:target-range-address="exercises.D116:exercises.D117">
            <calcext:condition calcext:apply-style-name="Errore" calcext:value="&gt;1" calcext:base-cell-address="exercises.D116"/>
          </calcext:conditional-format>
          <calcext:conditional-format calcext:target-range-address="exercises.F118:exercises.F118">
            <calcext:condition calcext:apply-style-name="Errore" calcext:value="&lt;100" calcext:base-cell-address="exercises.F118"/>
          </calcext:conditional-format>
          <calcext:conditional-format calcext:target-range-address="exercises.E118:exercises.E118">
            <calcext:condition calcext:apply-style-name="Errore" calcext:value="=0" calcext:base-cell-address="exercises.E118"/>
          </calcext:conditional-format>
          <calcext:conditional-format calcext:target-range-address="exercises.D118:exercises.D118">
            <calcext:condition calcext:apply-style-name="Errore" calcext:value="&gt;1" calcext:base-cell-address="exercises.D118"/>
          </calcext:conditional-format>
          <calcext:conditional-format calcext:target-range-address="exercises.F119:exercises.F119">
            <calcext:condition calcext:apply-style-name="Errore" calcext:value="&lt;100" calcext:base-cell-address="exercises.F119"/>
          </calcext:conditional-format>
          <calcext:conditional-format calcext:target-range-address="exercises.E119:exercises.E119">
            <calcext:condition calcext:apply-style-name="Errore" calcext:value="=0" calcext:base-cell-address="exercises.E119"/>
          </calcext:conditional-format>
          <calcext:conditional-format calcext:target-range-address="exercises.D119:exercises.D119">
            <calcext:condition calcext:apply-style-name="Errore" calcext:value="&gt;1" calcext:base-cell-address="exercises.D119"/>
          </calcext:conditional-format>
          <calcext:conditional-format calcext:target-range-address="exercises.F120:exercises.F120">
            <calcext:condition calcext:apply-style-name="Errore" calcext:value="&lt;100" calcext:base-cell-address="exercises.F120"/>
          </calcext:conditional-format>
          <calcext:conditional-format calcext:target-range-address="exercises.E120:exercises.E120">
            <calcext:condition calcext:apply-style-name="Errore" calcext:value="=0" calcext:base-cell-address="exercises.E120"/>
          </calcext:conditional-format>
          <calcext:conditional-format calcext:target-range-address="exercises.D120:exercises.D120">
            <calcext:condition calcext:apply-style-name="Errore" calcext:value="&gt;1" calcext:base-cell-address="exercises.D120"/>
          </calcext:conditional-format>
          <calcext:conditional-format calcext:target-range-address="exercises.F121:exercises.F121">
            <calcext:condition calcext:apply-style-name="Errore" calcext:value="&lt;100" calcext:base-cell-address="exercises.F121"/>
          </calcext:conditional-format>
          <calcext:conditional-format calcext:target-range-address="exercises.E121:exercises.E121">
            <calcext:condition calcext:apply-style-name="Errore" calcext:value="=0" calcext:base-cell-address="exercises.E121"/>
          </calcext:conditional-format>
          <calcext:conditional-format calcext:target-range-address="exercises.D121:exercises.D121">
            <calcext:condition calcext:apply-style-name="Errore" calcext:value="&gt;1" calcext:base-cell-address="exercises.D121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70:exercises.F171">
            <calcext:condition calcext:apply-style-name="Errore" calcext:value="&lt;100" calcext:base-cell-address="exercises.F170"/>
          </calcext:conditional-format>
          <calcext:conditional-format calcext:target-range-address="exercises.E170:exercises.E171">
            <calcext:condition calcext:apply-style-name="Errore" calcext:value="=0" calcext:base-cell-address="exercises.E170"/>
          </calcext:conditional-format>
          <calcext:conditional-format calcext:target-range-address="exercises.D170:exercises.D171">
            <calcext:condition calcext:apply-style-name="Errore" calcext:value="&gt;1" calcext:base-cell-address="exercises.D170"/>
          </calcext:conditional-format>
          <calcext:conditional-format calcext:target-range-address="exercises.F64:exercises.F67">
            <calcext:condition calcext:apply-style-name="Errore" calcext:value="&lt;100" calcext:base-cell-address="exercises.F64"/>
          </calcext:conditional-format>
          <calcext:conditional-format calcext:target-range-address="exercises.E64:exercises.E67">
            <calcext:condition calcext:apply-style-name="Errore" calcext:value="=0" calcext:base-cell-address="exercises.E64"/>
          </calcext:conditional-format>
          <calcext:conditional-format calcext:target-range-address="exercises.D64:exercises.D67">
            <calcext:condition calcext:apply-style-name="Errore" calcext:value="&gt;1" calcext:base-cell-address="exercises.D64"/>
          </calcext:conditional-format>
          <calcext:conditional-format calcext:target-range-address="exercises.F68:exercises.F71">
            <calcext:condition calcext:apply-style-name="Errore" calcext:value="&lt;100" calcext:base-cell-address="exercises.F68"/>
          </calcext:conditional-format>
          <calcext:conditional-format calcext:target-range-address="exercises.E68:exercises.E71">
            <calcext:condition calcext:apply-style-name="Errore" calcext:value="=0" calcext:base-cell-address="exercises.E68"/>
          </calcext:conditional-format>
          <calcext:conditional-format calcext:target-range-address="exercises.D68:exercises.D71">
            <calcext:condition calcext:apply-style-name="Errore" calcext:value="&gt;1" calcext:base-cell-address="exercises.D68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4" table:default-cell-style-name="ce293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ce293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1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7" office:value-type="string" calcext:value-type="string">
            <text:p>exercises</text:p>
          </table:table-cell>
          <table:table-cell table:style-name="ce294"/>
          <table:table-cell table:number-columns-repeated="3"/>
          <table:table-cell table:style-name="ce7" office:value-type="string" calcext:value-type="string">
            <text:p>base_movements</text:p>
          </table:table-cell>
          <table:table-cell table:style-name="ce294"/>
          <table:table-cell table:style-name="ce7" office:value-type="string" calcext:value-type="string">
            <text:p>training_mode_types</text:p>
          </table:table-cell>
          <table:table-cell table:style-name="ce7" office:value-type="string" calcext:value-type="string">
            <text:p>execution_note_types</text:p>
          </table:table-cell>
          <table:table-cell table:number-columns-repeated="7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code</text:p>
          </table:table-cell>
          <table:table-cell table:style-name="ce294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7" office:value-type="string" calcext:value-type="string">
            <text:p>code</text:p>
          </table:table-cell>
          <table:table-cell table:style-name="ce294" office:value-type="string" calcext:value-type="string">
            <text:p>bm_description</text:p>
          </table:table-cell>
          <table:table-cell table:number-columns-repeated="2" table:style-name="ce7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70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61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70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70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70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70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70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70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70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70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70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70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61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70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70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70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70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70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70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70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70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70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70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70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70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70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70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70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70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70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70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70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70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70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70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70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70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70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70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70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70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70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70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70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70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70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70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70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70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70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70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61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70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70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70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70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70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70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70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70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70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61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70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61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70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61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70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61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70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61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70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61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70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61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70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61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70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61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70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61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70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61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70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61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1GASL</text:p>
          </table:table-cell>
          <table:table-cell table:formula="of:=VLOOKUP([.B73];[exercises.$B$4:.$C$270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3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0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B1GADO</text:p>
          </table:table-cell>
          <table:table-cell table:formula="of:=VLOOKUP([.B74];[exercises.$B$4:.$C$270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4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1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FA</text:p>
          </table:table-cell>
          <table:table-cell table:formula="of:=VLOOKUP([.B75];[exercises.$B$4:.$C$270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5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2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RA</text:p>
          </table:table-cell>
          <table:table-cell table:formula="of:=VLOOKUP([.B76];[exercises.$B$4:.$C$270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6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3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2GASL</text:p>
          </table:table-cell>
          <table:table-cell table:formula="of:=VLOOKUP([.B77];[exercises.$B$4:.$C$270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7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4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2GADO</text:p>
          </table:table-cell>
          <table:table-cell table:formula="of:=VLOOKUP([.B78];[exercises.$B$4:.$C$270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8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5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FA</text:p>
          </table:table-cell>
          <table:table-cell table:formula="of:=VLOOKUP([.B79];[exercises.$B$4:.$C$270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9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6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RA</text:p>
          </table:table-cell>
          <table:table-cell table:formula="of:=VLOOKUP([.B80];[exercises.$B$4:.$C$270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0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7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1GASL</text:p>
          </table:table-cell>
          <table:table-cell table:formula="of:=VLOOKUP([.B81];[exercises.$B$4:.$C$270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1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78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1GADO</text:p>
          </table:table-cell>
          <table:table-cell table:formula="of:=VLOOKUP([.B82];[exercises.$B$4:.$C$270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2];[base_movements.$B$4:.$D$161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79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FA</text:p>
          </table:table-cell>
          <table:table-cell table:formula="of:=VLOOKUP([.B83];[exercises.$B$4:.$C$270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3];[base_movements.$B$4:.$D$161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0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RA</text:p>
          </table:table-cell>
          <table:table-cell table:formula="of:=VLOOKUP([.B84];[exercises.$B$4:.$C$270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4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1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GSLRA</text:p>
          </table:table-cell>
          <table:table-cell table:formula="of:=VLOOKUP([.B85];[exercises.$B$4:.$C$270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5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2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GSLRA</text:p>
          </table:table-cell>
          <table:table-cell table:formula="of:=VLOOKUP([.B86];[exercises.$B$4:.$C$270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3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3</text:p>
          </table:table-cell>
          <table:table-cell table:formula="of:=VLOOKUP([.B87];[exercises.$B$4:.$C$270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84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3</text:p>
          </table:table-cell>
          <table:table-cell table:formula="of:=VLOOKUP([.B88];[exercises.$B$4:.$C$270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61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85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1GSFP</text:p>
          </table:table-cell>
          <table:table-cell table:formula="of:=VLOOKUP([.B89];[exercises.$B$4:.$C$270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9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86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1GSFP</text:p>
          </table:table-cell>
          <table:table-cell table:formula="of:=VLOOKUP([.B90];[exercises.$B$4:.$C$270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0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87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1GSPF</text:p>
          </table:table-cell>
          <table:table-cell table:formula="of:=VLOOKUP([.B91];[exercises.$B$4:.$C$270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1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88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1GSPF</text:p>
          </table:table-cell>
          <table:table-cell table:formula="of:=VLOOKUP([.B92];[exercises.$B$4:.$C$270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2];[base_movements.$B$4:.$D$161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89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AA</text:p>
          </table:table-cell>
          <table:table-cell table:formula="of:=VLOOKUP([.B93];[exercises.$B$4:.$C$270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93];[base_movements.$B$4:.$D$161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90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AA</text:p>
          </table:table-cell>
          <table:table-cell table:formula="of:=VLOOKUP([.B94];[exercises.$B$4:.$C$270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91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PG</text:p>
          </table:table-cell>
          <table:table-cell table:formula="of:=VLOOKUP([.B95];[exercises.$B$4:.$C$270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95];[base_movements.$B$4:.$D$161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92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PG</text:p>
          </table:table-cell>
          <table:table-cell table:formula="of:=VLOOKUP([.B96];[exercises.$B$4:.$C$270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93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BG</text:p>
          </table:table-cell>
          <table:table-cell table:formula="of:=VLOOKUP([.B97];[exercises.$B$4:.$C$270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97];[base_movements.$B$4:.$D$161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94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BG</text:p>
          </table:table-cell>
          <table:table-cell table:formula="of:=VLOOKUP([.B98];[exercises.$B$4:.$C$270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95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BS</text:p>
          </table:table-cell>
          <table:table-cell table:formula="of:=VLOOKUP([.B99];[exercises.$B$4:.$C$270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99];[base_movements.$B$4:.$D$161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96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BS</text:p>
          </table:table-cell>
          <table:table-cell table:formula="of:=VLOOKUP([.B100];[exercises.$B$4:.$C$270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97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GG</text:p>
          </table:table-cell>
          <table:table-cell table:formula="of:=VLOOKUP([.B101];[exercises.$B$4:.$C$270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01];[base_movements.$B$4:.$D$161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98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GG</text:p>
          </table:table-cell>
          <table:table-cell table:formula="of:=VLOOKUP([.B102];[exercises.$B$4:.$C$270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99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TA</text:p>
          </table:table-cell>
          <table:table-cell table:formula="of:=VLOOKUP([.B103];[exercises.$B$4:.$C$270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03];[base_movements.$B$4:.$D$161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00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TA</text:p>
          </table:table-cell>
          <table:table-cell table:formula="of:=VLOOKUP([.B104];[exercises.$B$4:.$C$270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01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CSLST</text:p>
          </table:table-cell>
          <table:table-cell table:formula="of:=VLOOKUP([.B105];[exercises.$B$4:.$C$270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05];[base_movements.$B$4:.$D$161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02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CSLST</text:p>
          </table:table-cell>
          <table:table-cell table:formula="of:=VLOOKUP([.B106];[exercises.$B$4:.$C$270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0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03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CSLSO</text:p>
          </table:table-cell>
          <table:table-cell table:formula="of:=VLOOKUP([.B107];[exercises.$B$4:.$C$270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07];[base_movements.$B$4:.$D$161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04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CSLSO</text:p>
          </table:table-cell>
          <table:table-cell table:formula="of:=VLOOKUP([.B108];[exercises.$B$4:.$C$270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08];[base_movements.$B$4:.$D$161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05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CSLLS</text:p>
          </table:table-cell>
          <table:table-cell table:formula="of:=VLOOKUP([.B109];[exercises.$B$4:.$C$270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09];[base_movements.$B$4:.$D$161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06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LS</text:p>
          </table:table-cell>
          <table:table-cell table:formula="of:=VLOOKUP([.B110];[exercises.$B$4:.$C$270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10];[base_movements.$B$4:.$D$161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07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BT</text:p>
          </table:table-cell>
          <table:table-cell table:formula="of:=VLOOKUP([.B111];[exercises.$B$4:.$C$270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11];[base_movements.$B$4:.$D$161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08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BT</text:p>
          </table:table-cell>
          <table:table-cell table:formula="of:=VLOOKUP([.B112];[exercises.$B$4:.$C$270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09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B3</text:p>
          </table:table-cell>
          <table:table-cell table:formula="of:=VLOOKUP([.B113];[exercises.$B$4:.$C$270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13];[base_movements.$B$4:.$D$161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10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B3</text:p>
          </table:table-cell>
          <table:table-cell table:formula="of:=VLOOKUP([.B114];[exercises.$B$4:.$C$270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11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CN</text:p>
          </table:table-cell>
          <table:table-cell table:formula="of:=VLOOKUP([.B115];[exercises.$B$4:.$C$270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15];[base_movements.$B$4:.$D$161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12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CN</text:p>
          </table:table-cell>
          <table:table-cell table:formula="of:=VLOOKUP([.B116];[exercises.$B$4:.$C$270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13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EG</text:p>
          </table:table-cell>
          <table:table-cell table:formula="of:=VLOOKUP([.B117];[exercises.$B$4:.$C$270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17];[base_movements.$B$4:.$D$161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14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EG</text:p>
          </table:table-cell>
          <table:table-cell table:formula="of:=VLOOKUP([.B118];[exercises.$B$4:.$C$270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15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GF</text:p>
          </table:table-cell>
          <table:table-cell table:formula="of:=VLOOKUP([.B119];[exercises.$B$4:.$C$270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19];[base_movements.$B$4:.$D$161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16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GF</text:p>
          </table:table-cell>
          <table:table-cell table:formula="of:=VLOOKUP([.B120];[exercises.$B$4:.$C$270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17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TO</text:p>
          </table:table-cell>
          <table:table-cell table:formula="of:=VLOOKUP([.B121];[exercises.$B$4:.$C$270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21];[base_movements.$B$4:.$D$161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18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TO</text:p>
          </table:table-cell>
          <table:table-cell table:formula="of:=VLOOKUP([.B122];[exercises.$B$4:.$C$270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19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3P</text:p>
          </table:table-cell>
          <table:table-cell table:formula="of:=VLOOKUP([.B123];[exercises.$B$4:.$C$270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23];[base_movements.$B$4:.$D$161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20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3P</text:p>
          </table:table-cell>
          <table:table-cell table:formula="of:=VLOOKUP([.B124];[exercises.$B$4:.$C$270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21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SSLAA</text:p>
          </table:table-cell>
          <table:table-cell table:formula="of:=VLOOKUP([.B125];[exercises.$B$4:.$C$270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25];[base_movements.$B$4:.$D$161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22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SSLPG</text:p>
          </table:table-cell>
          <table:table-cell table:formula="of:=VLOOKUP([.B126];[exercises.$B$4:.$C$270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26];[base_movements.$B$4:.$D$161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23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SSLBG</text:p>
          </table:table-cell>
          <table:table-cell table:formula="of:=VLOOKUP([.B127];[exercises.$B$4:.$C$270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27];[base_movements.$B$4:.$D$161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24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SSLBS</text:p>
          </table:table-cell>
          <table:table-cell table:formula="of:=VLOOKUP([.B128];[exercises.$B$4:.$C$270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28];[base_movements.$B$4:.$D$161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25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SSLGG</text:p>
          </table:table-cell>
          <table:table-cell table:formula="of:=VLOOKUP([.B129];[exercises.$B$4:.$C$270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29];[base_movements.$B$4:.$D$161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26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SSLTA</text:p>
          </table:table-cell>
          <table:table-cell table:formula="of:=VLOOKUP([.B130];[exercises.$B$4:.$C$270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30];[base_movements.$B$4:.$D$161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27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SSLST</text:p>
          </table:table-cell>
          <table:table-cell table:formula="of:=VLOOKUP([.B131];[exercises.$B$4:.$C$270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31];[base_movements.$B$4:.$D$161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28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SSLSV</text:p>
          </table:table-cell>
          <table:table-cell table:formula="of:=VLOOKUP([.B132];[exercises.$B$4:.$C$270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32];[base_movements.$B$4:.$D$161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29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SSLOP</text:p>
          </table:table-cell>
          <table:table-cell table:formula="of:=VLOOKUP([.B133];[exercises.$B$4:.$C$270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33];[base_movements.$B$4:.$D$161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30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SSLLA</text:p>
          </table:table-cell>
          <table:table-cell table:formula="of:=VLOOKUP([.B134];[exercises.$B$4:.$C$270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34];[base_movements.$B$4:.$D$161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31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SSLSR</text:p>
          </table:table-cell>
          <table:table-cell table:formula="of:=VLOOKUP([.B135];[exercises.$B$4:.$C$270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35];[base_movements.$B$4:.$D$161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32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SSLBT</text:p>
          </table:table-cell>
          <table:table-cell table:formula="of:=VLOOKUP([.B136];[exercises.$B$4:.$C$270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36];[base_movements.$B$4:.$D$161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33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SSLB3</text:p>
          </table:table-cell>
          <table:table-cell table:formula="of:=VLOOKUP([.B137];[exercises.$B$4:.$C$270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37];[base_movements.$B$4:.$D$161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34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SSLCN</text:p>
          </table:table-cell>
          <table:table-cell table:formula="of:=VLOOKUP([.B138];[exercises.$B$4:.$C$270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38];[base_movements.$B$4:.$D$161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35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SSLEG</text:p>
          </table:table-cell>
          <table:table-cell table:formula="of:=VLOOKUP([.B139];[exercises.$B$4:.$C$270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39];[base_movements.$B$4:.$D$161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36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SSLGF</text:p>
          </table:table-cell>
          <table:table-cell table:formula="of:=VLOOKUP([.B140];[exercises.$B$4:.$C$270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40];[base_movements.$B$4:.$D$161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37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SSLTO</text:p>
          </table:table-cell>
          <table:table-cell table:formula="of:=VLOOKUP([.B141];[exercises.$B$4:.$C$270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41];[base_movements.$B$4:.$D$161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38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3P</text:p>
          </table:table-cell>
          <table:table-cell table:formula="of:=VLOOKUP([.B142];[exercises.$B$4:.$C$270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42];[base_movements.$B$4:.$D$161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39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BV</text:p>
          </table:table-cell>
          <table:table-cell table:formula="of:=VLOOKUP([.B143];[exercises.$B$4:.$C$270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43];[base_movements.$B$4:.$D$161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40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GV</text:p>
          </table:table-cell>
          <table:table-cell table:formula="of:=VLOOKUP([.B144];[exercises.$B$4:.$C$270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44];[base_movements.$B$4:.$D$161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41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PR</text:p>
          </table:table-cell>
          <table:table-cell table:formula="of:=VLOOKUP([.B145];[exercises.$B$4:.$C$270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45];[base_movements.$B$4:.$D$161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42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BA</text:p>
          </table:table-cell>
          <table:table-cell table:formula="of:=VLOOKUP([.B146];[exercises.$B$4:.$C$270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46];[base_movements.$B$4:.$D$161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43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C1SLC6</text:p>
          </table:table-cell>
          <table:table-cell table:formula="of:=VLOOKUP([.B147];[exercises.$B$4:.$C$270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47];[base_movements.$B$4:.$D$161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44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C1SLGF</text:p>
          </table:table-cell>
          <table:table-cell table:formula="of:=VLOOKUP([.B148];[exercises.$B$4:.$C$270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48];[base_movements.$B$4:.$D$161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45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C1SLGR</text:p>
          </table:table-cell>
          <table:table-cell table:formula="of:=VLOOKUP([.B149];[exercises.$B$4:.$C$270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49];[base_movements.$B$4:.$D$161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46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C1SLCA</text:p>
          </table:table-cell>
          <table:table-cell table:formula="of:=VLOOKUP([.B150];[exercises.$B$4:.$C$270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50];[base_movements.$B$4:.$D$161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47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C1SLFP</text:p>
          </table:table-cell>
          <table:table-cell table:formula="of:=VLOOKUP([.B151];[exercises.$B$4:.$C$270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48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C1SLFP</text:p>
          </table:table-cell>
          <table:table-cell table:formula="of:=VLOOKUP([.B152];[exercises.$B$4:.$C$270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49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C1SLPF</text:p>
          </table:table-cell>
          <table:table-cell table:formula="of:=VLOOKUP([.B153];[exercises.$B$4:.$C$270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50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C1SLPF</text:p>
          </table:table-cell>
          <table:table-cell table:formula="of:=VLOOKUP([.B154];[exercises.$B$4:.$C$270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51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CFAPG</text:p>
          </table:table-cell>
          <table:table-cell table:formula="of:=VLOOKUP([.B155];[exercises.$B$4:.$C$270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55];[base_movements.$B$4:.$D$161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52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CFAPG</text:p>
          </table:table-cell>
          <table:table-cell table:formula="of:=VLOOKUP([.B156];[exercises.$B$4:.$C$270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56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53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CFABS</text:p>
          </table:table-cell>
          <table:table-cell table:formula="of:=VLOOKUP([.B157];[exercises.$B$4:.$C$270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57];[base_movements.$B$4:.$D$161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54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CFABS</text:p>
          </table:table-cell>
          <table:table-cell table:formula="of:=VLOOKUP([.B158];[exercises.$B$4:.$C$270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58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55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CFABG</text:p>
          </table:table-cell>
          <table:table-cell table:formula="of:=VLOOKUP([.B159];[exercises.$B$4:.$C$270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59];[base_movements.$B$4:.$D$161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56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CFABG</text:p>
          </table:table-cell>
          <table:table-cell table:formula="of:=VLOOKUP([.B160];[exercises.$B$4:.$C$270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0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57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CFAAA</text:p>
          </table:table-cell>
          <table:table-cell table:formula="of:=VLOOKUP([.B161];[exercises.$B$4:.$C$270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61];[base_movements.$B$4:.$D$161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58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CFAAA</text:p>
          </table:table-cell>
          <table:table-cell table:formula="of:=VLOOKUP([.B162];[exercises.$B$4:.$C$270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2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59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CFAA2</text:p>
          </table:table-cell>
          <table:table-cell table:formula="of:=VLOOKUP([.B163];[exercises.$B$4:.$C$270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63];[base_movements.$B$4:.$D$161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60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CFAA2</text:p>
          </table:table-cell>
          <table:table-cell table:formula="of:=VLOOKUP([.B164];[exercises.$B$4:.$C$270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61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CFAC1</text:p>
          </table:table-cell>
          <table:table-cell table:formula="of:=VLOOKUP([.B165];[exercises.$B$4:.$C$270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65];[base_movements.$B$4:.$D$161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62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CFAC1</text:p>
          </table:table-cell>
          <table:table-cell table:formula="of:=VLOOKUP([.B166];[exercises.$B$4:.$C$270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6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63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CFAC2</text:p>
          </table:table-cell>
          <table:table-cell table:formula="of:=VLOOKUP([.B167];[exercises.$B$4:.$C$270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67];[base_movements.$B$4:.$D$161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64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CFAC2</text:p>
          </table:table-cell>
          <table:table-cell table:formula="of:=VLOOKUP([.B168];[exercises.$B$4:.$C$270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68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65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CFAC3</text:p>
          </table:table-cell>
          <table:table-cell table:formula="of:=VLOOKUP([.B169];[exercises.$B$4:.$C$270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69];[base_movements.$B$4:.$D$161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66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ECFAC3</text:p>
          </table:table-cell>
          <table:table-cell table:formula="of:=VLOOKUP([.B170];[exercises.$B$4:.$C$270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0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67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ECFAG4</text:p>
          </table:table-cell>
          <table:table-cell table:formula="of:=VLOOKUP([.B171];[exercises.$B$4:.$C$270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71];[base_movements.$B$4:.$D$161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68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CFAG4</text:p>
          </table:table-cell>
          <table:table-cell table:formula="of:=VLOOKUP([.B172];[exercises.$B$4:.$C$270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2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69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FASB</text:p>
          </table:table-cell>
          <table:table-cell table:formula="of:=VLOOKUP([.B173];[exercises.$B$4:.$C$270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73];[base_movements.$B$4:.$D$161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70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FASB</text:p>
          </table:table-cell>
          <table:table-cell table:formula="of:=VLOOKUP([.B174];[exercises.$B$4:.$C$270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71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FARA</text:p>
          </table:table-cell>
          <table:table-cell table:formula="of:=VLOOKUP([.B175];[exercises.$B$4:.$C$270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75];[base_movements.$B$4:.$D$161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72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CFARA</text:p>
          </table:table-cell>
          <table:table-cell table:formula="of:=VLOOKUP([.B176];[exercises.$B$4:.$C$270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6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73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CFASS</text:p>
          </table:table-cell>
          <table:table-cell table:formula="of:=VLOOKUP([.B177];[exercises.$B$4:.$C$270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177];[base_movements.$B$4:.$D$161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74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CFASS</text:p>
          </table:table-cell>
          <table:table-cell table:formula="of:=VLOOKUP([.B178];[exercises.$B$4:.$C$270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8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75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IL</text:p>
          </table:table-cell>
          <table:table-cell table:formula="of:=VLOOKUP([.B179];[exercises.$B$4:.$C$270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179];[base_movements.$B$4:.$D$161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176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IL</text:p>
          </table:table-cell>
          <table:table-cell table:formula="of:=VLOOKUP([.B180];[exercises.$B$4:.$C$270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0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177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IS</text:p>
          </table:table-cell>
          <table:table-cell table:formula="of:=VLOOKUP([.B181];[exercises.$B$4:.$C$270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181];[base_movements.$B$4:.$D$161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178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IS</text:p>
          </table:table-cell>
          <table:table-cell table:formula="of:=VLOOKUP([.B182];[exercises.$B$4:.$C$270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GS</text:p>
          </table:table-cell>
          <table:table-cell table:formula="of:=VLOOKUP([.B183];[exercises.$B$4:.$C$270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183];[base_movements.$B$4:.$D$161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180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GS</text:p>
          </table:table-cell>
          <table:table-cell table:formula="of:=VLOOKUP([.B184];[exercises.$B$4:.$C$270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FAPG</text:p>
          </table:table-cell>
          <table:table-cell table:formula="of:=VLOOKUP([.B185];[exercises.$B$4:.$C$270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85];[base_movements.$B$4:.$D$161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182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FABS</text:p>
          </table:table-cell>
          <table:table-cell table:formula="of:=VLOOKUP([.B186];[exercises.$B$4:.$C$270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86];[base_movements.$B$4:.$D$161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183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FABG</text:p>
          </table:table-cell>
          <table:table-cell table:formula="of:=VLOOKUP([.B187];[exercises.$B$4:.$C$270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87];[base_movements.$B$4:.$D$161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184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FAAA</text:p>
          </table:table-cell>
          <table:table-cell table:formula="of:=VLOOKUP([.B188];[exercises.$B$4:.$C$270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88];[base_movements.$B$4:.$D$161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185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SFAA2</text:p>
          </table:table-cell>
          <table:table-cell table:formula="of:=VLOOKUP([.B189];[exercises.$B$4:.$C$270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9];[base_movements.$B$4:.$D$161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186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SFAC1</text:p>
          </table:table-cell>
          <table:table-cell table:formula="of:=VLOOKUP([.B190];[exercises.$B$4:.$C$270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90];[base_movements.$B$4:.$D$161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187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SFAC2</text:p>
          </table:table-cell>
          <table:table-cell table:formula="of:=VLOOKUP([.B191];[exercises.$B$4:.$C$270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91];[base_movements.$B$4:.$D$161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188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SFAC3</text:p>
          </table:table-cell>
          <table:table-cell table:formula="of:=VLOOKUP([.B192];[exercises.$B$4:.$C$270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2];[base_movements.$B$4:.$D$161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189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SFAG4</text:p>
          </table:table-cell>
          <table:table-cell table:formula="of:=VLOOKUP([.B193];[exercises.$B$4:.$C$270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3];[base_movements.$B$4:.$D$161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190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SFASB</text:p>
          </table:table-cell>
          <table:table-cell table:formula="of:=VLOOKUP([.B194];[exercises.$B$4:.$C$270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4];[base_movements.$B$4:.$D$161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191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FARA</text:p>
          </table:table-cell>
          <table:table-cell table:formula="of:=VLOOKUP([.B195];[exercises.$B$4:.$C$270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5];[base_movements.$B$4:.$D$161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192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FASS</text:p>
          </table:table-cell>
          <table:table-cell table:formula="of:=VLOOKUP([.B196];[exercises.$B$4:.$C$270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196];[base_movements.$B$4:.$D$161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193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FAIL</text:p>
          </table:table-cell>
          <table:table-cell table:formula="of:=VLOOKUP([.B197];[exercises.$B$4:.$C$270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197];[base_movements.$B$4:.$D$161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194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FAIS</text:p>
          </table:table-cell>
          <table:table-cell table:formula="of:=VLOOKUP([.B198];[exercises.$B$4:.$C$270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198];[base_movements.$B$4:.$D$161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195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FAGS</text:p>
          </table:table-cell>
          <table:table-cell table:formula="of:=VLOOKUP([.B199];[exercises.$B$4:.$C$270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199];[base_movements.$B$4:.$D$161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196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C1FAFP</text:p>
          </table:table-cell>
          <table:table-cell table:formula="of:=VLOOKUP([.B200];[exercises.$B$4:.$C$270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197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C1FAFP</text:p>
          </table:table-cell>
          <table:table-cell table:formula="of:=VLOOKUP([.B201];[exercises.$B$4:.$C$270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198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C1FAPF</text:p>
          </table:table-cell>
          <table:table-cell table:formula="of:=VLOOKUP([.B202];[exercises.$B$4:.$C$270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199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C1FAPF</text:p>
          </table:table-cell>
          <table:table-cell table:formula="of:=VLOOKUP([.B203];[exercises.$B$4:.$C$270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00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CDOPG</text:p>
          </table:table-cell>
          <table:table-cell table:formula="of:=VLOOKUP([.B204];[exercises.$B$4:.$C$270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04];[base_movements.$B$4:.$D$161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01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CDOPG</text:p>
          </table:table-cell>
          <table:table-cell table:formula="of:=VLOOKUP([.B205];[exercises.$B$4:.$C$270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05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02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DOPG</text:p>
          </table:table-cell>
          <table:table-cell table:formula="of:=VLOOKUP([.B206];[exercises.$B$4:.$C$270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06];[base_movements.$B$4:.$D$161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03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DOBS</text:p>
          </table:table-cell>
          <table:table-cell table:formula="of:=VLOOKUP([.B207];[exercises.$B$4:.$C$270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07];[base_movements.$B$4:.$D$161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04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DOBG</text:p>
          </table:table-cell>
          <table:table-cell table:formula="of:=VLOOKUP([.B208];[exercises.$B$4:.$C$270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08];[base_movements.$B$4:.$D$161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05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DOAA</text:p>
          </table:table-cell>
          <table:table-cell table:formula="of:=VLOOKUP([.B209];[exercises.$B$4:.$C$270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09];[base_movements.$B$4:.$D$161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06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DOGE</text:p>
          </table:table-cell>
          <table:table-cell table:formula="of:=VLOOKUP([.B210];[exercises.$B$4:.$C$270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10];[base_movements.$B$4:.$D$161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07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DOSF</text:p>
          </table:table-cell>
          <table:table-cell table:formula="of:=VLOOKUP([.B211];[exercises.$B$4:.$C$270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11];[base_movements.$B$4:.$D$161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08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DOPR</text:p>
          </table:table-cell>
          <table:table-cell table:formula="of:=VLOOKUP([.B212];[exercises.$B$4:.$C$270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12];[base_movements.$B$4:.$D$161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09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DOBI</text:p>
          </table:table-cell>
          <table:table-cell table:formula="of:=VLOOKUP([.B213];[exercises.$B$4:.$C$270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13];[base_movements.$B$4:.$D$161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10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DOSV</text:p>
          </table:table-cell>
          <table:table-cell table:formula="of:=VLOOKUP([.B214];[exercises.$B$4:.$C$270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14];[base_movements.$B$4:.$D$161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11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DOFR</text:p>
          </table:table-cell>
          <table:table-cell table:formula="of:=VLOOKUP([.B215];[exercises.$B$4:.$C$270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15];[base_movements.$B$4:.$D$161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12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DOBT</text:p>
          </table:table-cell>
          <table:table-cell table:formula="of:=VLOOKUP([.B216];[exercises.$B$4:.$C$270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16];[base_movements.$B$4:.$D$161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13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DOBA</text:p>
          </table:table-cell>
          <table:table-cell table:formula="of:=VLOOKUP([.B217];[exercises.$B$4:.$C$270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17];[base_movements.$B$4:.$D$161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14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DOSB</text:p>
          </table:table-cell>
          <table:table-cell table:formula="of:=VLOOKUP([.B218];[exercises.$B$4:.$C$270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18];[base_movements.$B$4:.$D$161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15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DOFP</text:p>
          </table:table-cell>
          <table:table-cell table:formula="of:=VLOOKUP([.B219];[exercises.$B$4:.$C$270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19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16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DOFP</text:p>
          </table:table-cell>
          <table:table-cell table:formula="of:=VLOOKUP([.B220];[exercises.$B$4:.$C$270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17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DOPF</text:p>
          </table:table-cell>
          <table:table-cell table:formula="of:=VLOOKUP([.B221];[exercises.$B$4:.$C$270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1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18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DOPF</text:p>
          </table:table-cell>
          <table:table-cell table:formula="of:=VLOOKUP([.B222];[exercises.$B$4:.$C$270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2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19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ECRASC</text:p>
          </table:table-cell>
          <table:table-cell table:formula="of:=VLOOKUP([.B223];[exercises.$B$4:.$C$270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23];[base_movements.$B$4:.$D$161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20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ECRASC</text:p>
          </table:table-cell>
          <table:table-cell table:formula="of:=VLOOKUP([.B224];[exercises.$B$4:.$C$270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24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21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ESRAPG</text:p>
          </table:table-cell>
          <table:table-cell table:formula="of:=VLOOKUP([.B225];[exercises.$B$4:.$C$270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25];[base_movements.$B$4:.$D$161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22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ESRABS</text:p>
          </table:table-cell>
          <table:table-cell table:formula="of:=VLOOKUP([.B226];[exercises.$B$4:.$C$270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26];[base_movements.$B$4:.$D$161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23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ESRABG</text:p>
          </table:table-cell>
          <table:table-cell table:formula="of:=VLOOKUP([.B227];[exercises.$B$4:.$C$270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27];[base_movements.$B$4:.$D$161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27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24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SRAAA</text:p>
          </table:table-cell>
          <table:table-cell table:formula="of:=VLOOKUP([.B228];[exercises.$B$4:.$C$270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28];[base_movements.$B$4:.$D$161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25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SRASC</text:p>
          </table:table-cell>
          <table:table-cell table:formula="of:=VLOOKUP([.B229];[exercises.$B$4:.$C$270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29];[base_movements.$B$4:.$D$161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26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SRA2G</text:p>
          </table:table-cell>
          <table:table-cell table:formula="of:=VLOOKUP([.B230];[exercises.$B$4:.$C$270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30];[base_movements.$B$4:.$D$161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27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SRASB</text:p>
          </table:table-cell>
          <table:table-cell table:formula="of:=VLOOKUP([.B231];[exercises.$B$4:.$C$270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31];[base_movements.$B$4:.$D$161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28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SRASV</text:p>
          </table:table-cell>
          <table:table-cell table:formula="of:=VLOOKUP([.B232];[exercises.$B$4:.$C$270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32];[base_movements.$B$4:.$D$161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29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SRANS</text:p>
          </table:table-cell>
          <table:table-cell table:formula="of:=VLOOKUP([.B233];[exercises.$B$4:.$C$270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33];[base_movements.$B$4:.$D$161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30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SRAGU</text:p>
          </table:table-cell>
          <table:table-cell table:formula="of:=VLOOKUP([.B234];[exercises.$B$4:.$C$270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34];[base_movements.$B$4:.$D$161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31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SRAMP</text:p>
          </table:table-cell>
          <table:table-cell table:formula="of:=VLOOKUP([.B235];[exercises.$B$4:.$C$270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35];[base_movements.$B$4:.$D$161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32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RAOP</text:p>
          </table:table-cell>
          <table:table-cell table:formula="of:=VLOOKUP([.B236];[exercises.$B$4:.$C$270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36];[base_movements.$B$4:.$D$161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33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SRATF</text:p>
          </table:table-cell>
          <table:table-cell table:formula="of:=VLOOKUP([.B237];[exercises.$B$4:.$C$270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37];[base_movements.$B$4:.$D$161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34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RASA</text:p>
          </table:table-cell>
          <table:table-cell table:formula="of:=VLOOKUP([.B238];[exercises.$B$4:.$C$270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38];[base_movements.$B$4:.$D$161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35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C1RAFP</text:p>
          </table:table-cell>
          <table:table-cell table:formula="of:=VLOOKUP([.B239];[exercises.$B$4:.$C$270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39];[base_movements.$B$4:.$D$161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36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C1RAFP</text:p>
          </table:table-cell>
          <table:table-cell table:formula="of:=VLOOKUP([.B240];[exercises.$B$4:.$C$270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4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37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C1RAPF</text:p>
          </table:table-cell>
          <table:table-cell table:formula="of:=VLOOKUP([.B241];[exercises.$B$4:.$C$270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4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38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C1RAPF</text:p>
          </table:table-cell>
          <table:table-cell table:formula="of:=VLOOKUP([.B242];[exercises.$B$4:.$C$270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4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39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ESMIPU</text:p>
          </table:table-cell>
          <table:table-cell table:formula="of:=VLOOKUP([.B243];[exercises.$B$4:.$C$270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43];[base_movements.$B$4:.$D$161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40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ESMIBS</text:p>
          </table:table-cell>
          <table:table-cell table:formula="of:=VLOOKUP([.B244];[exercises.$B$4:.$C$270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44];[base_movements.$B$4:.$D$161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41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SMIBG</text:p>
          </table:table-cell>
          <table:table-cell table:formula="of:=VLOOKUP([.B245];[exercises.$B$4:.$C$270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45];[base_movements.$B$4:.$D$161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42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MIAA</text:p>
          </table:table-cell>
          <table:table-cell table:formula="of:=VLOOKUP([.B246];[exercises.$B$4:.$C$270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46];[base_movements.$B$4:.$D$161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43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MI1C</text:p>
          </table:table-cell>
          <table:table-cell table:formula="of:=VLOOKUP([.B247];[exercises.$B$4:.$C$270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47];[base_movements.$B$4:.$D$161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44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MIIM</text:p>
          </table:table-cell>
          <table:table-cell table:formula="of:=VLOOKUP([.B248];[exercises.$B$4:.$C$270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48];[base_movements.$B$4:.$D$161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45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COSLFA</text:p>
          </table:table-cell>
          <table:table-cell table:formula="of:=VLOOKUP([.B249];[exercises.$B$4:.$C$270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9];[base_movements.$B$4:.$D$161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46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COSLFA</text:p>
          </table:table-cell>
          <table:table-cell table:formula="of:=VLOOKUP([.B250];[exercises.$B$4:.$C$270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5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47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C1SLL3</text:p>
          </table:table-cell>
          <table:table-cell table:formula="of:=VLOOKUP([.B251];[exercises.$B$4:.$C$270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5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48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C1SLL3</text:p>
          </table:table-cell>
          <table:table-cell table:formula="of:=VLOOKUP([.B252];[exercises.$B$4:.$C$270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5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49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C1SLL3</text:p>
          </table:table-cell>
          <table:table-cell table:formula="of:=VLOOKUP([.B253];[exercises.$B$4:.$C$270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5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50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C1SLL3</text:p>
          </table:table-cell>
          <table:table-cell table:formula="of:=VLOOKUP([.B254];[exercises.$B$4:.$C$270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5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51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C1SLL3</text:p>
          </table:table-cell>
          <table:table-cell table:formula="of:=VLOOKUP([.B255];[exercises.$B$4:.$C$270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5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52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C1SLL3</text:p>
          </table:table-cell>
          <table:table-cell table:formula="of:=VLOOKUP([.B256];[exercises.$B$4:.$C$270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5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53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C1SL3L</text:p>
          </table:table-cell>
          <table:table-cell table:formula="of:=VLOOKUP([.B257];[exercises.$B$4:.$C$270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5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54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C1SL3L</text:p>
          </table:table-cell>
          <table:table-cell table:formula="of:=VLOOKUP([.B258];[exercises.$B$4:.$C$270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5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55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C1SL3L</text:p>
          </table:table-cell>
          <table:table-cell table:formula="of:=VLOOKUP([.B259];[exercises.$B$4:.$C$270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5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56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C1SL3L</text:p>
          </table:table-cell>
          <table:table-cell table:formula="of:=VLOOKUP([.B260];[exercises.$B$4:.$C$270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6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57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C1SL3L</text:p>
          </table:table-cell>
          <table:table-cell table:formula="of:=VLOOKUP([.B261];[exercises.$B$4:.$C$270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6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58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C1SL3L</text:p>
          </table:table-cell>
          <table:table-cell table:formula="of:=VLOOKUP([.B262];[exercises.$B$4:.$C$270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6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59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C1SLP3</text:p>
          </table:table-cell>
          <table:table-cell table:formula="of:=VLOOKUP([.B263];[exercises.$B$4:.$C$270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3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60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C1SLP3</text:p>
          </table:table-cell>
          <table:table-cell table:formula="of:=VLOOKUP([.B264];[exercises.$B$4:.$C$270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4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61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C1SLP3</text:p>
          </table:table-cell>
          <table:table-cell table:formula="of:=VLOOKUP([.B265];[exercises.$B$4:.$C$270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5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62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C1SLP3</text:p>
          </table:table-cell>
          <table:table-cell table:formula="of:=VLOOKUP([.B266];[exercises.$B$4:.$C$270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6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63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C1SLP4</text:p>
          </table:table-cell>
          <table:table-cell table:formula="of:=VLOOKUP([.B267];[exercises.$B$4:.$C$270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264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C1SLP4</text:p>
          </table:table-cell>
          <table:table-cell table:formula="of:=VLOOKUP([.B268];[exercises.$B$4:.$C$270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265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C1SLP4</text:p>
          </table:table-cell>
          <table:table-cell table:formula="of:=VLOOKUP([.B269];[exercises.$B$4:.$C$270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69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266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C1SLP4</text:p>
          </table:table-cell>
          <table:table-cell table:formula="of:=VLOOKUP([.B270];[exercises.$B$4:.$C$270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0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267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C1SLFL</text:p>
          </table:table-cell>
          <table:table-cell table:formula="of:=VLOOKUP([.B271];[exercises.$B$4:.$C$270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1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C1SLFL')" calcext:value-type="string">
            <text:p>(select t.id from exercises t where t.code = 'C1SLFL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25,0,0,0,(select t.id from exercises t where t.code = 'C1SLFL'),(select t.id from base_movements t where t.code = 'SLCMPL'),(select t.id from training_mode_types t where t.code = 'A2'),(select t.id from execution_note_types t where t.code = ''),0,CURDATE(),CURDATE())," calcext:value-type="string">
            <text:p>(268,1,25,0,0,0,(select t.id from exercises t where t.code = 'C1SLFL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C1SLFL</text:p>
          </table:table-cell>
          <table:table-cell table:formula="of:=VLOOKUP([.B272];[exercises.$B$4:.$C$270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2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C1SLFL')" calcext:value-type="string">
            <text:p>(select t.id from exercises t where t.code = 'C1SLFL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2,75,0,0,0,(select t.id from exercises t where t.code = 'C1SLFL'),(select t.id from base_movements t where t.code = 'SLCMPL'),(select t.id from training_mode_types t where t.code = 'C1'),(select t.id from execution_note_types t where t.code = 'SCA'),0,CURDATE(),CURDATE())," calcext:value-type="string">
            <text:p>(269,2,75,0,0,0,(select t.id from exercises t where t.code = 'C1SLFL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C1DOFL</text:p>
          </table:table-cell>
          <table:table-cell table:formula="of:=VLOOKUP([.B273];[exercises.$B$4:.$C$270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73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C1DOFL')" calcext:value-type="string">
            <text:p>(select t.id from exercises t where t.code = 'C1DOFL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1,25,0,0,0,(select t.id from exercises t where t.code = 'C1DOFL'),(select t.id from base_movements t where t.code = 'DOCMPL'),(select t.id from training_mode_types t where t.code = 'A2'),(select t.id from execution_note_types t where t.code = ''),0,CURDATE(),CURDATE())," calcext:value-type="string">
            <text:p>(270,1,25,0,0,0,(select t.id from exercises t where t.code = 'C1DOFL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C1DOFL</text:p>
          </table:table-cell>
          <table:table-cell table:formula="of:=VLOOKUP([.B274];[exercises.$B$4:.$C$270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74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C1DOFL')" calcext:value-type="string">
            <text:p>(select t.id from exercises t where t.code = 'C1DOFL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2,75,0,0,0,(select t.id from exercises t where t.code = 'C1DOFL'),(select t.id from base_movements t where t.code = 'DOCMPL'),(select t.id from training_mode_types t where t.code = 'C1'),(select t.id from execution_note_types t where t.code = 'SCA'),0,CURDATE(),CURDATE())," calcext:value-type="string">
            <text:p>(271,2,75,0,0,0,(select t.id from exercises t where t.code = 'C1DOFL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MIFL</text:p>
          </table:table-cell>
          <table:table-cell table:formula="of:=VLOOKUP([.B275];[exercises.$B$4:.$C$270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75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MIFL')" calcext:value-type="string">
            <text:p>(select t.id from exercises t where t.code = 'C1MIFL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1,25,0,0,0,(select t.id from exercises t where t.code = 'C1MIFL'),(select t.id from base_movements t where t.code = 'MICMPL'),(select t.id from training_mode_types t where t.code = 'A2'),(select t.id from execution_note_types t where t.code = ''),0,CURDATE(),CURDATE())," calcext:value-type="string">
            <text:p>(272,1,25,0,0,0,(select t.id from exercises t where t.code = 'C1MIFL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MIFL</text:p>
          </table:table-cell>
          <table:table-cell table:formula="of:=VLOOKUP([.B276];[exercises.$B$4:.$C$270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76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MIFL')" calcext:value-type="string">
            <text:p>(select t.id from exercises t where t.code = 'C1MIFL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2,75,0,0,0,(select t.id from exercises t where t.code = 'C1MIFL'),(select t.id from base_movements t where t.code = 'MICMPL'),(select t.id from training_mode_types t where t.code = 'C1'),(select t.id from execution_note_types t where t.code = 'SCA'),0,CURDATE(),CURDATE())," calcext:value-type="string">
            <text:p>(273,2,75,0,0,0,(select t.id from exercises t where t.code = 'C1MIFL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SLF2</text:p>
          </table:table-cell>
          <table:table-cell table:formula="of:=VLOOKUP([.B277];[exercises.$B$4:.$C$270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7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274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SLF2</text:p>
          </table:table-cell>
          <table:table-cell table:formula="of:=VLOOKUP([.B278];[exercises.$B$4:.$C$270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8];[base_movements.$B$4:.$D$161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2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275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C1DOF2</text:p>
          </table:table-cell>
          <table:table-cell table:formula="of:=VLOOKUP([.B279];[exercises.$B$4:.$C$270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79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276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C1DOF2</text:p>
          </table:table-cell>
          <table:table-cell table:formula="of:=VLOOKUP([.B280];[exercises.$B$4:.$C$270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80];[base_movements.$B$4:.$D$161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277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C1MIF2</text:p>
          </table:table-cell>
          <table:table-cell table:formula="of:=VLOOKUP([.B281];[exercises.$B$4:.$C$270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5" calcext:value-type="float">
            <text:p>2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81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278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C1MIF2</text:p>
          </table:table-cell>
          <table:table-cell table:formula="of:=VLOOKUP([.B282];[exercises.$B$4:.$C$270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75" calcext:value-type="float">
            <text:p>75</text:p>
          </table:table-cell>
          <table:table-cell table:style-name="ce295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282];[base_movements.$B$4:.$D$161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2,75,0,0,0,(select t.id from exercises t where t.code = 'C1MIF2'),(select t.id from base_movements t where t.code = 'MICMPL'),(select t.id from training_mode_types t where t.code = 'C1'),(select t.id from execution_note_types t where t.code = 'SAL'),0,CURDATE(),CURDATE());" calcext:value-type="string">
            <text:p>(279,2,75,0,0,0,(select t.id from exercises t where t.code = 'C1MIF2'),(select t.id from base_movements t where t.code = 'MICMPL'),(select t.id from training_mode_types t where t.code = 'C1'),(select t.id from execution_note_types t where t.code = 'SAL'),0,CURDATE(),CURDATE());</text:p>
          </table:table-cell>
          <table:table-cell table:number-columns-repeated="998"/>
        </table:table-row>
        <table:table-row table:style-name="ro3" table:number-rows-repeated="1048293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table:table-column table:style-name="co12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96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llenamento tipo</text:p>
          </table:table-cell>
          <table:table-cell office:value-type="string" calcext:value-type="string">
            <text:p>Allenamento con esercizi semplici ed esercizi composti e persino con esercizi con distanza forzata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Allenamento tipo','Allenamento con esercizi semplici ed esercizi composti e persino con esercizi con distanza forzata',50,180,2,0,CURDATE(),CURDATE())," calcext:value-type="string">
            <text:p>(1,'Allenamento tipo','Allenamento con esercizi semplici ed esercizi composti e persino con esercizi con distanza forzata',50,180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llenamento sega</text:p>
          </table:table-cell>
          <table:table-cell office:value-type="string" calcext:value-type="string">
            <text:p>Nuotata della minchia, un 1500 a piacer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Allenamento sega','Nuotata della minchia, un 1500 a piacere',20,50,2,0,CURDATE(),CURDATE())," calcext:value-type="string">
            <text:p>(2,'Allenamento sega','Nuotata della minchia, un 1500 a piacere',20,50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erobico tipo</text:p>
          </table:table-cell>
          <table:table-cell office:value-type="string" calcext:value-type="string">
            <text:p>Allenamento con esercizi semplici ed esercizi composti e predisposizione per i gruppi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6]&amp;&quot;,'&quot;&amp;SUBSTITUTE([.B6];&quot;'&quot;;&quot;''&quot;)&amp;&quot;','&quot;&amp;SUBSTITUTE([.C6];&quot;'&quot;;&quot;''&quot;)&amp;&quot;',&quot;&amp;[.D6]&amp;&quot;,&quot;&amp;[.E6]&amp;&quot;,&quot;&amp;[.F6]&amp;&quot;,0,CURDATE(),CURDATE())&quot;&amp;IF(INDIRECT(ADDRESS(ROW([.A6])+1;1))&gt;0;&quot;,&quot;;&quot;;&quot;)" office:value-type="string" office:string-value="(3,'Aerobico tipo','Allenamento con esercizi semplici ed esercizi composti e predisposizione per i gruppi',50,180,2,0,CURDATE(),CURDATE());" calcext:value-type="string">
            <text:p>(3,'Aerobico tipo','Allenamento con esercizi semplici ed esercizi composti e predisposizione per i gruppi',50,180,2,0,CURDATE(),CURDATE());</text:p>
          </table:table-cell>
          <table:table-cell table:number-columns-repeated="1008"/>
        </table:table-row>
      </table:table>
      <table:table table:name="training_rows" table:style-name="ta1">
        <table:table-column table:style-name="co22" table:default-cell-style-name="Default"/>
        <table:table-column table:style-name="co3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37" table:default-cell-style-name="ce293"/>
        <table:table-column table:style-name="co38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9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0" table:number-columns-repeated="4" table:default-cell-style-name="Default"/>
        <table:table-column table:style-name="co7" table:default-cell-style-name="Default"/>
        <table:table-column table:style-name="co31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trainings</text:p>
          </table:table-cell>
          <table:table-cell table:number-columns-repeated="3"/>
          <table:table-cell table:style-name="ce7" office:value-type="string" calcext:value-type="string">
            <text:p>exercises</text:p>
          </table:table-cell>
          <table:table-cell table:style-name="ce294"/>
          <table:table-cell table:style-name="ce7" office:value-type="string" calcext:value-type="string">
            <text:p>training_step_types</text:p>
          </table:table-cell>
          <table:table-cell table:number-columns-repeated="6"/>
          <table:table-cell table:style-name="ce7" office:value-type="string" calcext:value-type="string">
            <text:p>arm_aux_types</text:p>
          </table:table-cell>
          <table:table-cell table:style-name="ce7" office:value-type="string" calcext:value-type="string">
            <text:p>kick_aux_types</text:p>
          </table:table-cell>
          <table:table-cell table:style-name="ce7" office:value-type="string" calcext:value-type="string">
            <text:p>body_aux_types</text:p>
          </table:table-cell>
          <table:table-cell table:style-name="ce7" office:value-type="string" calcext:value-type="string">
            <text:p>breath_aux_types</text:p>
          </table:table-cell>
          <table:table-cell table:number-columns-repeated="8"/>
          <table:table-cell table:style-name="ce8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7" office:value-type="string" calcext:value-type="string">
            <text:p>code</text:p>
          </table:table-cell>
          <table:table-cell table:style-name="ce294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7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llenamento ti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29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Allenamento tip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Allenamento tip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llenamento tip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5];[exercises.$B$4:.$C$29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Allenamento tip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Allenamento tip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llenamento tip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29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Allenamento tip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Allenamento tip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llenamento tip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29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Allenamento tip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Allenamento tip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llenamento tip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SLFA</text:p>
          </table:table-cell>
          <table:table-cell table:formula="of:=VLOOKUP([.F8];[exercises.$B$4:.$C$290];2;0)" office:value-type="string" office:string-value="FA/SL completo" calcext:value-type="string">
            <text:p>FA/SL completo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6,50,60,0,0,0,0,0,(select t.id from trainings t where t.title = 'Allenamento tipo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6,50,60,0,0,0,0,0,(select t.id from trainings t where t.title = 'Allenamento tipo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llenamento tip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1SLL3</text:p>
          </table:table-cell>
          <table:table-cell table:formula="of:=VLOOKUP([.F9];[exercises.$B$4:.$C$290];2;0)" office:value-type="string" office:string-value="Locomotive 300 piano/forte" calcext:value-type="string">
            <text:p>Locomotive 300 piano/fort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3,300,0,60,0,0,0,0,(select t.id from trainings t where t.title = 'Allenamento tipo'),(select t.id from exercises t where t.code = 'C1SLL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3,300,0,60,0,0,0,0,(select t.id from trainings t where t.title = 'Allenamento tipo'),(select t.id from exercises t where t.code = 'C1SLL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llenamento tip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10];[exercises.$B$4:.$C$29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table:formula="of:=&quot;(select t.id from &quot;&amp;[.B$2]&amp;&quot; t where t.&quot;&amp;[.B$3]&amp;&quot; = '&quot;&amp;[.B10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T')" calcext:value-type="string">
            <text:p>(select t.id from kick_aux_types t where t.code = 'T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6,50,75,0,0,0,0,0,(select t.id from trainings t where t.title = 'Allenamento tipo'),(select t.id from exercises t where t.code = 'CGSLRA'),(select t.id from training_step_types t where t.code = 'D'),(select t.id from arm_aux_types t where t.code = ''),(select t.id from kick_aux_types t where t.code = 'T'),(select t.id from body_aux_types t where t.code = ''),(select t.id from breath_aux_types t where t.code = ''),0,CURDATE(),CURDATE())," calcext:value-type="string">
            <text:p>(7,7,6,50,75,0,0,0,0,0,(select t.id from trainings t where t.title = 'Allenamento tipo'),(select t.id from exercises t where t.code = 'CGSLRA'),(select t.id from training_step_types t where t.code = 'D'),(select t.id from arm_aux_types t where t.code = ''),(select t.id from kick_aux_types t where t.code = 'T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llenamento ti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11];[exercises.$B$4:.$C$29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Allenamento tipo')" calcext:value-type="string">
            <text:p>(select t.id from trainings t where t.title = 'Allenamento tipo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8,1,200,0,0,0,0,0,0,(select t.id from trainings t where t.title = 'Allenamento tip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200,0,0,0,0,0,0,(select t.id from trainings t where t.title = 'Allenamento tip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llenamento se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1PIAC</text:p>
          </table:table-cell>
          <table:table-cell table:formula="of:=VLOOKUP([.F12];[exercises.$B$4:.$C$29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Allenamento sega')" calcext:value-type="string">
            <text:p>(select t.id from trainings t where t.title = 'Allenamento seg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1,1,1500,0,0,0,0,0,0,(select t.id from trainings t where t.title = 'Allenamento sega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1,1,1500,0,0,0,0,0,0,(select t.id from trainings t where t.title = 'Allenamento sega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erobico ti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3];[exercises.$B$4:.$C$29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1,1,300,0,0,0,0,0,0,(select t.id from trainings t where t.title = 'Aerobico tip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,1,300,0,0,0,0,0,0,(select t.id from trainings t where t.title = 'Aerobico tip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erobico tip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14];[exercises.$B$4:.$C$29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2,4,50,60,0,0,0,0,0,(select t.id from trainings t where t.title = 'Aerobico tipo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2,4,50,60,0,0,0,0,0,(select t.id from trainings t where t.title = 'Aerobico tipo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erobico tip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5];[exercises.$B$4:.$C$29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3,2,50,60,0,0,0,0,0,(select t.id from trainings t where t.title = 'Aerobico tip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3,2,50,60,0,0,0,0,0,(select t.id from trainings t where t.title = 'Aerobico tip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erobico tip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6];[exercises.$B$4:.$C$29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4,2,50,0,0,0,0,0,0,(select t.id from trainings t where t.title = 'Aerobico tip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4,2,50,0,0,0,0,0,0,(select t.id from trainings t where t.title = 'Aerobico tip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erobico tip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17];[exercises.$B$4:.$C$29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5,4,50,60,0,0,0,0,0,(select t.id from trainings t where t.title = 'Aerobico tipo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5,4,50,60,0,0,0,0,0,(select t.id from trainings t where t.title = 'Aerobico tipo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erobico tip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8];[exercises.$B$4:.$C$29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INDIRECT(ADDRESS(ROW([.A18])+1;1))&gt;0;&quot;,&quot;;&quot;;&quot;)" office:value-type="string" office:string-value="(15,6,1,200,210,0,1,5,0,0,(select t.id from trainings t where t.title = 'Aerobico tip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6,1,200,210,0,1,5,0,0,(select t.id from trainings t where t.title = 'Aerobico tip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erobico tip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9];[exercises.$B$4:.$C$29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INDIRECT(ADDRESS(ROW([.A19])+1;1))&gt;0;&quot;,&quot;;&quot;;&quot;)" office:value-type="string" office:string-value="(16,7,1,200,195,0,1,5,0,0,(select t.id from trainings t where t.title = 'Aerobico tip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7,1,200,195,0,1,5,0,0,(select t.id from trainings t where t.title = 'Aerobico tip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erobico ti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20];[exercises.$B$4:.$C$29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]&amp;&quot;')&quot;" office:value-type="string" office:string-value="(select t.id from trainings t where t.title = 'Aerobico tipo')" calcext:value-type="string">
            <text:p>(select t.id from trainings t where t.title = 'Aerobico tipo')</text:p>
          </table:table-cell>
          <table:table-cell table:formula="of:=&quot;(select t.id from &quot;&amp;[.F$2]&amp;&quot; t where t.&quot;&amp;[.F$3]&amp;&quot; = '&quot;&amp;[.F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INDIRECT(ADDRESS(ROW([.A20])+1;1))&gt;0;&quot;,&quot;;&quot;;&quot;)" office:value-type="string" office:string-value="(17,8,1,200,0,0,0,0,0,0,(select t.id from trainings t where t.title = 'Aerobico tip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7,8,1,200,0,0,0,0,0,0,(select t.id from trainings t where t.title = 'Aerobico tip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3"/>
          <table:table-cell table:style-name="ce295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295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12">
          <table:table-cell table:number-columns-repeated="3"/>
          <table:table-cell table:style-name="ce295" table:number-columns-repeated="2"/>
          <table:table-cell table:number-columns-repeated="1019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81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8:12:31.17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5M10S</meta:editing-duration>
    <meta:editing-cycles>229</meta:editing-cycles>
    <meta:generator>LibreOffice/4.2.6.3$Windows_x86 LibreOffice_project/3fd416d4c6db7d3204c17ce57a1d70f6e531ee21</meta:generator>
    <dc:date>2014-09-04T18:26:12.548000000</dc:date>
    <dc:creator>Marco Ligabue</dc:creator>
    <meta:document-statistic meta:table-count="5" meta:cell-count="10956" meta:object-count="0"/>
    <meta:user-defined meta:name="Info 1"/>
    <meta:user-defined meta:name="Info 2"/>
    <meta:user-defined meta:name="Info 3"/>
    <meta:user-defined meta:name="Info 4"/>
  </office:meta>
</office:document-meta>
</file>